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7.742cm"/>
    </style:style>
    <style:style style:name="co6" style:family="table-column">
      <style:table-column-properties fo:break-before="auto" style:column-width="6.077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08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041cm"/>
    </style:style>
    <style:style style:name="co13" style:family="table-column">
      <style:table-column-properties fo:break-before="auto" style:column-width="0.965cm"/>
    </style:style>
    <style:style style:name="co14" style:family="table-column">
      <style:table-column-properties fo:break-before="auto" style:column-width="2.076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1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30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a1a1a" loext:opacity="100%" style:text-outline="false" style:text-line-through-style="none" style:text-line-through-type="none" style:text-position="0% 100%" fo:font-family="Cantarell" style:font-pitch="variable" fo:font-size="6.4000000953674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zxx" style:country-asian="none" style:font-style-asian="normal" style:font-weight-asian="normal" style:font-family-complex="Cantarell" style:font-pitch-complex="variable" style:font-size-complex="6.4000000953674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position="super 58%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eight (kg)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(cm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o Raise (s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0654" calcext:value-type="float">
            <text:p>0.06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3" table:number-columns-repeated="8"/>
          <table:table-cell table:style-name="ce1" office:value-type="string" calcext:value-type="string">
            <text:p>Rapid 37-0142</text:p>
          </table:table-cell>
          <table:table-cell table:style-name="ce3"/>
          <table:table-cell table:style-name="ce1" office:value-type="string" calcext:value-type="string">
            <text:p>JGY-370-320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Output Power (W)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 (mA)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ular Speed (rpm)</text:p>
          </table:table-cell>
          <table:table-cell/>
          <table:table-cell table:formula="of:=6000 * (100 / 150) * [.C13]"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5200" calcext:value-type="float">
            <text:p>52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rque (g.cm)</text:p>
          </table:table-cell>
          <table:table-cell/>
          <table:table-cell table:formula="of:=600 / [.$C$20]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table:style-name="ce4" office:value-type="percentage" office:value="0.519" calcext:value-type="percentage">
            <text:p>51.90%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put Power (W)</text:p>
          </table:table-cell>
          <table:table-cell/>
          <table:table-cell table:style-name="ce2" table:formula="of:=[.C9] / [.C13]" office:value-type="float" office:value="1.1" calcext:value-type="float">
            <text:p>1.1</text:p>
          </table:table-cell>
          <table:table-cell/>
          <table:table-cell table:style-name="ce2" office:value-type="string" calcext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2 * PI() * [.C11] / 60" office:value-type="float" office:value="125.663706143592" calcext:value-type="float">
            <text:p>125.663706143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(Nm)</text:p>
          </table:table-cell>
          <table:table-cell/>
          <table:table-cell table:style-name="ce2" table:formula="of:=0.0000980665003 * [.C12]" office:value-type="float" office:value="0.0014709975045" calcext:value-type="float">
            <text:p>0.00147099750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orm Gear Reduction (1:N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 / Pulley Diameter (mm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0.5kg Weight on Pulley (Nm)" calcext:value-type="string">
            <text:p>Torque of 0.5kg Weight on Pulley (Nm)</text:p>
          </table:table-cell>
          <table:table-cell/>
          <table:table-cell table:style-name="ce2" table:formula="of:=([.C2] * 9.81) * (0.5 * [.C21] / 1000)" office:value-type="float" office:value="0.04905" calcext:value-type="float">
            <text:p>0.04905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ular Speed (rpm)</text:p>
          </table:table-cell>
          <table:table-cell/>
          <table:table-cell table:style-name="ce2" table:formula="of:=[.C11] / [.C20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[.C16] / [.C20]" office:value-type="float" office:value="3.14159265358979" calcext:value-type="float">
            <text:p>3.1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at Worm Gear (Nm)</text:p>
          </table:table-cell>
          <table:table-cell/>
          <table:table-cell table:style-name="ce2" table:formula="of:=[.C17] * [.C20]" office:value-type="float" office:value="0.05883990018" calcext:value-type="float">
            <text:p>0.05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Force (N)</text:p>
          </table:table-cell>
          <table:table-cell/>
          <table:table-cell table:style-name="ce2" table:formula="of:=[.C25] / (0.5 * [.C21] / 1000)" office:value-type="float" office:value="5.883990018" calcext:value-type="float">
            <text:p>5.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Weight (kg)</text:p>
          </table:table-cell>
          <table:table-cell/>
          <table:table-cell table:style-name="ce2" table:formula="of:=[.C26] / 9.81" office:value-type="float" office:value="0.599795108868501" calcext:value-type="float">
            <text:p>0.599795108868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Speed (mm/s)</text:p>
          </table:table-cell>
          <table:table-cell/>
          <table:table-cell table:style-name="ce2" table:formula="of:=PI() * [.C21] * [.C23] / 60" office:value-type="float" office:value="31.4159265358979" calcext:value-type="float">
            <text:p>31.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 to Raise (s)</text:p>
          </table:table-cell>
          <table:table-cell/>
          <table:table-cell table:style-name="ce2" table:formula="of:=[.C3] / (0.1 * [.C28])" office:value-type="float" office:value="12.7323954473516" calcext:value-type="float">
            <text:p>12.7323954473516</text:p>
          </table:table-cell>
          <table:table-cell table:number-columns-repeated="1021"/>
        </table:table-row>
      </table:table>
      <table:table table:name="Power Consumptio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1">
          <table:table-cell table:style-name="ce6" office:value-type="string" calcext:value-type="string">
            <text:p>Capacitor Leakage – 10uF 1206 (uA)</text:p>
          </table:table-cell>
          <table:table-cell table:style-name="ce6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Capacitor Leakage – 2.2uF 0805 (uA)</text:p>
          </table:table-cell>
          <table:table-cell table:style-name="ce6" office:value-type="float" office:value="0.22" calcext:value-type="float">
            <text:p>0.2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6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Capacitor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Reverse Polarity Protection</text:p>
          </table:table-cell>
          <table:table-cell table:style-name="ce6" table:formula="of:=10 + 1.1" office:value-type="float" office:value="11.1" calcext:value-type="float">
            <text:p>11.1</text:p>
          </table:table-cell>
          <table:table-cell table:style-name="ce10"/>
          <table:table-cell table:style-name="ce7" office:value-type="string" calcext:value-type="string">
            <text:p>At 4.2V and 97% of 430k, plus 1.1uA FET leakage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/>
          <table:table-cell table:style-name="ce7" table:formula="of:=SUM([.B7:.B8])" office:value-type="float" office:value="11.42" calcext:value-type="float">
            <text:p>11.4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6"/>
          <table:table-cell table:style-name="ce7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Battery Charger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OUT Leakage</text:p>
          </table:table-cell>
          <table:table-cell table:style-name="ce6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TS Low Bias</text:p>
          </table:table-cell>
          <table:table-cell table:style-name="ce6" office:value-type="float" office:value="34" calcext:value-type="float">
            <text:p>34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/CHG and /PG Leakage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/PG Pullup Current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office:value-type="string" calcext:value-type="string">
            <text:p>At 4.2V and 97% of 430k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ISET Low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ISET2 High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PRETERM Bias</text:p>
          </table:table-cell>
          <table:table-cell table:style-name="ce6" office:value-type="float" office:value="82" calcext:value-type="float">
            <text:p>8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Output Bypass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/>
          <table:table-cell/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1">
          <table:table-cell table:style-name="ce6"/>
          <table:table-cell table:style-name="ce7" table:formula="of:=SUM([.B13:.B20])" office:value-type="float" office:value="152.32" calcext:value-type="float">
            <text:p>152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7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Charge Pump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1">
          <table:table-cell office:value-type="string" calcext:value-type="string">
            <text:p>Quiesc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 Leakages</text:p>
          </table:table-cell>
          <table:table-cell table:formula="of:=7 * 1" office:value-type="float" office:value="7" calcext:value-type="float">
            <text:p>7</text:p>
          </table:table-cell>
          <table:table-cell/>
          <table:table-cell office:value-type="string" calcext:value-type="string">
            <text:p>Estimated at 1uA per 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OTOR EN and F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ET leakage of 20uA gate + 20uA dr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Bypass – 1x 10uF</text:p>
          </table:table-cell>
          <table:table-cell table:formula="of:=1 *[.$B$2]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25:.B28])" office:value-type="float" office:value="49.32" calcext:value-type="float">
            <text:p>49.3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Charge Pump (En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1">
          <table:table-cell table:style-name="ce6" office:value-type="string" calcext:value-type="string">
            <text:p>Assumed Efficiency</text:p>
          </table:table-cell>
          <table:table-cell table:style-name="ce9" office:value-type="percentage" office:value="0.45" calcext:value-type="percentage">
            <text:p>45.00%</text:p>
          </table:table-cell>
          <table:table-cell table:style-name="ce10" table:number-columns-repeated="9"/>
          <table:table-cell/>
          <table:table-cell table:style-name="ce10"/>
          <table:table-cell table:style-name="ce9"/>
          <table:table-cell table:style-name="ce10" table:number-columns-repeated="1010"/>
        </table:table-row>
        <table:table-row table:style-name="ro1">
          <table:table-cell table:style-name="ce6"/>
          <table:table-cell table:style-name="ce9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1">
          <table:table-cell office:value-type="string" calcext:value-type="string">
            <text:p>Quiescen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divid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t 4.2V and 97% of 147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OTOR EN and FET</text:p>
          </table:table-cell>
          <table:table-cell table:formula="of:=43.3 + 40" office:value-type="float" office:value="83.3" calcext:value-type="float">
            <text:p>83.3</text:p>
          </table:table-cell>
          <table:table-cell/>
          <table:table-cell office:value-type="string" calcext:value-type="string">
            <text:p>At 4.2V and 97% of 100k, plus 40uA FET leak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Bypass – 2x 10uF</text:p>
          </table:table-cell>
          <table:table-cell table:formula="of:=2 * [.$B$2]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Bypass – 3x 2.2uF</text:p>
          </table:table-cell>
          <table:table-cell table:formula="of:=3 * [.$B$3]" office:value-type="float" office:value="0.66" calcext:value-type="float">
            <text:p>0.6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35:.B39])" office:value-type="float" office:value="234.6" calcext:value-type="float">
            <text:p>234.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IC VDD Controller (FPF1320 Multiplexer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1">
          <table:table-cell table:style-name="ce6" office:value-type="string" calcext:value-type="string">
            <text:p>VINA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1">
          <table:table-cell table:style-name="ce6" office:value-type="string" calcext:value-type="string">
            <text:p>VINB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1">
          <table:table-cell table:style-name="ce6" office:value-type="string" calcext:value-type="string">
            <text:p>Out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1">
          <table:table-cell office:value-type="string" calcext:value-type="string">
            <text:p>Quiesc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N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EL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1">
          <table:table-cell/>
          <table:table-cell table:style-name="ce2" table:formula="of:=SUM([.B44:.B49])" office:value-type="float" office:value="25.36" calcext:value-type="float">
            <text:p>25.3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IC (Asleep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1">
          <table:table-cell table:style-name="ce7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1">
          <table:table-cell office:value-type="string" calcext:value-type="string">
            <text:p>Quiesc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tasheet parameter – for 3V (only one given); using +125C figures to give margin for VDD &gt; 3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stal Oscillato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al Voltage Refer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/O leakage (24 pins)</text:p>
          </table:table-cell>
          <table:table-cell table:formula="of:=24 * 0.125" office:value-type="float" office:value="3" calcext:value-type="float">
            <text:p>3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LR leakag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Bypass – 3x 2.2uF</text:p>
          </table:table-cell>
          <table:table-cell table:formula="of:=2 * [.$B$3]" office:value-type="float" office:value="0.44" calcext:value-type="float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IC Input Protection Diode leakage – 3x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CD Backlight MOSFET leakage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CD Contrast 2.2uF Capacitor leakage</text:p>
          </table:table-cell>
          <table:table-cell table:formula="of:=[.$B$3]" office:value-type="float" office:value="0.22" calcext:value-type="float">
            <text:p>0.2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54:.B66])" office:value-type="float" office:value="40.86" calcext:value-type="float">
            <text:p>40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IC (Awake – HFINTOSC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5" office:value-type="string" calcext:value-type="string">
            <text:p>PIC (Asleep)</text:p>
          </table:table-cell>
          <table:table-cell table:formula="of:=[.B67]" office:value-type="float" office:value="40.86" calcext:value-type="float">
            <text:p>40.8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HFINTOSC 32MHz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71:.B72])" office:value-type="float" office:value="3740.86" calcext:value-type="float">
            <text:p>3740.86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/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 calcext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1">
          <table:table-cell office:value-type="string" calcext:value-type="string">
            <text:p>PIC (Awake – HFINTOSC)</text:p>
          </table:table-cell>
          <table:table-cell table:formula="of:=[.B73]" office:value-type="float" office:value="3740.86" calcext:value-type="float">
            <text:p>3740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 / VREF / Comparator</text:p>
          </table:table-cell>
          <table:table-cell table:formula="of:=290 + 75 + 98" office:value-type="float" office:value="463" calcext:value-type="float">
            <text:p>463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dge Factor !!!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77:.B79])" office:value-type="float" office:value="14203.86" calcext:value-type="float">
            <text:p>14203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Motor Driver (Dis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Quiesce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84:.B85])" office:value-type="float" office:value="16.22" calcext:value-type="float">
            <text:p>16.2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1" office:value-type="string" calcext:value-type="string">
            <text:p>Motor Driver (En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22" office:value-type="string" calcext:value-type="string">
            <text:p>Motor Driver (Enabled)</text:p>
          </table:table-cell>
          <table:table-cell table:formula="of:=671 + [.B86] - [.B84]" office:value-type="float" office:value="671.22" calcext:value-type="float">
            <text:p>671.22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or H-Bridge leakag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or H-Bridge Reservoir leakage</text:p>
          </table:table-cell>
          <table:table-cell table:style-name="ce11" table:formula="of:=2 * [.$B$2] + 2 * [.$B$3]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ense Quiescent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Sense Input Bias Curr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Sense Input Current (VCM &gt; 3V)</text:p>
          </table:table-cell>
          <table:table-cell table:formula="of:=2*25" office:value-type="float" office:value="50" calcext:value-type="float">
            <text:p>50</text:p>
          </table:table-cell>
          <table:table-cell/>
          <table:table-cell office:value-type="string" calcext:value-type="string">
            <text:p>Datasheet parameter – not clear whether this is included in the quiescent current or 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Sense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90:.B96])" office:value-type="float" office:value="866.02" calcext:value-type="float">
            <text:p>866.02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Motor Event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Motor On, No Load</text:p>
          </table:table-cell>
          <table:table-cell table:style-name="ce5" office:value-type="float" office:value="250" calcext:value-type="float">
            <text:p>250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About 160mA – 240mA measured, one unit at room temperature (1lb weight, +3.7V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On, Load</text:p>
          </table:table-cell>
          <table:table-cell table:style-name="ce5" office:value-type="float" office:value="700" calcext:value-type="float">
            <text:p>700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About 600-720mA measured, one unit at room temperature (1lb weight, +3.7V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or On, Stall</text:p>
          </table:table-cell>
          <table:table-cell table:style-name="ce5" office:value-type="float" office:value="1800" calcext:value-type="float">
            <text:p>18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tate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Low Power State (Default)</text:p>
          </table:table-cell>
          <table:table-cell table:style-name="ce2" table:formula="of:=[.B9] + [.B21] + [.B29] + [.B50] + [.B67] + [.B86]" office:value-type="float" office:value="295.5" calcext:value-type="float">
            <text:p>295.5</text:p>
          </table:table-cell>
          <table:table-cell/>
          <table:table-cell office:value-type="string" calcext:value-type="string">
            <text:p>Charge Pump Disabled, PIC VDD Multiplexer, PIC Asleep, Not Charging</text:p>
          </table:table-cell>
          <table:table-cell table:number-columns-repeated="9"/>
          <table:table-cell table:style-name="ce5" office:value-type="string" calcext:value-type="string">
            <text:p>About 75uA measured, one unit at room temperature (+3.7V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IC Periodic Awakening</text:p>
          </table:table-cell>
          <table:table-cell table:style-name="ce12" table:formula="of:=[.B9] + [.B21] + [.B29] + [.B50] + [.B73] + [.B86]" office:value-type="float" office:value="3995.5" calcext:value-type="float">
            <text:p>3995.5</text:p>
          </table:table-cell>
          <table:table-cell/>
          <table:table-cell office:value-type="string" calcext:value-type="string">
            <text:p>Charge Pump Disabled, PIC VDD Multiplexer, PIC Awake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Motor Running at No Load</text:p>
          </table:table-cell>
          <table:table-cell table:style-name="ce12" table:formula="of:=[.B9] + [.B21] + [.B40] + [.B50] + [.B80] / [.B32] + [.B97] + [.B101] * 1000" office:value-type="float" office:value="282853.853333333" calcext:value-type="float">
            <text:p>282853.853333333</text:p>
          </table:table-cell>
          <table:table-cell/>
          <table:table-cell office:value-type="string" calcext:value-type="string">
            <text:p>Charge Pump Enabled, PIC VDD Multiplexer, PIC Working Hard (from Charge Pump VDD), Motor with No Load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Motor Running at Load</text:p>
          </table:table-cell>
          <table:table-cell table:style-name="ce12" table:formula="of:=[.B109] - ([.B101] * 1000) + ([.B102] * 1000)" office:value-type="float" office:value="732853.853333333" calcext:value-type="float">
            <text:p>732853.853333333</text:p>
          </table:table-cell>
          <table:table-cell/>
          <table:table-cell office:value-type="string" calcext:value-type="string">
            <text:p>Same as Motor with No Load but with adjustment for Load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er Day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1">
          <table:table-cell/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econds</text:p>
          </table:table-cell>
          <table:table-cell office:value-type="string" calcext:value-type="string">
            <text:p>Q</text:p>
          </table:table-cell>
          <table:table-cell table:number-columns-repeated="9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 table:formula="of:=[.A107]" office:value-type="string" office:string-value="Low Power State (Default)" calcext:value-type="string">
            <text:p>Low Power State (Default)</text:p>
          </table:table-cell>
          <table:table-cell table:style-name="ce2" table:formula="of:=[.B107] / 1000" office:value-type="float" office:value="0.2955" calcext:value-type="float">
            <text:p>0.2955</text:p>
          </table:table-cell>
          <table:table-cell table:style-name="ce2" table:formula="of:=3600 * 24 - SUM([.C115:.C124])" office:value-type="float" office:value="86226" calcext:value-type="float">
            <text:p>86226</text:p>
          </table:table-cell>
          <table:table-cell table:formula="of:=[.B114] * ([.C114] / 3600)" office:value-type="float" office:value="7.0777175" calcext:value-type="float">
            <text:p>7.0777175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Oscillator Overflow Wakeup</text:p>
          </table:table-cell>
          <table:table-cell table:style-name="ce2" table:formula="of:=[.B108] / 1000" office:value-type="float" office:value="3.9955" calcext:value-type="float">
            <text:p>3.9955</text:p>
          </table:table-cell>
          <table:table-cell table:formula="of:=0.1 * (24 * 3600 / (1 * 60))" office:value-type="float" office:value="144" calcext:value-type="float">
            <text:p>144</text:p>
          </table:table-cell>
          <table:table-cell table:formula="of:=[.B115] * ([.C115] / 3600)" office:value-type="float" office:value="0.15982" calcext:value-type="float">
            <text:p>0.15982</text:p>
          </table:table-cell>
          <table:table-cell/>
          <table:table-cell table:style-name="ce2" office:value-type="string" calcext:value-type="string">
            <text:p>Average 100ms awake time every 1 minutes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Motor Running at Load</text:p>
          </table:table-cell>
          <table:table-cell table:style-name="ce2" table:formula="of:=[.B110] / 1000" office:value-type="float" office:value="732.853853333333" calcext:value-type="float">
            <text:p>732.853853333333</text:p>
          </table:table-cell>
          <table:table-cell office:value-type="float" office:value="15" calcext:value-type="float">
            <text:p>15</text:p>
          </table:table-cell>
          <table:table-cell table:formula="of:=[.B116] * ([.C116] / 3600)" office:value-type="float" office:value="3.05355772222222" calcext:value-type="float">
            <text:p>3.05355772222222</text:p>
          </table:table-cell>
          <table:table-cell/>
          <table:table-cell table:style-name="ce2" office:value-type="string" calcext:value-type="string">
            <text:p>Once per day, 15 seconds for door raising 1lb 440mm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office:value-type="string" calcext:value-type="string">
            <text:p>Motor Running at No Load</text:p>
          </table:table-cell>
          <table:table-cell table:style-name="ce2" table:formula="of:=[.B109] / 1000" office:value-type="float" office:value="282.853853333333" calcext:value-type="float">
            <text:p>282.853853333333</text:p>
          </table:table-cell>
          <table:table-cell office:value-type="float" office:value="15" calcext:value-type="float">
            <text:p>15</text:p>
          </table:table-cell>
          <table:table-cell table:formula="of:=[.B117] * ([.C117] / 3600)" office:value-type="float" office:value="1.17855772222222" calcext:value-type="float">
            <text:p>1.17855772222222</text:p>
          </table:table-cell>
          <table:table-cell/>
          <table:table-cell table:style-name="ce2" office:value-type="string" calcext:value-type="string">
            <text:p>Once per day, 15 seconds for door lowering 1lb 440mm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[.B118] * ([.C118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[.B119] * ([.C119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[.B120] * ([.C120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[.B121] * ([.C121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[.B122] * ([.C122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[.B123] * ([.C123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2"/>
          <table:table-cell/>
          <table:table-cell table:formula="of:=[.B124] * ([.C124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Battery Capacity (mAh)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Estimated Life (days)</text:p>
          </table:table-cell>
          <table:table-cell table:style-name="ce2" table:formula="of:= [.B125] / SUM([.D114:.D124])" office:value-type="float" office:value="174.37319243114" calcext:value-type="float">
            <text:p>174.37319243114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Estimated Life (years)</text:p>
          </table:table-cell>
          <table:table-cell table:style-name="ce2" table:formula="of:=[.B126] / 365.25" office:value-type="float" office:value="0.477407782152333" calcext:value-type="float">
            <text:p>0.477407782152333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 calcext:value-type="string">
            <text:p>GRM31CR71C106KA12L</text:p>
          </table:table-cell>
          <table:table-cell table:style-name="ce10"/>
          <table:table-cell table:style-name="ce10" office:value-type="string" calcext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 calcext:value-type="string">
            <text:p>Nominal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Nominal Adjusted for DC Bias</text:p>
          </table:table-cell>
          <table:table-cell office:value-type="float" office:value="1.78" calcext:value-type="float">
            <text:p>1.78</text:p>
          </table:table-cell>
          <table:table-cell/>
          <table:table-cell table:style-name="ce2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2" office:value-type="string" calcext:value-type="string">
            <text:p>X7R is +/- 15%</text:p>
          </table:table-cell>
          <table:table-cell table:number-columns-repeated="7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9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Min Initial Capacitance</text:p>
          </table:table-cell>
          <table:table-cell table:formula="of:=[.B4] * (1 - [.B5])" office:value-type="float" office:value="1.602" calcext:value-type="float">
            <text:p>1.602</text:p>
          </table:table-cell>
          <table:table-cell table:number-columns-repeated="9"/>
          <table:table-cell office:value-type="float" office:value="8.55" calcext:value-type="float">
            <text:p>8.55</text:p>
          </table:table-cell>
          <table:table-cell/>
          <table:table-cell office:value-type="float" office:value="1.602" calcext:value-type="float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Initial Capacitance</text:p>
          </table:table-cell>
          <table:table-cell table:formula="of:=[.B4] * (1 + [.B6])" office:value-type="float" office:value="1.958" calcext:value-type="float">
            <text:p>1.958</text:p>
          </table:table-cell>
          <table:table-cell table:number-columns-repeated="9"/>
          <table:table-cell office:value-type="float" office:value="10.45" calcext:value-type="float">
            <text:p>10.45</text:p>
          </table:table-cell>
          <table:table-cell/>
          <table:table-cell office:value-type="float" office:value="1.958" calcext:value-type="float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n Capacitance</text:p>
          </table:table-cell>
          <table:table-cell table:formula="of:=[.B10] - ([.B4] * [.B7])" office:value-type="float" office:value="1.335" calcext:value-type="float">
            <text:p>1.335</text:p>
          </table:table-cell>
          <table:table-cell table:number-columns-repeated="9"/>
          <table:table-cell office:value-type="float" office:value="7.125" calcext:value-type="float">
            <text:p>7.125</text:p>
          </table:table-cell>
          <table:table-cell/>
          <table:table-cell office:value-type="float" office:value="1.335" calcext:value-type="float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Capacitance</text:p>
          </table:table-cell>
          <table:table-cell table:style-name="ce11" table:formula="of:=[.B11] + ([.B4] * [.B8])" office:value-type="float" office:value="2.225" calcext:value-type="float">
            <text:p>2.225</text:p>
          </table:table-cell>
          <table:table-cell table:number-columns-repeated="9"/>
          <table:table-cell office:value-type="float" office:value="11.875" calcext:value-type="float">
            <text:p>11.875</text:p>
          </table:table-cell>
          <table:table-cell/>
          <table:table-cell table:style-name="ce11" office:value-type="float" office:value="2.225" calcext:value-type="float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sulation Resistance (M-ohm)</text:p>
          </table:table-cell>
          <table:table-cell table:formula="of:=[.B16] / [.B17]" office:value-type="float" office:value="45.4545454545455" calcext:value-type="float">
            <text:p>45.454545454545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45.4545454545455" calcext:value-type="float">
            <text:p>45.45454545454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eakage Current (uA)</text:p>
          </table:table-cell>
          <table:table-cell table:formula="of:=[.B18] / [.B19]" office:value-type="float" office:value="0.22" calcext:value-type="float">
            <text:p>0.22</text:p>
          </table:table-cell>
          <table:table-cell table:number-columns-repeated="9"/>
          <table:table-cell office:value-type="float" office:value="0.32" calcext:value-type="float">
            <text:p>0.32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rush Curren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1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tal Capacitance (uF)</text:p>
          </table:table-cell>
          <table:table-cell table:style-name="ce2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2E-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ESR (mOhms)</text:p>
          </table:table-cell>
          <table:table-cell table:style-name="ce2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7E-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pacitance Formula Inrush (A)</text:p>
          </table:table-cell>
          <table:table-cell table:style-name="ce2" table:formula="of:=[.D28] * [.D31] / [.D32]" office:value-type="float" office:value="10000" calcext:value-type="float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SR Formula Inrush (A)</text:p>
          </table:table-cell>
          <table:table-cell table:style-name="ce2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rush Current (A)</text:p>
          </table:table-cell>
          <table:table-cell table:style-name="ce2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Tolerance (%)</text:p>
          </table:table-cell>
          <table:table-cell table:style-name="ce4" office:value-type="percentage" office:value="0.01" calcext:value-type="percentage">
            <text:p>1.00%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] / 1000000" office:value-type="float" office:value="0.0001" calcext:value-type="float">
            <text:p>0.000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 Temperature (degC)</text:p>
          </table:table-cell>
          <table:table-cell office:value-type="float" office:value="-20" calcext:value-type="float">
            <text:p>-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Temperature (degC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Temperature Delta (degC)</text:p>
          </table:table-cell>
          <table:table-cell table:formula="of:=[.B6] - [.B5]" office:value-type="float" office:value="-45" calcext:value-type="float">
            <text:p>-4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Temperature Delta (degC)</text:p>
          </table:table-cell>
          <table:table-cell table:formula="of:=[.B7] - [.B5]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Initial Resistance</text:p>
          </table:table-cell>
          <table:table-cell table:formula="of:=[.B2] * (1 - [.B3])" office:value-type="float" office:value="6732" calcext:value-type="float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Initial Resistance</text:p>
          </table:table-cell>
          <table:table-cell table:formula="of:=[.B2] * (1 + [.B3])" office:value-type="float" office:value="6868" calcext:value-type="float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 Resistance</text:p>
          </table:table-cell>
          <table:table-cell table:formula="of:=[.B12] * (1 + [.D4] * [.B9])" office:value-type="float" office:value="6701.706" calcext:value-type="float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Resistance</text:p>
          </table:table-cell>
          <table:table-cell table:style-name="ce11" table:formula="of:=[.B13] * (1 + [.D4] * [.B10])" office:value-type="float" office:value="6892.038" calcext:value-type="float">
            <text:p>6892.038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 calcext:value-type="string">
            <text:p>Number of Bits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2" office:value-type="string" calcext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Voltage Reference (V)</text:p>
          </table:table-cell>
          <table:table-cell table:style-name="ce10" table:formula="of:=3.3 * 0.97" office:value-type="float" office:value="3.201" calcext:value-type="float">
            <text:p>3.201</text:p>
          </table:table-cell>
          <table:table-cell table:style-name="ce10" table:formula="of:=3.3 * 1.07" office:value-type="float" office:value="3.531" calcext:value-type="float">
            <text:p>3.531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LSB (mV)</text:p>
          </table:table-cell>
          <table:table-cell table:style-name="ce7" table:formula="of:=1000 * [.B3] / POWER(2; [.B2])" office:value-type="float" office:value="3.1259765625" calcext:value-type="float">
            <text:p>3.1259765625</text:p>
          </table:table-cell>
          <table:table-cell table:style-name="ce7" table:formula="of:=1000 * [.C3] / POWER(2; [.B2])" office:value-type="float" office:value="3.4482421875" calcext:value-type="float">
            <text:p>3.448242187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Maximum SNR (dB)</text:p>
          </table:table-cell>
          <table:table-cell table:style-name="ce7" table:formula="of:=6.02 * [.B2] + 1.76" office:value-type="float" office:value="61.96" calcext:value-type="float">
            <text:p>61.96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Acquisition Tim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Temperature (degC)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 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 Temperature Coefficient (us/degC)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0] / 1000000" office:value-type="float" office:value="0.00000005" calcext:value-type="float">
            <text:p>5E-08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f LSB</text:p>
          </table:table-cell>
          <table:table-cell table:style-name="ce2" table:formula="of:=1 / (2 * POWER(2; [.B2]) - 1)" office:value-type="float" office:value="0.000488519785051295" calcext:value-type="float">
            <text:p>0.000488519785051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ernal Impedance (kOhm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 * 1000"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lifier Settling Time (u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 / 1000000" office:value-type="float" office:value="0.000002" calcext:value-type="float">
            <text:p>2E-06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ding Capacitor (p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] / 1000000000000" office:value-type="float" office:value="0.00000000001" calcext:value-type="float">
            <text:p>1E-1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onnect Resistance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 * 1000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pling Switch Resistance (kOhms)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7] * 1000" office:value-type="float" office:value="11000" calcext:value-type="float">
            <text:p>11000</text:p>
          </table:table-cell>
          <table:table-cell/>
          <table:table-cell table:style-name="ce2" office:value-type="string" calcext:value-type="string">
            <text:p>Datasheet parameter (depends on VDD; 7.5k for 4.V, 11k for 2.5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Hold Cap Charge Time (us)</text:p>
          </table:table-cell>
          <table:table-cell table:formula="of:=1000000 * [.D19]" office:value-type="float" office:value="1.06737828199258" calcext:value-type="float">
            <text:p>1.06737828199258</text:p>
          </table:table-cell>
          <table:table-cell/>
          <table:table-cell table:formula="of:=-[.D15] * ([.D16] + [.D17] + [.D13]) * LN([.B11])" office:value-type="float" office:value="0.00000106737828199258" calcext:value-type="float">
            <text:p>1.06737828199258E-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quisition Time (us)</text:p>
          </table:table-cell>
          <table:table-cell table:formula="of:=1000000 * [.D20]" office:value-type="float" office:value="4.31737828199258" calcext:value-type="float">
            <text:p>4.31737828199258</text:p>
          </table:table-cell>
          <table:table-cell/>
          <table:table-cell table:style-name="ce11" table:formula="of:=[.D14] + [.D19] + ([.B8] - [.B9]) * [.D10]" office:value-type="float" office:value="0.00000431737828199258" calcext:value-type="float">
            <text:p>4.31737828199258E-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ti-Aliasing</text:p>
          </table:table-cell>
          <table:table-cell table:style-name="ce3" table:number-columns-repeated="6"/>
          <table:table-cell table:style-name="ce1"/>
          <table:table-cell table:style-name="ce3" table:number-columns-repeated="1016"/>
        </table:table-row>
        <table:table-row table:style-name="ro1">
          <table:table-cell office:value-type="string" calcext:value-type="string">
            <text:p>Resistor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 * 1000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or (nF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4] / 1000000000" office:value-type="float" office:value="0.0000001" calcext:value-type="float">
            <text:p>1E-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-3dB Rolloff <text:span text:style-name="T3">(</text:span>Hz<text:span text:style-name="T3">)</text:span></text:p>
          </table:table-cell>
          <table:table-cell table:style-name="ce2" table:formula="of:=1 / (2 * PI() * [.D23]* [.D24])" office:value-type="float" office:value="1591.54943091895" calcext:value-type="float">
            <text:p>1591.549430918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ing Frequency (kHz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7] * 1000"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yquist Frequency (kHz)</text:p>
          </table:table-cell>
          <table:table-cell table:style-name="ce2" table:formula="of:=[.B27] / 2" office:value-type="float" office:value="25" calcext:value-type="float">
            <text:p>25</text:p>
          </table:table-cell>
          <table:table-cell/>
          <table:table-cell table:style-name="ce2" table:formula="of:=[.B28] * 10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23.9399632613883" calcext:value-type="float">
            <text:p>-23.939963261388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ied ENOB</text:p>
          </table:table-cell>
          <table:table-cell table:formula="of:=MIN(-[.B29] / 6.02; [.B2])" office:value-type="float" office:value="3.97673808328709" calcext:value-type="float">
            <text:p>3.976738083287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CONCATENATE(&quot;Attenuation @ &quot;; [.B28]; &quot;kHz from previous stage (dB)&quot;)" office:value-type="string" office:string-value="Attenuation @ 25kHz from previous stage (dB)" calcext:value-type="string">
            <text:p>Attenuation @ 25kHz from previous stage (dB)</text:p>
          </table:table-cell>
          <table:table-cell office:value-type="float" office:value="-45" calcext:value-type="float">
            <text:p>-45</text:p>
          </table:table-cell>
          <table:table-cell table:number-columns-repeated="6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Total attenuation at Nyquist Frequency (dB)</text:p>
          </table:table-cell>
          <table:table-cell table:formula="of:=[.B29] + [.B32]" office:value-type="float" office:value="-68.9399632613883" calcext:value-type="float">
            <text:p>-68.939963261388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OB with previous stage filtering</text:p>
          </table:table-cell>
          <table:table-cell table:style-name="ce11" table:formula="of:=MIN(-[.B33] / 6.02; [.B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gnore the above – just use something like <text:a xlink:href="http://sim.okawa-denshi.jp/en/CRCRtool.php" xlink:type="simple">http://sim.okawa-denshi.jp/en/CRCRtool.php</text:a> to get about -60dB within the bandwidth of choice (about 1kHz); there can even be aliased noise as long as it’s &lt; -60dB for less than the 1kHz bandwidth</text:p>
          </table:table-cell>
          <table:table-cell table:number-columns-repeated="1023"/>
        </table:table-row>
      </table:table>
      <table:table table:name="Current Sense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tor Current Sens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Min Resistor (mOhms)</text:p>
          </table:table-cell>
          <table:table-cell office:value-type="float" office:value="32.5" calcext:value-type="float">
            <text:p>32.5</text:p>
          </table:table-cell>
          <table:table-cell/>
          <table:table-cell table:formula="of:=[.B2] / 1000" office:value-type="float" office:value="0.0325" calcext:value-type="float">
            <text:p>0.0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Resistor (mOhms)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B3] / 1000" office:value-type="float" office:value="0.0335" calcext:value-type="float">
            <text:p>0.0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 Current (mA)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] / 1000"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Current (mA)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B5] / 1000" office:value-type="float" office:value="1.72" calcext:value-type="float">
            <text:p>1.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inimum VDD</text:p>
          </table:table-cell>
          <table:table-cell table:style-name="ce5" table:formula="of:=3.3 * 0.98 - 0.1" office:value-type="float" office:value="3.134" calcext:value-type="float">
            <text:p>3.134</text:p>
          </table:table-cell>
          <table:table-cell table:number-columns-repeated="2"/>
          <table:table-cell table:style-name="ce2" office:value-type="string" calcext:value-type="string">
            <text:p>Charge Pump minimum output minus 100mV for ripp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ain (V/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ain Error (%)</text:p>
          </table:table-cell>
          <table:table-cell table:style-name="ce4" table:formula="of:=1.5% + 60 * (10 / 1000000)" office:value-type="percentage" office:value="0.0156" calcext:value-type="percentage">
            <text:p>1.56%</text:p>
          </table:table-cell>
          <table:table-cell table:number-columns-repeated="2"/>
          <table:table-cell table:style-name="ce2" office:value-type="string" calcext:value-type="string">
            <text:p>Datasheet parameter (plus 60C worth of drif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Gain (V/V)</text:p>
          </table:table-cell>
          <table:table-cell table:style-name="ce13" table:formula="of:=[.B9] * (1 - [.B10])" office:value-type="float" office:value="49.22" calcext:value-type="float">
            <text:p>49.2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x Gain (V/V)</text:p>
          </table:table-cell>
          <table:table-cell table:style-name="ce13" table:formula="of:=[.B9] * (1 + [.B10])" office:value-type="float" office:value="50.78" calcext:value-type="float">
            <text:p>50.7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60mA (mV)" calcext:value-type="string">
            <text:p>Sense Voltage @ 60mA (mV)</text:p>
          </table:table-cell>
          <table:table-cell table:style-name="ce2" table:formula="of:=1000 * [.D4] * [.D2]" office:value-type="float" office:value="1.95" calcext:value-type="float">
            <text:p>1.95</text:p>
          </table:table-cell>
          <table:table-cell table:style-name="ce12" table:formula="of:=1000 * [.D4] * [.D3]" office:value-type="float" office:value="2.01" calcext:value-type="float">
            <text:p>2.01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4]; &quot;mA (mV)&quot;)" office:value-type="string" office:string-value="Output Voltage @ 60mA (mV)" calcext:value-type="string">
            <text:p>Output Voltage @ 60mA (mV)</text:p>
          </table:table-cell>
          <table:table-cell table:style-name="ce2" table:formula="of:=[.B14] * [.B11]" office:value-type="float" office:value="95.979" calcext:value-type="float">
            <text:p>95.979</text:p>
          </table:table-cell>
          <table:table-cell table:style-name="ce2" table:formula="of:=[.C14] * [.B12]" office:value-type="float" office:value="102.0678" calcext:value-type="float">
            <text:p>102.0678</text:p>
          </table:table-cell>
          <table:table-cell/>
          <table:table-cell table:style-name="ce2" office:value-type="string" calcext:value-type="string">
            <text:p>50mV represents the bottom of the buffer op-amp's swing with 10k load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1720mA (mV)" calcext:value-type="string">
            <text:p>Sense Voltage @ 1720mA (mV)</text:p>
          </table:table-cell>
          <table:table-cell table:style-name="ce2" table:formula="of:=1000 * [.D5] * [.D2]" office:value-type="float" office:value="55.9" calcext:value-type="float">
            <text:p>55.9</text:p>
          </table:table-cell>
          <table:table-cell table:style-name="ce2" table:formula="of:=1000 * [.D5] * [.D3]" office:value-type="float" office:value="57.62" calcext:value-type="float">
            <text:p>57.6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1720mA (mV)" calcext:value-type="string">
            <text:p>Output Voltage @ 1720mA (mV)</text:p>
          </table:table-cell>
          <table:table-cell table:style-name="ce2" table:formula="of:=[.B16] * [.B11]" office:value-type="float" office:value="2751.398" calcext:value-type="float">
            <text:p>2751.398</text:p>
          </table:table-cell>
          <table:table-cell table:style-name="ce2" table:formula="of:=[.C16] * [.B12]" office:value-type="float" office:value="2925.9436" calcext:value-type="float">
            <text:p>2925.9436</text:p>
          </table:table-cell>
          <table:table-cell/>
          <table:table-cell table:style-name="ce12" table:formula="of:=IF([.C17] &gt; [.B20]; CONCATENATE(&quot;Output is too high - needs to be below &quot;; [.B20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put Low Voltage (m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utput High Voltage (mV)</text:p>
          </table:table-cell>
          <table:table-cell table:style-name="ce12" table:formula="of:=1000 * ([.B7] - 0.2)" office:value-type="float" office:value="2934" calcext:value-type="float">
            <text:p>2934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ange per mA (mV)</text:p>
          </table:table-cell>
          <table:table-cell table:style-name="ce2" table:formula="of:=0.001 * [.D2] * [.B11] * 1000" office:value-type="float" office:value="1.59965" calcext:value-type="float">
            <text:p>1.59965</text:p>
          </table:table-cell>
          <table:table-cell table:style-name="ce12" table:formula="of:=0.001 * [.D3] * [.B12] * 1000" office:value-type="float" office:value="1.70113" calcext:value-type="float">
            <text:p>1.701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 calcext:value-type="string">
            <text:p>FVR Nominal (V)</text:p>
          </table:table-cell>
          <table:table-cell table:style-name="ce5" office:value-type="float" office:value="2.048" calcext:value-type="float">
            <text:p>2.048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VR Tolerance (%)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VR Output (V)</text:p>
          </table:table-cell>
          <table:table-cell table:style-name="ce2" table:formula="of:=[.B25] * (1 - [.B26])" office:value-type="float" office:value="1.96608" calcext:value-type="float">
            <text:p>1.96608</text:p>
          </table:table-cell>
          <table:table-cell table:style-name="ce2" table:formula="of:=[.B25] * (1 + [.B26])" office:value-type="float" office:value="2.12992" calcext:value-type="float">
            <text:p>2.1299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12"/>
          <table:table-cell table:number-columns-repeated="1022"/>
        </table:table-row>
        <table:table-row table:style-name="ro1">
          <table:table-cell table:style-name="ce5"/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5"/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rystal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SOSCI Pin Capacitance (pF)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CO Pin Capacitance (pF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 (pF)</text:p>
          </table:table-cell>
          <table:table-cell table:formula="of:=[.C4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 (pF)</text:p>
          </table:table-cell>
          <table:table-cell table:formula="of:=[.C5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 Strays (pF)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oad Capacitance (pF)</text:p>
          </table:table-cell>
          <table:table-cell table:style-name="ce2" table:formula="of:=([.B2] + [.B4]) * ([.B3] + [.B5]) / SUM([.B2:.B5]) + [.B6]" office:value-type="float" office:value="11.097602739726" calcext:value-type="float">
            <text:p>11.097602739726</text:p>
          </table:table-cell>
          <table:table-cell table:style-name="ce2" table:formula="of:=([.C2] + [.C4]) * ([.C3] + [.C5]) / SUM([.C2:.C5]) + [.C6]" office:value-type="float" office:value="12.5" calcext:value-type="float">
            <text:p>12.5</text:p>
          </table:table-cell>
          <table:table-cell table:style-name="ce2" table:formula="of:=([.D2] + [.D4]) * ([.D3] + [.D5]) / SUM([.D2:.D5]) + [.D6]" office:value-type="float" office:value="14.4905913978495" calcext:value-type="float">
            <text:p>14.4905913978495</text:p>
          </table:table-cell>
          <table:table-cell table:number-columns-repeated="1020"/>
        </table:table-row>
      </table:table>
      <table:table table:name="SunriseSunset" table:style-name="ta1" table:print="false">
        <table:table-column table:style-name="co8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ken from the description here: <text:a xlink:href="http://www.stargazing.net/kepler/sunrise.html" xlink:type="simple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1). Generate a sunrise / sunset table for desired location: <text:a xlink:href="http://aa.usno.navy.mil/data/docs/RS_OneYear.php" xlink:type="simple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3). Ensure that the year is correct (cell A21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titude (degrees)</text:p>
          </table:table-cell>
          <table:table-cell/>
          <table:table-cell table:style-name="ce2" office:value-type="float" office:value="51.509865" calcext:value-type="float">
            <text:p>51.5098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ngitude (degrees)</text:p>
          </table:table-cell>
          <table:table-cell/>
          <table:table-cell table:style-name="ce2" office:value-type="float" office:value="-0.118092" calcext:value-type="float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rise (HH)</text:p>
          </table:table-cell>
          <table:table-cell office:value-type="string" calcext:value-type="string">
            <text:p>Sunrise (MM)</text:p>
          </table:table-cell>
          <table:table-cell office:value-type="string" calcext:value-type="string">
            <text:p>Sunset (HH)</text:p>
          </table:table-cell>
          <table:table-cell office:value-type="string" calcext:value-type="string">
            <text:p>Sunset (MM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</text:p>
          </table:table-cell>
          <table:table-cell table:formula="of:=RIGHT(CONCATENATE(&quot;0000&quot;; [SunriseSunsetTable_txt.B$3]); 4)" office:value-type="string" office:string-value="0806" calcext:value-type="string">
            <text:p>0806</text:p>
          </table:table-cell>
          <table:table-cell table:formula="of:=RIGHT(CONCATENATE(&quot;0000&quot;; [SunriseSunsetTable_txt.C$3]); 4)" office:value-type="string" office:string-value="1602" calcext:value-type="string">
            <text:p>1602</text:p>
          </table:table-cell>
          <table:table-cell/>
          <table:table-cell table:formula="of:=LEFT([.$B22]; 2)" office:value-type="string" office:string-value="08" calcext:value-type="string">
            <text:p>08</text:p>
          </table:table-cell>
          <table:table-cell table:formula="of:=RIGHT([.$B22]; 2)" office:value-type="string" office:string-value="06" calcext:value-type="string">
            <text:p>06</text:p>
          </table:table-cell>
          <table:table-cell table:formula="of:=LEFT([.$C22]; 2)" office:value-type="string" office:string-value="16" calcext:value-type="string">
            <text:p>16</text:p>
          </table:table-cell>
          <table:table-cell table:formula="of:=RIGHT([.$C22]; 2)" office:value-type="string" office:string-value="02" calcext:value-type="string">
            <text:p>02</text:p>
          </table:table-cell>
          <table:table-cell/>
          <table:table-cell table:formula="of:=([.$E22] + [.$F22] / 60) / 24" office:value-type="float" office:value="0.3375" calcext:value-type="float">
            <text:p>0.3375</text:p>
          </table:table-cell>
          <table:table-cell table:formula="of:=([.$G22] + [.$H22] / 60) / 24" office:value-type="float" office:value="0.668055555555556" calcext:value-type="float">
            <text:p>0.66805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b</text:p>
          </table:table-cell>
          <table:table-cell table:formula="of:=RIGHT(CONCATENATE(&quot;0000&quot;; [SunriseSunsetTable_txt.D$3]); 4)" office:value-type="string" office:string-value="0740" calcext:value-type="string">
            <text:p>0740</text:p>
          </table:table-cell>
          <table:table-cell table:formula="of:=RIGHT(CONCATENATE(&quot;0000&quot;; [SunriseSunsetTable_txt.E$3]); 4)" office:value-type="string" office:string-value="1649" calcext:value-type="string">
            <text:p>1649</text:p>
          </table:table-cell>
          <table:table-cell/>
          <table:table-cell table:formula="of:=LEFT([.$B23]; 2)" office:value-type="string" office:string-value="07" calcext:value-type="string">
            <text:p>07</text:p>
          </table:table-cell>
          <table:table-cell table:formula="of:=RIGHT([.$B23]; 2)" office:value-type="string" office:string-value="40" calcext:value-type="string">
            <text:p>40</text:p>
          </table:table-cell>
          <table:table-cell table:formula="of:=LEFT([.$C23]; 2)" office:value-type="string" office:string-value="16" calcext:value-type="string">
            <text:p>16</text:p>
          </table:table-cell>
          <table:table-cell table:formula="of:=RIGHT([.$C23]; 2)" office:value-type="string" office:string-value="49" calcext:value-type="string">
            <text:p>49</text:p>
          </table:table-cell>
          <table:table-cell/>
          <table:table-cell table:formula="of:=([.$E23] + [.$F23] / 60) / 24" office:value-type="float" office:value="0.319444444444444" calcext:value-type="float">
            <text:p>0.319444444444444</text:p>
          </table:table-cell>
          <table:table-cell table:formula="of:=([.$G23] + [.$H23] / 60) / 24" office:value-type="float" office:value="0.700694444444444" calcext:value-type="float">
            <text:p>0.70069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</text:p>
          </table:table-cell>
          <table:table-cell table:formula="of:=RIGHT(CONCATENATE(&quot;0000&quot;; [SunriseSunsetTable_txt.F$3]); 4)" office:value-type="string" office:string-value="0645" calcext:value-type="string">
            <text:p>0645</text:p>
          </table:table-cell>
          <table:table-cell table:formula="of:=RIGHT(CONCATENATE(&quot;0000&quot;; [SunriseSunsetTable_txt.G$3]); 4)" office:value-type="string" office:string-value="1741" calcext:value-type="string">
            <text:p>1741</text:p>
          </table:table-cell>
          <table:table-cell/>
          <table:table-cell table:formula="of:=LEFT([.$B24]; 2)" office:value-type="string" office:string-value="06" calcext:value-type="string">
            <text:p>06</text:p>
          </table:table-cell>
          <table:table-cell table:formula="of:=RIGHT([.$B24]; 2)" office:value-type="string" office:string-value="45" calcext:value-type="string">
            <text:p>45</text:p>
          </table:table-cell>
          <table:table-cell table:formula="of:=LEFT([.$C24]; 2)" office:value-type="string" office:string-value="17" calcext:value-type="string">
            <text:p>17</text:p>
          </table:table-cell>
          <table:table-cell table:formula="of:=RIGHT([.$C24]; 2)" office:value-type="string" office:string-value="41" calcext:value-type="string">
            <text:p>41</text:p>
          </table:table-cell>
          <table:table-cell/>
          <table:table-cell table:formula="of:=([.$E24] + [.$F24] / 60) / 24" office:value-type="float" office:value="0.28125" calcext:value-type="float">
            <text:p>0.28125</text:p>
          </table:table-cell>
          <table:table-cell table:formula="of:=([.$G24] + [.$H24] / 60) / 24" office:value-type="float" office:value="0.736805555555556" calcext:value-type="float">
            <text:p>0.73680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</text:p>
          </table:table-cell>
          <table:table-cell table:formula="of:=RIGHT(CONCATENATE(&quot;0000&quot;; [SunriseSunsetTable_txt.H$3]); 4)" office:value-type="string" office:string-value="0535" calcext:value-type="string">
            <text:p>0535</text:p>
          </table:table-cell>
          <table:table-cell table:formula="of:=RIGHT(CONCATENATE(&quot;0000&quot;; [SunriseSunsetTable_txt.I$3]); 4)" office:value-type="string" office:string-value="1834" calcext:value-type="string">
            <text:p>1834</text:p>
          </table:table-cell>
          <table:table-cell/>
          <table:table-cell table:formula="of:=LEFT([.$B25]; 2)" office:value-type="string" office:string-value="05" calcext:value-type="string">
            <text:p>05</text:p>
          </table:table-cell>
          <table:table-cell table:formula="of:=RIGHT([.$B25]; 2)" office:value-type="string" office:string-value="35" calcext:value-type="string">
            <text:p>35</text:p>
          </table:table-cell>
          <table:table-cell table:formula="of:=LEFT([.$C25]; 2)" office:value-type="string" office:string-value="18" calcext:value-type="string">
            <text:p>18</text:p>
          </table:table-cell>
          <table:table-cell table:formula="of:=RIGHT([.$C25]; 2)" office:value-type="string" office:string-value="34" calcext:value-type="string">
            <text:p>34</text:p>
          </table:table-cell>
          <table:table-cell/>
          <table:table-cell table:formula="of:=([.$E25] + [.$F25] / 60) / 24" office:value-type="float" office:value="0.232638888888889" calcext:value-type="float">
            <text:p>0.232638888888889</text:p>
          </table:table-cell>
          <table:table-cell table:formula="of:=([.$G25] + [.$H25] / 60) / 24" office:value-type="float" office:value="0.773611111111111" calcext:value-type="float">
            <text:p>0.77361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</text:p>
          </table:table-cell>
          <table:table-cell table:formula="of:=RIGHT(CONCATENATE(&quot;0000&quot;; [SunriseSunsetTable_txt.J$3]); 4)" office:value-type="string" office:string-value="0432" calcext:value-type="string">
            <text:p>0432</text:p>
          </table:table-cell>
          <table:table-cell table:formula="of:=RIGHT(CONCATENATE(&quot;0000&quot;; [SunriseSunsetTable_txt.K$3]); 4)" office:value-type="string" office:string-value="1924" calcext:value-type="string">
            <text:p>1924</text:p>
          </table:table-cell>
          <table:table-cell/>
          <table:table-cell table:formula="of:=LEFT([.$B26]; 2)" office:value-type="string" office:string-value="04" calcext:value-type="string">
            <text:p>04</text:p>
          </table:table-cell>
          <table:table-cell table:formula="of:=RIGHT([.$B26]; 2)" office:value-type="string" office:string-value="32" calcext:value-type="string">
            <text:p>32</text:p>
          </table:table-cell>
          <table:table-cell table:formula="of:=LEFT([.$C26]; 2)" office:value-type="string" office:string-value="19" calcext:value-type="string">
            <text:p>19</text:p>
          </table:table-cell>
          <table:table-cell table:formula="of:=RIGHT([.$C26]; 2)" office:value-type="string" office:string-value="24" calcext:value-type="string">
            <text:p>24</text:p>
          </table:table-cell>
          <table:table-cell/>
          <table:table-cell table:formula="of:=([.$E26] + [.$F26] / 60) / 24" office:value-type="float" office:value="0.188888888888889" calcext:value-type="float">
            <text:p>0.188888888888889</text:p>
          </table:table-cell>
          <table:table-cell table:formula="of:=([.$G26] + [.$H26] / 60) / 24" office:value-type="float" office:value="0.808333333333333" calcext:value-type="float">
            <text:p>0.8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n</text:p>
          </table:table-cell>
          <table:table-cell table:formula="of:=RIGHT(CONCATENATE(&quot;0000&quot;; [SunriseSunsetTable_txt.L$3]); 4)" office:value-type="string" office:string-value="0349" calcext:value-type="string">
            <text:p>0349</text:p>
          </table:table-cell>
          <table:table-cell table:formula="of:=RIGHT(CONCATENATE(&quot;0000&quot;; [SunriseSunsetTable_txt.M$3]); 4)" office:value-type="string" office:string-value="2008" calcext:value-type="string">
            <text:p>2008</text:p>
          </table:table-cell>
          <table:table-cell/>
          <table:table-cell table:formula="of:=LEFT([.$B27]; 2)" office:value-type="string" office:string-value="03" calcext:value-type="string">
            <text:p>03</text:p>
          </table:table-cell>
          <table:table-cell table:formula="of:=RIGHT([.$B27]; 2)" office:value-type="string" office:string-value="49" calcext:value-type="string">
            <text:p>49</text:p>
          </table:table-cell>
          <table:table-cell table:formula="of:=LEFT([.$C27]; 2)" office:value-type="string" office:string-value="20" calcext:value-type="string">
            <text:p>20</text:p>
          </table:table-cell>
          <table:table-cell table:formula="of:=RIGHT([.$C27]; 2)" office:value-type="string" office:string-value="08" calcext:value-type="string">
            <text:p>08</text:p>
          </table:table-cell>
          <table:table-cell/>
          <table:table-cell table:formula="of:=([.$E27] + [.$F27] / 60) / 24" office:value-type="float" office:value="0.159027777777778" calcext:value-type="float">
            <text:p>0.159027777777778</text:p>
          </table:table-cell>
          <table:table-cell table:formula="of:=([.$G27] + [.$H27] / 60) / 24" office:value-type="float" office:value="0.838888888888889" calcext:value-type="float">
            <text:p>0.838888888888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</text:p>
          </table:table-cell>
          <table:table-cell table:formula="of:=RIGHT(CONCATENATE(&quot;0000&quot;; [SunriseSunsetTable_txt.N$3]); 4)" office:value-type="string" office:string-value="0348" calcext:value-type="string">
            <text:p>0348</text:p>
          </table:table-cell>
          <table:table-cell table:formula="of:=RIGHT(CONCATENATE(&quot;0000&quot;; [SunriseSunsetTable_txt.O$3]); 4)" office:value-type="string" office:string-value="2021" calcext:value-type="string">
            <text:p>2021</text:p>
          </table:table-cell>
          <table:table-cell/>
          <table:table-cell table:formula="of:=LEFT([.$B28]; 2)" office:value-type="string" office:string-value="03" calcext:value-type="string">
            <text:p>03</text:p>
          </table:table-cell>
          <table:table-cell table:formula="of:=RIGHT([.$B28]; 2)" office:value-type="string" office:string-value="48" calcext:value-type="string">
            <text:p>48</text:p>
          </table:table-cell>
          <table:table-cell table:formula="of:=LEFT([.$C28]; 2)" office:value-type="string" office:string-value="20" calcext:value-type="string">
            <text:p>20</text:p>
          </table:table-cell>
          <table:table-cell table:formula="of:=RIGHT([.$C28]; 2)" office:value-type="string" office:string-value="21" calcext:value-type="string">
            <text:p>21</text:p>
          </table:table-cell>
          <table:table-cell/>
          <table:table-cell table:formula="of:=([.$E28] + [.$F28] / 60) / 24" office:value-type="float" office:value="0.158333333333333" calcext:value-type="float">
            <text:p>0.158333333333333</text:p>
          </table:table-cell>
          <table:table-cell table:formula="of:=([.$G28] + [.$H28] / 60) / 24" office:value-type="float" office:value="0.847916666666667" calcext:value-type="float">
            <text:p>0.84791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g</text:p>
          </table:table-cell>
          <table:table-cell table:formula="of:=RIGHT(CONCATENATE(&quot;0000&quot;; [SunriseSunsetTable_txt.P$3]); 4)" office:value-type="string" office:string-value="0425" calcext:value-type="string">
            <text:p>0425</text:p>
          </table:table-cell>
          <table:table-cell table:formula="of:=RIGHT(CONCATENATE(&quot;0000&quot;; [SunriseSunsetTable_txt.Q$3]); 4)" office:value-type="string" office:string-value="1948" calcext:value-type="string">
            <text:p>1948</text:p>
          </table:table-cell>
          <table:table-cell/>
          <table:table-cell table:formula="of:=LEFT([.$B29]; 2)" office:value-type="string" office:string-value="04" calcext:value-type="string">
            <text:p>04</text:p>
          </table:table-cell>
          <table:table-cell table:formula="of:=RIGHT([.$B29]; 2)" office:value-type="string" office:string-value="25" calcext:value-type="string">
            <text:p>25</text:p>
          </table:table-cell>
          <table:table-cell table:formula="of:=LEFT([.$C29]; 2)" office:value-type="string" office:string-value="19" calcext:value-type="string">
            <text:p>19</text:p>
          </table:table-cell>
          <table:table-cell table:formula="of:=RIGHT([.$C29]; 2)" office:value-type="string" office:string-value="48" calcext:value-type="string">
            <text:p>48</text:p>
          </table:table-cell>
          <table:table-cell/>
          <table:table-cell table:formula="of:=([.$E29] + [.$F29] / 60) / 24" office:value-type="float" office:value="0.184027777777778" calcext:value-type="float">
            <text:p>0.184027777777778</text:p>
          </table:table-cell>
          <table:table-cell table:formula="of:=([.$G29] + [.$H29] / 60) / 24" office:value-type="float" office:value="0.825" calcext:value-type="float">
            <text:p>0.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table:formula="of:=RIGHT(CONCATENATE(&quot;0000&quot;; [SunriseSunsetTable_txt.R$3]); 4)" office:value-type="string" office:string-value="0513" calcext:value-type="string">
            <text:p>0513</text:p>
          </table:table-cell>
          <table:table-cell table:formula="of:=RIGHT(CONCATENATE(&quot;0000&quot;; [SunriseSunsetTable_txt.S$3]); 4)" office:value-type="string" office:string-value="1846" calcext:value-type="string">
            <text:p>1846</text:p>
          </table:table-cell>
          <table:table-cell/>
          <table:table-cell table:formula="of:=LEFT([.$B30]; 2)" office:value-type="string" office:string-value="05" calcext:value-type="string">
            <text:p>05</text:p>
          </table:table-cell>
          <table:table-cell table:formula="of:=RIGHT([.$B30]; 2)" office:value-type="string" office:string-value="13" calcext:value-type="string">
            <text:p>13</text:p>
          </table:table-cell>
          <table:table-cell table:formula="of:=LEFT([.$C30]; 2)" office:value-type="string" office:string-value="18" calcext:value-type="string">
            <text:p>18</text:p>
          </table:table-cell>
          <table:table-cell table:formula="of:=RIGHT([.$C30]; 2)" office:value-type="string" office:string-value="46" calcext:value-type="string">
            <text:p>46</text:p>
          </table:table-cell>
          <table:table-cell/>
          <table:table-cell table:formula="of:=([.$E30] + [.$F30] / 60) / 24" office:value-type="float" office:value="0.217361111111111" calcext:value-type="float">
            <text:p>0.217361111111111</text:p>
          </table:table-cell>
          <table:table-cell table:formula="of:=([.$G30] + [.$H30] / 60) / 24" office:value-type="float" office:value="0.781944444444444" calcext:value-type="float">
            <text:p>0.78194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t</text:p>
          </table:table-cell>
          <table:table-cell table:formula="of:=RIGHT(CONCATENATE(&quot;0000&quot;; [SunriseSunsetTable_txt.T$3]); 4)" office:value-type="string" office:string-value="0601" calcext:value-type="string">
            <text:p>0601</text:p>
          </table:table-cell>
          <table:table-cell table:formula="of:=RIGHT(CONCATENATE(&quot;0000&quot;; [SunriseSunsetTable_txt.U$3]); 4)" office:value-type="string" office:string-value="1738" calcext:value-type="string">
            <text:p>1738</text:p>
          </table:table-cell>
          <table:table-cell/>
          <table:table-cell table:formula="of:=LEFT([.$B31]; 2)" office:value-type="string" office:string-value="06" calcext:value-type="string">
            <text:p>06</text:p>
          </table:table-cell>
          <table:table-cell table:formula="of:=RIGHT([.$B31]; 2)" office:value-type="string" office:string-value="01" calcext:value-type="string">
            <text:p>01</text:p>
          </table:table-cell>
          <table:table-cell table:formula="of:=LEFT([.$C31]; 2)" office:value-type="string" office:string-value="17" calcext:value-type="string">
            <text:p>17</text:p>
          </table:table-cell>
          <table:table-cell table:formula="of:=RIGHT([.$C31]; 2)" office:value-type="string" office:string-value="38" calcext:value-type="string">
            <text:p>38</text:p>
          </table:table-cell>
          <table:table-cell/>
          <table:table-cell table:formula="of:=([.$E31] + [.$F31] / 60) / 24" office:value-type="float" office:value="0.250694444444444" calcext:value-type="float">
            <text:p>0.250694444444444</text:p>
          </table:table-cell>
          <table:table-cell table:formula="of:=([.$G31] + [.$H31] / 60) / 24" office:value-type="float" office:value="0.734722222222222" calcext:value-type="float">
            <text:p>0.734722222222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</text:p>
          </table:table-cell>
          <table:table-cell table:formula="of:=RIGHT(CONCATENATE(&quot;0000&quot;; [SunriseSunsetTable_txt.V$3]); 4)" office:value-type="string" office:string-value="0654" calcext:value-type="string">
            <text:p>0654</text:p>
          </table:table-cell>
          <table:table-cell table:formula="of:=RIGHT(CONCATENATE(&quot;0000&quot;; [SunriseSunsetTable_txt.W$3]); 4)" office:value-type="string" office:string-value="1633" calcext:value-type="string">
            <text:p>1633</text:p>
          </table:table-cell>
          <table:table-cell/>
          <table:table-cell table:formula="of:=LEFT([.$B32]; 2)" office:value-type="string" office:string-value="06" calcext:value-type="string">
            <text:p>06</text:p>
          </table:table-cell>
          <table:table-cell table:formula="of:=RIGHT([.$B32]; 2)" office:value-type="string" office:string-value="54" calcext:value-type="string">
            <text:p>54</text:p>
          </table:table-cell>
          <table:table-cell table:formula="of:=LEFT([.$C32]; 2)" office:value-type="string" office:string-value="16" calcext:value-type="string">
            <text:p>16</text:p>
          </table:table-cell>
          <table:table-cell table:formula="of:=RIGHT([.$C32]; 2)" office:value-type="string" office:string-value="33" calcext:value-type="string">
            <text:p>33</text:p>
          </table:table-cell>
          <table:table-cell/>
          <table:table-cell table:formula="of:=([.$E32] + [.$F32] / 60) / 24" office:value-type="float" office:value="0.2875" calcext:value-type="float">
            <text:p>0.2875</text:p>
          </table:table-cell>
          <table:table-cell table:formula="of:=([.$G32] + [.$H32] / 60) / 24" office:value-type="float" office:value="0.689583333333333" calcext:value-type="float">
            <text:p>0.68958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</text:p>
          </table:table-cell>
          <table:table-cell table:formula="of:=RIGHT(CONCATENATE(&quot;0000&quot;; [SunriseSunsetTable_txt.X$3]); 4)" office:value-type="string" office:string-value="0744" calcext:value-type="string">
            <text:p>0744</text:p>
          </table:table-cell>
          <table:table-cell table:formula="of:=RIGHT(CONCATENATE(&quot;0000&quot;; [SunriseSunsetTable_txt.Y$3]); 4)" office:value-type="string" office:string-value="1555" calcext:value-type="string">
            <text:p>1555</text:p>
          </table:table-cell>
          <table:table-cell/>
          <table:table-cell table:formula="of:=LEFT([.$B33]; 2)" office:value-type="string" office:string-value="07" calcext:value-type="string">
            <text:p>07</text:p>
          </table:table-cell>
          <table:table-cell table:formula="of:=RIGHT([.$B33]; 2)" office:value-type="string" office:string-value="44" calcext:value-type="string">
            <text:p>44</text:p>
          </table:table-cell>
          <table:table-cell table:formula="of:=LEFT([.$C33]; 2)" office:value-type="string" office:string-value="15" calcext:value-type="string">
            <text:p>15</text:p>
          </table:table-cell>
          <table:table-cell table:formula="of:=RIGHT([.$C33]; 2)" office:value-type="string" office:string-value="55" calcext:value-type="string">
            <text:p>55</text:p>
          </table:table-cell>
          <table:table-cell/>
          <table:table-cell table:formula="of:=([.$E33] + [.$F33] / 60) / 24" office:value-type="float" office:value="0.322222222222222" calcext:value-type="float">
            <text:p>0.322222222222222</text:p>
          </table:table-cell>
          <table:table-cell table:formula="of:=([.$G33] + [.$H33] / 60) / 24" office:value-type="float" office:value="0.663194444444444" calcext:value-type="float">
            <text:p>0.6631944444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.003cm" table:end-y="0.252cm" draw:z-index="0" draw:style-name="gr1" draw:text-style-name="P1" svg:width="20.06cm" svg:height="11.89cm" svg:x="0.084cm" svg:y="0.102cm">
              <draw:object draw:notify-on-update-of-ranges="SunriseSunset.A65:SunriseSunset.A76 SunriseSunset.A22:SunriseSunset.A33 SunriseSunset.J22:SunriseSunset.J33 SunriseSunset.A22:SunriseSunset.A33 SunriseSunset.M65:SunriseSunset.M76 SunriseSunset.A22:SunriseSunset.A33 SunriseSunset.N65:SunriseSunset.N76 SunriseSunset.A22:SunriseSunset.A33 SunriseSunset.K22:SunriseSunset.K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 calcext:value-type="string">
            <text:p>Iterative Calculations</text:p>
          </table:table-cell>
          <table:table-cell/>
          <table:table-cell office:value-type="string" calcext:value-type="string">
            <text:p>* There are 360 degrees in a day</text:p>
          </table:table-cell>
          <table:table-cell table:number-columns-repeated="5"/>
          <table:table-cell office:value-type="string" calcext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vent Time (degrees)</text:p>
          </table:table-cell>
          <table:table-cell table:number-columns-repeated="7"/>
          <table:table-cell office:value-type="string" calcext:value-type="string">
            <text:p>Sunrise (degrees)</text:p>
          </table:table-cell>
          <table:table-cell office:value-type="string" calcext:value-type="string">
            <text:p>Sunset (degrees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23.269350651965" calcext:value-type="float">
            <text:p>123.269350651965</text:p>
          </table:table-cell>
          <table:table-cell table:style-name="ce2" office:value-type="float" office:value="238.661214015242" calcext:value-type="float">
            <text:p>238.661214015242</text:p>
          </table:table-cell>
          <table:table-cell/>
          <table:table-cell table:formula="of:=[.J65] / 360" office:value-type="float" office:value="0.342414862922125" calcext:value-type="float">
            <text:p>0.342414862922125</text:p>
          </table:table-cell>
          <table:table-cell table:formula="of:=[.K65] / 360" office:value-type="float" office:value="0.662947816709005" calcext:value-type="float">
            <text:p>0.66294781670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6.497036147865" calcext:value-type="float">
            <text:p>116.497036147865</text:p>
          </table:table-cell>
          <table:table-cell table:style-name="ce2" office:value-type="float" office:value="250.65969772811" calcext:value-type="float">
            <text:p>250.65969772811</text:p>
          </table:table-cell>
          <table:table-cell/>
          <table:table-cell table:formula="of:=[.J66] / 360" office:value-type="float" office:value="0.323602878188514" calcext:value-type="float">
            <text:p>0.323602878188514</text:p>
          </table:table-cell>
          <table:table-cell table:formula="of:=[.K66] / 360" office:value-type="float" office:value="0.696276938133639" calcext:value-type="float">
            <text:p>0.696276938133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2.6520861962" calcext:value-type="float">
            <text:p>102.6520861962</text:p>
          </table:table-cell>
          <table:table-cell table:style-name="ce2" office:value-type="float" office:value="263.945306320532" calcext:value-type="float">
            <text:p>263.945306320532</text:p>
          </table:table-cell>
          <table:table-cell/>
          <table:table-cell table:formula="of:=[.J67] / 360" office:value-type="float" office:value="0.285144683878333" calcext:value-type="float">
            <text:p>0.285144683878333</text:p>
          </table:table-cell>
          <table:table-cell table:formula="of:=[.K67] / 360" office:value-type="float" office:value="0.733181406445922" calcext:value-type="float">
            <text:p>0.73318140644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85.1879434550383" calcext:value-type="float">
            <text:p>85.1879434550383</text:p>
          </table:table-cell>
          <table:table-cell table:style-name="ce2" office:value-type="float" office:value="277.201003275219" calcext:value-type="float">
            <text:p>277.201003275219</text:p>
          </table:table-cell>
          <table:table-cell/>
          <table:table-cell table:formula="of:=[.J68] / 360" office:value-type="float" office:value="0.236633176263995" calcext:value-type="float">
            <text:p>0.236633176263995</text:p>
          </table:table-cell>
          <table:table-cell table:formula="of:=[.K68] / 360" office:value-type="float" office:value="0.770002786875608" calcext:value-type="float">
            <text:p>0.770002786875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9.4586624411194" calcext:value-type="float">
            <text:p>69.4586624411194</text:p>
          </table:table-cell>
          <table:table-cell table:style-name="ce2" office:value-type="float" office:value="289.561313727606" calcext:value-type="float">
            <text:p>289.561313727606</text:p>
          </table:table-cell>
          <table:table-cell/>
          <table:table-cell table:formula="of:=[.J69] / 360" office:value-type="float" office:value="0.192940729003109" calcext:value-type="float">
            <text:p>0.192940729003109</text:p>
          </table:table-cell>
          <table:table-cell table:formula="of:=[.K69] / 360" office:value-type="float" office:value="0.804336982576683" calcext:value-type="float">
            <text:p>0.804336982576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8822297893051" calcext:value-type="float">
            <text:p>58.8822297893051</text:p>
          </table:table-cell>
          <table:table-cell table:style-name="ce2" office:value-type="float" office:value="300.436920544206" calcext:value-type="float">
            <text:p>300.436920544206</text:p>
          </table:table-cell>
          <table:table-cell/>
          <table:table-cell table:formula="of:=[.J70] / 360" office:value-type="float" office:value="0.163561749414736" calcext:value-type="float">
            <text:p>0.163561749414736</text:p>
          </table:table-cell>
          <table:table-cell table:formula="of:=[.K70] / 360" office:value-type="float" office:value="0.834547001511683" calcext:value-type="float">
            <text:p>0.834547001511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6540589909747" calcext:value-type="float">
            <text:p>58.6540589909747</text:p>
          </table:table-cell>
          <table:table-cell table:style-name="ce2" office:value-type="float" office:value="303.445821841912" calcext:value-type="float">
            <text:p>303.445821841912</text:p>
          </table:table-cell>
          <table:table-cell/>
          <table:table-cell table:formula="of:=[.J71] / 360" office:value-type="float" office:value="0.162927941641596" calcext:value-type="float">
            <text:p>0.162927941641596</text:p>
          </table:table-cell>
          <table:table-cell table:formula="of:=[.K71] / 360" office:value-type="float" office:value="0.842905060671978" calcext:value-type="float">
            <text:p>0.84290506067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7.6640317355921" calcext:value-type="float">
            <text:p>67.6640317355921</text:p>
          </table:table-cell>
          <table:table-cell table:style-name="ce2" office:value-type="float" office:value="295.475708363362" calcext:value-type="float">
            <text:p>295.475708363362</text:p>
          </table:table-cell>
          <table:table-cell/>
          <table:table-cell table:formula="of:=[.J72] / 360" office:value-type="float" office:value="0.187955643709978" calcext:value-type="float">
            <text:p>0.187955643709978</text:p>
          </table:table-cell>
          <table:table-cell table:formula="of:=[.K72] / 360" office:value-type="float" office:value="0.820765856564894" calcext:value-type="float">
            <text:p>0.82076585656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79.7139008750243" calcext:value-type="float">
            <text:p>79.7139008750243</text:p>
          </table:table-cell>
          <table:table-cell table:style-name="ce2" office:value-type="float" office:value="280.195234614897" calcext:value-type="float">
            <text:p>280.195234614897</text:p>
          </table:table-cell>
          <table:table-cell/>
          <table:table-cell table:formula="of:=[.J73] / 360" office:value-type="float" office:value="0.221427502430623" calcext:value-type="float">
            <text:p>0.221427502430623</text:p>
          </table:table-cell>
          <table:table-cell table:formula="of:=[.K73] / 360" office:value-type="float" office:value="0.778320096152492" calcext:value-type="float">
            <text:p>0.778320096152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91.7108179103683" calcext:value-type="float">
            <text:p>91.7108179103683</text:p>
          </table:table-cell>
          <table:table-cell table:style-name="ce2" office:value-type="float" office:value="263.068874313618" calcext:value-type="float">
            <text:p>263.068874313618</text:p>
          </table:table-cell>
          <table:table-cell/>
          <table:table-cell table:formula="of:=[.J74] / 360" office:value-type="float" office:value="0.254752271973245" calcext:value-type="float">
            <text:p>0.254752271973245</text:p>
          </table:table-cell>
          <table:table-cell table:formula="of:=[.K74] / 360" office:value-type="float" office:value="0.730746873093383" calcext:value-type="float">
            <text:p>0.730746873093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5.067812241324" calcext:value-type="float">
            <text:p>105.067812241324</text:p>
          </table:table-cell>
          <table:table-cell table:style-name="ce2" office:value-type="float" office:value="246.783181851226" calcext:value-type="float">
            <text:p>246.783181851226</text:p>
          </table:table-cell>
          <table:table-cell/>
          <table:table-cell table:formula="of:=[.J75] / 360" office:value-type="float" office:value="0.291855034003678" calcext:value-type="float">
            <text:p>0.291855034003678</text:p>
          </table:table-cell>
          <table:table-cell table:formula="of:=[.K75] / 360" office:value-type="float" office:value="0.685508838475628" calcext:value-type="float">
            <text:p>0.685508838475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7.70732188436" calcext:value-type="float">
            <text:p>117.70732188436</text:p>
          </table:table-cell>
          <table:table-cell table:style-name="ce2" office:value-type="float" office:value="237.033965347268" calcext:value-type="float">
            <text:p>237.033965347268</text:p>
          </table:table-cell>
          <table:table-cell/>
          <table:table-cell table:formula="of:=[.J76] / 360" office:value-type="float" office:value="0.326964783012111" calcext:value-type="float">
            <text:p>0.326964783012111</text:p>
          </table:table-cell>
          <table:table-cell table:formula="of:=[.K76] / 360" office:value-type="float" office:value="0.658427681520189" calcext:value-type="float">
            <text:p>0.658427681520189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unrise / Sunset Height (degrees)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un's Position</text:p>
          </table:table-cell>
          <table:table-cell table:number-columns-repeated="8"/>
          <table:table-cell office:value-type="string" calcext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ys since Epoch</text:p>
          </table:table-cell>
          <table:table-cell/>
          <table:table-cell office:value-type="string" calcext:value-type="string">
            <text:p>Julian Centuries</text:p>
          </table:table-cell>
          <table:table-cell/>
          <table:table-cell office:value-type="string" calcext:value-type="string">
            <office:annotation draw:style-name="gr2" draw:text-style-name="P3" svg:width="2.899cm" svg:height="0.991cm" svg:x="14.157cm" svg:y="34.043cm" draw:caption-point-x="-0.559cm" draw:caption-point-y="1.639cm">
              <dc:date>2016-12-11T00:00:00</dc:date>
              <text:p text:style-name="P2"><text:span text:style-name="T1">Mean Longitude Plus Aberration</text:span></text:p>
            </office:annotation>
            <text:p>L (degrees)</text:p>
          </table:table-cell>
          <table:table-cell office:value-type="string" calcext:value-type="string">
            <office:annotation draw:style-name="gr3" draw:text-style-name="P3" svg:width="2.899cm" svg:height="0.596cm" svg:x="16.415cm" svg:y="34.043cm" draw:caption-point-x="-0.55cm" draw:caption-point-y="1.639cm">
              <dc:date>2016-12-11T00:00:00</dc:date>
              <text:p text:style-name="P2"><text:span text:style-name="T1">Mean Anomaly</text:span></text:p>
            </office:annotation>
            <text:p>G (degrees)</text:p>
          </table:table-cell>
          <table:table-cell office:value-type="string" calcext:value-type="string">
            <office:annotation draw:style-name="gr4" draw:text-style-name="P3" svg:width="2.899cm" svg:height="1.386cm" svg:x="18.673cm" svg:y="34.043cm" draw:caption-point-x="-0.542cm" draw:caption-point-y="1.639cm">
              <dc:date>2016-12-11T00:00:00</dc:date>
              <text:p text:style-name="P2"><text:span text:style-name="T1">Equatorial Centre Correction</text:span></text:p>
            </office:annotation>
            <text:p>EC (degrees)</text:p>
          </table:table-cell>
          <table:table-cell office:value-type="string" calcext:value-type="string">
            <office:annotation draw:style-name="gr4" draw:text-style-name="P3" svg:width="2.899cm" svg:height="1.386cm" svg:x="20.931cm" svg:y="34.043cm" draw:caption-point-x="-0.533cm" draw:caption-point-y="1.639cm">
              <dc:date>2016-12-11T00:00:00</dc:date>
              <text:p text:style-name="P2"><text:span text:style-name="T1">Ecliptic Longitude of the Sun</text:span></text:p>
            </office:annotation>
            <text:p>Lambda (degrees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office:annotation draw:style-name="gr5" draw:text-style-name="P3" svg:width="2.899cm" svg:height="1.781cm" svg:x="25.448cm" svg:y="34.043cm" draw:caption-point-x="-0.517cm" draw:caption-point-y="1.639cm">
              <dc:date>2016-12-11T00:00:00</dc:date>
              <text:p text:style-name="P2"><text:span text:style-name="T1">Hour Angle of Sun on the Greenwich Meridian</text:span></text:p>
            </office:annotation>
            <text:p>GHA (degrees)</text:p>
          </table:table-cell>
          <table:table-cell office:value-type="string" calcext:value-type="string">
            <office:annotation draw:style-name="gr4" draw:text-style-name="P3" svg:width="2.899cm" svg:height="1.386cm" svg:x="27.706cm" svg:y="34.043cm" draw:caption-point-x="-0.509cm" draw:caption-point-y="1.639cm">
              <dc:date>2016-12-11T00:00:00</dc:date>
              <text:p text:style-name="P2"><text:span text:style-name="T1">Obliquity of the Elliptic (tilt of the Earth's axis)</text:span></text:p>
            </office:annotation>
            <text:p>OBL (degrees)</text:p>
          </table:table-cell>
          <table:table-cell office:value-type="string" calcext:value-type="string">
            <office:annotation draw:style-name="gr6" draw:text-style-name="P3" svg:width="2.899cm" svg:height="0.505cm" svg:x="29.964cm" svg:y="34.043cm" draw:caption-point-x="-0.5cm" draw:caption-point-y="1.639cm">
              <dc:date>2016-12-11T00:00:00</dc:date>
              <text:p text:style-name="P2"><text:span text:style-name="T2">Sun's Declination</text:span></text:p>
            </office:annotation>
            <text:p>Delta (degrees)</text:p>
          </table:table-cell>
          <table:table-cell/>
          <table:table-cell office:value-type="string" calcext:value-type="string">
            <text:p>COSC Numerator</text:p>
          </table:table-cell>
          <table:table-cell office:value-type="string" calcext:value-type="string">
            <text:p>COSC Denominator</text:p>
          </table:table-cell>
          <table:table-cell office:value-type="string" calcext:value-type="string">
            <text:p>COSC</text:p>
          </table:table-cell>
          <table:table-cell office:value-type="string" calcext:value-type="string">
            <text:p>Correction (degrees)</text:p>
          </table:table-cell>
          <table:table-cell/>
          <table:table-cell office:value-type="string" calcext:value-type="string">
            <text:p>Sunrise Event Time (degrees)</text:p>
          </table:table-cell>
          <table:table-cell office:value-type="string" calcext:value-type="string">
            <text:p>Sunset Event Time (degrees)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formula="of:=DATE([.$A$21]; 1; 1) - DATE(2000; 1; 1) - 0.5" office:value-type="float" office:value="-0.5" calcext:value-type="float">
            <text:p>-0.5</text:p>
          </table:table-cell>
          <table:table-cell/>
          <table:table-cell table:formula="of:=([.B81] + [.$B65] / 360) / 36525" office:value-type="float" office:value="0" calcext:value-type="float">
            <text:p>0</text:p>
          </table:table-cell>
          <table:table-cell/>
          <table:table-cell table:formula="of:=280.46 + 36000.77 * [.D81]" office:value-type="float" office:value="280.46" calcext:value-type="float">
            <text:p>280.46</text:p>
          </table:table-cell>
          <table:table-cell table:formula="of:=357.528 + 35999.05 * [.D81]" office:value-type="float" office:value="357.528" calcext:value-type="float">
            <text:p>357.528</text:p>
          </table:table-cell>
          <table:table-cell table:formula="of:=1.915 * SIN([.G81] * PI() / 180) + 0.02 * SIN(2 * [.G81] * PI() / 180)" office:value-type="float" office:value="-0.0843198027627539" calcext:value-type="float">
            <text:p>-0.084319802762754</text:p>
          </table:table-cell>
          <table:table-cell table:formula="of:=[.F81] + [.H81]" office:value-type="float" office:value="280.375680197237" calcext:value-type="float">
            <text:p>280.375680197237</text:p>
          </table:table-cell>
          <table:table-cell table:formula="of:=-[.H81] + 2.466 * SIN (2 * [.I81] * PI() / 180) - 0.053 * SIN(4 * [.I81] * PI() / 180)" office:value-type="float" office:value="-0.824537397403776" calcext:value-type="float">
            <text:p>-0.824537397403776</text:p>
          </table:table-cell>
          <table:table-cell table:formula="of:=[.$B65] - 180 + [.J81]" office:value-type="float" office:value="-0.824537397403776" calcext:value-type="float">
            <text:p>-0.824537397403776</text:p>
          </table:table-cell>
          <table:table-cell table:formula="of:=23.4393 - 0.013 * [.D81]" office:value-type="float" office:value="23.4393" calcext:value-type="float">
            <text:p>23.4393</text:p>
          </table:table-cell>
          <table:table-cell table:formula="of:=ASIN(SIN([.L81] * PI() / 180) * SIN([.I81] * PI() / 180)) * 180 / PI()" office:value-type="float" office:value="-23.0337228101744" calcext:value-type="float">
            <text:p>-23.0337228101744</text:p>
          </table:table-cell>
          <table:table-cell/>
          <table:table-cell table:formula="of:=SIN([.$C$78] * PI() / 180) - SIN([.$C$18] * PI() / 180) * SIN([.M81] * PI() / 180)" office:value-type="float" office:value="0.306255253964258" calcext:value-type="float">
            <text:p>0.306255253964258</text:p>
          </table:table-cell>
          <table:table-cell table:formula="of:=COS([.$C$18] * PI() / 180) * COS([.M81] * PI() / 180)" office:value-type="float" office:value="0.57276047014281" calcext:value-type="float">
            <text:p>0.57276047014281</text:p>
          </table:table-cell>
          <table:table-cell table:formula="of:=IF(([.O81] / [.P81]) &gt; 1; 0; IF(([.O81] / [.P81]) &lt; -1; 1; [.O81] / [.P81]))" office:value-type="float" office:value="0.534700402574741" calcext:value-type="float">
            <text:p>0.534700402574741</text:p>
          </table:table-cell>
          <table:table-cell table:formula="of:=ACOS([.Q81]) * 180 / PI()" office:value-type="float" office:value="57.6764042636902" calcext:value-type="float">
            <text:p>57.6764042636902</text:p>
          </table:table-cell>
          <table:table-cell/>
          <table:table-cell table:formula="of:=[.$B65] - ([.K81] + [.$C$19] + [.R81])" office:value-type="float" office:value="123.266225133714" calcext:value-type="float">
            <text:p>123.266225133714</text:p>
          </table:table-cell>
          <table:table-cell table:style-name="ce11" table:formula="of:=[.$B65] - ([.K81] + [.$C$19] - [.R81])" office:value-type="float" office:value="238.619033661094" calcext:value-type="float">
            <text:p>238.61903366109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DATE([.$A$21]; 2; 1) - DATE(2000; 1; 1) - 0.5" office:value-type="float" office:value="30.5" calcext:value-type="float">
            <text:p>30.5</text:p>
          </table:table-cell>
          <table:table-cell/>
          <table:table-cell table:formula="of:=([.B82] + [.$B66] / 360) / 36525" office:value-type="float" office:value="0.000848733744010951" calcext:value-type="float">
            <text:p>0.000848733744011</text:p>
          </table:table-cell>
          <table:table-cell/>
          <table:table-cell table:formula="of:=280.46 + 36000.77 * [.D82]" office:value-type="float" office:value="311.015068309377" calcext:value-type="float">
            <text:p>311.015068309377</text:p>
          </table:table-cell>
          <table:table-cell table:formula="of:=357.528 + 35999.05 * [.D82]" office:value-type="float" office:value="388.081608487337" calcext:value-type="float">
            <text:p>388.081608487337</text:p>
          </table:table-cell>
          <table:table-cell table:formula="of:=1.915 * SIN([.G82] * PI() / 180) + 0.02 * SIN(2 * [.G82] * PI() / 180)" office:value-type="float" office:value="0.918058005506135" calcext:value-type="float">
            <text:p>0.918058005506135</text:p>
          </table:table-cell>
          <table:table-cell table:formula="of:=[.F82] + [.H82]" office:value-type="float" office:value="311.933126314883" calcext:value-type="float">
            <text:p>311.933126314883</text:p>
          </table:table-cell>
          <table:table-cell table:formula="of:=-[.H82] + 2.466 * SIN (2 * [.I82] * PI() / 180) - 0.053 * SIN(4 * [.I82] * PI() / 180)" office:value-type="float" office:value="-3.38120183459029" calcext:value-type="float">
            <text:p>-3.38120183459029</text:p>
          </table:table-cell>
          <table:table-cell table:formula="of:=[.$B66] - 180 + [.J82]" office:value-type="float" office:value="-3.38120183459029" calcext:value-type="float">
            <text:p>-3.38120183459029</text:p>
          </table:table-cell>
          <table:table-cell table:formula="of:=23.4393 - 0.013 * [.D82]" office:value-type="float" office:value="23.4392889664613" calcext:value-type="float">
            <text:p>23.4392889664613</text:p>
          </table:table-cell>
          <table:table-cell table:formula="of:=ASIN(SIN([.L82] * PI() / 180) * SIN([.I82] * PI() / 180)) * 180 / PI()" office:value-type="float" office:value="-17.2125008592979" calcext:value-type="float">
            <text:p>-17.2125008592979</text:p>
          </table:table-cell>
          <table:table-cell/>
          <table:table-cell table:formula="of:=SIN([.$C$78] * PI() / 180) - SIN([.$C$18] * PI() / 180) * SIN([.M82] * PI() / 180)" office:value-type="float" office:value="0.231618354261574" calcext:value-type="float">
            <text:p>0.231618354261574</text:p>
          </table:table-cell>
          <table:table-cell table:formula="of:=COS([.$C$18] * PI() / 180) * COS([.M82] * PI() / 180)" office:value-type="float" office:value="0.594505864050935" calcext:value-type="float">
            <text:p>0.594505864050935</text:p>
          </table:table-cell>
          <table:table-cell table:formula="of:=IF(([.O82] / [.P82]) &gt; 1; 0; IF(([.O82] / [.P82]) &lt; -1; 1; [.O82] / [.P82]))" office:value-type="float" office:value="0.389598098634953" calcext:value-type="float">
            <text:p>0.389598098634953</text:p>
          </table:table-cell>
          <table:table-cell table:formula="of:=ACOS([.Q82]) * 180 / PI()" office:value-type="float" office:value="67.0705057606839" calcext:value-type="float">
            <text:p>67.0705057606839</text:p>
          </table:table-cell>
          <table:table-cell/>
          <table:table-cell table:formula="of:=[.$B66] - ([.K82] + [.$C$19] + [.R82])" office:value-type="float" office:value="116.428788073906" calcext:value-type="float">
            <text:p>116.428788073906</text:p>
          </table:table-cell>
          <table:table-cell table:style-name="ce11" table:formula="of:=[.$B66] - ([.K82] + [.$C$19] - [.R82])" office:value-type="float" office:value="250.569799595274" calcext:value-type="float">
            <text:p>250.56979959527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DATE([.$A$21]; 3; 1) - DATE(2000; 1; 1) - 0.5" office:value-type="float" office:value="59.5" calcext:value-type="float">
            <text:p>59.5</text:p>
          </table:table-cell>
          <table:table-cell/>
          <table:table-cell table:formula="of:=([.B83] + [.$B67] / 360) / 36525" office:value-type="float" office:value="0.00164271047227926" calcext:value-type="float">
            <text:p>0.001642710472279</text:p>
          </table:table-cell>
          <table:table-cell/>
          <table:table-cell table:formula="of:=280.46 + 36000.77 * [.D83]" office:value-type="float" office:value="339.598841889117" calcext:value-type="float">
            <text:p>339.598841889117</text:p>
          </table:table-cell>
          <table:table-cell table:formula="of:=357.528 + 35999.05 * [.D83]" office:value-type="float" office:value="416.664016427105" calcext:value-type="float">
            <text:p>416.664016427105</text:p>
          </table:table-cell>
          <table:table-cell table:formula="of:=1.915 * SIN([.G83] * PI() / 180) + 0.02 * SIN(2 * [.G83] * PI() / 180)" office:value-type="float" office:value="1.618275537024" calcext:value-type="float">
            <text:p>1.618275537024</text:p>
          </table:table-cell>
          <table:table-cell table:formula="of:=[.F83] + [.H83]" office:value-type="float" office:value="341.217117426141" calcext:value-type="float">
            <text:p>341.217117426141</text:p>
          </table:table-cell>
          <table:table-cell table:formula="of:=-[.H83] + 2.466 * SIN (2 * [.I83] * PI() / 180) - 0.053 * SIN(4 * [.I83] * PI() / 180)" office:value-type="float" office:value="-3.07050041005596" calcext:value-type="float">
            <text:p>-3.07050041005596</text:p>
          </table:table-cell>
          <table:table-cell table:formula="of:=[.$B67] - 180 + [.J83]" office:value-type="float" office:value="-3.07050041005596" calcext:value-type="float">
            <text:p>-3.07050041005596</text:p>
          </table:table-cell>
          <table:table-cell table:formula="of:=23.4393 - 0.013 * [.D83]" office:value-type="float" office:value="23.4392786447639" calcext:value-type="float">
            <text:p>23.4392786447639</text:p>
          </table:table-cell>
          <table:table-cell table:formula="of:=ASIN(SIN([.L83] * PI() / 180) * SIN([.I83] * PI() / 180)) * 180 / PI()" office:value-type="float" office:value="-7.35850461173353" calcext:value-type="float">
            <text:p>-7.35850461173353</text:p>
          </table:table-cell>
          <table:table-cell/>
          <table:table-cell table:formula="of:=SIN([.$C$78] * PI() / 180) - SIN([.$C$18] * PI() / 180) * SIN([.M83] * PI() / 180)" office:value-type="float" office:value="0.100248115723815" calcext:value-type="float">
            <text:p>0.100248115723815</text:p>
          </table:table-cell>
          <table:table-cell table:formula="of:=COS([.$C$18] * PI() / 180) * COS([.M83] * PI() / 180)" office:value-type="float" office:value="0.617254071883887" calcext:value-type="float">
            <text:p>0.617254071883887</text:p>
          </table:table-cell>
          <table:table-cell table:formula="of:=IF(([.O83] / [.P83]) &gt; 1; 0; IF(([.O83] / [.P83]) &lt; -1; 1; [.O83] / [.P83]))" office:value-type="float" office:value="0.162409808683567" calcext:value-type="float">
            <text:p>0.162409808683567</text:p>
          </table:table-cell>
          <table:table-cell table:formula="of:=ACOS([.Q83]) * 180 / PI()" office:value-type="float" office:value="80.6532020947108" calcext:value-type="float">
            <text:p>80.6532020947108</text:p>
          </table:table-cell>
          <table:table-cell/>
          <table:table-cell table:formula="of:=[.$B67] - ([.K83] + [.$C$19] + [.R83])" office:value-type="float" office:value="102.535390315345" calcext:value-type="float">
            <text:p>102.535390315345</text:p>
          </table:table-cell>
          <table:table-cell table:style-name="ce11" table:formula="of:=[.$B67] - ([.K83] + [.$C$19] - [.R83])" office:value-type="float" office:value="263.841794504767" calcext:value-type="float">
            <text:p>263.8417945047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DATE([.$A$21]; 4; 1) - DATE(2000; 1; 1) - 0.5" office:value-type="float" office:value="90.5" calcext:value-type="float">
            <text:p>90.5</text:p>
          </table:table-cell>
          <table:table-cell/>
          <table:table-cell table:formula="of:=([.B84] + [.$B68] / 360) / 36525" office:value-type="float" office:value="0.00249144421629021" calcext:value-type="float">
            <text:p>0.00249144421629</text:p>
          </table:table-cell>
          <table:table-cell/>
          <table:table-cell table:formula="of:=280.46 + 36000.77 * [.D84]" office:value-type="float" office:value="370.153910198494" calcext:value-type="float">
            <text:p>370.153910198494</text:p>
          </table:table-cell>
          <table:table-cell table:formula="of:=357.528 + 35999.05 * [.D84]" office:value-type="float" office:value="447.217624914442" calcext:value-type="float">
            <text:p>447.217624914442</text:p>
          </table:table-cell>
          <table:table-cell table:formula="of:=1.915 * SIN([.G84] * PI() / 180) + 0.02 * SIN(2 * [.G84] * PI() / 180)" office:value-type="float" office:value="1.91468185070067" calcext:value-type="float">
            <text:p>1.91468185070067</text:p>
          </table:table-cell>
          <table:table-cell table:formula="of:=[.F84] + [.H84]" office:value-type="float" office:value="372.068592049195" calcext:value-type="float">
            <text:p>372.068592049195</text:p>
          </table:table-cell>
          <table:table-cell table:formula="of:=-[.H84] + 2.466 * SIN (2 * [.I84] * PI() / 180) - 0.053 * SIN(4 * [.I84] * PI() / 180)" office:value-type="float" office:value="-0.945834297648151" calcext:value-type="float">
            <text:p>-0.945834297648151</text:p>
          </table:table-cell>
          <table:table-cell table:formula="of:=[.$B68] - 180 + [.J84]" office:value-type="float" office:value="-0.945834297648151" calcext:value-type="float">
            <text:p>-0.945834297648151</text:p>
          </table:table-cell>
          <table:table-cell table:formula="of:=23.4393 - 0.013 * [.D84]" office:value-type="float" office:value="23.4392676112252" calcext:value-type="float">
            <text:p>23.4392676112252</text:p>
          </table:table-cell>
          <table:table-cell table:formula="of:=ASIN(SIN([.L84] * PI() / 180) * SIN([.I84] * PI() / 180)) * 180 / PI()" office:value-type="float" office:value="4.77069621513723" calcext:value-type="float">
            <text:p>4.77069621513723</text:p>
          </table:table-cell>
          <table:table-cell/>
          <table:table-cell table:formula="of:=SIN([.$C$78] * PI() / 180) - SIN([.$C$18] * PI() / 180) * SIN([.M84] * PI() / 180)" office:value-type="float" office:value="-0.0650970081740782" calcext:value-type="float">
            <text:p>-0.065097008174078</text:p>
          </table:table-cell>
          <table:table-cell table:formula="of:=COS([.$C$18] * PI() / 180) * COS([.M84] * PI() / 180)" office:value-type="float" office:value="0.620223661423352" calcext:value-type="float">
            <text:p>0.620223661423352</text:p>
          </table:table-cell>
          <table:table-cell table:formula="of:=IF(([.O84] / [.P84]) &gt; 1; 0; IF(([.O84] / [.P84]) &lt; -1; 1; [.O84] / [.P84]))" office:value-type="float" office:value="-0.10495731172959" calcext:value-type="float">
            <text:p>-0.10495731172959</text:p>
          </table:table-cell>
          <table:table-cell table:formula="of:=ACOS([.Q84]) * 180 / PI()" office:value-type="float" office:value="96.0247071126637" calcext:value-type="float">
            <text:p>96.0247071126637</text:p>
          </table:table-cell>
          <table:table-cell/>
          <table:table-cell table:formula="of:=[.$B68] - ([.K84] + [.$C$19] + [.R84])" office:value-type="float" office:value="85.0392191849845" calcext:value-type="float">
            <text:p>85.0392191849845</text:p>
          </table:table-cell>
          <table:table-cell table:style-name="ce11" table:formula="of:=[.$B68] - ([.K84] + [.$C$19] - [.R84])" office:value-type="float" office:value="277.088633410312" calcext:value-type="float">
            <text:p>277.08863341031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DATE([.$A$21]; 5; 1) - DATE(2000; 1; 1) - 0.5" office:value-type="float" office:value="120.5" calcext:value-type="float">
            <text:p>120.5</text:p>
          </table:table-cell>
          <table:table-cell/>
          <table:table-cell table:formula="of:=([.B85] + [.$B69] / 360) / 36525" office:value-type="float" office:value="0.00331279945242984" calcext:value-type="float">
            <text:p>0.00331279945243</text:p>
          </table:table-cell>
          <table:table-cell/>
          <table:table-cell table:formula="of:=280.46 + 36000.77 * [.D85]" office:value-type="float" office:value="399.723331143053" calcext:value-type="float">
            <text:p>399.723331143053</text:p>
          </table:table-cell>
          <table:table-cell table:formula="of:=357.528 + 35999.05 * [.D85]" office:value-type="float" office:value="476.785633127995" calcext:value-type="float">
            <text:p>476.785633127995</text:p>
          </table:table-cell>
          <table:table-cell table:formula="of:=1.915 * SIN([.G85] * PI() / 180) + 0.02 * SIN(2 * [.G85] * PI() / 180)" office:value-type="float" office:value="1.69342637116883" calcext:value-type="float">
            <text:p>1.69342637116883</text:p>
          </table:table-cell>
          <table:table-cell table:formula="of:=[.F85] + [.H85]" office:value-type="float" office:value="401.416757514222" calcext:value-type="float">
            <text:p>401.416757514222</text:p>
          </table:table-cell>
          <table:table-cell table:formula="of:=-[.H85] + 2.466 * SIN (2 * [.I85] * PI() / 180) - 0.053 * SIN(4 * [.I85] * PI() / 180)" office:value-type="float" office:value="0.740188355928312" calcext:value-type="float">
            <text:p>0.740188355928312</text:p>
          </table:table-cell>
          <table:table-cell table:formula="of:=[.$B69] - 180 + [.J85]" office:value-type="float" office:value="0.740188355928312" calcext:value-type="float">
            <text:p>0.740188355928312</text:p>
          </table:table-cell>
          <table:table-cell table:formula="of:=23.4393 - 0.013 * [.D85]" office:value-type="float" office:value="23.4392569336071" calcext:value-type="float">
            <text:p>23.4392569336071</text:p>
          </table:table-cell>
          <table:table-cell table:formula="of:=ASIN(SIN([.L85] * PI() / 180) * SIN([.I85] * PI() / 180)) * 180 / PI()" office:value-type="float" office:value="15.2565583629075" calcext:value-type="float">
            <text:p>15.2565583629075</text:p>
          </table:table-cell>
          <table:table-cell/>
          <table:table-cell table:formula="of:=SIN([.$C$78] * PI() / 180) - SIN([.$C$18] * PI() / 180) * SIN([.M85] * PI() / 180)" office:value-type="float" office:value="-0.205965000596266" calcext:value-type="float">
            <text:p>-0.205965000596266</text:p>
          </table:table-cell>
          <table:table-cell table:formula="of:=COS([.$C$18] * PI() / 180) * COS([.M85] * PI() / 180)" office:value-type="float" office:value="0.600445476840592" calcext:value-type="float">
            <text:p>0.600445476840592</text:p>
          </table:table-cell>
          <table:table-cell table:formula="of:=IF(([.O85] / [.P85]) &gt; 1; 0; IF(([.O85] / [.P85]) &lt; -1; 1; [.O85] / [.P85]))" office:value-type="float" office:value="-0.343020321645201" calcext:value-type="float">
            <text:p>-0.343020321645201</text:p>
          </table:table-cell>
          <table:table-cell table:formula="of:=ACOS([.Q85]) * 180 / PI()" office:value-type="float" office:value="110.060995596274" calcext:value-type="float">
            <text:p>110.060995596274</text:p>
          </table:table-cell>
          <table:table-cell/>
          <table:table-cell table:formula="of:=[.$B69] - ([.K85] + [.$C$19] + [.R85])" office:value-type="float" office:value="69.3169080477982" calcext:value-type="float">
            <text:p>69.3169080477982</text:p>
          </table:table-cell>
          <table:table-cell table:style-name="ce11" table:formula="of:=[.$B69] - ([.K85] + [.$C$19] - [.R85])" office:value-type="float" office:value="289.438899240345" calcext:value-type="float">
            <text:p>289.43889924034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formula="of:=DATE([.$A$21]; 6; 1) - DATE(2000; 1; 1) - 0.5" office:value-type="float" office:value="151.5" calcext:value-type="float">
            <text:p>151.5</text:p>
          </table:table-cell>
          <table:table-cell/>
          <table:table-cell table:formula="of:=([.B86] + [.$B70] / 360) / 36525" office:value-type="float" office:value="0.00416153319644079" calcext:value-type="float">
            <text:p>0.004161533196441</text:p>
          </table:table-cell>
          <table:table-cell/>
          <table:table-cell table:formula="of:=280.46 + 36000.77 * [.D86]" office:value-type="float" office:value="430.27839945243" calcext:value-type="float">
            <text:p>430.27839945243</text:p>
          </table:table-cell>
          <table:table-cell table:formula="of:=357.528 + 35999.05 * [.D86]" office:value-type="float" office:value="507.339241615332" calcext:value-type="float">
            <text:p>507.339241615332</text:p>
          </table:table-cell>
          <table:table-cell table:formula="of:=1.915 * SIN([.G86] * PI() / 180) + 0.02 * SIN(2 * [.G86] * PI() / 180)" office:value-type="float" office:value="1.0152829661521" calcext:value-type="float">
            <text:p>1.0152829661521</text:p>
          </table:table-cell>
          <table:table-cell table:formula="of:=[.F86] + [.H86]" office:value-type="float" office:value="431.293682418582" calcext:value-type="float">
            <text:p>431.293682418582</text:p>
          </table:table-cell>
          <table:table-cell table:formula="of:=-[.H86] + 2.466 * SIN (2 * [.I86] * PI() / 180) - 0.053 * SIN(4 * [.I86] * PI() / 180)" office:value-type="float" office:value="0.534089830949306" calcext:value-type="float">
            <text:p>0.534089830949306</text:p>
          </table:table-cell>
          <table:table-cell table:formula="of:=[.$B70] - 180 + [.J86]" office:value-type="float" office:value="0.534089830949306" calcext:value-type="float">
            <text:p>0.534089830949306</text:p>
          </table:table-cell>
          <table:table-cell table:formula="of:=23.4393 - 0.013 * [.D86]" office:value-type="float" office:value="23.4392459000684" calcext:value-type="float">
            <text:p>23.4392459000684</text:p>
          </table:table-cell>
          <table:table-cell table:formula="of:=ASIN(SIN([.L86] * PI() / 180) * SIN([.I86] * PI() / 180)) * 180 / PI()" office:value-type="float" office:value="22.1333721974421" calcext:value-type="float">
            <text:p>22.1333721974421</text:p>
          </table:table-cell>
          <table:table-cell/>
          <table:table-cell table:formula="of:=SIN([.$C$78] * PI() / 180) - SIN([.$C$18] * PI() / 180) * SIN([.M86] * PI() / 180)" office:value-type="float" office:value="-0.294898848388724" calcext:value-type="float">
            <text:p>-0.294898848388724</text:p>
          </table:table-cell>
          <table:table-cell table:formula="of:=COS([.$C$18] * PI() / 180) * COS([.M86] * PI() / 180)" office:value-type="float" office:value="0.576516296407891" calcext:value-type="float">
            <text:p>0.576516296407891</text:p>
          </table:table-cell>
          <table:table-cell table:formula="of:=IF(([.O86] / [.P86]) &gt; 1; 0; IF(([.O86] / [.P86]) &lt; -1; 1; [.O86] / [.P86]))" office:value-type="float" office:value="-0.511518668641554" calcext:value-type="float">
            <text:p>-0.511518668641554</text:p>
          </table:table-cell>
          <table:table-cell table:formula="of:=ACOS([.Q86]) * 180 / PI()" office:value-type="float" office:value="120.76504054218" calcext:value-type="float">
            <text:p>120.76504054218</text:p>
          </table:table-cell>
          <table:table-cell/>
          <table:table-cell table:formula="of:=[.$B70] - ([.K86] + [.$C$19] + [.R86])" office:value-type="float" office:value="58.8189616268707" calcext:value-type="float">
            <text:p>58.8189616268707</text:p>
          </table:table-cell>
          <table:table-cell table:style-name="ce11" table:formula="of:=[.$B70] - ([.K86] + [.$C$19] - [.R86])" office:value-type="float" office:value="300.349042711231" calcext:value-type="float">
            <text:p>300.349042711231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formula="of:=DATE([.$A$21]; 7; 1) - DATE(2000; 1; 1) - 0.5" office:value-type="float" office:value="181.5" calcext:value-type="float">
            <text:p>181.5</text:p>
          </table:table-cell>
          <table:table-cell/>
          <table:table-cell table:formula="of:=([.B87] + [.$B71] / 360) / 36525" office:value-type="float" office:value="0.00498288843258042" calcext:value-type="float">
            <text:p>0.00498288843258</text:p>
          </table:table-cell>
          <table:table-cell/>
          <table:table-cell table:formula="of:=280.46 + 36000.77 * [.D87]" office:value-type="float" office:value="459.847820396988" calcext:value-type="float">
            <text:p>459.847820396988</text:p>
          </table:table-cell>
          <table:table-cell table:formula="of:=357.528 + 35999.05 * [.D87]" office:value-type="float" office:value="536.907249828884" calcext:value-type="float">
            <text:p>536.907249828884</text:p>
          </table:table-cell>
          <table:table-cell table:formula="of:=1.915 * SIN([.G87] * PI() / 180) + 0.02 * SIN(2 * [.G87] * PI() / 180)" office:value-type="float" office:value="0.10116401387457" calcext:value-type="float">
            <text:p>0.10116401387457</text:p>
          </table:table-cell>
          <table:table-cell table:formula="of:=[.F87] + [.H87]" office:value-type="float" office:value="459.948984410863" calcext:value-type="float">
            <text:p>459.948984410863</text:p>
          </table:table-cell>
          <table:table-cell table:formula="of:=-[.H87] + 2.466 * SIN (2 * [.I87] * PI() / 180) - 0.053 * SIN(4 * [.I87] * PI() / 180)" office:value-type="float" office:value="-0.974380709678242" calcext:value-type="float">
            <text:p>-0.974380709678242</text:p>
          </table:table-cell>
          <table:table-cell table:formula="of:=[.$B71] - 180 + [.J87]" office:value-type="float" office:value="-0.974380709678242" calcext:value-type="float">
            <text:p>-0.974380709678242</text:p>
          </table:table-cell>
          <table:table-cell table:formula="of:=23.4393 - 0.013 * [.D87]" office:value-type="float" office:value="23.4392352224504" calcext:value-type="float">
            <text:p>23.4392352224504</text:p>
          </table:table-cell>
          <table:table-cell table:formula="of:=ASIN(SIN([.L87] * PI() / 180) * SIN([.I87] * PI() / 180)) * 180 / PI()" office:value-type="float" office:value="23.0662041363797" calcext:value-type="float">
            <text:p>23.0662041363797</text:p>
          </table:table-cell>
          <table:table-cell/>
          <table:table-cell table:formula="of:=SIN([.$C$78] * PI() / 180) - SIN([.$C$18] * PI() / 180) * SIN([.M87] * PI() / 180)" office:value-type="float" office:value="-0.306663554627709" calcext:value-type="float">
            <text:p>-0.306663554627709</text:p>
          </table:table-cell>
          <table:table-cell table:formula="of:=COS([.$C$18] * PI() / 180) * COS([.M87] * PI() / 180)" office:value-type="float" office:value="0.572622324945314" calcext:value-type="float">
            <text:p>0.572622324945314</text:p>
          </table:table-cell>
          <table:table-cell table:formula="of:=IF(([.O87] / [.P87]) &gt; 1; 0; IF(([.O87] / [.P87]) &lt; -1; 1; [.O87] / [.P87]))" office:value-type="float" office:value="-0.535542435683057" calcext:value-type="float">
            <text:p>-0.535542435683057</text:p>
          </table:table-cell>
          <table:table-cell table:formula="of:=ACOS([.Q87]) * 180 / PI()" office:value-type="float" office:value="122.380705545101" calcext:value-type="float">
            <text:p>122.380705545101</text:p>
          </table:table-cell>
          <table:table-cell/>
          <table:table-cell table:formula="of:=[.$B71] - ([.K87] + [.$C$19] + [.R87])" office:value-type="float" office:value="58.7117671645776" calcext:value-type="float">
            <text:p>58.7117671645776</text:p>
          </table:table-cell>
          <table:table-cell table:style-name="ce11" table:formula="of:=[.$B71] - ([.K87] + [.$C$19] - [.R87])" office:value-type="float" office:value="303.473178254779" calcext:value-type="float">
            <text:p>303.473178254779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DATE([.$A$21]; 8; 1) - DATE(2000; 1; 1) - 0.5" office:value-type="float" office:value="212.5" calcext:value-type="float">
            <text:p>212.5</text:p>
          </table:table-cell>
          <table:table-cell/>
          <table:table-cell table:formula="of:=([.B88] + [.$B72] / 360) / 36525" office:value-type="float" office:value="0.00583162217659138" calcext:value-type="float">
            <text:p>0.005831622176591</text:p>
          </table:table-cell>
          <table:table-cell/>
          <table:table-cell table:formula="of:=280.46 + 36000.77 * [.D88]" office:value-type="float" office:value="490.402888706366" calcext:value-type="float">
            <text:p>490.402888706366</text:p>
          </table:table-cell>
          <table:table-cell table:formula="of:=357.528 + 35999.05 * [.D88]" office:value-type="float" office:value="567.460858316222" calcext:value-type="float">
            <text:p>567.460858316222</text:p>
          </table:table-cell>
          <table:table-cell table:formula="of:=1.915 * SIN([.G88] * PI() / 180) + 0.02 * SIN(2 * [.G88] * PI() / 180)" office:value-type="float" office:value="-0.866720617764806" calcext:value-type="float">
            <text:p>-0.866720617764806</text:p>
          </table:table-cell>
          <table:table-cell table:formula="of:=[.F88] + [.H88]" office:value-type="float" office:value="489.536168088601" calcext:value-type="float">
            <text:p>489.536168088601</text:p>
          </table:table-cell>
          <table:table-cell table:formula="of:=-[.H88] + 2.466 * SIN (2 * [.I88] * PI() / 180) - 0.053 * SIN(4 * [.I88] * PI() / 180)" office:value-type="float" office:value="-1.57429414525518" calcext:value-type="float">
            <text:p>-1.57429414525518</text:p>
          </table:table-cell>
          <table:table-cell table:formula="of:=[.$B72] - 180 + [.J88]" office:value-type="float" office:value="-1.57429414525518" calcext:value-type="float">
            <text:p>-1.57429414525518</text:p>
          </table:table-cell>
          <table:table-cell table:formula="of:=23.4393 - 0.013 * [.D88]" office:value-type="float" office:value="23.4392241889117" calcext:value-type="float">
            <text:p>23.4392241889117</text:p>
          </table:table-cell>
          <table:table-cell table:formula="of:=ASIN(SIN([.L88] * PI() / 180) * SIN([.I88] * PI() / 180)) * 180 / PI()" office:value-type="float" office:value="17.864925491291" calcext:value-type="float">
            <text:p>17.864925491291</text:p>
          </table:table-cell>
          <table:table-cell/>
          <table:table-cell table:formula="of:=SIN([.$C$78] * PI() / 180) - SIN([.$C$18] * PI() / 180) * SIN([.M88] * PI() / 180)" office:value-type="float" office:value="-0.240116732965881" calcext:value-type="float">
            <text:p>-0.240116732965881</text:p>
          </table:table-cell>
          <table:table-cell table:formula="of:=COS([.$C$18] * PI() / 180) * COS([.M88] * PI() / 180)" office:value-type="float" office:value="0.592370203134079" calcext:value-type="float">
            <text:p>0.592370203134079</text:p>
          </table:table-cell>
          <table:table-cell table:formula="of:=IF(([.O88] / [.P88]) &gt; 1; 0; IF(([.O88] / [.P88]) &lt; -1; 1; [.O88] / [.P88]))" office:value-type="float" office:value="-0.405349107189195" calcext:value-type="float">
            <text:p>-0.405349107189195</text:p>
          </table:table-cell>
          <table:table-cell table:formula="of:=ACOS([.Q88]) * 180 / PI()" office:value-type="float" office:value="113.913005841203" calcext:value-type="float">
            <text:p>113.913005841203</text:p>
          </table:table-cell>
          <table:table-cell/>
          <table:table-cell table:formula="of:=[.$B72] - ([.K88] + [.$C$19] + [.R88])" office:value-type="float" office:value="67.7793803040523" calcext:value-type="float">
            <text:p>67.7793803040523</text:p>
          </table:table-cell>
          <table:table-cell table:style-name="ce11" table:formula="of:=[.$B72] - ([.K88] + [.$C$19] - [.R88])" office:value-type="float" office:value="295.605391986458" calcext:value-type="float">
            <text:p>295.605391986458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formula="of:=DATE([.$A$21]; 9; 1) - DATE(2000; 1; 1) - 0.5" office:value-type="float" office:value="243.5" calcext:value-type="float">
            <text:p>243.5</text:p>
          </table:table-cell>
          <table:table-cell/>
          <table:table-cell table:formula="of:=([.B89] + [.$B73] / 360) / 36525" office:value-type="float" office:value="0.00668035592060233" calcext:value-type="float">
            <text:p>0.006680355920602</text:p>
          </table:table-cell>
          <table:table-cell/>
          <table:table-cell table:formula="of:=280.46 + 36000.77 * [.D89]" office:value-type="float" office:value="520.957957015743" calcext:value-type="float">
            <text:p>520.957957015743</text:p>
          </table:table-cell>
          <table:table-cell table:formula="of:=357.528 + 35999.05 * [.D89]" office:value-type="float" office:value="598.014466803559" calcext:value-type="float">
            <text:p>598.014466803559</text:p>
          </table:table-cell>
          <table:table-cell table:formula="of:=1.915 * SIN([.G89] * PI() / 180) + 0.02 * SIN(2 * [.G89] * PI() / 180)" office:value-type="float" office:value="-1.60629683025926" calcext:value-type="float">
            <text:p>-1.60629683025926</text:p>
          </table:table-cell>
          <table:table-cell table:formula="of:=[.F89] + [.H89]" office:value-type="float" office:value="519.351660185483" calcext:value-type="float">
            <text:p>519.351660185483</text:p>
          </table:table-cell>
          <table:table-cell table:formula="of:=-[.H89] + 2.466 * SIN (2 * [.I89] * PI() / 180) - 0.053 * SIN(4 * [.I89] * PI() / 180)" office:value-type="float" office:value="0.0313978616618305" calcext:value-type="float">
            <text:p>0.031397861661831</text:p>
          </table:table-cell>
          <table:table-cell table:formula="of:=[.$B73] - 180 + [.J89]" office:value-type="float" office:value="0.0313978616618305" calcext:value-type="float">
            <text:p>0.031397861661831</text:p>
          </table:table-cell>
          <table:table-cell table:formula="of:=23.4393 - 0.013 * [.D89]" office:value-type="float" office:value="23.439213155373" calcext:value-type="float">
            <text:p>23.439213155373</text:p>
          </table:table-cell>
          <table:table-cell table:formula="of:=ASIN(SIN([.L89] * PI() / 180) * SIN([.I89] * PI() / 180)) * 180 / PI()" office:value-type="float" office:value="8.06336738731148" calcext:value-type="float">
            <text:p>8.06336738731148</text:p>
          </table:table-cell>
          <table:table-cell/>
          <table:table-cell table:formula="of:=SIN([.$C$78] * PI() / 180) - SIN([.$C$18] * PI() / 180) * SIN([.M89] * PI() / 180)" office:value-type="float" office:value="-0.109790087320152" calcext:value-type="float">
            <text:p>-0.109790087320152</text:p>
          </table:table-cell>
          <table:table-cell table:formula="of:=COS([.$C$18] * PI() / 180) * COS([.M89] * PI() / 180)" office:value-type="float" office:value="0.616226747904578" calcext:value-type="float">
            <text:p>0.616226747904578</text:p>
          </table:table-cell>
          <table:table-cell table:formula="of:=IF(([.O89] / [.P89]) &gt; 1; 0; IF(([.O89] / [.P89]) &lt; -1; 1; [.O89] / [.P89]))" office:value-type="float" office:value="-0.17816507915874" calcext:value-type="float">
            <text:p>-0.17816507915874</text:p>
          </table:table-cell>
          <table:table-cell table:formula="of:=ACOS([.Q89]) * 180 / PI()" office:value-type="float" office:value="100.262899063702" calcext:value-type="float">
            <text:p>100.262899063702</text:p>
          </table:table-cell>
          <table:table-cell/>
          <table:table-cell table:formula="of:=[.$B73] - ([.K89] + [.$C$19] + [.R89])" office:value-type="float" office:value="79.8237950746363" calcext:value-type="float">
            <text:p>79.8237950746363</text:p>
          </table:table-cell>
          <table:table-cell table:style-name="ce11" table:formula="of:=[.$B73] - ([.K89] + [.$C$19] - [.R89])" office:value-type="float" office:value="280.34959320204" calcext:value-type="float">
            <text:p>280.3495932020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DATE([.$A$21]; 10; 1) - DATE(2000; 1; 1) - 0.5" office:value-type="float" office:value="273.5" calcext:value-type="float">
            <text:p>273.5</text:p>
          </table:table-cell>
          <table:table-cell/>
          <table:table-cell table:formula="of:=([.B90] + [.$B74] / 360) / 36525" office:value-type="float" office:value="0.00750171115674196" calcext:value-type="float">
            <text:p>0.007501711156742</text:p>
          </table:table-cell>
          <table:table-cell/>
          <table:table-cell table:formula="of:=280.46 + 36000.77 * [.D90]" office:value-type="float" office:value="550.527377960301" calcext:value-type="float">
            <text:p>550.527377960301</text:p>
          </table:table-cell>
          <table:table-cell table:formula="of:=357.528 + 35999.05 * [.D90]" office:value-type="float" office:value="627.582475017112" calcext:value-type="float">
            <text:p>627.582475017112</text:p>
          </table:table-cell>
          <table:table-cell table:formula="of:=1.915 * SIN([.G90] * PI() / 180) + 0.02 * SIN(2 * [.G90] * PI() / 180)" office:value-type="float" office:value="-1.91160985356753" calcext:value-type="float">
            <text:p>-1.91160985356753</text:p>
          </table:table-cell>
          <table:table-cell table:formula="of:=[.F90] + [.H90]" office:value-type="float" office:value="548.615768106734" calcext:value-type="float">
            <text:p>548.615768106734</text:p>
          </table:table-cell>
          <table:table-cell table:formula="of:=-[.H90] + 2.466 * SIN (2 * [.I90] * PI() / 180) - 0.053 * SIN(4 * [.I90] * PI() / 180)" office:value-type="float" office:value="2.61213103305352" calcext:value-type="float">
            <text:p>2.61213103305352</text:p>
          </table:table-cell>
          <table:table-cell table:formula="of:=[.$B74] - 180 + [.J90]" office:value-type="float" office:value="2.61213103305352" calcext:value-type="float">
            <text:p>2.61213103305352</text:p>
          </table:table-cell>
          <table:table-cell table:formula="of:=23.4393 - 0.013 * [.D90]" office:value-type="float" office:value="23.439202477755" calcext:value-type="float">
            <text:p>23.439202477755</text:p>
          </table:table-cell>
          <table:table-cell table:formula="of:=ASIN(SIN([.L90] * PI() / 180) * SIN([.I90] * PI() / 180)) * 180 / PI()" office:value-type="float" office:value="-3.41626609110826" calcext:value-type="float">
            <text:p>-3.41626609110826</text:p>
          </table:table-cell>
          <table:table-cell/>
          <table:table-cell table:formula="of:=SIN([.$C$78] * PI() / 180) - SIN([.$C$18] * PI() / 180) * SIN([.M90] * PI() / 180)" office:value-type="float" office:value="0.0466418250442236" calcext:value-type="float">
            <text:p>0.046641825044224</text:p>
          </table:table-cell>
          <table:table-cell table:formula="of:=COS([.$C$18] * PI() / 180) * COS([.M90] * PI() / 180)" office:value-type="float" office:value="0.62127388083087" calcext:value-type="float">
            <text:p>0.62127388083087</text:p>
          </table:table-cell>
          <table:table-cell table:formula="of:=IF(([.O90] / [.P90]) &gt; 1; 0; IF(([.O90] / [.P90]) &lt; -1; 1; [.O90] / [.P90]))" office:value-type="float" office:value="0.0750744985156086" calcext:value-type="float">
            <text:p>0.075074498515609</text:p>
          </table:table-cell>
          <table:table-cell table:formula="of:=ACOS([.Q90]) * 180 / PI()" office:value-type="float" office:value="85.6944971768733" calcext:value-type="float">
            <text:p>85.6944971768733</text:p>
          </table:table-cell>
          <table:table-cell/>
          <table:table-cell table:formula="of:=[.$B74] - ([.K90] + [.$C$19] + [.R90])" office:value-type="float" office:value="91.8114637900732" calcext:value-type="float">
            <text:p>91.8114637900732</text:p>
          </table:table-cell>
          <table:table-cell table:style-name="ce11" table:formula="of:=[.$B74] - ([.K90] + [.$C$19] - [.R90])" office:value-type="float" office:value="263.20045814382" calcext:value-type="float">
            <text:p>263.20045814382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DATE([.$A$21]; 11; 1) - DATE(2000; 1; 1) - 0.5" office:value-type="float" office:value="304.5" calcext:value-type="float">
            <text:p>304.5</text:p>
          </table:table-cell>
          <table:table-cell/>
          <table:table-cell table:formula="of:=([.B91] + [.$B75] / 360) / 36525" office:value-type="float" office:value="0.00835044490075291" calcext:value-type="float">
            <text:p>0.008350444900753</text:p>
          </table:table-cell>
          <table:table-cell/>
          <table:table-cell table:formula="of:=280.46 + 36000.77 * [.D91]" office:value-type="float" office:value="581.082446269678" calcext:value-type="float">
            <text:p>581.082446269678</text:p>
          </table:table-cell>
          <table:table-cell table:formula="of:=357.528 + 35999.05 * [.D91]" office:value-type="float" office:value="658.136083504449" calcext:value-type="float">
            <text:p>658.136083504449</text:p>
          </table:table-cell>
          <table:table-cell table:formula="of:=1.915 * SIN([.G91] * PI() / 180) + 0.02 * SIN(2 * [.G91] * PI() / 180)" office:value-type="float" office:value="-1.70533825312498" calcext:value-type="float">
            <text:p>-1.70533825312498</text:p>
          </table:table-cell>
          <table:table-cell table:formula="of:=[.F91] + [.H91]" office:value-type="float" office:value="579.377108016553" calcext:value-type="float">
            <text:p>579.377108016553</text:p>
          </table:table-cell>
          <table:table-cell table:formula="of:=-[.H91] + 2.466 * SIN (2 * [.I91] * PI() / 180) - 0.053 * SIN(4 * [.I91] * PI() / 180)" office:value-type="float" office:value="4.10371513305772" calcext:value-type="float">
            <text:p>4.10371513305772</text:p>
          </table:table-cell>
          <table:table-cell table:formula="of:=[.$B75] - 180 + [.J91]" office:value-type="float" office:value="4.10371513305772" calcext:value-type="float">
            <text:p>4.10371513305772</text:p>
          </table:table-cell>
          <table:table-cell table:formula="of:=23.4393 - 0.013 * [.D91]" office:value-type="float" office:value="23.4391914442163" calcext:value-type="float">
            <text:p>23.4391914442163</text:p>
          </table:table-cell>
          <table:table-cell table:formula="of:=ASIN(SIN([.L91] * PI() / 180) * SIN([.I91] * PI() / 180)) * 180 / PI()" office:value-type="float" office:value="-14.6170582861188" calcext:value-type="float">
            <text:p>-14.6170582861188</text:p>
          </table:table-cell>
          <table:table-cell/>
          <table:table-cell table:formula="of:=SIN([.$C$78] * PI() / 180) - SIN([.$C$18] * PI() / 180) * SIN([.M91] * PI() / 180)" office:value-type="float" office:value="0.197524049357249" calcext:value-type="float">
            <text:p>0.197524049357249</text:p>
          </table:table-cell>
          <table:table-cell table:formula="of:=COS([.$C$18] * PI() / 180) * COS([.M91] * PI() / 180)" office:value-type="float" office:value="0.602235983501273" calcext:value-type="float">
            <text:p>0.602235983501273</text:p>
          </table:table-cell>
          <table:table-cell table:formula="of:=IF(([.O91] / [.P91]) &gt; 1; 0; IF(([.O91] / [.P91]) &lt; -1; 1; [.O91] / [.P91]))" office:value-type="float" office:value="0.327984469159226" calcext:value-type="float">
            <text:p>0.327984469159226</text:p>
          </table:table-cell>
          <table:table-cell table:formula="of:=ACOS([.Q91]) * 180 / PI()" office:value-type="float" office:value="70.8535134534362" calcext:value-type="float">
            <text:p>70.8535134534362</text:p>
          </table:table-cell>
          <table:table-cell/>
          <table:table-cell table:formula="of:=[.$B75] - ([.K91] + [.$C$19] + [.R91])" office:value-type="float" office:value="105.160863413506" calcext:value-type="float">
            <text:p>105.160863413506</text:p>
          </table:table-cell>
          <table:table-cell table:style-name="ce11" table:formula="of:=[.$B75] - ([.K91] + [.$C$19] - [.R91])" office:value-type="float" office:value="246.867890320379" calcext:value-type="float">
            <text:p>246.86789032037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DATE([.$A$21]; 12; 1) - DATE(2000; 1; 1) - 0.5" office:value-type="float" office:value="334.5" calcext:value-type="float">
            <text:p>334.5</text:p>
          </table:table-cell>
          <table:table-cell/>
          <table:table-cell table:formula="of:=([.B92] + [.$B76] / 360) / 36525" office:value-type="float" office:value="0.00917180013689254" calcext:value-type="float">
            <text:p>0.009171800136893</text:p>
          </table:table-cell>
          <table:table-cell/>
          <table:table-cell table:formula="of:=280.46 + 36000.77 * [.D92]" office:value-type="float" office:value="610.651867214237" calcext:value-type="float">
            <text:p>610.651867214237</text:p>
          </table:table-cell>
          <table:table-cell table:formula="of:=357.528 + 35999.05 * [.D92]" office:value-type="float" office:value="687.704091718001" calcext:value-type="float">
            <text:p>687.704091718001</text:p>
          </table:table-cell>
          <table:table-cell table:formula="of:=1.915 * SIN([.G92] * PI() / 180) + 0.02 * SIN(2 * [.G92] * PI() / 180)" office:value-type="float" office:value="-1.04123463078897" calcext:value-type="float">
            <text:p>-1.04123463078897</text:p>
          </table:table-cell>
          <table:table-cell table:formula="of:=[.F92] + [.H92]" office:value-type="float" office:value="609.610632583448" calcext:value-type="float">
            <text:p>609.610632583448</text:p>
          </table:table-cell>
          <table:table-cell table:formula="of:=-[.H92] + 2.466 * SIN (2 * [.I92] * PI() / 180) - 0.053 * SIN(4 * [.I92] * PI() / 180)" office:value-type="float" office:value="2.70430256240248" calcext:value-type="float">
            <text:p>2.70430256240248</text:p>
          </table:table-cell>
          <table:table-cell table:formula="of:=[.$B76] - 180 + [.J92]" office:value-type="float" office:value="2.70430256240248" calcext:value-type="float">
            <text:p>2.70430256240248</text:p>
          </table:table-cell>
          <table:table-cell table:formula="of:=23.4393 - 0.013 * [.D92]" office:value-type="float" office:value="23.4391807665982" calcext:value-type="float">
            <text:p>23.4391807665982</text:p>
          </table:table-cell>
          <table:table-cell table:formula="of:=ASIN(SIN([.L92] * PI() / 180) * SIN([.I92] * PI() / 180)) * 180 / PI()" office:value-type="float" office:value="-21.8917038155978" calcext:value-type="float">
            <text:p>-21.8917038155978</text:p>
          </table:table-cell>
          <table:table-cell/>
          <table:table-cell table:formula="of:=SIN([.$C$78] * PI() / 180) - SIN([.$C$18] * PI() / 180) * SIN([.M92] * PI() / 180)" office:value-type="float" office:value="0.291838096193898" calcext:value-type="float">
            <text:p>0.291838096193898</text:p>
          </table:table-cell>
          <table:table-cell table:formula="of:=COS([.$C$18] * PI() / 180) * COS([.M92] * PI() / 180)" office:value-type="float" office:value="0.57750022366373" calcext:value-type="float">
            <text:p>0.57750022366373</text:p>
          </table:table-cell>
          <table:table-cell table:formula="of:=IF(([.O92] / [.P92]) &gt; 1; 0; IF(([.O92] / [.P92]) &lt; -1; 1; [.O92] / [.P92]))" office:value-type="float" office:value="0.50534715699752" calcext:value-type="float">
            <text:p>0.50534715699752</text:p>
          </table:table-cell>
          <table:table-cell table:formula="of:=ACOS([.Q92]) * 180 / PI()" office:value-type="float" office:value="59.6455998711321" calcext:value-type="float">
            <text:p>59.6455998711321</text:p>
          </table:table-cell>
          <table:table-cell/>
          <table:table-cell table:formula="of:=[.$B76] - ([.K92] + [.$C$19] + [.R92])" office:value-type="float" office:value="117.768189566465" calcext:value-type="float">
            <text:p>117.768189566465</text:p>
          </table:table-cell>
          <table:table-cell table:style-name="ce11" table:formula="of:=[.$B76] - ([.K92] + [.$C$19] - [.R92])" office:value-type="float" office:value="237.05938930873" calcext:value-type="float">
            <text:p>237.05938930873</text:p>
          </table:table-cell>
        </table:table-row>
      </table:table>
      <table:table table:name="SunriseSunsetTable_tx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</table:table-row>
        <table:table-row table:style-name="ro1">
          <table:table-cell/>
          <table:table-cell table:number-columns-repeated="24" office:value-type="string" calcext:value-type="string">
            <text:p><text:s/>h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602" calcext:value-type="float">
            <text:p>1602</text:p>
          </table:table-cell>
          <table:table-cell office:value-type="float" office:value="740" calcext:value-type="float">
            <text:p>740</text:p>
          </table:table-cell>
          <table:table-cell office:value-type="float" office:value="1649" calcext:value-type="float">
            <text:p>1649</text:p>
          </table:table-cell>
          <table:table-cell office:value-type="float" office:value="645" calcext:value-type="float">
            <text:p>645</text:p>
          </table:table-cell>
          <table:table-cell office:value-type="float" office:value="1741" calcext:value-type="float">
            <text:p>1741</text:p>
          </table:table-cell>
          <table:table-cell office:value-type="float" office:value="535" calcext:value-type="float">
            <text:p>535</text:p>
          </table:table-cell>
          <table:table-cell office:value-type="float" office:value="1834" calcext:value-type="float">
            <text:p>1834</text:p>
          </table:table-cell>
          <table:table-cell office:value-type="float" office:value="432" calcext:value-type="float">
            <text:p>432</text:p>
          </table:table-cell>
          <table:table-cell office:value-type="float" office:value="1924" calcext:value-type="float">
            <text:p>1924</text:p>
          </table:table-cell>
          <table:table-cell office:value-type="float" office:value="349" calcext:value-type="float">
            <text:p>349</text:p>
          </table:table-cell>
          <table:table-cell office:value-type="float" office:value="2008" calcext:value-type="float">
            <text:p>2008</text:p>
          </table:table-cell>
          <table:table-cell office:value-type="float" office:value="348" calcext:value-type="float">
            <text:p>348</text:p>
          </table:table-cell>
          <table:table-cell office:value-type="float" office:value="2021" calcext:value-type="float">
            <text:p>2021</text:p>
          </table:table-cell>
          <table:table-cell office:value-type="float" office:value="425" calcext:value-type="float">
            <text:p>425</text:p>
          </table:table-cell>
          <table:table-cell office:value-type="float" office:value="1948" calcext:value-type="float">
            <text:p>1948</text:p>
          </table:table-cell>
          <table:table-cell office:value-type="float" office:value="513" calcext:value-type="float">
            <text:p>513</text:p>
          </table:table-cell>
          <table:table-cell office:value-type="float" office:value="1846" calcext:value-type="float">
            <text:p>1846</text:p>
          </table:table-cell>
          <table:table-cell office:value-type="float" office:value="601" calcext:value-type="float">
            <text:p>601</text:p>
          </table:table-cell>
          <table:table-cell office:value-type="float" office:value="1738" calcext:value-type="float">
            <text:p>1738</text:p>
          </table:table-cell>
          <table:table-cell office:value-type="float" office:value="654" calcext:value-type="float">
            <text:p>654</text:p>
          </table:table-cell>
          <table:table-cell office:value-type="float" office:value="1633" calcext:value-type="float">
            <text:p>1633</text:p>
          </table:table-cell>
          <table:table-cell office:value-type="float" office:value="744" calcext:value-type="float">
            <text:p>74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1603" calcext:value-type="float">
            <text:p>1603</text:p>
          </table:table-cell>
          <table:table-cell office:value-type="float" office:value="738" calcext:value-type="float">
            <text:p>738</text:p>
          </table:table-cell>
          <table:table-cell office:value-type="float" office:value="1651" calcext:value-type="float">
            <text:p>1651</text:p>
          </table:table-cell>
          <table:table-cell office:value-type="float" office:value="643" calcext:value-type="float">
            <text:p>643</text:p>
          </table:table-cell>
          <table:table-cell office:value-type="float" office:value="1743" calcext:value-type="float">
            <text:p>1743</text:p>
          </table:table-cell>
          <table:table-cell office:value-type="float" office:value="533" calcext:value-type="float">
            <text:p>533</text:p>
          </table:table-cell>
          <table:table-cell office:value-type="float" office:value="1836" calcext:value-type="float">
            <text:p>1836</text:p>
          </table:table-cell>
          <table:table-cell office:value-type="float" office:value="430" calcext:value-type="float">
            <text:p>430</text:p>
          </table:table-cell>
          <table:table-cell office:value-type="float" office:value="1926" calcext:value-type="float">
            <text:p>1926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6" calcext:value-type="float">
            <text:p>426</text:p>
          </table:table-cell>
          <table:table-cell office:value-type="float" office:value="1946" calcext:value-type="float">
            <text:p>1946</text:p>
          </table:table-cell>
          <table:table-cell office:value-type="float" office:value="515" calcext:value-type="float">
            <text:p>515</text:p>
          </table:table-cell>
          <table:table-cell office:value-type="float" office:value="1844" calcext:value-type="float">
            <text:p>1844</text:p>
          </table:table-cell>
          <table:table-cell office:value-type="float" office:value="603" calcext:value-type="float">
            <text:p>603</text:p>
          </table:table-cell>
          <table:table-cell office:value-type="float" office:value="1735" calcext:value-type="float">
            <text:p>1735</text:p>
          </table:table-cell>
          <table:table-cell office:value-type="float" office:value="656" calcext:value-type="float">
            <text:p>656</text:p>
          </table:table-cell>
          <table:table-cell office:value-type="float" office:value="1631" calcext:value-type="float">
            <text:p>1631</text:p>
          </table:table-cell>
          <table:table-cell office:value-type="float" office:value="746" calcext:value-type="float">
            <text:p>74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1604" calcext:value-type="float">
            <text:p>1604</text:p>
          </table:table-cell>
          <table:table-cell office:value-type="float" office:value="737" calcext:value-type="float">
            <text:p>737</text:p>
          </table:table-cell>
          <table:table-cell office:value-type="float" office:value="1652" calcext:value-type="float">
            <text:p>1652</text:p>
          </table:table-cell>
          <table:table-cell office:value-type="float" office:value="641" calcext:value-type="float">
            <text:p>641</text:p>
          </table:table-cell>
          <table:table-cell office:value-type="float" office:value="1745" calcext:value-type="float">
            <text:p>1745</text:p>
          </table:table-cell>
          <table:table-cell office:value-type="float" office:value="531" calcext:value-type="float">
            <text:p>531</text:p>
          </table:table-cell>
          <table:table-cell office:value-type="float" office:value="1838" calcext:value-type="float">
            <text:p>1838</text:p>
          </table:table-cell>
          <table:table-cell office:value-type="float" office:value="428" calcext:value-type="float">
            <text:p>428</text:p>
          </table:table-cell>
          <table:table-cell office:value-type="float" office:value="1927" calcext:value-type="float">
            <text:p>1927</text:p>
          </table:table-cell>
          <table:table-cell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8" calcext:value-type="float">
            <text:p>428</text:p>
          </table:table-cell>
          <table:table-cell office:value-type="float" office:value="1945" calcext:value-type="float">
            <text:p>1945</text:p>
          </table:table-cell>
          <table:table-cell office:value-type="float" office:value="517" calcext:value-type="float">
            <text:p>517</text:p>
          </table:table-cell>
          <table:table-cell office:value-type="float" office:value="1842" calcext:value-type="float">
            <text:p>1842</text:p>
          </table:table-cell>
          <table:table-cell office:value-type="float" office:value="605" calcext:value-type="float">
            <text:p>605</text:p>
          </table:table-cell>
          <table:table-cell office:value-type="float" office:value="1733" calcext:value-type="float">
            <text:p>1733</text:p>
          </table:table-cell>
          <table:table-cell office:value-type="float" office:value="658" calcext:value-type="float">
            <text:p>658</text:p>
          </table:table-cell>
          <table:table-cell office:value-type="float" office:value="1629" calcext:value-type="float">
            <text:p>1629</text:p>
          </table:table-cell>
          <table:table-cell office:value-type="float" office:value="747" calcext:value-type="float">
            <text:p>74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1605" calcext:value-type="float">
            <text:p>1605</text:p>
          </table:table-cell>
          <table:table-cell office:value-type="float" office:value="735" calcext:value-type="float">
            <text:p>735</text:p>
          </table:table-cell>
          <table:table-cell office:value-type="float" office:value="1654" calcext:value-type="float">
            <text:p>1654</text:p>
          </table:table-cell>
          <table:table-cell office:value-type="float" office:value="639" calcext:value-type="float">
            <text:p>639</text:p>
          </table:table-cell>
          <table:table-cell office:value-type="float" office:value="1747" calcext:value-type="float">
            <text:p>1747</text:p>
          </table:table-cell>
          <table:table-cell office:value-type="float" office:value="529" calcext:value-type="float">
            <text:p>529</text:p>
          </table:table-cell>
          <table:table-cell office:value-type="float" office:value="1839" calcext:value-type="float">
            <text:p>1839</text:p>
          </table:table-cell>
          <table:table-cell office:value-type="float" office:value="426" calcext:value-type="float">
            <text:p>426</text:p>
          </table:table-cell>
          <table:table-cell office:value-type="float" office:value="1929" calcext:value-type="float">
            <text:p>1929</text:p>
          </table:table-cell>
          <table:table-cell office:value-type="float" office:value="347" calcext:value-type="float">
            <text:p>347</text:p>
          </table:table-cell>
          <table:table-cell office:value-type="float" office:value="2011" calcext:value-type="float">
            <text:p>2011</text:p>
          </table:table-cell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429" calcext:value-type="float">
            <text:p>429</text:p>
          </table:table-cell>
          <table:table-cell office:value-type="float" office:value="1943" calcext:value-type="float">
            <text:p>1943</text:p>
          </table:table-cell>
          <table:table-cell office:value-type="float" office:value="518" calcext:value-type="float">
            <text:p>518</text:p>
          </table:table-cell>
          <table:table-cell office:value-type="float" office:value="1840" calcext:value-type="float">
            <text:p>1840</text:p>
          </table:table-cell>
          <table:table-cell office:value-type="float" office:value="606" calcext:value-type="float">
            <text:p>606</text:p>
          </table:table-cell>
          <table:table-cell office:value-type="float" office:value="1731" calcext:value-type="float">
            <text:p>1731</text:p>
          </table:table-cell>
          <table:table-cell office:value-type="float" office:value="700" calcext:value-type="float">
            <text:p>700</text:p>
          </table:table-cell>
          <table:table-cell office:value-type="float" office:value="1628" calcext:value-type="float">
            <text:p>1628</text:p>
          </table:table-cell>
          <table:table-cell office:value-type="float" office:value="748" calcext:value-type="float">
            <text:p>74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1606" calcext:value-type="float">
            <text:p>1606</text:p>
          </table:table-cell>
          <table:table-cell office:value-type="float" office:value="734" calcext:value-type="float">
            <text:p>734</text:p>
          </table:table-cell>
          <table:table-cell office:value-type="float" office:value="1656" calcext:value-type="float">
            <text:p>1656</text:p>
          </table:table-cell>
          <table:table-cell office:value-type="float" office:value="636" calcext:value-type="float">
            <text:p>636</text:p>
          </table:table-cell>
          <table:table-cell office:value-type="float" office:value="1748" calcext:value-type="float">
            <text:p>1748</text:p>
          </table:table-cell>
          <table:table-cell office:value-type="float" office:value="526" calcext:value-type="float">
            <text:p>526</text:p>
          </table:table-cell>
          <table:table-cell office:value-type="float" office:value="1841" calcext:value-type="float">
            <text:p>1841</text:p>
          </table:table-cell>
          <table:table-cell office:value-type="float" office:value="425" calcext:value-type="float">
            <text:p>425</text:p>
          </table:table-cell>
          <table:table-cell office:value-type="float" office:value="1931" calcext:value-type="float">
            <text:p>1931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431" calcext:value-type="float">
            <text:p>431</text:p>
          </table:table-cell>
          <table:table-cell office:value-type="float" office:value="1941" calcext:value-type="float">
            <text:p>1941</text:p>
          </table:table-cell>
          <table:table-cell office:value-type="float" office:value="520" calcext:value-type="float">
            <text:p>520</text:p>
          </table:table-cell>
          <table:table-cell office:value-type="float" office:value="1837" calcext:value-type="float">
            <text:p>1837</text:p>
          </table:table-cell>
          <table:table-cell office:value-type="float" office:value="608" calcext:value-type="float">
            <text:p>608</text:p>
          </table:table-cell>
          <table:table-cell office:value-type="float" office:value="1729" calcext:value-type="float">
            <text:p>1729</text:p>
          </table:table-cell>
          <table:table-cell office:value-type="float" office:value="701" calcext:value-type="float">
            <text:p>701</text:p>
          </table:table-cell>
          <table:table-cell office:value-type="float" office:value="1626" calcext:value-type="float">
            <text:p>1626</text:p>
          </table:table-cell>
          <table:table-cell office:value-type="float" office:value="749" calcext:value-type="float">
            <text:p>74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office:value-type="float" office:value="1607" calcext:value-type="float">
            <text:p>1607</text:p>
          </table:table-cell>
          <table:table-cell office:value-type="float" office:value="732" calcext:value-type="float">
            <text:p>732</text:p>
          </table:table-cell>
          <table:table-cell office:value-type="float" office:value="1658" calcext:value-type="float">
            <text:p>1658</text:p>
          </table:table-cell>
          <table:table-cell office:value-type="float" office:value="634" calcext:value-type="float">
            <text:p>634</text:p>
          </table:table-cell>
          <table:table-cell office:value-type="float" office:value="1750" calcext:value-type="float">
            <text:p>1750</text:p>
          </table:table-cell>
          <table:table-cell office:value-type="float" office:value="524" calcext:value-type="float">
            <text:p>524</text:p>
          </table:table-cell>
          <table:table-cell office:value-type="float" office:value="1843" calcext:value-type="float">
            <text:p>1843</text:p>
          </table:table-cell>
          <table:table-cell office:value-type="float" office:value="423" calcext:value-type="float">
            <text:p>423</text:p>
          </table:table-cell>
          <table:table-cell office:value-type="float" office:value="1932" calcext:value-type="float">
            <text:p>1932</text:p>
          </table:table-cell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352" calcext:value-type="float">
            <text:p>352</text:p>
          </table:table-cell>
          <table:table-cell office:value-type="float" office:value="2018" calcext:value-type="float">
            <text:p>2018</text:p>
          </table:table-cell>
          <table:table-cell office:value-type="float" office:value="432" calcext:value-type="float">
            <text:p>432</text:p>
          </table:table-cell>
          <table:table-cell office:value-type="float" office:value="1939" calcext:value-type="float">
            <text:p>1939</text:p>
          </table:table-cell>
          <table:table-cell office:value-type="float" office:value="521" calcext:value-type="float">
            <text:p>521</text:p>
          </table:table-cell>
          <table:table-cell office:value-type="float" office:value="1835" calcext:value-type="float">
            <text:p>1835</text:p>
          </table:table-cell>
          <table:table-cell office:value-type="float" office:value="610" calcext:value-type="float">
            <text:p>610</text:p>
          </table:table-cell>
          <table:table-cell office:value-type="float" office:value="1726" calcext:value-type="float">
            <text:p>1726</text:p>
          </table:table-cell>
          <table:table-cell office:value-type="float" office:value="703" calcext:value-type="float">
            <text:p>703</text:p>
          </table:table-cell>
          <table:table-cell office:value-type="float" office:value="1624" calcext:value-type="float">
            <text:p>1624</text:p>
          </table:table-cell>
          <table:table-cell office:value-type="float" office:value="751" calcext:value-type="float">
            <text:p>75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1608" calcext:value-type="float">
            <text:p>1608</text:p>
          </table:table-cell>
          <table:table-cell office:value-type="float" office:value="730" calcext:value-type="float">
            <text:p>730</text:p>
          </table:table-cell>
          <table:table-cell office:value-type="float" office:value="1700" calcext:value-type="float">
            <text:p>1700</text:p>
          </table:table-cell>
          <table:table-cell office:value-type="float" office:value="632" calcext:value-type="float">
            <text:p>632</text:p>
          </table:table-cell>
          <table:table-cell office:value-type="float" office:value="1752" calcext:value-type="float">
            <text:p>1752</text:p>
          </table:table-cell>
          <table:table-cell office:value-type="float" office:value="522" calcext:value-type="float">
            <text:p>522</text:p>
          </table:table-cell>
          <table:table-cell office:value-type="float" office:value="1844" calcext:value-type="float">
            <text:p>1844</text:p>
          </table:table-cell>
          <table:table-cell office:value-type="float" office:value="421" calcext:value-type="float">
            <text:p>421</text:p>
          </table:table-cell>
          <table:table-cell office:value-type="float" office:value="1934" calcext:value-type="float">
            <text:p>1934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float" office:value="353" calcext:value-type="float">
            <text:p>353</text:p>
          </table:table-cell>
          <table:table-cell office:value-type="float" office:value="2018" calcext:value-type="float">
            <text:p>2018</text:p>
          </table:table-cell>
          <table:table-cell office:value-type="float" office:value="434" calcext:value-type="float">
            <text:p>434</text:p>
          </table:table-cell>
          <table:table-cell office:value-type="float" office:value="1938" calcext:value-type="float">
            <text:p>1938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724" calcext:value-type="float">
            <text:p>1724</text:p>
          </table:table-cell>
          <table:table-cell office:value-type="float" office:value="705" calcext:value-type="float">
            <text:p>705</text:p>
          </table:table-cell>
          <table:table-cell office:value-type="float" office:value="1623" calcext:value-type="float">
            <text:p>1623</text:p>
          </table:table-cell>
          <table:table-cell office:value-type="float" office:value="752" calcext:value-type="float">
            <text:p>75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610" calcext:value-type="float">
            <text:p>1610</text:p>
          </table:table-cell>
          <table:table-cell office:value-type="float" office:value="729" calcext:value-type="float">
            <text:p>729</text:p>
          </table:table-cell>
          <table:table-cell office:value-type="float" office:value="1701" calcext:value-type="float">
            <text:p>1701</text:p>
          </table:table-cell>
          <table:table-cell office:value-type="float" office:value="630" calcext:value-type="float">
            <text:p>630</text:p>
          </table:table-cell>
          <table:table-cell office:value-type="float" office:value="1754" calcext:value-type="float">
            <text:p>1754</text:p>
          </table:table-cell>
          <table:table-cell office:value-type="float" office:value="520" calcext:value-type="float">
            <text:p>520</text:p>
          </table:table-cell>
          <table:table-cell office:value-type="float" office:value="1846" calcext:value-type="float">
            <text:p>1846</text:p>
          </table:table-cell>
          <table:table-cell office:value-type="float" office:value="419" calcext:value-type="float">
            <text:p>419</text:p>
          </table:table-cell>
          <table:table-cell office:value-type="float" office:value="1935" calcext:value-type="float">
            <text:p>1935</text:p>
          </table:table-cell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float" office:value="354" calcext:value-type="float">
            <text:p>354</text:p>
          </table:table-cell>
          <table:table-cell office:value-type="float" office:value="2017" calcext:value-type="float">
            <text:p>2017</text:p>
          </table:table-cell>
          <table:table-cell office:value-type="float" office:value="435" calcext:value-type="float">
            <text:p>435</text:p>
          </table:table-cell>
          <table:table-cell office:value-type="float" office:value="1936" calcext:value-type="float">
            <text:p>1936</text:p>
          </table:table-cell>
          <table:table-cell office:value-type="float" office:value="525" calcext:value-type="float">
            <text:p>525</text:p>
          </table:table-cell>
          <table:table-cell office:value-type="float" office:value="1830" calcext:value-type="float">
            <text:p>1830</text:p>
          </table:table-cell>
          <table:table-cell office:value-type="float" office:value="613" calcext:value-type="float">
            <text:p>613</text:p>
          </table:table-cell>
          <table:table-cell office:value-type="float" office:value="1722" calcext:value-type="float">
            <text:p>1722</text:p>
          </table:table-cell>
          <table:table-cell office:value-type="float" office:value="707" calcext:value-type="float">
            <text:p>707</text:p>
          </table:table-cell>
          <table:table-cell office:value-type="float" office:value="1621" calcext:value-type="float">
            <text:p>1621</text:p>
          </table:table-cell>
          <table:table-cell office:value-type="float" office:value="753" calcext:value-type="float">
            <text:p>75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611" calcext:value-type="float">
            <text:p>1611</text:p>
          </table:table-cell>
          <table:table-cell office:value-type="float" office:value="727" calcext:value-type="float">
            <text:p>727</text:p>
          </table:table-cell>
          <table:table-cell office:value-type="float" office:value="1703" calcext:value-type="float">
            <text:p>1703</text:p>
          </table:table-cell>
          <table:table-cell office:value-type="float" office:value="628" calcext:value-type="float">
            <text:p>628</text:p>
          </table:table-cell>
          <table:table-cell office:value-type="float" office:value="1755" calcext:value-type="float">
            <text:p>1755</text:p>
          </table:table-cell>
          <table:table-cell office:value-type="float" office:value="517" calcext:value-type="float">
            <text:p>517</text:p>
          </table:table-cell>
          <table:table-cell office:value-type="float" office:value="1848" calcext:value-type="float">
            <text:p>1848</text:p>
          </table:table-cell>
          <table:table-cell office:value-type="float" office:value="418" calcext:value-type="float">
            <text:p>418</text:p>
          </table:table-cell>
          <table:table-cell office:value-type="float" office:value="1937" calcext:value-type="float">
            <text:p>1937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float" office:value="1934" calcext:value-type="float">
            <text:p>1934</text:p>
          </table:table-cell>
          <table:table-cell office:value-type="float" office:value="526" calcext:value-type="float">
            <text:p>526</text:p>
          </table:table-cell>
          <table:table-cell office:value-type="float" office:value="1828" calcext:value-type="float">
            <text:p>1828</text:p>
          </table:table-cell>
          <table:table-cell office:value-type="float" office:value="615" calcext:value-type="float">
            <text:p>615</text:p>
          </table:table-cell>
          <table:table-cell office:value-type="float" office:value="1720" calcext:value-type="float">
            <text:p>1720</text:p>
          </table:table-cell>
          <table:table-cell office:value-type="float" office:value="708" calcext:value-type="float">
            <text:p>708</text:p>
          </table:table-cell>
          <table:table-cell office:value-type="float" office:value="1620" calcext:value-type="float">
            <text:p>1620</text:p>
          </table:table-cell>
          <table:table-cell office:value-type="float" office:value="754" calcext:value-type="float">
            <text:p>75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3" calcext:value-type="float">
            <text:p>803</text:p>
          </table:table-cell>
          <table:table-cell office:value-type="float" office:value="1612" calcext:value-type="float">
            <text:p>1612</text:p>
          </table:table-cell>
          <table:table-cell office:value-type="float" office:value="725" calcext:value-type="float">
            <text:p>725</text:p>
          </table:table-cell>
          <table:table-cell office:value-type="float" office:value="1705" calcext:value-type="float">
            <text:p>1705</text:p>
          </table:table-cell>
          <table:table-cell office:value-type="float" office:value="625" calcext:value-type="float">
            <text:p>625</text:p>
          </table:table-cell>
          <table:table-cell office:value-type="float" office:value="1757" calcext:value-type="float">
            <text:p>1757</text:p>
          </table:table-cell>
          <table:table-cell office:value-type="float" office:value="515" calcext:value-type="float">
            <text:p>515</text:p>
          </table:table-cell>
          <table:table-cell office:value-type="float" office:value="1849" calcext:value-type="float">
            <text:p>1849</text:p>
          </table:table-cell>
          <table:table-cell office:value-type="float" office:value="416" calcext:value-type="float">
            <text:p>416</text:p>
          </table:table-cell>
          <table:table-cell office:value-type="float" office:value="1939" calcext:value-type="float">
            <text:p>1939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  <table:table-cell office:value-type="float" office:value="438" calcext:value-type="float">
            <text:p>438</text:p>
          </table:table-cell>
          <table:table-cell office:value-type="float" office:value="1932" calcext:value-type="float">
            <text:p>1932</text:p>
          </table:table-cell>
          <table:table-cell office:value-type="float" office:value="528" calcext:value-type="float">
            <text:p>528</text:p>
          </table:table-cell>
          <table:table-cell office:value-type="float" office:value="1826" calcext:value-type="float">
            <text:p>1826</text:p>
          </table:table-cell>
          <table:table-cell office:value-type="float" office:value="616" calcext:value-type="float">
            <text:p>616</text:p>
          </table:table-cell>
          <table:table-cell office:value-type="float" office:value="1718" calcext:value-type="float">
            <text:p>1718</text:p>
          </table:table-cell>
          <table:table-cell office:value-type="float" office:value="710" calcext:value-type="float">
            <text:p>710</text:p>
          </table:table-cell>
          <table:table-cell office:value-type="float" office:value="1618" calcext:value-type="float">
            <text:p>1618</text:p>
          </table:table-cell>
          <table:table-cell office:value-type="float" office:value="755" calcext:value-type="float">
            <text:p>7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3" calcext:value-type="float">
            <text:p>803</text:p>
          </table:table-cell>
          <table:table-cell office:value-type="float" office:value="1614" calcext:value-type="float">
            <text:p>1614</text:p>
          </table:table-cell>
          <table:table-cell office:value-type="float" office:value="723" calcext:value-type="float">
            <text:p>723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759" calcext:value-type="float">
            <text:p>1759</text:p>
          </table:table-cell>
          <table:table-cell office:value-type="float" office:value="513" calcext:value-type="float">
            <text:p>513</text:p>
          </table:table-cell>
          <table:table-cell office:value-type="float" office:value="1851" calcext:value-type="float">
            <text:p>1851</text:p>
          </table:table-cell>
          <table:table-cell office:value-type="float" office:value="415" calcext:value-type="float">
            <text:p>415</text:p>
          </table:table-cell>
          <table:table-cell office:value-type="float" office:value="1940" calcext:value-type="float">
            <text:p>1940</text:p>
          </table:table-cell>
          <table:table-cell office:value-type="float" office:value="344" calcext:value-type="float">
            <text:p>344</text:p>
          </table:table-cell>
          <table:table-cell office:value-type="float" office:value="2017" calcext:value-type="float">
            <text:p>2017</text:p>
          </table:table-cell>
          <table:table-cell office:value-type="float" office:value="357" calcext:value-type="float">
            <text:p>357</text:p>
          </table:table-cell>
          <table:table-cell office:value-type="float" office:value="2015" calcext:value-type="float">
            <text:p>2015</text:p>
          </table:table-cell>
          <table:table-cell office:value-type="float" office:value="440" calcext:value-type="float">
            <text:p>440</text:p>
          </table:table-cell>
          <table:table-cell office:value-type="float" office:value="1930" calcext:value-type="float">
            <text:p>1930</text:p>
          </table:table-cell>
          <table:table-cell office:value-type="float" office:value="529" calcext:value-type="float">
            <text:p>529</text:p>
          </table:table-cell>
          <table:table-cell office:value-type="float" office:value="1824" calcext:value-type="float">
            <text:p>1824</text:p>
          </table:table-cell>
          <table:table-cell office:value-type="float" office:value="618" calcext:value-type="float">
            <text:p>618</text:p>
          </table:table-cell>
          <table:table-cell office:value-type="float" office:value="1715" calcext:value-type="float">
            <text:p>1715</text:p>
          </table:table-cell>
          <table:table-cell office:value-type="float" office:value="712" calcext:value-type="float">
            <text:p>712</text:p>
          </table:table-cell>
          <table:table-cell office:value-type="float" office:value="1616" calcext:value-type="float">
            <text:p>1616</text:p>
          </table:table-cell>
          <table:table-cell office:value-type="float" office:value="756" calcext:value-type="float">
            <text:p>75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1615" calcext:value-type="float">
            <text:p>1615</text:p>
          </table:table-cell>
          <table:table-cell office:value-type="float" office:value="721" calcext:value-type="float">
            <text:p>721</text:p>
          </table:table-cell>
          <table:table-cell office:value-type="float" office:value="1709" calcext:value-type="float">
            <text:p>1709</text:p>
          </table:table-cell>
          <table:table-cell office:value-type="float" office:value="621" calcext:value-type="float">
            <text:p>621</text:p>
          </table:table-cell>
          <table:table-cell office:value-type="float" office:value="1800" calcext:value-type="float">
            <text:p>1800</text:p>
          </table:table-cell>
          <table:table-cell office:value-type="float" office:value="511" calcext:value-type="float">
            <text:p>511</text:p>
          </table:table-cell>
          <table:table-cell office:value-type="float" office:value="1853" calcext:value-type="float">
            <text:p>1853</text:p>
          </table:table-cell>
          <table:table-cell office:value-type="float" office:value="413" calcext:value-type="float">
            <text:p>413</text:p>
          </table:table-cell>
          <table:table-cell office:value-type="float" office:value="1942" calcext:value-type="float">
            <text:p>1942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float" office:value="442" calcext:value-type="float">
            <text:p>442</text:p>
          </table:table-cell>
          <table:table-cell office:value-type="float" office:value="1928" calcext:value-type="float">
            <text:p>1928</text:p>
          </table:table-cell>
          <table:table-cell office:value-type="float" office:value="531" calcext:value-type="float">
            <text:p>531</text:p>
          </table:table-cell>
          <table:table-cell office:value-type="float" office:value="1821" calcext:value-type="float">
            <text:p>1821</text:p>
          </table:table-cell>
          <table:table-cell office:value-type="float" office:value="620" calcext:value-type="float">
            <text:p>620</text:p>
          </table:table-cell>
          <table:table-cell office:value-type="float" office:value="1713" calcext:value-type="float">
            <text:p>1713</text:p>
          </table:table-cell>
          <table:table-cell office:value-type="float" office:value="714" calcext:value-type="float">
            <text:p>714</text:p>
          </table:table-cell>
          <table:table-cell office:value-type="float" office:value="1615" calcext:value-type="float">
            <text:p>1615</text:p>
          </table:table-cell>
          <table:table-cell office:value-type="float" office:value="757" calcext:value-type="float">
            <text:p>75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" calcext:value-type="float">
            <text:p>802</text:p>
          </table:table-cell>
          <table:table-cell office:value-type="float" office:value="1617" calcext:value-type="float">
            <text:p>1617</text:p>
          </table:table-cell>
          <table:table-cell office:value-type="float" office:value="720" calcext:value-type="float">
            <text:p>720</text:p>
          </table:table-cell>
          <table:table-cell office:value-type="float" office:value="1711" calcext:value-type="float">
            <text:p>1711</text:p>
          </table:table-cell>
          <table:table-cell office:value-type="float" office:value="619" calcext:value-type="float">
            <text:p>619</text:p>
          </table:table-cell>
          <table:table-cell office:value-type="float" office:value="1802" calcext:value-type="float">
            <text:p>1802</text:p>
          </table:table-cell>
          <table:table-cell office:value-type="float" office:value="509" calcext:value-type="float">
            <text:p>509</text:p>
          </table:table-cell>
          <table:table-cell office:value-type="float" office:value="1854" calcext:value-type="float">
            <text:p>1854</text:p>
          </table:table-cell>
          <table:table-cell office:value-type="float" office:value="411" calcext:value-type="float">
            <text:p>411</text:p>
          </table:table-cell>
          <table:table-cell office:value-type="float" office:value="1943" calcext:value-type="float">
            <text:p>1943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float" office:value="443" calcext:value-type="float">
            <text:p>443</text:p>
          </table:table-cell>
          <table:table-cell office:value-type="float" office:value="1926" calcext:value-type="float">
            <text:p>1926</text:p>
          </table:table-cell>
          <table:table-cell office:value-type="float" office:value="532" calcext:value-type="float">
            <text:p>532</text:p>
          </table:table-cell>
          <table:table-cell office:value-type="float" office:value="1819" calcext:value-type="float">
            <text:p>1819</text:p>
          </table:table-cell>
          <table:table-cell office:value-type="float" office:value="621" calcext:value-type="float">
            <text:p>621</text:p>
          </table:table-cell>
          <table:table-cell office:value-type="float" office:value="1711" calcext:value-type="float">
            <text:p>1711</text:p>
          </table:table-cell>
          <table:table-cell office:value-type="float" office:value="715" calcext:value-type="float">
            <text:p>715</text:p>
          </table:table-cell>
          <table:table-cell office:value-type="float" office:value="1614" calcext:value-type="float">
            <text:p>1614</text:p>
          </table:table-cell>
          <table:table-cell office:value-type="float" office:value="758" calcext:value-type="float">
            <text:p>75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float" office:value="1618" calcext:value-type="float">
            <text:p>1618</text:p>
          </table:table-cell>
          <table:table-cell office:value-type="float" office:value="718" calcext:value-type="float">
            <text:p>718</text:p>
          </table:table-cell>
          <table:table-cell office:value-type="float" office:value="1712" calcext:value-type="float">
            <text:p>1712</text:p>
          </table:table-cell>
          <table:table-cell office:value-type="float" office:value="616" calcext:value-type="float">
            <text:p>616</text:p>
          </table:table-cell>
          <table:table-cell office:value-type="float" office:value="1804" calcext:value-type="float">
            <text:p>1804</text:p>
          </table:table-cell>
          <table:table-cell office:value-type="float" office:value="507" calcext:value-type="float">
            <text:p>507</text:p>
          </table:table-cell>
          <table:table-cell office:value-type="float" office:value="1856" calcext:value-type="float">
            <text:p>1856</text:p>
          </table:table-cell>
          <table:table-cell office:value-type="float" office:value="410" calcext:value-type="float">
            <text:p>410</text:p>
          </table:table-cell>
          <table:table-cell office:value-type="float" office:value="1945" calcext:value-type="float">
            <text:p>1945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445" calcext:value-type="float">
            <text:p>445</text:p>
          </table:table-cell>
          <table:table-cell office:value-type="float" office:value="1924" calcext:value-type="float">
            <text:p>1924</text:p>
          </table:table-cell>
          <table:table-cell office:value-type="float" office:value="534" calcext:value-type="float">
            <text:p>534</text:p>
          </table:table-cell>
          <table:table-cell office:value-type="float" office:value="1817" calcext:value-type="float">
            <text:p>1817</text:p>
          </table:table-cell>
          <table:table-cell office:value-type="float" office:value="623" calcext:value-type="float">
            <text:p>623</text:p>
          </table:table-cell>
          <table:table-cell office:value-type="float" office:value="1709" calcext:value-type="float">
            <text:p>1709</text:p>
          </table:table-cell>
          <table:table-cell office:value-type="float" office:value="717" calcext:value-type="float">
            <text:p>717</text:p>
          </table:table-cell>
          <table:table-cell office:value-type="float" office:value="1612" calcext:value-type="float">
            <text:p>1612</text:p>
          </table:table-cell>
          <table:table-cell office:value-type="float" office:value="759" calcext:value-type="float">
            <text:p>75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620" calcext:value-type="float">
            <text:p>1620</text:p>
          </table:table-cell>
          <table:table-cell office:value-type="float" office:value="716" calcext:value-type="float">
            <text:p>716</text:p>
          </table:table-cell>
          <table:table-cell office:value-type="float" office:value="1714" calcext:value-type="float">
            <text:p>1714</text:p>
          </table:table-cell>
          <table:table-cell office:value-type="float" office:value="614" calcext:value-type="float">
            <text:p>614</text:p>
          </table:table-cell>
          <table:table-cell office:value-type="float" office:value="1806" calcext:value-type="float">
            <text:p>1806</text:p>
          </table:table-cell>
          <table:table-cell office:value-type="float" office:value="504" calcext:value-type="float">
            <text:p>504</text:p>
          </table:table-cell>
          <table:table-cell office:value-type="float" office:value="1858" calcext:value-type="float">
            <text:p>1858</text:p>
          </table:table-cell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2011" calcext:value-type="float">
            <text:p>2011</text:p>
          </table:table-cell>
          <table:table-cell office:value-type="float" office:value="446" calcext:value-type="float">
            <text:p>446</text:p>
          </table:table-cell>
          <table:table-cell office:value-type="float" office:value="1922" calcext:value-type="float">
            <text:p>1922</text:p>
          </table:table-cell>
          <table:table-cell office:value-type="float" office:value="536" calcext:value-type="float">
            <text:p>536</text:p>
          </table:table-cell>
          <table:table-cell office:value-type="float" office:value="1814" calcext:value-type="float">
            <text:p>1814</text:p>
          </table:table-cell>
          <table:table-cell office:value-type="float" office:value="625" calcext:value-type="float">
            <text:p>625</text:p>
          </table:table-cell>
          <table:table-cell office:value-type="float" office:value="1707" calcext:value-type="float">
            <text:p>1707</text:p>
          </table:table-cell>
          <table:table-cell office:value-type="float" office:value="719" calcext:value-type="float">
            <text:p>719</text:p>
          </table:table-cell>
          <table:table-cell office:value-type="float" office:value="1611" calcext:value-type="float">
            <text:p>1611</text:p>
          </table:table-cell>
          <table:table-cell office:value-type="float" office:value="800" calcext:value-type="float">
            <text:p>80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9" calcext:value-type="float">
            <text:p>759</text:p>
          </table:table-cell>
          <table:table-cell office:value-type="float" office:value="1621" calcext:value-type="float">
            <text:p>1621</text:p>
          </table:table-cell>
          <table:table-cell office:value-type="float" office:value="714" calcext:value-type="float">
            <text:p>714</text:p>
          </table:table-cell>
          <table:table-cell office:value-type="float" office:value="1716" calcext:value-type="float">
            <text:p>1716</text:p>
          </table:table-cell>
          <table:table-cell office:value-type="float" office:value="612" calcext:value-type="float">
            <text:p>612</text:p>
          </table:table-cell>
          <table:table-cell office:value-type="float" office:value="1807" calcext:value-type="float">
            <text:p>1807</text:p>
          </table:table-cell>
          <table:table-cell office:value-type="float" office:value="502" calcext:value-type="float">
            <text:p>502</text:p>
          </table:table-cell>
          <table:table-cell office:value-type="float" office:value="1859" calcext:value-type="float">
            <text:p>1859</text:p>
          </table:table-cell>
          <table:table-cell office:value-type="float" office:value="407" calcext:value-type="float">
            <text:p>407</text:p>
          </table:table-cell>
          <table:table-cell office:value-type="float" office:value="1948" calcext:value-type="float">
            <text:p>1948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float" office:value="448" calcext:value-type="float">
            <text:p>448</text:p>
          </table:table-cell>
          <table:table-cell office:value-type="float" office:value="1920" calcext:value-type="float">
            <text:p>1920</text:p>
          </table:table-cell>
          <table:table-cell office:value-type="float" office:value="537" calcext:value-type="float">
            <text:p>537</text:p>
          </table:table-cell>
          <table:table-cell office:value-type="float" office:value="1812" calcext:value-type="float">
            <text:p>1812</text:p>
          </table:table-cell>
          <table:table-cell office:value-type="float" office:value="627" calcext:value-type="float">
            <text:p>627</text:p>
          </table:table-cell>
          <table:table-cell office:value-type="float" office:value="1705" calcext:value-type="float">
            <text:p>1705</text:p>
          </table:table-cell>
          <table:table-cell office:value-type="float" office:value="721" calcext:value-type="float">
            <text:p>721</text:p>
          </table:table-cell>
          <table:table-cell office:value-type="float" office:value="1609" calcext:value-type="float">
            <text:p>1609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1623" calcext:value-type="float">
            <text:p>1623</text:p>
          </table:table-cell>
          <table:table-cell office:value-type="float" office:value="712" calcext:value-type="float">
            <text:p>712</text:p>
          </table:table-cell>
          <table:table-cell office:value-type="float" office:value="1718" calcext:value-type="float">
            <text:p>1718</text:p>
          </table:table-cell>
          <table:table-cell office:value-type="float" office:value="610" calcext:value-type="float">
            <text:p>610</text:p>
          </table:table-cell>
          <table:table-cell office:value-type="float" office:value="1809" calcext:value-type="float">
            <text:p>1809</text:p>
          </table:table-cell>
          <table:table-cell office:value-type="float" office:value="500" calcext:value-type="float">
            <text:p>500</text:p>
          </table:table-cell>
          <table:table-cell office:value-type="float" office:value="1901" calcext:value-type="float">
            <text:p>1901</text:p>
          </table:table-cell>
          <table:table-cell office:value-type="float" office:value="405" calcext:value-type="float">
            <text:p>405</text:p>
          </table:table-cell>
          <table:table-cell office:value-type="float" office:value="1949" calcext:value-type="float">
            <text:p>1949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float" office:value="449" calcext:value-type="float">
            <text:p>449</text:p>
          </table:table-cell>
          <table:table-cell office:value-type="float" office:value="1918" calcext:value-type="float">
            <text:p>1918</text:p>
          </table:table-cell>
          <table:table-cell office:value-type="float" office:value="539" calcext:value-type="float">
            <text:p>539</text:p>
          </table:table-cell>
          <table:table-cell office:value-type="float" office:value="1810" calcext:value-type="float">
            <text:p>1810</text:p>
          </table:table-cell>
          <table:table-cell office:value-type="float" office:value="628" calcext:value-type="float">
            <text:p>628</text:p>
          </table:table-cell>
          <table:table-cell office:value-type="float" office:value="1702" calcext:value-type="float">
            <text:p>1702</text:p>
          </table:table-cell>
          <table:table-cell office:value-type="float" office:value="722" calcext:value-type="float">
            <text:p>722</text:p>
          </table:table-cell>
          <table:table-cell office:value-type="float" office:value="1608" calcext:value-type="float">
            <text:p>1608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7" calcext:value-type="float">
            <text:p>757</text:p>
          </table:table-cell>
          <table:table-cell office:value-type="float" office:value="1625" calcext:value-type="float">
            <text:p>1625</text:p>
          </table:table-cell>
          <table:table-cell office:value-type="float" office:value="710" calcext:value-type="float">
            <text:p>710</text:p>
          </table:table-cell>
          <table:table-cell office:value-type="float" office:value="1720" calcext:value-type="float">
            <text:p>1720</text:p>
          </table:table-cell>
          <table:table-cell office:value-type="float" office:value="607" calcext:value-type="float">
            <text:p>607</text:p>
          </table:table-cell>
          <table:table-cell office:value-type="float" office:value="1811" calcext:value-type="float">
            <text:p>1811</text:p>
          </table:table-cell>
          <table:table-cell office:value-type="float" office:value="458" calcext:value-type="float">
            <text:p>458</text:p>
          </table:table-cell>
          <table:table-cell office:value-type="float" office:value="1903" calcext:value-type="float">
            <text:p>1903</text:p>
          </table:table-cell>
          <table:table-cell office:value-type="float" office:value="404" calcext:value-type="float">
            <text:p>404</text:p>
          </table:table-cell>
          <table:table-cell office:value-type="float" office:value="1951" calcext:value-type="float">
            <text:p>1951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5" calcext:value-type="float">
            <text:p>405</text:p>
          </table:table-cell>
          <table:table-cell office:value-type="float" office:value="2008" calcext:value-type="float">
            <text:p>2008</text:p>
          </table:table-cell>
          <table:table-cell office:value-type="float" office:value="451" calcext:value-type="float">
            <text:p>451</text:p>
          </table:table-cell>
          <table:table-cell office:value-type="float" office:value="1916" calcext:value-type="float">
            <text:p>1916</text:p>
          </table:table-cell>
          <table:table-cell office:value-type="float" office:value="540" calcext:value-type="float">
            <text:p>540</text:p>
          </table:table-cell>
          <table:table-cell office:value-type="float" office:value="1807" calcext:value-type="float">
            <text:p>1807</text:p>
          </table:table-cell>
          <table:table-cell office:value-type="float" office:value="630" calcext:value-type="float">
            <text:p>630</text:p>
          </table:table-cell>
          <table:table-cell office:value-type="float" office:value="1700" calcext:value-type="float">
            <text:p>1700</text:p>
          </table:table-cell>
          <table:table-cell office:value-type="float" office:value="724" calcext:value-type="float">
            <text:p>724</text:p>
          </table:table-cell>
          <table:table-cell office:value-type="float" office:value="1607" calcext:value-type="float">
            <text:p>1607</text:p>
          </table:table-cell>
          <table:table-cell office:value-type="float" office:value="802" calcext:value-type="float">
            <text:p>80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1626" calcext:value-type="float">
            <text:p>1626</text:p>
          </table:table-cell>
          <table:table-cell office:value-type="float" office:value="708" calcext:value-type="float">
            <text:p>708</text:p>
          </table:table-cell>
          <table:table-cell office:value-type="float" office:value="1722" calcext:value-type="float">
            <text:p>1722</text:p>
          </table:table-cell>
          <table:table-cell office:value-type="float" office:value="605" calcext:value-type="float">
            <text:p>605</text:p>
          </table:table-cell>
          <table:table-cell office:value-type="float" office:value="1812" calcext:value-type="float">
            <text:p>1812</text:p>
          </table:table-cell>
          <table:table-cell office:value-type="float" office:value="456" calcext:value-type="float">
            <text:p>456</text:p>
          </table:table-cell>
          <table:table-cell office:value-type="float" office:value="1904" calcext:value-type="float">
            <text:p>1904</text:p>
          </table:table-cell>
          <table:table-cell office:value-type="float" office:value="403" calcext:value-type="float">
            <text:p>403</text:p>
          </table:table-cell>
          <table:table-cell office:value-type="float" office:value="1952" calcext:value-type="float">
            <text:p>1952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6" calcext:value-type="float">
            <text:p>406</text:p>
          </table:table-cell>
          <table:table-cell office:value-type="float" office:value="2007" calcext:value-type="float">
            <text:p>2007</text:p>
          </table:table-cell>
          <table:table-cell office:value-type="float" office:value="453" calcext:value-type="float">
            <text:p>453</text:p>
          </table:table-cell>
          <table:table-cell office:value-type="float" office:value="1914" calcext:value-type="float">
            <text:p>1914</text:p>
          </table:table-cell>
          <table:table-cell office:value-type="float" office:value="542" calcext:value-type="float">
            <text:p>542</text:p>
          </table:table-cell>
          <table:table-cell office:value-type="float" office:value="1805" calcext:value-type="float">
            <text:p>1805</text:p>
          </table:table-cell>
          <table:table-cell office:value-type="float" office:value="632" calcext:value-type="float">
            <text:p>632</text:p>
          </table:table-cell>
          <table:table-cell office:value-type="float" office:value="1658" calcext:value-type="float">
            <text:p>1658</text:p>
          </table:table-cell>
          <table:table-cell office:value-type="float" office:value="726" calcext:value-type="float">
            <text:p>726</text:p>
          </table:table-cell>
          <table:table-cell office:value-type="float" office:value="1606" calcext:value-type="float">
            <text:p>1606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628" calcext:value-type="float">
            <text:p>1628</text:p>
          </table:table-cell>
          <table:table-cell office:value-type="float" office:value="706" calcext:value-type="float">
            <text:p>706</text:p>
          </table:table-cell>
          <table:table-cell office:value-type="float" office:value="1723" calcext:value-type="float">
            <text:p>1723</text:p>
          </table:table-cell>
          <table:table-cell office:value-type="float" office:value="603" calcext:value-type="float">
            <text:p>603</text:p>
          </table:table-cell>
          <table:table-cell office:value-type="float" office:value="1814" calcext:value-type="float">
            <text:p>1814</text:p>
          </table:table-cell>
          <table:table-cell office:value-type="float" office:value="454" calcext:value-type="float">
            <text:p>454</text:p>
          </table:table-cell>
          <table:table-cell office:value-type="float" office:value="1906" calcext:value-type="float">
            <text:p>1906</text:p>
          </table:table-cell>
          <table:table-cell office:value-type="float" office:value="401" calcext:value-type="float">
            <text:p>401</text:p>
          </table:table-cell>
          <table:table-cell office:value-type="float" office:value="1953" calcext:value-type="float">
            <text:p>1953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  <table:table-cell office:value-type="float" office:value="454" calcext:value-type="float">
            <text:p>454</text:p>
          </table:table-cell>
          <table:table-cell office:value-type="float" office:value="1912" calcext:value-type="float">
            <text:p>1912</text:p>
          </table:table-cell>
          <table:table-cell office:value-type="float" office:value="544" calcext:value-type="float">
            <text:p>544</text:p>
          </table:table-cell>
          <table:table-cell office:value-type="float" office:value="1803" calcext:value-type="float">
            <text:p>1803</text:p>
          </table:table-cell>
          <table:table-cell office:value-type="float" office:value="633" calcext:value-type="float">
            <text:p>633</text:p>
          </table:table-cell>
          <table:table-cell office:value-type="float" office:value="1656" calcext:value-type="float">
            <text:p>1656</text:p>
          </table:table-cell>
          <table:table-cell office:value-type="float" office:value="727" calcext:value-type="float">
            <text:p>727</text:p>
          </table:table-cell>
          <table:table-cell office:value-type="float" office:value="1605" calcext:value-type="float">
            <text:p>1605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1629" calcext:value-type="float">
            <text:p>1629</text:p>
          </table:table-cell>
          <table:table-cell office:value-type="float" office:value="704" calcext:value-type="float">
            <text:p>704</text:p>
          </table:table-cell>
          <table:table-cell office:value-type="float" office:value="1725" calcext:value-type="float">
            <text:p>1725</text:p>
          </table:table-cell>
          <table:table-cell office:value-type="float" office:value="600" calcext:value-type="float">
            <text:p>600</text:p>
          </table:table-cell>
          <table:table-cell office:value-type="float" office:value="1816" calcext:value-type="float">
            <text:p>1816</text:p>
          </table:table-cell>
          <table:table-cell office:value-type="float" office:value="452" calcext:value-type="float">
            <text:p>452</text:p>
          </table:table-cell>
          <table:table-cell office:value-type="float" office:value="1908" calcext:value-type="float">
            <text:p>1908</text:p>
          </table:table-cell>
          <table:table-cell office:value-type="float" office:value="400" calcext:value-type="float">
            <text:p>400</text:p>
          </table:table-cell>
          <table:table-cell office:value-type="float" office:value="1955" calcext:value-type="float">
            <text:p>1955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9" calcext:value-type="float">
            <text:p>409</text:p>
          </table:table-cell>
          <table:table-cell office:value-type="float" office:value="2004" calcext:value-type="float">
            <text:p>2004</text:p>
          </table:table-cell>
          <table:table-cell office:value-type="float" office:value="456" calcext:value-type="float">
            <text:p>456</text:p>
          </table:table-cell>
          <table:table-cell office:value-type="float" office:value="1910" calcext:value-type="float">
            <text:p>1910</text:p>
          </table:table-cell>
          <table:table-cell office:value-type="float" office:value="545" calcext:value-type="float">
            <text:p>545</text:p>
          </table:table-cell>
          <table:table-cell office:value-type="float" office:value="1801" calcext:value-type="float">
            <text:p>1801</text:p>
          </table:table-cell>
          <table:table-cell office:value-type="float" office:value="635" calcext:value-type="float">
            <text:p>635</text:p>
          </table:table-cell>
          <table:table-cell office:value-type="float" office:value="1654" calcext:value-type="float">
            <text:p>1654</text:p>
          </table:table-cell>
          <table:table-cell office:value-type="float" office:value="729" calcext:value-type="float">
            <text:p>729</text:p>
          </table:table-cell>
          <table:table-cell office:value-type="float" office:value="1603" calcext:value-type="float">
            <text:p>1603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office:value-type="float" office:value="1631" calcext:value-type="float">
            <text:p>1631</text:p>
          </table:table-cell>
          <table:table-cell office:value-type="float" office:value="702" calcext:value-type="float">
            <text:p>702</text:p>
          </table:table-cell>
          <table:table-cell office:value-type="float" office:value="1727" calcext:value-type="float">
            <text:p>1727</text:p>
          </table:table-cell>
          <table:table-cell office:value-type="float" office:value="558" calcext:value-type="float">
            <text:p>558</text:p>
          </table:table-cell>
          <table:table-cell office:value-type="float" office:value="1817" calcext:value-type="float">
            <text:p>1817</text:p>
          </table:table-cell>
          <table:table-cell office:value-type="float" office:value="450" calcext:value-type="float">
            <text:p>450</text:p>
          </table:table-cell>
          <table:table-cell office:value-type="float" office:value="1909" calcext:value-type="float">
            <text:p>1909</text:p>
          </table:table-cell>
          <table:table-cell office:value-type="float" office:value="359" calcext:value-type="float">
            <text:p>359</text:p>
          </table:table-cell>
          <table:table-cell office:value-type="float" office:value="1956" calcext:value-type="float">
            <text:p>1956</text:p>
          </table:table-cell>
          <table:table-cell office:value-type="float" office:value="343" calcext:value-type="float">
            <text:p>343</text:p>
          </table:table-cell>
          <table:table-cell office:value-type="float" office:value="2022" calcext:value-type="float">
            <text:p>2022</text:p>
          </table:table-cell>
          <table:table-cell office:value-type="float" office:value="410" calcext:value-type="float">
            <text:p>410</text:p>
          </table:table-cell>
          <table:table-cell office:value-type="float" office:value="2003" calcext:value-type="float">
            <text:p>2003</text:p>
          </table:table-cell>
          <table:table-cell office:value-type="float" office:value="457" calcext:value-type="float">
            <text:p>457</text:p>
          </table:table-cell>
          <table:table-cell office:value-type="float" office:value="1908" calcext:value-type="float">
            <text:p>1908</text:p>
          </table:table-cell>
          <table:table-cell office:value-type="float" office:value="547" calcext:value-type="float">
            <text:p>547</text:p>
          </table:table-cell>
          <table:table-cell office:value-type="float" office:value="1758" calcext:value-type="float">
            <text:p>1758</text:p>
          </table:table-cell>
          <table:table-cell office:value-type="float" office:value="637" calcext:value-type="float">
            <text:p>637</text:p>
          </table:table-cell>
          <table:table-cell office:value-type="float" office:value="1652" calcext:value-type="float">
            <text:p>1652</text:p>
          </table:table-cell>
          <table:table-cell office:value-type="float" office:value="731" calcext:value-type="float">
            <text:p>731</text:p>
          </table:table-cell>
          <table:table-cell office:value-type="float" office:value="1602" calcext:value-type="float">
            <text:p>1602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2" calcext:value-type="float">
            <text:p>752</text:p>
          </table:table-cell>
          <table:table-cell office:value-type="float" office:value="1633" calcext:value-type="float">
            <text:p>1633</text:p>
          </table:table-cell>
          <table:table-cell office:value-type="float" office:value="700" calcext:value-type="float">
            <text:p>70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1819" calcext:value-type="float">
            <text:p>1819</text:p>
          </table:table-cell>
          <table:table-cell office:value-type="float" office:value="448" calcext:value-type="float">
            <text:p>448</text:p>
          </table:table-cell>
          <table:table-cell office:value-type="float" office:value="1911" calcext:value-type="float">
            <text:p>1911</text:p>
          </table:table-cell>
          <table:table-cell office:value-type="float" office:value="358" calcext:value-type="float">
            <text:p>358</text:p>
          </table:table-cell>
          <table:table-cell office:value-type="float" office:value="1958" calcext:value-type="float">
            <text:p>1958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1" calcext:value-type="float">
            <text:p>411</text:p>
          </table:table-cell>
          <table:table-cell office:value-type="float" office:value="2001" calcext:value-type="float">
            <text:p>2001</text:p>
          </table:table-cell>
          <table:table-cell office:value-type="float" office:value="459" calcext:value-type="float">
            <text:p>459</text:p>
          </table:table-cell>
          <table:table-cell office:value-type="float" office:value="1906" calcext:value-type="float">
            <text:p>1906</text:p>
          </table:table-cell>
          <table:table-cell office:value-type="float" office:value="548" calcext:value-type="float">
            <text:p>548</text:p>
          </table:table-cell>
          <table:table-cell office:value-type="float" office:value="1756" calcext:value-type="float">
            <text:p>1756</text:p>
          </table:table-cell>
          <table:table-cell office:value-type="float" office:value="639" calcext:value-type="float">
            <text:p>639</text:p>
          </table:table-cell>
          <table:table-cell office:value-type="float" office:value="1650" calcext:value-type="float">
            <text:p>1650</text:p>
          </table:table-cell>
          <table:table-cell office:value-type="float" office:value="732" calcext:value-type="float">
            <text:p>732</text:p>
          </table:table-cell>
          <table:table-cell office:value-type="float" office:value="1601" calcext:value-type="float">
            <text:p>1601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1" calcext:value-type="float">
            <text:p>751</text:p>
          </table:table-cell>
          <table:table-cell office:value-type="float" office:value="1635" calcext:value-type="float">
            <text:p>1635</text:p>
          </table:table-cell>
          <table:table-cell office:value-type="float" office:value="658" calcext:value-type="float">
            <text:p>658</text:p>
          </table:table-cell>
          <table:table-cell office:value-type="float" office:value="1731" calcext:value-type="float">
            <text:p>1731</text:p>
          </table:table-cell>
          <table:table-cell office:value-type="float" office:value="554" calcext:value-type="float">
            <text:p>554</text:p>
          </table:table-cell>
          <table:table-cell office:value-type="float" office:value="1821" calcext:value-type="float">
            <text:p>1821</text:p>
          </table:table-cell>
          <table:table-cell office:value-type="float" office:value="446" calcext:value-type="float">
            <text:p>446</text:p>
          </table:table-cell>
          <table:table-cell office:value-type="float" office:value="1913" calcext:value-type="float">
            <text:p>1913</text:p>
          </table:table-cell>
          <table:table-cell office:value-type="float" office:value="357" calcext:value-type="float">
            <text:p>357</text:p>
          </table:table-cell>
          <table:table-cell office:value-type="float" office:value="1959" calcext:value-type="float">
            <text:p>1959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3" calcext:value-type="float">
            <text:p>413</text:p>
          </table:table-cell>
          <table:table-cell office:value-type="float" office:value="2000" calcext:value-type="float">
            <text:p>2000</text:p>
          </table:table-cell>
          <table:table-cell office:value-type="float" office:value="501" calcext:value-type="float">
            <text:p>501</text:p>
          </table:table-cell>
          <table:table-cell office:value-type="float" office:value="1904" calcext:value-type="float">
            <text:p>1904</text:p>
          </table:table-cell>
          <table:table-cell office:value-type="float" office:value="550" calcext:value-type="float">
            <text:p>550</text:p>
          </table:table-cell>
          <table:table-cell office:value-type="float" office:value="1754" calcext:value-type="float">
            <text:p>1754</text:p>
          </table:table-cell>
          <table:table-cell office:value-type="float" office:value="640" calcext:value-type="float">
            <text:p>640</text:p>
          </table:table-cell>
          <table:table-cell office:value-type="float" office:value="1648" calcext:value-type="float">
            <text:p>1648</text:p>
          </table:table-cell>
          <table:table-cell office:value-type="float" office:value="734" calcext:value-type="float">
            <text:p>734</text:p>
          </table:table-cell>
          <table:table-cell office:value-type="float" office:value="1600" calcext:value-type="float">
            <text:p>1600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36" calcext:value-type="float">
            <text:p>1636</text:p>
          </table:table-cell>
          <table:table-cell office:value-type="float" office:value="656" calcext:value-type="float">
            <text:p>656</text:p>
          </table:table-cell>
          <table:table-cell office:value-type="float" office:value="1732" calcext:value-type="float">
            <text:p>1732</text:p>
          </table:table-cell>
          <table:table-cell office:value-type="float" office:value="551" calcext:value-type="float">
            <text:p>551</text:p>
          </table:table-cell>
          <table:table-cell office:value-type="float" office:value="1822" calcext:value-type="float">
            <text:p>1822</text:p>
          </table:table-cell>
          <table:table-cell office:value-type="float" office:value="444" calcext:value-type="float">
            <text:p>444</text:p>
          </table:table-cell>
          <table:table-cell office:value-type="float" office:value="1914" calcext:value-type="float">
            <text:p>1914</text:p>
          </table:table-cell>
          <table:table-cell office:value-type="float" office:value="355" calcext:value-type="float">
            <text:p>355</text:p>
          </table:table-cell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4" calcext:value-type="float">
            <text:p>414</text:p>
          </table:table-cell>
          <table:table-cell office:value-type="float" office:value="1959" calcext:value-type="float">
            <text:p>1959</text:p>
          </table:table-cell>
          <table:table-cell office:value-type="float" office:value="502" calcext:value-type="float">
            <text:p>502</text:p>
          </table:table-cell>
          <table:table-cell office:value-type="float" office:value="1902" calcext:value-type="float">
            <text:p>1902</text:p>
          </table:table-cell>
          <table:table-cell office:value-type="float" office:value="552" calcext:value-type="float">
            <text:p>552</text:p>
          </table:table-cell>
          <table:table-cell office:value-type="float" office:value="1751" calcext:value-type="float">
            <text:p>1751</text:p>
          </table:table-cell>
          <table:table-cell office:value-type="float" office:value="642" calcext:value-type="float">
            <text:p>642</text:p>
          </table:table-cell>
          <table:table-cell office:value-type="float" office:value="1646" calcext:value-type="float">
            <text:p>1646</text:p>
          </table:table-cell>
          <table:table-cell office:value-type="float" office:value="735" calcext:value-type="float">
            <text:p>735</text:p>
          </table:table-cell>
          <table:table-cell office:value-type="float" office:value="1559" calcext:value-type="float">
            <text:p>1559</text:p>
          </table:table-cell>
          <table:table-cell office:value-type="float" office:value="805" calcext:value-type="float">
            <text:p>80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8" calcext:value-type="float">
            <text:p>748</text:p>
          </table:table-cell>
          <table:table-cell office:value-type="float" office:value="1638" calcext:value-type="float">
            <text:p>1638</text:p>
          </table:table-cell>
          <table:table-cell office:value-type="float" office:value="654" calcext:value-type="float">
            <text:p>654</text:p>
          </table:table-cell>
          <table:table-cell office:value-type="float" office:value="1734" calcext:value-type="float">
            <text:p>1734</text:p>
          </table:table-cell>
          <table:table-cell office:value-type="float" office:value="549" calcext:value-type="float">
            <text:p>549</text:p>
          </table:table-cell>
          <table:table-cell office:value-type="float" office:value="1824" calcext:value-type="float">
            <text:p>1824</text:p>
          </table:table-cell>
          <table:table-cell office:value-type="float" office:value="442" calcext:value-type="float">
            <text:p>442</text:p>
          </table:table-cell>
          <table:table-cell office:value-type="float" office:value="1916" calcext:value-type="float">
            <text:p>1916</text:p>
          </table:table-cell>
          <table:table-cell office:value-type="float" office:value="354" calcext:value-type="float">
            <text:p>354</text:p>
          </table:table-cell>
          <table:table-cell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1957" calcext:value-type="float">
            <text:p>1957</text:p>
          </table:table-cell>
          <table:table-cell office:value-type="float" office:value="504" calcext:value-type="float">
            <text:p>504</text:p>
          </table:table-cell>
          <table:table-cell office:value-type="float" office:value="1859" calcext:value-type="float">
            <text:p>1859</text:p>
          </table:table-cell>
          <table:table-cell office:value-type="float" office:value="553" calcext:value-type="float">
            <text:p>553</text:p>
          </table:table-cell>
          <table:table-cell office:value-type="float" office:value="1749" calcext:value-type="float">
            <text:p>1749</text:p>
          </table:table-cell>
          <table:table-cell office:value-type="float" office:value="644" calcext:value-type="float">
            <text:p>644</text:p>
          </table:table-cell>
          <table:table-cell office:value-type="float" office:value="1644" calcext:value-type="float">
            <text:p>1644</text:p>
          </table:table-cell>
          <table:table-cell office:value-type="float" office:value="737" calcext:value-type="float">
            <text:p>737</text:p>
          </table:table-cell>
          <table:table-cell office:value-type="float" office:value="1559" calcext:value-type="float">
            <text:p>1559</text:p>
          </table:table-cell>
          <table:table-cell office:value-type="float" office:value="806" calcext:value-type="float">
            <text:p>80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7" calcext:value-type="float">
            <text:p>747</text:p>
          </table:table-cell>
          <table:table-cell office:value-type="float" office:value="1640" calcext:value-type="float">
            <text:p>1640</text:p>
          </table:table-cell>
          <table:table-cell office:value-type="float" office:value="652" calcext:value-type="float">
            <text:p>652</text:p>
          </table:table-cell>
          <table:table-cell office:value-type="float" office:value="1736" calcext:value-type="float">
            <text:p>1736</text:p>
          </table:table-cell>
          <table:table-cell office:value-type="float" office:value="547" calcext:value-type="float">
            <text:p>547</text:p>
          </table:table-cell>
          <table:table-cell office:value-type="float" office:value="1826" calcext:value-type="float">
            <text:p>1826</text:p>
          </table:table-cell>
          <table:table-cell office:value-type="float" office:value="440" calcext:value-type="float">
            <text:p>440</text:p>
          </table:table-cell>
          <table:table-cell office:value-type="float" office:value="1918" calcext:value-type="float">
            <text:p>1918</text:p>
          </table:table-cell>
          <table:table-cell office:value-type="float" office:value="353" calcext:value-type="float">
            <text:p>353</text:p>
          </table:table-cell>
          <table:table-cell office:value-type="float" office:value="2003" calcext:value-type="float">
            <text:p>2003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7" calcext:value-type="float">
            <text:p>417</text:p>
          </table:table-cell>
          <table:table-cell office:value-type="float" office:value="1956" calcext:value-type="float">
            <text:p>1956</text:p>
          </table:table-cell>
          <table:table-cell office:value-type="float" office:value="505" calcext:value-type="float">
            <text:p>505</text:p>
          </table:table-cell>
          <table:table-cell office:value-type="float" office:value="1857" calcext:value-type="float">
            <text:p>1857</text:p>
          </table:table-cell>
          <table:table-cell office:value-type="float" office:value="555" calcext:value-type="float">
            <text:p>555</text:p>
          </table:table-cell>
          <table:table-cell office:value-type="float" office:value="1747" calcext:value-type="float">
            <text:p>1747</text:p>
          </table:table-cell>
          <table:table-cell office:value-type="float" office:value="646" calcext:value-type="float">
            <text:p>646</text:p>
          </table:table-cell>
          <table:table-cell office:value-type="float" office:value="1642" calcext:value-type="float">
            <text:p>1642</text:p>
          </table:table-cell>
          <table:table-cell office:value-type="float" office:value="738" calcext:value-type="float">
            <text:p>738</text:p>
          </table:table-cell>
          <table:table-cell office:value-type="float" office:value="1558" calcext:value-type="float">
            <text:p>1558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1642" calcext:value-type="float">
            <text:p>1642</text:p>
          </table:table-cell>
          <table:table-cell office:value-type="float" office:value="649" calcext:value-type="float">
            <text:p>649</text:p>
          </table:table-cell>
          <table:table-cell office:value-type="float" office:value="1738" calcext:value-type="float">
            <text:p>1738</text:p>
          </table:table-cell>
          <table:table-cell office:value-type="float" office:value="544" calcext:value-type="float">
            <text:p>544</text:p>
          </table:table-cell>
          <table:table-cell office:value-type="float" office:value="1827" calcext:value-type="float">
            <text:p>1827</text:p>
          </table:table-cell>
          <table:table-cell office:value-type="float" office:value="438" calcext:value-type="float">
            <text:p>438</text:p>
          </table:table-cell>
          <table:table-cell office:value-type="float" office:value="1919" calcext:value-type="float">
            <text:p>1919</text:p>
          </table:table-cell>
          <table:table-cell office:value-type="float" office:value="352" calcext:value-type="float">
            <text:p>352</text:p>
          </table:table-cell>
          <table:table-cell office:value-type="float" office:value="2004" calcext:value-type="float">
            <text:p>2004</text:p>
          </table:table-cell>
          <table:table-cell office:value-type="float" office:value="346" calcext:value-type="float">
            <text:p>346</text:p>
          </table:table-cell>
          <table:table-cell office:value-type="float" office:value="2021" calcext:value-type="float">
            <text:p>2021</text:p>
          </table:table-cell>
          <table:table-cell office:value-type="float" office:value="419" calcext:value-type="float">
            <text:p>419</text:p>
          </table:table-cell>
          <table:table-cell office:value-type="float" office:value="1954" calcext:value-type="float">
            <text:p>1954</text:p>
          </table:table-cell>
          <table:table-cell office:value-type="float" office:value="507" calcext:value-type="float">
            <text:p>507</text:p>
          </table:table-cell>
          <table:table-cell office:value-type="float" office:value="1855" calcext:value-type="float">
            <text:p>1855</text:p>
          </table:table-cell>
          <table:table-cell office:value-type="float" office:value="557" calcext:value-type="float">
            <text:p>557</text:p>
          </table:table-cell>
          <table:table-cell office:value-type="float" office:value="1745" calcext:value-type="float">
            <text:p>1745</text:p>
          </table:table-cell>
          <table:table-cell office:value-type="float" office:value="647" calcext:value-type="float">
            <text:p>647</text:p>
          </table:table-cell>
          <table:table-cell office:value-type="float" office:value="1640" calcext:value-type="float">
            <text:p>1640</text:p>
          </table:table-cell>
          <table:table-cell office:value-type="float" office:value="740" calcext:value-type="float">
            <text:p>740</text:p>
          </table:table-cell>
          <table:table-cell office:value-type="float" office:value="1557" calcext:value-type="float">
            <text:p>1557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4" calcext:value-type="float">
            <text:p>744</text:p>
          </table:table-cell>
          <table:table-cell office:value-type="float" office:value="1643" calcext:value-type="float">
            <text:p>1643</text:p>
          </table:table-cell>
          <table:table-cell office:value-type="float" office:value="647" calcext:value-type="float">
            <text:p>647</text:p>
          </table:table-cell>
          <table:table-cell office:value-type="float" office:value="1739" calcext:value-type="float">
            <text:p>1739</text:p>
          </table:table-cell>
          <table:table-cell office:value-type="float" office:value="542" calcext:value-type="float">
            <text:p>542</text:p>
          </table:table-cell>
          <table:table-cell office:value-type="float" office:value="1829" calcext:value-type="float">
            <text:p>1829</text:p>
          </table:table-cell>
          <table:table-cell office:value-type="float" office:value="436" calcext:value-type="float">
            <text:p>436</text:p>
          </table:table-cell>
          <table:table-cell office:value-type="float" office:value="1921" calcext:value-type="float">
            <text:p>1921</text:p>
          </table:table-cell>
          <table:table-cell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0" calcext:value-type="float">
            <text:p>420</text:p>
          </table:table-cell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  <table:table-cell office:value-type="float" office:value="1853" calcext:value-type="float">
            <text:p>1853</text:p>
          </table:table-cell>
          <table:table-cell office:value-type="float" office:value="558" calcext:value-type="float">
            <text:p>558</text:p>
          </table:table-cell>
          <table:table-cell office:value-type="float" office:value="1742" calcext:value-type="float">
            <text:p>1742</text:p>
          </table:table-cell>
          <table:table-cell office:value-type="float" office:value="649" calcext:value-type="float">
            <text:p>649</text:p>
          </table:table-cell>
          <table:table-cell office:value-type="float" office:value="1639" calcext:value-type="float">
            <text:p>1639</text:p>
          </table:table-cell>
          <table:table-cell office:value-type="float" office:value="741" calcext:value-type="float">
            <text:p>741</text:p>
          </table:table-cell>
          <table:table-cell office:value-type="float" office:value="1556" calcext:value-type="float">
            <text:p>1556</text:p>
          </table:table-cell>
          <table:table-cell office:value-type="float" office:value="806" calcext:value-type="float">
            <text:p>80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3" calcext:value-type="float">
            <text:p>74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831" calcext:value-type="float">
            <text:p>1831</text:p>
          </table:table-cell>
          <table:table-cell office:value-type="float" office:value="434" calcext:value-type="float">
            <text:p>434</text:p>
          </table:table-cell>
          <table:table-cell office:value-type="float" office:value="1922" calcext:value-type="float">
            <text:p>1922</text:p>
          </table:table-cell>
          <table:table-cell office:value-type="float" office:value="351" calcext:value-type="float">
            <text:p>351</text:p>
          </table:table-cell>
          <table:table-cell office:value-type="float" office:value="2006" calcext:value-type="float">
            <text:p>2006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2" calcext:value-type="float">
            <text:p>422</text:p>
          </table:table-cell>
          <table:table-cell office:value-type="float" office:value="1951" calcext:value-type="float">
            <text:p>1951</text:p>
          </table:table-cell>
          <table:table-cell office:value-type="float" office:value="510" calcext:value-type="float">
            <text:p>510</text:p>
          </table:table-cell>
          <table:table-cell office:value-type="float" office:value="1851" calcext:value-type="float">
            <text:p>1851</text:p>
          </table:table-cell>
          <table:table-cell office:value-type="float" office:value="600" calcext:value-type="float">
            <text:p>600</text:p>
          </table:table-cell>
          <table:table-cell office:value-type="float" office:value="1740" calcext:value-type="float">
            <text:p>1740</text:p>
          </table:table-cell>
          <table:table-cell office:value-type="float" office:value="651" calcext:value-type="float">
            <text:p>651</text:p>
          </table:table-cell>
          <table:table-cell office:value-type="float" office:value="1637" calcext:value-type="float">
            <text:p>1637</text:p>
          </table:table-cell>
          <table:table-cell office:value-type="float" office:value="743" calcext:value-type="float">
            <text:p>743</text:p>
          </table:table-cell>
          <table:table-cell office:value-type="float" office:value="1555" calcext:value-type="float">
            <text:p>1555</text:p>
          </table:table-cell>
          <table:table-cell office:value-type="float" office:value="806" calcext:value-type="float">
            <text:p>80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" calcext:value-type="float">
            <text:p>741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1950" calcext:value-type="float">
            <text:p>1950</text:p>
          </table:table-cell>
          <table:table-cell office:value-type="float" office:value="512" calcext:value-type="float">
            <text:p>512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1601" calcext:value-type="float">
            <text:p>1601</text:p>
          </table:table-cell>
        </table:table-row>
      </table:table>
      <table:table table:name="DaylightSavings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3" table:default-cell-style-name="Default"/>
        <table:table-column table:style-name="co9" table:number-columns-repeated="6" table:default-cell-style-name="ce3"/>
        <table:table-column table:style-name="co9" table:number-columns-repeated="1001" table:default-cell-style-name="Default"/>
        <table:table-row table:style-name="ro1">
          <table:table-cell table:style-name="ce6" office:value-type="string" calcext:value-type="string">
            <text:p>Notes</text:p>
          </table:table-cell>
          <table:table-cell table:style-name="ce6" table:number-columns-repeated="1023"/>
        </table:table-row>
        <table:table-row table:style-name="ro1">
          <table:table-cell table:style-name="ce6" office:value-type="string" calcext:value-type="string">
            <text:p>UK Daylight Savings Time (DST) rules – British Summer Time (BST) starts at 0100 on the last Sunday in March (+1 hour), and ends at 0200 on the last Sunday in October (-1 hour)</text:p>
          </table:table-cell>
          <table:table-cell table:style-name="ce6" table:number-columns-repeated="1023"/>
        </table:table-row>
        <table:table-row table:style-name="ro1">
          <table:table-cell table:style-name="ce6" office:value-type="string" calcext:value-type="string">
            <text:p>‘DST Start’ and ‘DST End’ are the days on which the DST switch takes place, so for ‘DST End’, this is actually the first day of GMT</text:p>
          </table:table-cell>
          <table:table-cell table:style-name="ce6" table:number-columns-repeated="1023"/>
        </table:table-row>
        <table:table-row table:style-name="ro1">
          <table:table-cell table:style-name="Default" office:value-type="string" calcext:value-type="string">
            <text:p>Day of year starts at 0 (1<text:span text:style-name="T4">st</text:span> of January)</text:p>
          </table:table-cell>
          <table:table-cell table:style-name="ce6" table:number-columns-repeated="1023"/>
        </table:table-row>
        <table:table-row table:style-name="ro1">
          <table:table-cell table:style-name="Default" office:value-type="string" calcext:value-type="string">
            <text:p>Day of week starts at 0 (Sunday)</text:p>
          </table:table-cell>
          <table:table-cell table:style-name="ce6" table:number-columns-repeated="1023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1" office:value-type="string" calcext:value-type="string">
            <text:p>Known Values (2000-2099)</text:p>
          </table:table-cell>
          <table:table-cell table:style-name="ce1" table:number-columns-repeated="3"/>
          <table:table-cell table:style-name="ce2"/>
          <table:table-cell table:style-name="ce2" office:value-type="string" calcext:value-type="string">
            <text:p>Playing Around / Spotting Patterns</text:p>
          </table:table-cell>
          <table:table-cell table:style-name="ce2" table:number-columns-repeated="11"/>
          <table:table-cell table:style-name="ce1" office:value-type="string" calcext:value-type="string">
            <text:p>Calculations</text:p>
          </table:table-cell>
          <table:table-cell table:style-name="ce1" table:number-columns-repeated="5"/>
          <table:table-cell table:style-name="ce2" table:number-columns-repeated="100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 table:number-columns-repeated="4"/>
          <table:table-cell office:value-type="string" calcext:value-type="string">
            <text:p>Year starts on Tuesday</text:p>
          </table:table-cell>
          <table:table-cell office:value-type="string" calcext:value-type="string">
            <text:p>Leap year ?</text:p>
          </table:table-cell>
          <table:table-cell table:number-columns-repeated="5"/>
          <table:table-cell office:value-type="string" calcext:value-type="string">
            <text:p>DST (End - Start)</text:p>
          </table:table-cell>
          <table:table-cell/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/>
          <table:table-cell office:value-type="string" calcext:value-type="string">
            <text:p>Start Correct ?</text:p>
          </table:table-cell>
          <table:table-cell office:value-type="string" calcext:value-type="string">
            <text:p>End Correct ?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table:number-columns-repeated="5"/>
          <table:table-cell table:formula="of:=IF(MOD([.A9]; 4) = 0; &quot;YES&quot;; &quot;&quot;)" office:value-type="string" office:string-value="YES" calcext:value-type="string">
            <text:p>YES</text:p>
          </table:table-cell>
          <table:table-cell table:number-columns-repeated="5"/>
          <table:table-cell table:formula="of:=[.D9] - [.C9]" office:value-type="float" office:value="217" calcext:value-type="float">
            <text:p>217</text:p>
          </table:table-cell>
          <table:table-cell/>
          <table:table-cell table:formula="of:=IF([.A9] = 0; 6; MOD([.A9] - 1 + FLOOR(([.A9] + 3) / 4); 7))" office:value-type="float" office:value="6" calcext:value-type="float">
            <text:p>6</text:p>
          </table:table-cell>
          <table:table-cell table:formula="of:=85 + (6 - [.R9]) - IF(85 + (6 - [.R9]) - IF(MOD([.A9]; 4) = 0; 1; 0) &gt;= 90; 7; 0)" office:value-type="float" office:value="85" calcext:value-type="float">
            <text:p>85</text:p>
          </table:table-cell>
          <table:table-cell table:formula="of:=IF([.S9] + 217 + IF(MOD([.A9]; 4) &lt;&gt; 0; 1; 0) &gt; 304; [.S9] + 210; [.S9] + 217)" office:value-type="float" office:value="302" calcext:value-type="float">
            <text:p>302</text:p>
          </table:table-cell>
          <table:table-cell/>
          <table:table-cell table:formula="of:=IF([.S9] &lt;&gt; [.C9]; &quot;!!!&quot;; &quot;&quot;)">
            <text:p/>
          </table:table-cell>
          <table:table-cell table:formula="of:=IF([.T9] &lt;&gt; [.D9]; &quot;!!!&quot;; &quot;&quot;)">
            <text:p/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] - 1 - IF(MOD([.A9]; 4) = 0; 1; 0)" office:value-type="float" office:value="83" calcext:value-type="float">
            <text:p>83</text:p>
          </table:table-cell>
          <table:table-cell/>
          <table:table-cell table:formula="of:=IF([.F10] &lt;&gt; [.C10]; &quot;!!!&quot;; &quot;&quot;)">
            <text:p/>
          </table:table-cell>
          <table:table-cell table:formula="of:=IF([.B10] = 2; &quot;!!!&quot;; &quot;&quot;)">
            <text:p/>
          </table:table-cell>
          <table:table-cell table:formula="of:=IF(MOD([.A10]; 4) = 0; &quot;YES&quot;; &quot;&quot;)">
            <text:p/>
          </table:table-cell>
          <table:table-cell/>
          <table:table-cell table:formula="of:=IF([.F10] = 82; 89; IF(AND([.A10] &gt;= 24; MOD([.A10] - 24; 28) = 0); 90; [.F10]))" office:value-type="float" office:value="83" calcext:value-type="float">
            <text:p>83</text:p>
          </table:table-cell>
          <table:table-cell/>
          <table:table-cell table:formula="of:=IF([.L10] &lt;&gt; [.C10]; &quot;!!!&quot;; &quot;&quot;)">
            <text:p/>
          </table:table-cell>
          <table:table-cell/>
          <table:table-cell table:formula="of:=[.D10] - [.C10]" office:value-type="float" office:value="217" calcext:value-type="float">
            <text:p>217</text:p>
          </table:table-cell>
          <table:table-cell/>
          <table:table-cell table:formula="of:=IF([.A10] = 0; 6; MOD([.A10] - 1 + FLOOR(([.A10] + 3) / 4); 7))" office:value-type="float" office:value="1" calcext:value-type="float">
            <text:p>1</text:p>
          </table:table-cell>
          <table:table-cell table:formula="of:=85 + (6 - [.R10]) - IF(85 + (6 - [.R10]) - IF(MOD([.A10]; 4) = 0; 1; 0) &gt;= 90; 7; 0)" office:value-type="float" office:value="83" calcext:value-type="float">
            <text:p>83</text:p>
          </table:table-cell>
          <table:table-cell table:formula="of:=IF([.S10] + 217 + IF(MOD([.A10]; 4) &lt;&gt; 0; 1; 0) &gt; 304; [.S10] + 210; [.S10] + 217)" office:value-type="float" office:value="300" calcext:value-type="float">
            <text:p>300</text:p>
          </table:table-cell>
          <table:table-cell/>
          <table:table-cell table:formula="of:=IF([.S10] &lt;&gt; [.C10]; &quot;!!!&quot;; &quot;&quot;)">
            <text:p/>
          </table:table-cell>
          <table:table-cell table:formula="of:=IF([.T10] &lt;&gt; [.D10]; &quot;!!!&quot;; &quot;&quot;)">
            <text:p/>
          </table:table-cell>
          <table:table-cell table:number-columns-repeated="100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] - 1 - IF(MOD([.A10]; 4) = 0; 1; 0)" office:value-type="float" office:value="82" calcext:value-type="float">
            <text:p>82</text:p>
          </table:table-cell>
          <table:table-cell/>
          <table:table-cell table:formula="of:=IF([.F11] &lt;&gt; [.C11]; &quot;!!!&quot;; &quot;&quot;)" office:value-type="string" office:string-value="!!!" calcext:value-type="string">
            <text:p>!!!</text:p>
          </table:table-cell>
          <table:table-cell table:formula="of:=IF([.B11] = 2; &quot;!!!&quot;; &quot;&quot;)" office:value-type="string" office:string-value="!!!" calcext:value-type="string">
            <text:p>!!!</text:p>
          </table:table-cell>
          <table:table-cell table:formula="of:=IF(MOD([.A11]; 4) = 0; &quot;YES&quot;; &quot;&quot;)">
            <text:p/>
          </table:table-cell>
          <table:table-cell/>
          <table:table-cell table:formula="of:=IF([.F11] = 82; 89; IF(AND([.A11] &gt;= 24; MOD([.A11] - 24; 28) = 0); 90; [.F11]))" office:value-type="float" office:value="89" calcext:value-type="float">
            <text:p>89</text:p>
          </table:table-cell>
          <table:table-cell/>
          <table:table-cell table:formula="of:=IF([.L11] &lt;&gt; [.C11]; &quot;!!!&quot;; &quot;&quot;)">
            <text:p/>
          </table:table-cell>
          <table:table-cell/>
          <table:table-cell table:formula="of:=[.D11] - [.C11]" office:value-type="float" office:value="210" calcext:value-type="float">
            <text:p>210</text:p>
          </table:table-cell>
          <table:table-cell/>
          <table:table-cell table:formula="of:=IF([.A11] = 0; 6; MOD([.A11] - 1 + FLOOR(([.A11] + 3) / 4); 7))" office:value-type="float" office:value="2" calcext:value-type="float">
            <text:p>2</text:p>
          </table:table-cell>
          <table:table-cell table:formula="of:=85 + (6 - [.R11]) - IF(85 + (6 - [.R11]) - IF(MOD([.A11]; 4) = 0; 1; 0) &gt;= 90; 7; 0)" office:value-type="float" office:value="89" calcext:value-type="float">
            <text:p>89</text:p>
          </table:table-cell>
          <table:table-cell table:formula="of:=IF([.S11] + 217 + IF(MOD([.A11]; 4) &lt;&gt; 0; 1; 0) &gt; 304; [.S11] + 210; [.S11] + 217)" office:value-type="float" office:value="299" calcext:value-type="float">
            <text:p>299</text:p>
          </table:table-cell>
          <table:table-cell/>
          <table:table-cell table:formula="of:=IF([.S11] &lt;&gt; [.C11]; &quot;!!!&quot;; &quot;&quot;)">
            <text:p/>
          </table:table-cell>
          <table:table-cell table:formula="of:=IF([.T11] &lt;&gt; [.D11]; &quot;!!!&quot;; &quot;&quot;)">
            <text:p/>
          </table:table-cell>
          <table:table-cell table:number-columns-repeated="100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1] - 1 - IF(MOD([.A11]; 4) = 0; 1; 0)" office:value-type="float" office:value="88" calcext:value-type="float">
            <text:p>88</text:p>
          </table:table-cell>
          <table:table-cell/>
          <table:table-cell table:formula="of:=IF([.F12] &lt;&gt; [.C12]; &quot;!!!&quot;; &quot;&quot;)">
            <text:p/>
          </table:table-cell>
          <table:table-cell table:formula="of:=IF([.B12] = 2; &quot;!!!&quot;; &quot;&quot;)">
            <text:p/>
          </table:table-cell>
          <table:table-cell table:formula="of:=IF(MOD([.A12]; 4) = 0; &quot;YES&quot;; &quot;&quot;)">
            <text:p/>
          </table:table-cell>
          <table:table-cell/>
          <table:table-cell table:formula="of:=IF([.F12] = 82; 89; IF(AND([.A12] &gt;= 24; MOD([.A12] - 24; 28) = 0); 90; [.F12]))" office:value-type="float" office:value="88" calcext:value-type="float">
            <text:p>88</text:p>
          </table:table-cell>
          <table:table-cell/>
          <table:table-cell table:formula="of:=IF([.L12] &lt;&gt; [.C12]; &quot;!!!&quot;; &quot;&quot;)">
            <text:p/>
          </table:table-cell>
          <table:table-cell/>
          <table:table-cell table:formula="of:=[.D12] - [.C12]" office:value-type="float" office:value="210" calcext:value-type="float">
            <text:p>210</text:p>
          </table:table-cell>
          <table:table-cell/>
          <table:table-cell table:formula="of:=IF([.A12] = 0; 6; MOD([.A12] - 1 + FLOOR(([.A12] + 3) / 4); 7))" office:value-type="float" office:value="3" calcext:value-type="float">
            <text:p>3</text:p>
          </table:table-cell>
          <table:table-cell table:formula="of:=85 + (6 - [.R12]) - IF(85 + (6 - [.R12]) - IF(MOD([.A12]; 4) = 0; 1; 0) &gt;= 90; 7; 0)" office:value-type="float" office:value="88" calcext:value-type="float">
            <text:p>88</text:p>
          </table:table-cell>
          <table:table-cell table:formula="of:=IF([.S12] + 217 + IF(MOD([.A12]; 4) &lt;&gt; 0; 1; 0) &gt; 304; [.S12] + 210; [.S12] + 217)" office:value-type="float" office:value="298" calcext:value-type="float">
            <text:p>298</text:p>
          </table:table-cell>
          <table:table-cell/>
          <table:table-cell table:formula="of:=IF([.S12] &lt;&gt; [.C12]; &quot;!!!&quot;; &quot;&quot;)">
            <text:p/>
          </table:table-cell>
          <table:table-cell table:formula="of:=IF([.T12] &lt;&gt; [.D12]; &quot;!!!&quot;; &quot;&quot;)">
            <text:p/>
          </table:table-cell>
          <table:table-cell table:number-columns-repeated="100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12] - 1 - IF(MOD([.A12]; 4) = 0; 1; 0)" office:value-type="float" office:value="87" calcext:value-type="float">
            <text:p>87</text:p>
          </table:table-cell>
          <table:table-cell/>
          <table:table-cell table:formula="of:=IF([.F13] &lt;&gt; [.C13]; &quot;!!!&quot;; &quot;&quot;)">
            <text:p/>
          </table:table-cell>
          <table:table-cell table:formula="of:=IF([.B13] = 2; &quot;!!!&quot;; &quot;&quot;)">
            <text:p/>
          </table:table-cell>
          <table:table-cell table:formula="of:=IF(MOD([.A13]; 4) = 0; &quot;YES&quot;; &quot;&quot;)" office:value-type="string" office:string-value="YES" calcext:value-type="string">
            <text:p>YES</text:p>
          </table:table-cell>
          <table:table-cell/>
          <table:table-cell table:formula="of:=IF([.F13] = 82; 89; IF(AND([.A13] &gt;= 24; MOD([.A13] - 24; 28) = 0); 90; [.F13]))" office:value-type="float" office:value="87" calcext:value-type="float">
            <text:p>87</text:p>
          </table:table-cell>
          <table:table-cell/>
          <table:table-cell table:formula="of:=IF([.L13] &lt;&gt; [.C13]; &quot;!!!&quot;; &quot;&quot;)">
            <text:p/>
          </table:table-cell>
          <table:table-cell/>
          <table:table-cell table:formula="of:=[.D13] - [.C13]" office:value-type="float" office:value="217" calcext:value-type="float">
            <text:p>217</text:p>
          </table:table-cell>
          <table:table-cell/>
          <table:table-cell table:formula="of:=IF([.A13] = 0; 6; MOD([.A13] - 1 + FLOOR(([.A13] + 3) / 4); 7))" office:value-type="float" office:value="4" calcext:value-type="float">
            <text:p>4</text:p>
          </table:table-cell>
          <table:table-cell table:formula="of:=85 + (6 - [.R13]) - IF(85 + (6 - [.R13]) - IF(MOD([.A13]; 4) = 0; 1; 0) &gt;= 90; 7; 0)" office:value-type="float" office:value="87" calcext:value-type="float">
            <text:p>87</text:p>
          </table:table-cell>
          <table:table-cell table:formula="of:=IF([.S13] + 217 + IF(MOD([.A13]; 4) &lt;&gt; 0; 1; 0) &gt; 304; [.S13] + 210; [.S13] + 217)" office:value-type="float" office:value="304" calcext:value-type="float">
            <text:p>304</text:p>
          </table:table-cell>
          <table:table-cell/>
          <table:table-cell table:formula="of:=IF([.S13] &lt;&gt; [.C13]; &quot;!!!&quot;; &quot;&quot;)">
            <text:p/>
          </table:table-cell>
          <table:table-cell table:formula="of:=IF([.T13] &lt;&gt; [.D1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3] - 1 - IF(MOD([.A13]; 4) = 0; 1; 0)" office:value-type="float" office:value="85" calcext:value-type="float">
            <text:p>85</text:p>
          </table:table-cell>
          <table:table-cell/>
          <table:table-cell table:formula="of:=IF([.F14] &lt;&gt; [.C14]; &quot;!!!&quot;; &quot;&quot;)">
            <text:p/>
          </table:table-cell>
          <table:table-cell table:formula="of:=IF([.B14] = 2; &quot;!!!&quot;; &quot;&quot;)">
            <text:p/>
          </table:table-cell>
          <table:table-cell table:formula="of:=IF(MOD([.A14]; 4) = 0; &quot;YES&quot;; &quot;&quot;)">
            <text:p/>
          </table:table-cell>
          <table:table-cell/>
          <table:table-cell table:formula="of:=IF([.F14] = 82; 89; IF(AND([.A14] &gt;= 24; MOD([.A14] - 24; 28) = 0); 90; [.F14]))" office:value-type="float" office:value="85" calcext:value-type="float">
            <text:p>85</text:p>
          </table:table-cell>
          <table:table-cell/>
          <table:table-cell table:formula="of:=IF([.L14] &lt;&gt; [.C14]; &quot;!!!&quot;; &quot;&quot;)">
            <text:p/>
          </table:table-cell>
          <table:table-cell/>
          <table:table-cell table:formula="of:=[.D14] - [.C14]" office:value-type="float" office:value="217" calcext:value-type="float">
            <text:p>217</text:p>
          </table:table-cell>
          <table:table-cell/>
          <table:table-cell table:formula="of:=IF([.A14] = 0; 6; MOD([.A14] - 1 + FLOOR(([.A14] + 3) / 4); 7))" office:value-type="float" office:value="6" calcext:value-type="float">
            <text:p>6</text:p>
          </table:table-cell>
          <table:table-cell table:formula="of:=85 + (6 - [.R14]) - IF(85 + (6 - [.R14]) - IF(MOD([.A14]; 4) = 0; 1; 0) &gt;= 90; 7; 0)" office:value-type="float" office:value="85" calcext:value-type="float">
            <text:p>85</text:p>
          </table:table-cell>
          <table:table-cell table:formula="of:=IF([.S14] + 217 + IF(MOD([.A14]; 4) &lt;&gt; 0; 1; 0) &gt; 304; [.S14] + 210; [.S14] + 217)" office:value-type="float" office:value="302" calcext:value-type="float">
            <text:p>302</text:p>
          </table:table-cell>
          <table:table-cell/>
          <table:table-cell table:formula="of:=IF([.S14] &lt;&gt; [.C14]; &quot;!!!&quot;; &quot;&quot;)">
            <text:p/>
          </table:table-cell>
          <table:table-cell table:formula="of:=IF([.T14] &lt;&gt; [.D1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4] - 1 - IF(MOD([.A14]; 4) = 0; 1; 0)" office:value-type="float" office:value="84" calcext:value-type="float">
            <text:p>84</text:p>
          </table:table-cell>
          <table:table-cell/>
          <table:table-cell table:formula="of:=IF([.F15] &lt;&gt; [.C15]; &quot;!!!&quot;; &quot;&quot;)">
            <text:p/>
          </table:table-cell>
          <table:table-cell table:formula="of:=IF([.B15] = 2; &quot;!!!&quot;; &quot;&quot;)">
            <text:p/>
          </table:table-cell>
          <table:table-cell table:formula="of:=IF(MOD([.A15]; 4) = 0; &quot;YES&quot;; &quot;&quot;)">
            <text:p/>
          </table:table-cell>
          <table:table-cell/>
          <table:table-cell table:formula="of:=IF([.F15] = 82; 89; IF(AND([.A15] &gt;= 24; MOD([.A15] - 24; 28) = 0); 90; [.F15]))" office:value-type="float" office:value="84" calcext:value-type="float">
            <text:p>84</text:p>
          </table:table-cell>
          <table:table-cell/>
          <table:table-cell table:formula="of:=IF([.L15] &lt;&gt; [.C15]; &quot;!!!&quot;; &quot;&quot;)">
            <text:p/>
          </table:table-cell>
          <table:table-cell/>
          <table:table-cell table:formula="of:=[.D15] - [.C15]" office:value-type="float" office:value="217" calcext:value-type="float">
            <text:p>217</text:p>
          </table:table-cell>
          <table:table-cell/>
          <table:table-cell table:formula="of:=IF([.A15] = 0; 6; MOD([.A15] - 1 + FLOOR(([.A15] + 3) / 4); 7))" office:value-type="float" office:value="0" calcext:value-type="float">
            <text:p>0</text:p>
          </table:table-cell>
          <table:table-cell table:formula="of:=85 + (6 - [.R15]) - IF(85 + (6 - [.R15]) - IF(MOD([.A15]; 4) = 0; 1; 0) &gt;= 90; 7; 0)" office:value-type="float" office:value="84" calcext:value-type="float">
            <text:p>84</text:p>
          </table:table-cell>
          <table:table-cell table:formula="of:=IF([.S15] + 217 + IF(MOD([.A15]; 4) &lt;&gt; 0; 1; 0) &gt; 304; [.S15] + 210; [.S15] + 217)" office:value-type="float" office:value="301" calcext:value-type="float">
            <text:p>301</text:p>
          </table:table-cell>
          <table:table-cell/>
          <table:table-cell table:formula="of:=IF([.S15] &lt;&gt; [.C15]; &quot;!!!&quot;; &quot;&quot;)">
            <text:p/>
          </table:table-cell>
          <table:table-cell table:formula="of:=IF([.T15] &lt;&gt; [.D1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15] - 1 - IF(MOD([.A15]; 4) = 0; 1; 0)" office:value-type="float" office:value="83" calcext:value-type="float">
            <text:p>83</text:p>
          </table:table-cell>
          <table:table-cell/>
          <table:table-cell table:formula="of:=IF([.F16] &lt;&gt; [.C16]; &quot;!!!&quot;; &quot;&quot;)">
            <text:p/>
          </table:table-cell>
          <table:table-cell table:formula="of:=IF([.B16] = 2; &quot;!!!&quot;; &quot;&quot;)">
            <text:p/>
          </table:table-cell>
          <table:table-cell table:formula="of:=IF(MOD([.A16]; 4) = 0; &quot;YES&quot;; &quot;&quot;)">
            <text:p/>
          </table:table-cell>
          <table:table-cell/>
          <table:table-cell table:formula="of:=IF([.F16] = 82; 89; IF(AND([.A16] &gt;= 24; MOD([.A16] - 24; 28) = 0); 90; [.F16]))" office:value-type="float" office:value="83" calcext:value-type="float">
            <text:p>83</text:p>
          </table:table-cell>
          <table:table-cell/>
          <table:table-cell table:formula="of:=IF([.L16] &lt;&gt; [.C16]; &quot;!!!&quot;; &quot;&quot;)">
            <text:p/>
          </table:table-cell>
          <table:table-cell/>
          <table:table-cell table:formula="of:=[.D16] - [.C16]" office:value-type="float" office:value="217" calcext:value-type="float">
            <text:p>217</text:p>
          </table:table-cell>
          <table:table-cell/>
          <table:table-cell table:formula="of:=IF([.A16] = 0; 6; MOD([.A16] - 1 + FLOOR(([.A16] + 3) / 4); 7))" office:value-type="float" office:value="1" calcext:value-type="float">
            <text:p>1</text:p>
          </table:table-cell>
          <table:table-cell table:formula="of:=85 + (6 - [.R16]) - IF(85 + (6 - [.R16]) - IF(MOD([.A16]; 4) = 0; 1; 0) &gt;= 90; 7; 0)" office:value-type="float" office:value="83" calcext:value-type="float">
            <text:p>83</text:p>
          </table:table-cell>
          <table:table-cell table:formula="of:=IF([.S16] + 217 + IF(MOD([.A16]; 4) &lt;&gt; 0; 1; 0) &gt; 304; [.S16] + 210; [.S16] + 217)" office:value-type="float" office:value="300" calcext:value-type="float">
            <text:p>300</text:p>
          </table:table-cell>
          <table:table-cell/>
          <table:table-cell table:formula="of:=IF([.S16] &lt;&gt; [.C16]; &quot;!!!&quot;; &quot;&quot;)">
            <text:p/>
          </table:table-cell>
          <table:table-cell table:formula="of:=IF([.T16] &lt;&gt; [.D1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6] - 1 - IF(MOD([.A16]; 4) = 0; 1; 0)" office:value-type="float" office:value="82" calcext:value-type="float">
            <text:p>82</text:p>
          </table:table-cell>
          <table:table-cell/>
          <table:table-cell table:formula="of:=IF([.F17] &lt;&gt; [.C17]; &quot;!!!&quot;; &quot;&quot;)" office:value-type="string" office:string-value="!!!" calcext:value-type="string">
            <text:p>!!!</text:p>
          </table:table-cell>
          <table:table-cell table:formula="of:=IF([.B17] = 2; &quot;!!!&quot;; &quot;&quot;)" office:value-type="string" office:string-value="!!!" calcext:value-type="string">
            <text:p>!!!</text:p>
          </table:table-cell>
          <table:table-cell table:formula="of:=IF(MOD([.A17]; 4) = 0; &quot;YES&quot;; &quot;&quot;)" office:value-type="string" office:string-value="YES" calcext:value-type="string">
            <text:p>YES</text:p>
          </table:table-cell>
          <table:table-cell/>
          <table:table-cell table:formula="of:=IF([.F17] = 82; 89; IF(AND([.A17] &gt;= 24; MOD([.A17] - 24; 28) = 0); 90; [.F17]))" office:value-type="float" office:value="89" calcext:value-type="float">
            <text:p>89</text:p>
          </table:table-cell>
          <table:table-cell/>
          <table:table-cell table:formula="of:=IF([.L17] &lt;&gt; [.C17]; &quot;!!!&quot;; &quot;&quot;)">
            <text:p/>
          </table:table-cell>
          <table:table-cell/>
          <table:table-cell table:formula="of:=[.D17] - [.C17]" office:value-type="float" office:value="210" calcext:value-type="float">
            <text:p>210</text:p>
          </table:table-cell>
          <table:table-cell/>
          <table:table-cell table:formula="of:=IF([.A17] = 0; 6; MOD([.A17] - 1 + FLOOR(([.A17] + 3) / 4); 7))" office:value-type="float" office:value="2" calcext:value-type="float">
            <text:p>2</text:p>
          </table:table-cell>
          <table:table-cell table:formula="of:=85 + (6 - [.R17]) - IF(85 + (6 - [.R17]) - IF(MOD([.A17]; 4) = 0; 1; 0) &gt;= 90; 7; 0)" office:value-type="float" office:value="89" calcext:value-type="float">
            <text:p>89</text:p>
          </table:table-cell>
          <table:table-cell table:formula="of:=IF([.S17] + 217 + IF(MOD([.A17]; 4) &lt;&gt; 0; 1; 0) &gt; 304; [.S17] + 210; [.S17] + 217)" office:value-type="float" office:value="299" calcext:value-type="float">
            <text:p>299</text:p>
          </table:table-cell>
          <table:table-cell/>
          <table:table-cell table:formula="of:=IF([.S17] &lt;&gt; [.C17]; &quot;!!!&quot;; &quot;&quot;)">
            <text:p/>
          </table:table-cell>
          <table:table-cell table:formula="of:=IF([.T17] &lt;&gt; [.D1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7] - 1 - IF(MOD([.A17]; 4) = 0; 1; 0)" office:value-type="float" office:value="87" calcext:value-type="float">
            <text:p>87</text:p>
          </table:table-cell>
          <table:table-cell/>
          <table:table-cell table:formula="of:=IF([.F18] &lt;&gt; [.C18]; &quot;!!!&quot;; &quot;&quot;)">
            <text:p/>
          </table:table-cell>
          <table:table-cell table:formula="of:=IF([.B18] = 2; &quot;!!!&quot;; &quot;&quot;)">
            <text:p/>
          </table:table-cell>
          <table:table-cell table:formula="of:=IF(MOD([.A18]; 4) = 0; &quot;YES&quot;; &quot;&quot;)">
            <text:p/>
          </table:table-cell>
          <table:table-cell/>
          <table:table-cell table:formula="of:=IF([.F18] = 82; 89; IF(AND([.A18] &gt;= 24; MOD([.A18] - 24; 28) = 0); 90; [.F18]))" office:value-type="float" office:value="87" calcext:value-type="float">
            <text:p>87</text:p>
          </table:table-cell>
          <table:table-cell/>
          <table:table-cell table:formula="of:=IF([.L18] &lt;&gt; [.C18]; &quot;!!!&quot;; &quot;&quot;)">
            <text:p/>
          </table:table-cell>
          <table:table-cell/>
          <table:table-cell table:formula="of:=[.D18] - [.C18]" office:value-type="float" office:value="210" calcext:value-type="float">
            <text:p>210</text:p>
          </table:table-cell>
          <table:table-cell/>
          <table:table-cell table:formula="of:=IF([.A18] = 0; 6; MOD([.A18] - 1 + FLOOR(([.A18] + 3) / 4); 7))" office:value-type="float" office:value="4" calcext:value-type="float">
            <text:p>4</text:p>
          </table:table-cell>
          <table:table-cell table:formula="of:=85 + (6 - [.R18]) - IF(85 + (6 - [.R18]) - IF(MOD([.A18]; 4) = 0; 1; 0) &gt;= 90; 7; 0)" office:value-type="float" office:value="87" calcext:value-type="float">
            <text:p>87</text:p>
          </table:table-cell>
          <table:table-cell table:formula="of:=IF([.S18] + 217 + IF(MOD([.A18]; 4) &lt;&gt; 0; 1; 0) &gt; 304; [.S18] + 210; [.S18] + 217)" office:value-type="float" office:value="297" calcext:value-type="float">
            <text:p>297</text:p>
          </table:table-cell>
          <table:table-cell/>
          <table:table-cell table:formula="of:=IF([.S18] &lt;&gt; [.C18]; &quot;!!!&quot;; &quot;&quot;)">
            <text:p/>
          </table:table-cell>
          <table:table-cell table:formula="of:=IF([.T18] &lt;&gt; [.D1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8] - 1 - IF(MOD([.A18]; 4) = 0; 1; 0)" office:value-type="float" office:value="86" calcext:value-type="float">
            <text:p>86</text:p>
          </table:table-cell>
          <table:table-cell/>
          <table:table-cell table:formula="of:=IF([.F19] &lt;&gt; [.C19]; &quot;!!!&quot;; &quot;&quot;)">
            <text:p/>
          </table:table-cell>
          <table:table-cell table:formula="of:=IF([.B19] = 2; &quot;!!!&quot;; &quot;&quot;)">
            <text:p/>
          </table:table-cell>
          <table:table-cell table:formula="of:=IF(MOD([.A19]; 4) = 0; &quot;YES&quot;; &quot;&quot;)">
            <text:p/>
          </table:table-cell>
          <table:table-cell/>
          <table:table-cell table:formula="of:=IF([.F19] = 82; 89; IF(AND([.A19] &gt;= 24; MOD([.A19] - 24; 28) = 0); 90; [.F19]))" office:value-type="float" office:value="86" calcext:value-type="float">
            <text:p>86</text:p>
          </table:table-cell>
          <table:table-cell/>
          <table:table-cell table:formula="of:=IF([.L19] &lt;&gt; [.C19]; &quot;!!!&quot;; &quot;&quot;)">
            <text:p/>
          </table:table-cell>
          <table:table-cell/>
          <table:table-cell table:formula="of:=[.D19] - [.C19]" office:value-type="float" office:value="217" calcext:value-type="float">
            <text:p>217</text:p>
          </table:table-cell>
          <table:table-cell/>
          <table:table-cell table:formula="of:=IF([.A19] = 0; 6; MOD([.A19] - 1 + FLOOR(([.A19] + 3) / 4); 7))" office:value-type="float" office:value="5" calcext:value-type="float">
            <text:p>5</text:p>
          </table:table-cell>
          <table:table-cell table:formula="of:=85 + (6 - [.R19]) - IF(85 + (6 - [.R19]) - IF(MOD([.A19]; 4) = 0; 1; 0) &gt;= 90; 7; 0)" office:value-type="float" office:value="86" calcext:value-type="float">
            <text:p>86</text:p>
          </table:table-cell>
          <table:table-cell table:formula="of:=IF([.S19] + 217 + IF(MOD([.A19]; 4) &lt;&gt; 0; 1; 0) &gt; 304; [.S19] + 210; [.S19] + 217)" office:value-type="float" office:value="303" calcext:value-type="float">
            <text:p>303</text:p>
          </table:table-cell>
          <table:table-cell/>
          <table:table-cell table:formula="of:=IF([.S19] &lt;&gt; [.C19]; &quot;!!!&quot;; &quot;&quot;)">
            <text:p/>
          </table:table-cell>
          <table:table-cell table:formula="of:=IF([.T19] &lt;&gt; [.D1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9] - 1 - IF(MOD([.A19]; 4) = 0; 1; 0)" office:value-type="float" office:value="85" calcext:value-type="float">
            <text:p>85</text:p>
          </table:table-cell>
          <table:table-cell/>
          <table:table-cell table:formula="of:=IF([.F20] &lt;&gt; [.C20]; &quot;!!!&quot;; &quot;&quot;)">
            <text:p/>
          </table:table-cell>
          <table:table-cell table:formula="of:=IF([.B20] = 2; &quot;!!!&quot;; &quot;&quot;)">
            <text:p/>
          </table:table-cell>
          <table:table-cell table:formula="of:=IF(MOD([.A20]; 4) = 0; &quot;YES&quot;; &quot;&quot;)">
            <text:p/>
          </table:table-cell>
          <table:table-cell/>
          <table:table-cell table:formula="of:=IF([.F20] = 82; 89; IF(AND([.A20] &gt;= 24; MOD([.A20] - 24; 28) = 0); 90; [.F20]))" office:value-type="float" office:value="85" calcext:value-type="float">
            <text:p>85</text:p>
          </table:table-cell>
          <table:table-cell/>
          <table:table-cell table:formula="of:=IF([.L20] &lt;&gt; [.C20]; &quot;!!!&quot;; &quot;&quot;)">
            <text:p/>
          </table:table-cell>
          <table:table-cell/>
          <table:table-cell table:formula="of:=[.D20] - [.C20]" office:value-type="float" office:value="217" calcext:value-type="float">
            <text:p>217</text:p>
          </table:table-cell>
          <table:table-cell/>
          <table:table-cell table:formula="of:=IF([.A20] = 0; 6; MOD([.A20] - 1 + FLOOR(([.A20] + 3) / 4); 7))" office:value-type="float" office:value="6" calcext:value-type="float">
            <text:p>6</text:p>
          </table:table-cell>
          <table:table-cell table:formula="of:=85 + (6 - [.R20]) - IF(85 + (6 - [.R20]) - IF(MOD([.A20]; 4) = 0; 1; 0) &gt;= 90; 7; 0)" office:value-type="float" office:value="85" calcext:value-type="float">
            <text:p>85</text:p>
          </table:table-cell>
          <table:table-cell table:formula="of:=IF([.S20] + 217 + IF(MOD([.A20]; 4) &lt;&gt; 0; 1; 0) &gt; 304; [.S20] + 210; [.S20] + 217)" office:value-type="float" office:value="302" calcext:value-type="float">
            <text:p>302</text:p>
          </table:table-cell>
          <table:table-cell/>
          <table:table-cell table:formula="of:=IF([.S20] &lt;&gt; [.C20]; &quot;!!!&quot;; &quot;&quot;)">
            <text:p/>
          </table:table-cell>
          <table:table-cell table:formula="of:=IF([.T20] &lt;&gt; [.D2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0] - 1 - IF(MOD([.A20]; 4) = 0; 1; 0)" office:value-type="float" office:value="84" calcext:value-type="float">
            <text:p>84</text:p>
          </table:table-cell>
          <table:table-cell/>
          <table:table-cell table:formula="of:=IF([.F21] &lt;&gt; [.C21]; &quot;!!!&quot;; &quot;&quot;)">
            <text:p/>
          </table:table-cell>
          <table:table-cell table:formula="of:=IF([.B21] = 2; &quot;!!!&quot;; &quot;&quot;)">
            <text:p/>
          </table:table-cell>
          <table:table-cell table:formula="of:=IF(MOD([.A21]; 4) = 0; &quot;YES&quot;; &quot;&quot;)" office:value-type="string" office:string-value="YES" calcext:value-type="string">
            <text:p>YES</text:p>
          </table:table-cell>
          <table:table-cell/>
          <table:table-cell table:formula="of:=IF([.F21] = 82; 89; IF(AND([.A21] &gt;= 24; MOD([.A21] - 24; 28) = 0); 90; [.F21]))" office:value-type="float" office:value="84" calcext:value-type="float">
            <text:p>84</text:p>
          </table:table-cell>
          <table:table-cell/>
          <table:table-cell table:formula="of:=IF([.L21] &lt;&gt; [.C21]; &quot;!!!&quot;; &quot;&quot;)">
            <text:p/>
          </table:table-cell>
          <table:table-cell/>
          <table:table-cell table:formula="of:=[.D21] - [.C21]" office:value-type="float" office:value="217" calcext:value-type="float">
            <text:p>217</text:p>
          </table:table-cell>
          <table:table-cell/>
          <table:table-cell table:formula="of:=IF([.A21] = 0; 6; MOD([.A21] - 1 + FLOOR(([.A21] + 3) / 4); 7))" office:value-type="float" office:value="0" calcext:value-type="float">
            <text:p>0</text:p>
          </table:table-cell>
          <table:table-cell table:formula="of:=85 + (6 - [.R21]) - IF(85 + (6 - [.R21]) - IF(MOD([.A21]; 4) = 0; 1; 0) &gt;= 90; 7; 0)" office:value-type="float" office:value="84" calcext:value-type="float">
            <text:p>84</text:p>
          </table:table-cell>
          <table:table-cell table:formula="of:=IF([.S21] + 217 + IF(MOD([.A21]; 4) &lt;&gt; 0; 1; 0) &gt; 304; [.S21] + 210; [.S21] + 217)" office:value-type="float" office:value="301" calcext:value-type="float">
            <text:p>301</text:p>
          </table:table-cell>
          <table:table-cell/>
          <table:table-cell table:formula="of:=IF([.S21] &lt;&gt; [.C21]; &quot;!!!&quot;; &quot;&quot;)">
            <text:p/>
          </table:table-cell>
          <table:table-cell table:formula="of:=IF([.T21] &lt;&gt; [.D2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1] - 1 - IF(MOD([.A21]; 4) = 0; 1; 0)" office:value-type="float" office:value="82" calcext:value-type="float">
            <text:p>82</text:p>
          </table:table-cell>
          <table:table-cell/>
          <table:table-cell table:formula="of:=IF([.F22] &lt;&gt; [.C22]; &quot;!!!&quot;; &quot;&quot;)" office:value-type="string" office:string-value="!!!" calcext:value-type="string">
            <text:p>!!!</text:p>
          </table:table-cell>
          <table:table-cell table:formula="of:=IF([.B22] = 2; &quot;!!!&quot;; &quot;&quot;)" office:value-type="string" office:string-value="!!!" calcext:value-type="string">
            <text:p>!!!</text:p>
          </table:table-cell>
          <table:table-cell table:formula="of:=IF(MOD([.A22]; 4) = 0; &quot;YES&quot;; &quot;&quot;)">
            <text:p/>
          </table:table-cell>
          <table:table-cell/>
          <table:table-cell table:formula="of:=IF([.F22] = 82; 89; IF(AND([.A22] &gt;= 24; MOD([.A22] - 24; 28) = 0); 90; [.F22]))" office:value-type="float" office:value="89" calcext:value-type="float">
            <text:p>89</text:p>
          </table:table-cell>
          <table:table-cell/>
          <table:table-cell table:formula="of:=IF([.L22] &lt;&gt; [.C22]; &quot;!!!&quot;; &quot;&quot;)">
            <text:p/>
          </table:table-cell>
          <table:table-cell/>
          <table:table-cell table:formula="of:=[.D22] - [.C22]" office:value-type="float" office:value="210" calcext:value-type="float">
            <text:p>210</text:p>
          </table:table-cell>
          <table:table-cell/>
          <table:table-cell table:formula="of:=IF([.A22] = 0; 6; MOD([.A22] - 1 + FLOOR(([.A22] + 3) / 4); 7))" office:value-type="float" office:value="2" calcext:value-type="float">
            <text:p>2</text:p>
          </table:table-cell>
          <table:table-cell table:formula="of:=85 + (6 - [.R22]) - IF(85 + (6 - [.R22]) - IF(MOD([.A22]; 4) = 0; 1; 0) &gt;= 90; 7; 0)" office:value-type="float" office:value="89" calcext:value-type="float">
            <text:p>89</text:p>
          </table:table-cell>
          <table:table-cell table:formula="of:=IF([.S22] + 217 + IF(MOD([.A22]; 4) &lt;&gt; 0; 1; 0) &gt; 304; [.S22] + 210; [.S22] + 217)" office:value-type="float" office:value="299" calcext:value-type="float">
            <text:p>299</text:p>
          </table:table-cell>
          <table:table-cell/>
          <table:table-cell table:formula="of:=IF([.S22] &lt;&gt; [.C22]; &quot;!!!&quot;; &quot;&quot;)">
            <text:p/>
          </table:table-cell>
          <table:table-cell table:formula="of:=IF([.T22] &lt;&gt; [.D2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2] - 1 - IF(MOD([.A22]; 4) = 0; 1; 0)" office:value-type="float" office:value="88" calcext:value-type="float">
            <text:p>88</text:p>
          </table:table-cell>
          <table:table-cell/>
          <table:table-cell table:formula="of:=IF([.F23] &lt;&gt; [.C23]; &quot;!!!&quot;; &quot;&quot;)">
            <text:p/>
          </table:table-cell>
          <table:table-cell table:formula="of:=IF([.B23] = 2; &quot;!!!&quot;; &quot;&quot;)">
            <text:p/>
          </table:table-cell>
          <table:table-cell table:formula="of:=IF(MOD([.A23]; 4) = 0; &quot;YES&quot;; &quot;&quot;)">
            <text:p/>
          </table:table-cell>
          <table:table-cell/>
          <table:table-cell table:formula="of:=IF([.F23] = 82; 89; IF(AND([.A23] &gt;= 24; MOD([.A23] - 24; 28) = 0); 90; [.F23]))" office:value-type="float" office:value="88" calcext:value-type="float">
            <text:p>88</text:p>
          </table:table-cell>
          <table:table-cell/>
          <table:table-cell table:formula="of:=IF([.L23] &lt;&gt; [.C23]; &quot;!!!&quot;; &quot;&quot;)">
            <text:p/>
          </table:table-cell>
          <table:table-cell/>
          <table:table-cell table:formula="of:=[.D23] - [.C23]" office:value-type="float" office:value="210" calcext:value-type="float">
            <text:p>210</text:p>
          </table:table-cell>
          <table:table-cell/>
          <table:table-cell table:formula="of:=IF([.A23] = 0; 6; MOD([.A23] - 1 + FLOOR(([.A23] + 3) / 4); 7))" office:value-type="float" office:value="3" calcext:value-type="float">
            <text:p>3</text:p>
          </table:table-cell>
          <table:table-cell table:formula="of:=85 + (6 - [.R23]) - IF(85 + (6 - [.R23]) - IF(MOD([.A23]; 4) = 0; 1; 0) &gt;= 90; 7; 0)" office:value-type="float" office:value="88" calcext:value-type="float">
            <text:p>88</text:p>
          </table:table-cell>
          <table:table-cell table:formula="of:=IF([.S23] + 217 + IF(MOD([.A23]; 4) &lt;&gt; 0; 1; 0) &gt; 304; [.S23] + 210; [.S23] + 217)" office:value-type="float" office:value="298" calcext:value-type="float">
            <text:p>298</text:p>
          </table:table-cell>
          <table:table-cell/>
          <table:table-cell table:formula="of:=IF([.S23] &lt;&gt; [.C23]; &quot;!!!&quot;; &quot;&quot;)">
            <text:p/>
          </table:table-cell>
          <table:table-cell table:formula="of:=IF([.T23] &lt;&gt; [.D2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23] - 1 - IF(MOD([.A23]; 4) = 0; 1; 0)" office:value-type="float" office:value="87" calcext:value-type="float">
            <text:p>87</text:p>
          </table:table-cell>
          <table:table-cell/>
          <table:table-cell table:formula="of:=IF([.F24] &lt;&gt; [.C24]; &quot;!!!&quot;; &quot;&quot;)">
            <text:p/>
          </table:table-cell>
          <table:table-cell table:formula="of:=IF([.B24] = 2; &quot;!!!&quot;; &quot;&quot;)">
            <text:p/>
          </table:table-cell>
          <table:table-cell table:formula="of:=IF(MOD([.A24]; 4) = 0; &quot;YES&quot;; &quot;&quot;)">
            <text:p/>
          </table:table-cell>
          <table:table-cell/>
          <table:table-cell table:formula="of:=IF([.F24] = 82; 89; IF(AND([.A24] &gt;= 24; MOD([.A24] - 24; 28) = 0); 90; [.F24]))" office:value-type="float" office:value="87" calcext:value-type="float">
            <text:p>87</text:p>
          </table:table-cell>
          <table:table-cell/>
          <table:table-cell table:formula="of:=IF([.L24] &lt;&gt; [.C24]; &quot;!!!&quot;; &quot;&quot;)">
            <text:p/>
          </table:table-cell>
          <table:table-cell/>
          <table:table-cell table:formula="of:=[.D24] - [.C24]" office:value-type="float" office:value="210" calcext:value-type="float">
            <text:p>210</text:p>
          </table:table-cell>
          <table:table-cell/>
          <table:table-cell table:formula="of:=IF([.A24] = 0; 6; MOD([.A24] - 1 + FLOOR(([.A24] + 3) / 4); 7))" office:value-type="float" office:value="4" calcext:value-type="float">
            <text:p>4</text:p>
          </table:table-cell>
          <table:table-cell table:formula="of:=85 + (6 - [.R24]) - IF(85 + (6 - [.R24]) - IF(MOD([.A24]; 4) = 0; 1; 0) &gt;= 90; 7; 0)" office:value-type="float" office:value="87" calcext:value-type="float">
            <text:p>87</text:p>
          </table:table-cell>
          <table:table-cell table:formula="of:=IF([.S24] + 217 + IF(MOD([.A24]; 4) &lt;&gt; 0; 1; 0) &gt; 304; [.S24] + 210; [.S24] + 217)" office:value-type="float" office:value="297" calcext:value-type="float">
            <text:p>297</text:p>
          </table:table-cell>
          <table:table-cell/>
          <table:table-cell table:formula="of:=IF([.S24] &lt;&gt; [.C24]; &quot;!!!&quot;; &quot;&quot;)">
            <text:p/>
          </table:table-cell>
          <table:table-cell table:formula="of:=IF([.T24] &lt;&gt; [.D2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4] - 1 - IF(MOD([.A24]; 4) = 0; 1; 0)" office:value-type="float" office:value="86" calcext:value-type="float">
            <text:p>86</text:p>
          </table:table-cell>
          <table:table-cell/>
          <table:table-cell table:formula="of:=IF([.F25] &lt;&gt; [.C25]; &quot;!!!&quot;; &quot;&quot;)">
            <text:p/>
          </table:table-cell>
          <table:table-cell table:formula="of:=IF([.B25] = 2; &quot;!!!&quot;; &quot;&quot;)">
            <text:p/>
          </table:table-cell>
          <table:table-cell table:formula="of:=IF(MOD([.A25]; 4) = 0; &quot;YES&quot;; &quot;&quot;)" office:value-type="string" office:string-value="YES" calcext:value-type="string">
            <text:p>YES</text:p>
          </table:table-cell>
          <table:table-cell/>
          <table:table-cell table:formula="of:=IF([.F25] = 82; 89; IF(AND([.A25] &gt;= 24; MOD([.A25] - 24; 28) = 0); 90; [.F25]))" office:value-type="float" office:value="86" calcext:value-type="float">
            <text:p>86</text:p>
          </table:table-cell>
          <table:table-cell/>
          <table:table-cell table:formula="of:=IF([.L25] &lt;&gt; [.C25]; &quot;!!!&quot;; &quot;&quot;)">
            <text:p/>
          </table:table-cell>
          <table:table-cell/>
          <table:table-cell table:formula="of:=[.D25] - [.C25]" office:value-type="float" office:value="217" calcext:value-type="float">
            <text:p>217</text:p>
          </table:table-cell>
          <table:table-cell/>
          <table:table-cell table:formula="of:=IF([.A25] = 0; 6; MOD([.A25] - 1 + FLOOR(([.A25] + 3) / 4); 7))" office:value-type="float" office:value="5" calcext:value-type="float">
            <text:p>5</text:p>
          </table:table-cell>
          <table:table-cell table:formula="of:=85 + (6 - [.R25]) - IF(85 + (6 - [.R25]) - IF(MOD([.A25]; 4) = 0; 1; 0) &gt;= 90; 7; 0)" office:value-type="float" office:value="86" calcext:value-type="float">
            <text:p>86</text:p>
          </table:table-cell>
          <table:table-cell table:formula="of:=IF([.S25] + 217 + IF(MOD([.A25]; 4) &lt;&gt; 0; 1; 0) &gt; 304; [.S25] + 210; [.S25] + 217)" office:value-type="float" office:value="303" calcext:value-type="float">
            <text:p>303</text:p>
          </table:table-cell>
          <table:table-cell/>
          <table:table-cell table:formula="of:=IF([.S25] &lt;&gt; [.C25]; &quot;!!!&quot;; &quot;&quot;)">
            <text:p/>
          </table:table-cell>
          <table:table-cell table:formula="of:=IF([.T25] &lt;&gt; [.D2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5] - 1 - IF(MOD([.A25]; 4) = 0; 1; 0)" office:value-type="float" office:value="84" calcext:value-type="float">
            <text:p>84</text:p>
          </table:table-cell>
          <table:table-cell/>
          <table:table-cell table:formula="of:=IF([.F26] &lt;&gt; [.C26]; &quot;!!!&quot;; &quot;&quot;)">
            <text:p/>
          </table:table-cell>
          <table:table-cell table:formula="of:=IF([.B26] = 2; &quot;!!!&quot;; &quot;&quot;)">
            <text:p/>
          </table:table-cell>
          <table:table-cell table:formula="of:=IF(MOD([.A26]; 4) = 0; &quot;YES&quot;; &quot;&quot;)">
            <text:p/>
          </table:table-cell>
          <table:table-cell/>
          <table:table-cell table:formula="of:=IF([.F26] = 82; 89; IF(AND([.A26] &gt;= 24; MOD([.A26] - 24; 28) = 0); 90; [.F26]))" office:value-type="float" office:value="84" calcext:value-type="float">
            <text:p>84</text:p>
          </table:table-cell>
          <table:table-cell/>
          <table:table-cell table:formula="of:=IF([.L26] &lt;&gt; [.C26]; &quot;!!!&quot;; &quot;&quot;)">
            <text:p/>
          </table:table-cell>
          <table:table-cell/>
          <table:table-cell table:formula="of:=[.D26] - [.C26]" office:value-type="float" office:value="217" calcext:value-type="float">
            <text:p>217</text:p>
          </table:table-cell>
          <table:table-cell/>
          <table:table-cell table:formula="of:=IF([.A26] = 0; 6; MOD([.A26] - 1 + FLOOR(([.A26] + 3) / 4); 7))" office:value-type="float" office:value="0" calcext:value-type="float">
            <text:p>0</text:p>
          </table:table-cell>
          <table:table-cell table:formula="of:=85 + (6 - [.R26]) - IF(85 + (6 - [.R26]) - IF(MOD([.A26]; 4) = 0; 1; 0) &gt;= 90; 7; 0)" office:value-type="float" office:value="84" calcext:value-type="float">
            <text:p>84</text:p>
          </table:table-cell>
          <table:table-cell table:formula="of:=IF([.S26] + 217 + IF(MOD([.A26]; 4) &lt;&gt; 0; 1; 0) &gt; 304; [.S26] + 210; [.S26] + 217)" office:value-type="float" office:value="301" calcext:value-type="float">
            <text:p>301</text:p>
          </table:table-cell>
          <table:table-cell/>
          <table:table-cell table:formula="of:=IF([.S26] &lt;&gt; [.C26]; &quot;!!!&quot;; &quot;&quot;)">
            <text:p/>
          </table:table-cell>
          <table:table-cell table:formula="of:=IF([.T26] &lt;&gt; [.D2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6] - 1 - IF(MOD([.A26]; 4) = 0; 1; 0)" office:value-type="float" office:value="83" calcext:value-type="float">
            <text:p>83</text:p>
          </table:table-cell>
          <table:table-cell/>
          <table:table-cell table:formula="of:=IF([.F27] &lt;&gt; [.C27]; &quot;!!!&quot;; &quot;&quot;)">
            <text:p/>
          </table:table-cell>
          <table:table-cell table:formula="of:=IF([.B27] = 2; &quot;!!!&quot;; &quot;&quot;)">
            <text:p/>
          </table:table-cell>
          <table:table-cell table:formula="of:=IF(MOD([.A27]; 4) = 0; &quot;YES&quot;; &quot;&quot;)">
            <text:p/>
          </table:table-cell>
          <table:table-cell/>
          <table:table-cell table:formula="of:=IF([.F27] = 82; 89; IF(AND([.A27] &gt;= 24; MOD([.A27] - 24; 28) = 0); 90; [.F27]))" office:value-type="float" office:value="83" calcext:value-type="float">
            <text:p>83</text:p>
          </table:table-cell>
          <table:table-cell/>
          <table:table-cell table:formula="of:=IF([.L27] &lt;&gt; [.C27]; &quot;!!!&quot;; &quot;&quot;)">
            <text:p/>
          </table:table-cell>
          <table:table-cell/>
          <table:table-cell table:formula="of:=[.D27] - [.C27]" office:value-type="float" office:value="217" calcext:value-type="float">
            <text:p>217</text:p>
          </table:table-cell>
          <table:table-cell/>
          <table:table-cell table:formula="of:=IF([.A27] = 0; 6; MOD([.A27] - 1 + FLOOR(([.A27] + 3) / 4); 7))" office:value-type="float" office:value="1" calcext:value-type="float">
            <text:p>1</text:p>
          </table:table-cell>
          <table:table-cell table:formula="of:=85 + (6 - [.R27]) - IF(85 + (6 - [.R27]) - IF(MOD([.A27]; 4) = 0; 1; 0) &gt;= 90; 7; 0)" office:value-type="float" office:value="83" calcext:value-type="float">
            <text:p>83</text:p>
          </table:table-cell>
          <table:table-cell table:formula="of:=IF([.S27] + 217 + IF(MOD([.A27]; 4) &lt;&gt; 0; 1; 0) &gt; 304; [.S27] + 210; [.S27] + 217)" office:value-type="float" office:value="300" calcext:value-type="float">
            <text:p>300</text:p>
          </table:table-cell>
          <table:table-cell/>
          <table:table-cell table:formula="of:=IF([.S27] &lt;&gt; [.C27]; &quot;!!!&quot;; &quot;&quot;)">
            <text:p/>
          </table:table-cell>
          <table:table-cell table:formula="of:=IF([.T27] &lt;&gt; [.D2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7] - 1 - IF(MOD([.A27]; 4) = 0; 1; 0)" office:value-type="float" office:value="82" calcext:value-type="float">
            <text:p>82</text:p>
          </table:table-cell>
          <table:table-cell/>
          <table:table-cell table:formula="of:=IF([.F28] &lt;&gt; [.C28]; &quot;!!!&quot;; &quot;&quot;)" office:value-type="string" office:string-value="!!!" calcext:value-type="string">
            <text:p>!!!</text:p>
          </table:table-cell>
          <table:table-cell table:formula="of:=IF([.B28] = 2; &quot;!!!&quot;; &quot;&quot;)" office:value-type="string" office:string-value="!!!" calcext:value-type="string">
            <text:p>!!!</text:p>
          </table:table-cell>
          <table:table-cell table:formula="of:=IF(MOD([.A28]; 4) = 0; &quot;YES&quot;; &quot;&quot;)">
            <text:p/>
          </table:table-cell>
          <table:table-cell/>
          <table:table-cell table:formula="of:=IF([.F28] = 82; 89; IF(AND([.A28] &gt;= 24; MOD([.A28] - 24; 28) = 0); 90; [.F28]))" office:value-type="float" office:value="89" calcext:value-type="float">
            <text:p>89</text:p>
          </table:table-cell>
          <table:table-cell/>
          <table:table-cell table:formula="of:=IF([.L28] &lt;&gt; [.C28]; &quot;!!!&quot;; &quot;&quot;)">
            <text:p/>
          </table:table-cell>
          <table:table-cell/>
          <table:table-cell table:formula="of:=[.D28] - [.C28]" office:value-type="float" office:value="210" calcext:value-type="float">
            <text:p>210</text:p>
          </table:table-cell>
          <table:table-cell/>
          <table:table-cell table:formula="of:=IF([.A28] = 0; 6; MOD([.A28] - 1 + FLOOR(([.A28] + 3) / 4); 7))" office:value-type="float" office:value="2" calcext:value-type="float">
            <text:p>2</text:p>
          </table:table-cell>
          <table:table-cell table:formula="of:=85 + (6 - [.R28]) - IF(85 + (6 - [.R28]) - IF(MOD([.A28]; 4) = 0; 1; 0) &gt;= 90; 7; 0)" office:value-type="float" office:value="89" calcext:value-type="float">
            <text:p>89</text:p>
          </table:table-cell>
          <table:table-cell table:formula="of:=IF([.S28] + 217 + IF(MOD([.A28]; 4) &lt;&gt; 0; 1; 0) &gt; 304; [.S28] + 210; [.S28] + 217)" office:value-type="float" office:value="299" calcext:value-type="float">
            <text:p>299</text:p>
          </table:table-cell>
          <table:table-cell/>
          <table:table-cell table:formula="of:=IF([.S28] &lt;&gt; [.C28]; &quot;!!!&quot;; &quot;&quot;)">
            <text:p/>
          </table:table-cell>
          <table:table-cell table:formula="of:=IF([.T28] &lt;&gt; [.D2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8] - 1 - IF(MOD([.A28]; 4) = 0; 1; 0)" office:value-type="float" office:value="88" calcext:value-type="float">
            <text:p>88</text:p>
          </table:table-cell>
          <table:table-cell/>
          <table:table-cell table:formula="of:=IF([.F29] &lt;&gt; [.C29]; &quot;!!!&quot;; &quot;&quot;)">
            <text:p/>
          </table:table-cell>
          <table:table-cell table:formula="of:=IF([.B29] = 2; &quot;!!!&quot;; &quot;&quot;)">
            <text:p/>
          </table:table-cell>
          <table:table-cell table:formula="of:=IF(MOD([.A29]; 4) = 0; &quot;YES&quot;; &quot;&quot;)" office:value-type="string" office:string-value="YES" calcext:value-type="string">
            <text:p>YES</text:p>
          </table:table-cell>
          <table:table-cell/>
          <table:table-cell table:formula="of:=IF([.F29] = 82; 89; IF(AND([.A29] &gt;= 24; MOD([.A29] - 24; 28) = 0); 90; [.F29]))" office:value-type="float" office:value="88" calcext:value-type="float">
            <text:p>88</text:p>
          </table:table-cell>
          <table:table-cell/>
          <table:table-cell table:formula="of:=IF([.L29] &lt;&gt; [.C29]; &quot;!!!&quot;; &quot;&quot;)">
            <text:p/>
          </table:table-cell>
          <table:table-cell/>
          <table:table-cell table:formula="of:=[.D29] - [.C29]" office:value-type="float" office:value="210" calcext:value-type="float">
            <text:p>210</text:p>
          </table:table-cell>
          <table:table-cell/>
          <table:table-cell table:formula="of:=IF([.A29] = 0; 6; MOD([.A29] - 1 + FLOOR(([.A29] + 3) / 4); 7))" office:value-type="float" office:value="3" calcext:value-type="float">
            <text:p>3</text:p>
          </table:table-cell>
          <table:table-cell table:formula="of:=85 + (6 - [.R29]) - IF(85 + (6 - [.R29]) - IF(MOD([.A29]; 4) = 0; 1; 0) &gt;= 90; 7; 0)" office:value-type="float" office:value="88" calcext:value-type="float">
            <text:p>88</text:p>
          </table:table-cell>
          <table:table-cell table:formula="of:=IF([.S29] + 217 + IF(MOD([.A29]; 4) &lt;&gt; 0; 1; 0) &gt; 304; [.S29] + 210; [.S29] + 217)" office:value-type="float" office:value="298" calcext:value-type="float">
            <text:p>298</text:p>
          </table:table-cell>
          <table:table-cell/>
          <table:table-cell table:formula="of:=IF([.S29] &lt;&gt; [.C29]; &quot;!!!&quot;; &quot;&quot;)">
            <text:p/>
          </table:table-cell>
          <table:table-cell table:formula="of:=IF([.T29] &lt;&gt; [.D2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9] - 1 - IF(MOD([.A29]; 4) = 0; 1; 0)" office:value-type="float" office:value="86" calcext:value-type="float">
            <text:p>86</text:p>
          </table:table-cell>
          <table:table-cell/>
          <table:table-cell table:formula="of:=IF([.F30] &lt;&gt; [.C30]; &quot;!!!&quot;; &quot;&quot;)">
            <text:p/>
          </table:table-cell>
          <table:table-cell table:formula="of:=IF([.B30] = 2; &quot;!!!&quot;; &quot;&quot;)">
            <text:p/>
          </table:table-cell>
          <table:table-cell table:formula="of:=IF(MOD([.A30]; 4) = 0; &quot;YES&quot;; &quot;&quot;)">
            <text:p/>
          </table:table-cell>
          <table:table-cell/>
          <table:table-cell table:formula="of:=IF([.F30] = 82; 89; IF(AND([.A30] &gt;= 24; MOD([.A30] - 24; 28) = 0); 90; [.F30]))" office:value-type="float" office:value="86" calcext:value-type="float">
            <text:p>86</text:p>
          </table:table-cell>
          <table:table-cell/>
          <table:table-cell table:formula="of:=IF([.L30] &lt;&gt; [.C30]; &quot;!!!&quot;; &quot;&quot;)">
            <text:p/>
          </table:table-cell>
          <table:table-cell/>
          <table:table-cell table:formula="of:=[.D30] - [.C30]" office:value-type="float" office:value="217" calcext:value-type="float">
            <text:p>217</text:p>
          </table:table-cell>
          <table:table-cell/>
          <table:table-cell table:formula="of:=IF([.A30] = 0; 6; MOD([.A30] - 1 + FLOOR(([.A30] + 3) / 4); 7))" office:value-type="float" office:value="5" calcext:value-type="float">
            <text:p>5</text:p>
          </table:table-cell>
          <table:table-cell table:formula="of:=85 + (6 - [.R30]) - IF(85 + (6 - [.R30]) - IF(MOD([.A30]; 4) = 0; 1; 0) &gt;= 90; 7; 0)" office:value-type="float" office:value="86" calcext:value-type="float">
            <text:p>86</text:p>
          </table:table-cell>
          <table:table-cell table:formula="of:=IF([.S30] + 217 + IF(MOD([.A30]; 4) &lt;&gt; 0; 1; 0) &gt; 304; [.S30] + 210; [.S30] + 217)" office:value-type="float" office:value="303" calcext:value-type="float">
            <text:p>303</text:p>
          </table:table-cell>
          <table:table-cell/>
          <table:table-cell table:formula="of:=IF([.S30] &lt;&gt; [.C30]; &quot;!!!&quot;; &quot;&quot;)">
            <text:p/>
          </table:table-cell>
          <table:table-cell table:formula="of:=IF([.T30] &lt;&gt; [.D3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0] - 1 - IF(MOD([.A30]; 4) = 0; 1; 0)" office:value-type="float" office:value="85" calcext:value-type="float">
            <text:p>85</text:p>
          </table:table-cell>
          <table:table-cell/>
          <table:table-cell table:formula="of:=IF([.F31] &lt;&gt; [.C31]; &quot;!!!&quot;; &quot;&quot;)">
            <text:p/>
          </table:table-cell>
          <table:table-cell table:formula="of:=IF([.B31] = 2; &quot;!!!&quot;; &quot;&quot;)">
            <text:p/>
          </table:table-cell>
          <table:table-cell table:formula="of:=IF(MOD([.A31]; 4) = 0; &quot;YES&quot;; &quot;&quot;)">
            <text:p/>
          </table:table-cell>
          <table:table-cell/>
          <table:table-cell table:formula="of:=IF([.F31] = 82; 89; IF(AND([.A31] &gt;= 24; MOD([.A31] - 24; 28) = 0); 90; [.F31]))" office:value-type="float" office:value="85" calcext:value-type="float">
            <text:p>85</text:p>
          </table:table-cell>
          <table:table-cell/>
          <table:table-cell table:formula="of:=IF([.L31] &lt;&gt; [.C31]; &quot;!!!&quot;; &quot;&quot;)">
            <text:p/>
          </table:table-cell>
          <table:table-cell/>
          <table:table-cell table:formula="of:=[.D31] - [.C31]" office:value-type="float" office:value="217" calcext:value-type="float">
            <text:p>217</text:p>
          </table:table-cell>
          <table:table-cell/>
          <table:table-cell table:formula="of:=IF([.A31] = 0; 6; MOD([.A31] - 1 + FLOOR(([.A31] + 3) / 4); 7))" office:value-type="float" office:value="6" calcext:value-type="float">
            <text:p>6</text:p>
          </table:table-cell>
          <table:table-cell table:formula="of:=85 + (6 - [.R31]) - IF(85 + (6 - [.R31]) - IF(MOD([.A31]; 4) = 0; 1; 0) &gt;= 90; 7; 0)" office:value-type="float" office:value="85" calcext:value-type="float">
            <text:p>85</text:p>
          </table:table-cell>
          <table:table-cell table:formula="of:=IF([.S31] + 217 + IF(MOD([.A31]; 4) &lt;&gt; 0; 1; 0) &gt; 304; [.S31] + 210; [.S31] + 217)" office:value-type="float" office:value="302" calcext:value-type="float">
            <text:p>302</text:p>
          </table:table-cell>
          <table:table-cell/>
          <table:table-cell table:formula="of:=IF([.S31] &lt;&gt; [.C31]; &quot;!!!&quot;; &quot;&quot;)">
            <text:p/>
          </table:table-cell>
          <table:table-cell table:formula="of:=IF([.T31] &lt;&gt; [.D3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31] - 1 - IF(MOD([.A31]; 4) = 0; 1; 0)" office:value-type="float" office:value="84" calcext:value-type="float">
            <text:p>84</text:p>
          </table:table-cell>
          <table:table-cell/>
          <table:table-cell table:formula="of:=IF([.F32] &lt;&gt; [.C32]; &quot;!!!&quot;; &quot;&quot;)">
            <text:p/>
          </table:table-cell>
          <table:table-cell table:formula="of:=IF([.B32] = 2; &quot;!!!&quot;; &quot;&quot;)">
            <text:p/>
          </table:table-cell>
          <table:table-cell table:formula="of:=IF(MOD([.A32]; 4) = 0; &quot;YES&quot;; &quot;&quot;)">
            <text:p/>
          </table:table-cell>
          <table:table-cell/>
          <table:table-cell table:formula="of:=IF([.F32] = 82; 89; IF(AND([.A32] &gt;= 24; MOD([.A32] - 24; 28) = 0); 90; [.F32]))" office:value-type="float" office:value="84" calcext:value-type="float">
            <text:p>84</text:p>
          </table:table-cell>
          <table:table-cell/>
          <table:table-cell table:formula="of:=IF([.L32] &lt;&gt; [.C32]; &quot;!!!&quot;; &quot;&quot;)">
            <text:p/>
          </table:table-cell>
          <table:table-cell/>
          <table:table-cell table:formula="of:=[.D32] - [.C32]" office:value-type="float" office:value="217" calcext:value-type="float">
            <text:p>217</text:p>
          </table:table-cell>
          <table:table-cell/>
          <table:table-cell table:formula="of:=IF([.A32] = 0; 6; MOD([.A32] - 1 + FLOOR(([.A32] + 3) / 4); 7))" office:value-type="float" office:value="0" calcext:value-type="float">
            <text:p>0</text:p>
          </table:table-cell>
          <table:table-cell table:formula="of:=85 + (6 - [.R32]) - IF(85 + (6 - [.R32]) - IF(MOD([.A32]; 4) = 0; 1; 0) &gt;= 90; 7; 0)" office:value-type="float" office:value="84" calcext:value-type="float">
            <text:p>84</text:p>
          </table:table-cell>
          <table:table-cell table:formula="of:=IF([.S32] + 217 + IF(MOD([.A32]; 4) &lt;&gt; 0; 1; 0) &gt; 304; [.S32] + 210; [.S32] + 217)" office:value-type="float" office:value="301" calcext:value-type="float">
            <text:p>301</text:p>
          </table:table-cell>
          <table:table-cell/>
          <table:table-cell table:formula="of:=IF([.S32] &lt;&gt; [.C32]; &quot;!!!&quot;; &quot;&quot;)">
            <text:p/>
          </table:table-cell>
          <table:table-cell table:formula="of:=IF([.T32] &lt;&gt; [.D3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2] - 1 - IF(MOD([.A32]; 4) = 0; 1; 0)" office:value-type="float" office:value="83" calcext:value-type="float">
            <text:p>83</text:p>
          </table:table-cell>
          <table:table-cell/>
          <table:table-cell table:formula="of:=IF([.F33] &lt;&gt; [.C33]; &quot;!!!&quot;; &quot;&quot;)" office:value-type="string" office:string-value="!!!" calcext:value-type="string">
            <text:p>!!!</text:p>
          </table:table-cell>
          <table:table-cell table:formula="of:=IF([.B33] = 2; &quot;!!!&quot;; &quot;&quot;)">
            <text:p/>
          </table:table-cell>
          <table:table-cell table:formula="of:=IF(MOD([.A33]; 4) = 0; &quot;YES&quot;; &quot;&quot;)" office:value-type="string" office:string-value="YES" calcext:value-type="string">
            <text:p>YES</text:p>
          </table:table-cell>
          <table:table-cell/>
          <table:table-cell table:formula="of:=IF([.F33] = 82; 89; IF(AND([.A33] &gt;= 24; MOD([.A33] - 24; 28) = 0); 90; [.F33]))" office:value-type="float" office:value="90" calcext:value-type="float">
            <text:p>90</text:p>
          </table:table-cell>
          <table:table-cell/>
          <table:table-cell table:formula="of:=IF([.L33] &lt;&gt; [.C33]; &quot;!!!&quot;; &quot;&quot;)">
            <text:p/>
          </table:table-cell>
          <table:table-cell/>
          <table:table-cell table:formula="of:=[.D33] - [.C33]" office:value-type="float" office:value="210" calcext:value-type="float">
            <text:p>210</text:p>
          </table:table-cell>
          <table:table-cell/>
          <table:table-cell table:formula="of:=IF([.A33] = 0; 6; MOD([.A33] - 1 + FLOOR(([.A33] + 3) / 4); 7))" office:value-type="float" office:value="1" calcext:value-type="float">
            <text:p>1</text:p>
          </table:table-cell>
          <table:table-cell table:formula="of:=85 + (6 - [.R33]) - IF(85 + (6 - [.R33]) - IF(MOD([.A33]; 4) = 0; 1; 0) &gt;= 90; 7; 0)" office:value-type="float" office:value="90" calcext:value-type="float">
            <text:p>90</text:p>
          </table:table-cell>
          <table:table-cell table:formula="of:=IF([.S33] + 217 + IF(MOD([.A33]; 4) &lt;&gt; 0; 1; 0) &gt; 304; [.S33] + 210; [.S33] + 217)" office:value-type="float" office:value="300" calcext:value-type="float">
            <text:p>300</text:p>
          </table:table-cell>
          <table:table-cell/>
          <table:table-cell table:formula="of:=IF([.S33] &lt;&gt; [.C33]; &quot;!!!&quot;; &quot;&quot;)">
            <text:p/>
          </table:table-cell>
          <table:table-cell table:formula="of:=IF([.T33] &lt;&gt; [.D3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3] - 1 - IF(MOD([.A33]; 4) = 0; 1; 0)" office:value-type="float" office:value="88" calcext:value-type="float">
            <text:p>88</text:p>
          </table:table-cell>
          <table:table-cell/>
          <table:table-cell table:formula="of:=IF([.F34] &lt;&gt; [.C34]; &quot;!!!&quot;; &quot;&quot;)">
            <text:p/>
          </table:table-cell>
          <table:table-cell table:formula="of:=IF([.B34] = 2; &quot;!!!&quot;; &quot;&quot;)">
            <text:p/>
          </table:table-cell>
          <table:table-cell table:formula="of:=IF(MOD([.A34]; 4) = 0; &quot;YES&quot;; &quot;&quot;)">
            <text:p/>
          </table:table-cell>
          <table:table-cell/>
          <table:table-cell table:formula="of:=IF([.F34] = 82; 89; IF(AND([.A34] &gt;= 24; MOD([.A34] - 24; 28) = 0); 90; [.F34]))" office:value-type="float" office:value="88" calcext:value-type="float">
            <text:p>88</text:p>
          </table:table-cell>
          <table:table-cell/>
          <table:table-cell table:formula="of:=IF([.L34] &lt;&gt; [.C34]; &quot;!!!&quot;; &quot;&quot;)">
            <text:p/>
          </table:table-cell>
          <table:table-cell/>
          <table:table-cell table:formula="of:=[.D34] - [.C34]" office:value-type="float" office:value="210" calcext:value-type="float">
            <text:p>210</text:p>
          </table:table-cell>
          <table:table-cell/>
          <table:table-cell table:formula="of:=IF([.A34] = 0; 6; MOD([.A34] - 1 + FLOOR(([.A34] + 3) / 4); 7))" office:value-type="float" office:value="3" calcext:value-type="float">
            <text:p>3</text:p>
          </table:table-cell>
          <table:table-cell table:formula="of:=85 + (6 - [.R34]) - IF(85 + (6 - [.R34]) - IF(MOD([.A34]; 4) = 0; 1; 0) &gt;= 90; 7; 0)" office:value-type="float" office:value="88" calcext:value-type="float">
            <text:p>88</text:p>
          </table:table-cell>
          <table:table-cell table:formula="of:=IF([.S34] + 217 + IF(MOD([.A34]; 4) &lt;&gt; 0; 1; 0) &gt; 304; [.S34] + 210; [.S34] + 217)" office:value-type="float" office:value="298" calcext:value-type="float">
            <text:p>298</text:p>
          </table:table-cell>
          <table:table-cell/>
          <table:table-cell table:formula="of:=IF([.S34] &lt;&gt; [.C34]; &quot;!!!&quot;; &quot;&quot;)">
            <text:p/>
          </table:table-cell>
          <table:table-cell table:formula="of:=IF([.T34] &lt;&gt; [.D3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34] - 1 - IF(MOD([.A34]; 4) = 0; 1; 0)" office:value-type="float" office:value="87" calcext:value-type="float">
            <text:p>87</text:p>
          </table:table-cell>
          <table:table-cell/>
          <table:table-cell table:formula="of:=IF([.F35] &lt;&gt; [.C35]; &quot;!!!&quot;; &quot;&quot;)">
            <text:p/>
          </table:table-cell>
          <table:table-cell table:formula="of:=IF([.B35] = 2; &quot;!!!&quot;; &quot;&quot;)">
            <text:p/>
          </table:table-cell>
          <table:table-cell table:formula="of:=IF(MOD([.A35]; 4) = 0; &quot;YES&quot;; &quot;&quot;)">
            <text:p/>
          </table:table-cell>
          <table:table-cell/>
          <table:table-cell table:formula="of:=IF([.F35] = 82; 89; IF(AND([.A35] &gt;= 24; MOD([.A35] - 24; 28) = 0); 90; [.F35]))" office:value-type="float" office:value="87" calcext:value-type="float">
            <text:p>87</text:p>
          </table:table-cell>
          <table:table-cell/>
          <table:table-cell table:formula="of:=IF([.L35] &lt;&gt; [.C35]; &quot;!!!&quot;; &quot;&quot;)">
            <text:p/>
          </table:table-cell>
          <table:table-cell/>
          <table:table-cell table:formula="of:=[.D35] - [.C35]" office:value-type="float" office:value="210" calcext:value-type="float">
            <text:p>210</text:p>
          </table:table-cell>
          <table:table-cell/>
          <table:table-cell table:formula="of:=IF([.A35] = 0; 6; MOD([.A35] - 1 + FLOOR(([.A35] + 3) / 4); 7))" office:value-type="float" office:value="4" calcext:value-type="float">
            <text:p>4</text:p>
          </table:table-cell>
          <table:table-cell table:formula="of:=85 + (6 - [.R35]) - IF(85 + (6 - [.R35]) - IF(MOD([.A35]; 4) = 0; 1; 0) &gt;= 90; 7; 0)" office:value-type="float" office:value="87" calcext:value-type="float">
            <text:p>87</text:p>
          </table:table-cell>
          <table:table-cell table:formula="of:=IF([.S35] + 217 + IF(MOD([.A35]; 4) &lt;&gt; 0; 1; 0) &gt; 304; [.S35] + 210; [.S35] + 217)" office:value-type="float" office:value="297" calcext:value-type="float">
            <text:p>297</text:p>
          </table:table-cell>
          <table:table-cell/>
          <table:table-cell table:formula="of:=IF([.S35] &lt;&gt; [.C35]; &quot;!!!&quot;; &quot;&quot;)">
            <text:p/>
          </table:table-cell>
          <table:table-cell table:formula="of:=IF([.T35] &lt;&gt; [.D3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35] - 1 - IF(MOD([.A35]; 4) = 0; 1; 0)" office:value-type="float" office:value="86" calcext:value-type="float">
            <text:p>86</text:p>
          </table:table-cell>
          <table:table-cell/>
          <table:table-cell table:formula="of:=IF([.F36] &lt;&gt; [.C36]; &quot;!!!&quot;; &quot;&quot;)">
            <text:p/>
          </table:table-cell>
          <table:table-cell table:formula="of:=IF([.B36] = 2; &quot;!!!&quot;; &quot;&quot;)">
            <text:p/>
          </table:table-cell>
          <table:table-cell table:formula="of:=IF(MOD([.A36]; 4) = 0; &quot;YES&quot;; &quot;&quot;)">
            <text:p/>
          </table:table-cell>
          <table:table-cell/>
          <table:table-cell table:formula="of:=IF([.F36] = 82; 89; IF(AND([.A36] &gt;= 24; MOD([.A36] - 24; 28) = 0); 90; [.F36]))" office:value-type="float" office:value="86" calcext:value-type="float">
            <text:p>86</text:p>
          </table:table-cell>
          <table:table-cell/>
          <table:table-cell table:formula="of:=IF([.L36] &lt;&gt; [.C36]; &quot;!!!&quot;; &quot;&quot;)">
            <text:p/>
          </table:table-cell>
          <table:table-cell/>
          <table:table-cell table:formula="of:=[.D36] - [.C36]" office:value-type="float" office:value="217" calcext:value-type="float">
            <text:p>217</text:p>
          </table:table-cell>
          <table:table-cell/>
          <table:table-cell table:formula="of:=IF([.A36] = 0; 6; MOD([.A36] - 1 + FLOOR(([.A36] + 3) / 4); 7))" office:value-type="float" office:value="5" calcext:value-type="float">
            <text:p>5</text:p>
          </table:table-cell>
          <table:table-cell table:formula="of:=85 + (6 - [.R36]) - IF(85 + (6 - [.R36]) - IF(MOD([.A36]; 4) = 0; 1; 0) &gt;= 90; 7; 0)" office:value-type="float" office:value="86" calcext:value-type="float">
            <text:p>86</text:p>
          </table:table-cell>
          <table:table-cell table:formula="of:=IF([.S36] + 217 + IF(MOD([.A36]; 4) &lt;&gt; 0; 1; 0) &gt; 304; [.S36] + 210; [.S36] + 217)" office:value-type="float" office:value="303" calcext:value-type="float">
            <text:p>303</text:p>
          </table:table-cell>
          <table:table-cell/>
          <table:table-cell table:formula="of:=IF([.S36] &lt;&gt; [.C36]; &quot;!!!&quot;; &quot;&quot;)">
            <text:p/>
          </table:table-cell>
          <table:table-cell table:formula="of:=IF([.T36] &lt;&gt; [.D3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6] - 1 - IF(MOD([.A36]; 4) = 0; 1; 0)" office:value-type="float" office:value="85" calcext:value-type="float">
            <text:p>85</text:p>
          </table:table-cell>
          <table:table-cell/>
          <table:table-cell table:formula="of:=IF([.F37] &lt;&gt; [.C37]; &quot;!!!&quot;; &quot;&quot;)">
            <text:p/>
          </table:table-cell>
          <table:table-cell table:formula="of:=IF([.B37] = 2; &quot;!!!&quot;; &quot;&quot;)">
            <text:p/>
          </table:table-cell>
          <table:table-cell table:formula="of:=IF(MOD([.A37]; 4) = 0; &quot;YES&quot;; &quot;&quot;)" office:value-type="string" office:string-value="YES" calcext:value-type="string">
            <text:p>YES</text:p>
          </table:table-cell>
          <table:table-cell/>
          <table:table-cell table:formula="of:=IF([.F37] = 82; 89; IF(AND([.A37] &gt;= 24; MOD([.A37] - 24; 28) = 0); 90; [.F37]))" office:value-type="float" office:value="85" calcext:value-type="float">
            <text:p>85</text:p>
          </table:table-cell>
          <table:table-cell/>
          <table:table-cell table:formula="of:=IF([.L37] &lt;&gt; [.C37]; &quot;!!!&quot;; &quot;&quot;)">
            <text:p/>
          </table:table-cell>
          <table:table-cell/>
          <table:table-cell table:formula="of:=[.D37] - [.C37]" office:value-type="float" office:value="217" calcext:value-type="float">
            <text:p>217</text:p>
          </table:table-cell>
          <table:table-cell/>
          <table:table-cell table:formula="of:=IF([.A37] = 0; 6; MOD([.A37] - 1 + FLOOR(([.A37] + 3) / 4); 7))" office:value-type="float" office:value="6" calcext:value-type="float">
            <text:p>6</text:p>
          </table:table-cell>
          <table:table-cell table:formula="of:=85 + (6 - [.R37]) - IF(85 + (6 - [.R37]) - IF(MOD([.A37]; 4) = 0; 1; 0) &gt;= 90; 7; 0)" office:value-type="float" office:value="85" calcext:value-type="float">
            <text:p>85</text:p>
          </table:table-cell>
          <table:table-cell table:formula="of:=IF([.S37] + 217 + IF(MOD([.A37]; 4) &lt;&gt; 0; 1; 0) &gt; 304; [.S37] + 210; [.S37] + 217)" office:value-type="float" office:value="302" calcext:value-type="float">
            <text:p>302</text:p>
          </table:table-cell>
          <table:table-cell/>
          <table:table-cell table:formula="of:=IF([.S37] &lt;&gt; [.C37]; &quot;!!!&quot;; &quot;&quot;)">
            <text:p/>
          </table:table-cell>
          <table:table-cell table:formula="of:=IF([.T37] &lt;&gt; [.D3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7] - 1 - IF(MOD([.A37]; 4) = 0; 1; 0)" office:value-type="float" office:value="83" calcext:value-type="float">
            <text:p>83</text:p>
          </table:table-cell>
          <table:table-cell/>
          <table:table-cell table:formula="of:=IF([.F38] &lt;&gt; [.C38]; &quot;!!!&quot;; &quot;&quot;)">
            <text:p/>
          </table:table-cell>
          <table:table-cell table:formula="of:=IF([.B38] = 2; &quot;!!!&quot;; &quot;&quot;)">
            <text:p/>
          </table:table-cell>
          <table:table-cell table:formula="of:=IF(MOD([.A38]; 4) = 0; &quot;YES&quot;; &quot;&quot;)">
            <text:p/>
          </table:table-cell>
          <table:table-cell/>
          <table:table-cell table:formula="of:=IF([.F38] = 82; 89; IF(AND([.A38] &gt;= 24; MOD([.A38] - 24; 28) = 0); 90; [.F38]))" office:value-type="float" office:value="83" calcext:value-type="float">
            <text:p>83</text:p>
          </table:table-cell>
          <table:table-cell/>
          <table:table-cell table:formula="of:=IF([.L38] &lt;&gt; [.C38]; &quot;!!!&quot;; &quot;&quot;)">
            <text:p/>
          </table:table-cell>
          <table:table-cell/>
          <table:table-cell table:formula="of:=[.D38] - [.C38]" office:value-type="float" office:value="217" calcext:value-type="float">
            <text:p>217</text:p>
          </table:table-cell>
          <table:table-cell/>
          <table:table-cell table:formula="of:=IF([.A38] = 0; 6; MOD([.A38] - 1 + FLOOR(([.A38] + 3) / 4); 7))" office:value-type="float" office:value="1" calcext:value-type="float">
            <text:p>1</text:p>
          </table:table-cell>
          <table:table-cell table:formula="of:=85 + (6 - [.R38]) - IF(85 + (6 - [.R38]) - IF(MOD([.A38]; 4) = 0; 1; 0) &gt;= 90; 7; 0)" office:value-type="float" office:value="83" calcext:value-type="float">
            <text:p>83</text:p>
          </table:table-cell>
          <table:table-cell table:formula="of:=IF([.S38] + 217 + IF(MOD([.A38]; 4) &lt;&gt; 0; 1; 0) &gt; 304; [.S38] + 210; [.S38] + 217)" office:value-type="float" office:value="300" calcext:value-type="float">
            <text:p>300</text:p>
          </table:table-cell>
          <table:table-cell/>
          <table:table-cell table:formula="of:=IF([.S38] &lt;&gt; [.C38]; &quot;!!!&quot;; &quot;&quot;)">
            <text:p/>
          </table:table-cell>
          <table:table-cell table:formula="of:=IF([.T38] &lt;&gt; [.D3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38] - 1 - IF(MOD([.A38]; 4) = 0; 1; 0)" office:value-type="float" office:value="82" calcext:value-type="float">
            <text:p>82</text:p>
          </table:table-cell>
          <table:table-cell/>
          <table:table-cell table:formula="of:=IF([.F39] &lt;&gt; [.C39]; &quot;!!!&quot;; &quot;&quot;)" office:value-type="string" office:string-value="!!!" calcext:value-type="string">
            <text:p>!!!</text:p>
          </table:table-cell>
          <table:table-cell table:formula="of:=IF([.B39] = 2; &quot;!!!&quot;; &quot;&quot;)" office:value-type="string" office:string-value="!!!" calcext:value-type="string">
            <text:p>!!!</text:p>
          </table:table-cell>
          <table:table-cell table:formula="of:=IF(MOD([.A39]; 4) = 0; &quot;YES&quot;; &quot;&quot;)">
            <text:p/>
          </table:table-cell>
          <table:table-cell/>
          <table:table-cell table:formula="of:=IF([.F39] = 82; 89; IF(AND([.A39] &gt;= 24; MOD([.A39] - 24; 28) = 0); 90; [.F39]))" office:value-type="float" office:value="89" calcext:value-type="float">
            <text:p>89</text:p>
          </table:table-cell>
          <table:table-cell/>
          <table:table-cell table:formula="of:=IF([.L39] &lt;&gt; [.C39]; &quot;!!!&quot;; &quot;&quot;)">
            <text:p/>
          </table:table-cell>
          <table:table-cell/>
          <table:table-cell table:formula="of:=[.D39] - [.C39]" office:value-type="float" office:value="210" calcext:value-type="float">
            <text:p>210</text:p>
          </table:table-cell>
          <table:table-cell/>
          <table:table-cell table:formula="of:=IF([.A39] = 0; 6; MOD([.A39] - 1 + FLOOR(([.A39] + 3) / 4); 7))" office:value-type="float" office:value="2" calcext:value-type="float">
            <text:p>2</text:p>
          </table:table-cell>
          <table:table-cell table:formula="of:=85 + (6 - [.R39]) - IF(85 + (6 - [.R39]) - IF(MOD([.A39]; 4) = 0; 1; 0) &gt;= 90; 7; 0)" office:value-type="float" office:value="89" calcext:value-type="float">
            <text:p>89</text:p>
          </table:table-cell>
          <table:table-cell table:formula="of:=IF([.S39] + 217 + IF(MOD([.A39]; 4) &lt;&gt; 0; 1; 0) &gt; 304; [.S39] + 210; [.S39] + 217)" office:value-type="float" office:value="299" calcext:value-type="float">
            <text:p>299</text:p>
          </table:table-cell>
          <table:table-cell/>
          <table:table-cell table:formula="of:=IF([.S39] &lt;&gt; [.C39]; &quot;!!!&quot;; &quot;&quot;)">
            <text:p/>
          </table:table-cell>
          <table:table-cell table:formula="of:=IF([.T39] &lt;&gt; [.D3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9] - 1 - IF(MOD([.A39]; 4) = 0; 1; 0)" office:value-type="float" office:value="88" calcext:value-type="float">
            <text:p>88</text:p>
          </table:table-cell>
          <table:table-cell/>
          <table:table-cell table:formula="of:=IF([.F40] &lt;&gt; [.C40]; &quot;!!!&quot;; &quot;&quot;)">
            <text:p/>
          </table:table-cell>
          <table:table-cell table:formula="of:=IF([.B40] = 2; &quot;!!!&quot;; &quot;&quot;)">
            <text:p/>
          </table:table-cell>
          <table:table-cell table:formula="of:=IF(MOD([.A40]; 4) = 0; &quot;YES&quot;; &quot;&quot;)">
            <text:p/>
          </table:table-cell>
          <table:table-cell/>
          <table:table-cell table:formula="of:=IF([.F40] = 82; 89; IF(AND([.A40] &gt;= 24; MOD([.A40] - 24; 28) = 0); 90; [.F40]))" office:value-type="float" office:value="88" calcext:value-type="float">
            <text:p>88</text:p>
          </table:table-cell>
          <table:table-cell/>
          <table:table-cell table:formula="of:=IF([.L40] &lt;&gt; [.C40]; &quot;!!!&quot;; &quot;&quot;)">
            <text:p/>
          </table:table-cell>
          <table:table-cell/>
          <table:table-cell table:formula="of:=[.D40] - [.C40]" office:value-type="float" office:value="210" calcext:value-type="float">
            <text:p>210</text:p>
          </table:table-cell>
          <table:table-cell/>
          <table:table-cell table:formula="of:=IF([.A40] = 0; 6; MOD([.A40] - 1 + FLOOR(([.A40] + 3) / 4); 7))" office:value-type="float" office:value="3" calcext:value-type="float">
            <text:p>3</text:p>
          </table:table-cell>
          <table:table-cell table:formula="of:=85 + (6 - [.R40]) - IF(85 + (6 - [.R40]) - IF(MOD([.A40]; 4) = 0; 1; 0) &gt;= 90; 7; 0)" office:value-type="float" office:value="88" calcext:value-type="float">
            <text:p>88</text:p>
          </table:table-cell>
          <table:table-cell table:formula="of:=IF([.S40] + 217 + IF(MOD([.A40]; 4) &lt;&gt; 0; 1; 0) &gt; 304; [.S40] + 210; [.S40] + 217)" office:value-type="float" office:value="298" calcext:value-type="float">
            <text:p>298</text:p>
          </table:table-cell>
          <table:table-cell/>
          <table:table-cell table:formula="of:=IF([.S40] &lt;&gt; [.C40]; &quot;!!!&quot;; &quot;&quot;)">
            <text:p/>
          </table:table-cell>
          <table:table-cell table:formula="of:=IF([.T40] &lt;&gt; [.D4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40] - 1 - IF(MOD([.A40]; 4) = 0; 1; 0)" office:value-type="float" office:value="87" calcext:value-type="float">
            <text:p>87</text:p>
          </table:table-cell>
          <table:table-cell/>
          <table:table-cell table:formula="of:=IF([.F41] &lt;&gt; [.C41]; &quot;!!!&quot;; &quot;&quot;)">
            <text:p/>
          </table:table-cell>
          <table:table-cell table:formula="of:=IF([.B41] = 2; &quot;!!!&quot;; &quot;&quot;)">
            <text:p/>
          </table:table-cell>
          <table:table-cell table:formula="of:=IF(MOD([.A41]; 4) = 0; &quot;YES&quot;; &quot;&quot;)" office:value-type="string" office:string-value="YES" calcext:value-type="string">
            <text:p>YES</text:p>
          </table:table-cell>
          <table:table-cell/>
          <table:table-cell table:formula="of:=IF([.F41] = 82; 89; IF(AND([.A41] &gt;= 24; MOD([.A41] - 24; 28) = 0); 90; [.F41]))" office:value-type="float" office:value="87" calcext:value-type="float">
            <text:p>87</text:p>
          </table:table-cell>
          <table:table-cell/>
          <table:table-cell table:formula="of:=IF([.L41] &lt;&gt; [.C41]; &quot;!!!&quot;; &quot;&quot;)">
            <text:p/>
          </table:table-cell>
          <table:table-cell/>
          <table:table-cell table:formula="of:=[.D41] - [.C41]" office:value-type="float" office:value="217" calcext:value-type="float">
            <text:p>217</text:p>
          </table:table-cell>
          <table:table-cell/>
          <table:table-cell table:formula="of:=IF([.A41] = 0; 6; MOD([.A41] - 1 + FLOOR(([.A41] + 3) / 4); 7))" office:value-type="float" office:value="4" calcext:value-type="float">
            <text:p>4</text:p>
          </table:table-cell>
          <table:table-cell table:formula="of:=85 + (6 - [.R41]) - IF(85 + (6 - [.R41]) - IF(MOD([.A41]; 4) = 0; 1; 0) &gt;= 90; 7; 0)" office:value-type="float" office:value="87" calcext:value-type="float">
            <text:p>87</text:p>
          </table:table-cell>
          <table:table-cell table:formula="of:=IF([.S41] + 217 + IF(MOD([.A41]; 4) &lt;&gt; 0; 1; 0) &gt; 304; [.S41] + 210; [.S41] + 217)" office:value-type="float" office:value="304" calcext:value-type="float">
            <text:p>304</text:p>
          </table:table-cell>
          <table:table-cell/>
          <table:table-cell table:formula="of:=IF([.S41] &lt;&gt; [.C41]; &quot;!!!&quot;; &quot;&quot;)">
            <text:p/>
          </table:table-cell>
          <table:table-cell table:formula="of:=IF([.T41] &lt;&gt; [.D4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1] - 1 - IF(MOD([.A41]; 4) = 0; 1; 0)" office:value-type="float" office:value="85" calcext:value-type="float">
            <text:p>85</text:p>
          </table:table-cell>
          <table:table-cell/>
          <table:table-cell table:formula="of:=IF([.F42] &lt;&gt; [.C42]; &quot;!!!&quot;; &quot;&quot;)">
            <text:p/>
          </table:table-cell>
          <table:table-cell table:formula="of:=IF([.B42] = 2; &quot;!!!&quot;; &quot;&quot;)">
            <text:p/>
          </table:table-cell>
          <table:table-cell table:formula="of:=IF(MOD([.A42]; 4) = 0; &quot;YES&quot;; &quot;&quot;)">
            <text:p/>
          </table:table-cell>
          <table:table-cell/>
          <table:table-cell table:formula="of:=IF([.F42] = 82; 89; IF(AND([.A42] &gt;= 24; MOD([.A42] - 24; 28) = 0); 90; [.F42]))" office:value-type="float" office:value="85" calcext:value-type="float">
            <text:p>85</text:p>
          </table:table-cell>
          <table:table-cell/>
          <table:table-cell table:formula="of:=IF([.L42] &lt;&gt; [.C42]; &quot;!!!&quot;; &quot;&quot;)">
            <text:p/>
          </table:table-cell>
          <table:table-cell/>
          <table:table-cell table:formula="of:=[.D42] - [.C42]" office:value-type="float" office:value="217" calcext:value-type="float">
            <text:p>217</text:p>
          </table:table-cell>
          <table:table-cell/>
          <table:table-cell table:formula="of:=IF([.A42] = 0; 6; MOD([.A42] - 1 + FLOOR(([.A42] + 3) / 4); 7))" office:value-type="float" office:value="6" calcext:value-type="float">
            <text:p>6</text:p>
          </table:table-cell>
          <table:table-cell table:formula="of:=85 + (6 - [.R42]) - IF(85 + (6 - [.R42]) - IF(MOD([.A42]; 4) = 0; 1; 0) &gt;= 90; 7; 0)" office:value-type="float" office:value="85" calcext:value-type="float">
            <text:p>85</text:p>
          </table:table-cell>
          <table:table-cell table:formula="of:=IF([.S42] + 217 + IF(MOD([.A42]; 4) &lt;&gt; 0; 1; 0) &gt; 304; [.S42] + 210; [.S42] + 217)" office:value-type="float" office:value="302" calcext:value-type="float">
            <text:p>302</text:p>
          </table:table-cell>
          <table:table-cell/>
          <table:table-cell table:formula="of:=IF([.S42] &lt;&gt; [.C42]; &quot;!!!&quot;; &quot;&quot;)">
            <text:p/>
          </table:table-cell>
          <table:table-cell table:formula="of:=IF([.T42] &lt;&gt; [.D4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2] - 1 - IF(MOD([.A42]; 4) = 0; 1; 0)" office:value-type="float" office:value="84" calcext:value-type="float">
            <text:p>84</text:p>
          </table:table-cell>
          <table:table-cell/>
          <table:table-cell table:formula="of:=IF([.F43] &lt;&gt; [.C43]; &quot;!!!&quot;; &quot;&quot;)">
            <text:p/>
          </table:table-cell>
          <table:table-cell table:formula="of:=IF([.B43] = 2; &quot;!!!&quot;; &quot;&quot;)">
            <text:p/>
          </table:table-cell>
          <table:table-cell table:formula="of:=IF(MOD([.A43]; 4) = 0; &quot;YES&quot;; &quot;&quot;)">
            <text:p/>
          </table:table-cell>
          <table:table-cell/>
          <table:table-cell table:formula="of:=IF([.F43] = 82; 89; IF(AND([.A43] &gt;= 24; MOD([.A43] - 24; 28) = 0); 90; [.F43]))" office:value-type="float" office:value="84" calcext:value-type="float">
            <text:p>84</text:p>
          </table:table-cell>
          <table:table-cell/>
          <table:table-cell table:formula="of:=IF([.L43] &lt;&gt; [.C43]; &quot;!!!&quot;; &quot;&quot;)">
            <text:p/>
          </table:table-cell>
          <table:table-cell/>
          <table:table-cell table:formula="of:=[.D43] - [.C43]" office:value-type="float" office:value="217" calcext:value-type="float">
            <text:p>217</text:p>
          </table:table-cell>
          <table:table-cell/>
          <table:table-cell table:formula="of:=IF([.A43] = 0; 6; MOD([.A43] - 1 + FLOOR(([.A43] + 3) / 4); 7))" office:value-type="float" office:value="0" calcext:value-type="float">
            <text:p>0</text:p>
          </table:table-cell>
          <table:table-cell table:formula="of:=85 + (6 - [.R43]) - IF(85 + (6 - [.R43]) - IF(MOD([.A43]; 4) = 0; 1; 0) &gt;= 90; 7; 0)" office:value-type="float" office:value="84" calcext:value-type="float">
            <text:p>84</text:p>
          </table:table-cell>
          <table:table-cell table:formula="of:=IF([.S43] + 217 + IF(MOD([.A43]; 4) &lt;&gt; 0; 1; 0) &gt; 304; [.S43] + 210; [.S43] + 217)" office:value-type="float" office:value="301" calcext:value-type="float">
            <text:p>301</text:p>
          </table:table-cell>
          <table:table-cell/>
          <table:table-cell table:formula="of:=IF([.S43] &lt;&gt; [.C43]; &quot;!!!&quot;; &quot;&quot;)">
            <text:p/>
          </table:table-cell>
          <table:table-cell table:formula="of:=IF([.T43] &lt;&gt; [.D4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43] - 1 - IF(MOD([.A43]; 4) = 0; 1; 0)" office:value-type="float" office:value="83" calcext:value-type="float">
            <text:p>83</text:p>
          </table:table-cell>
          <table:table-cell/>
          <table:table-cell table:formula="of:=IF([.F44] &lt;&gt; [.C44]; &quot;!!!&quot;; &quot;&quot;)">
            <text:p/>
          </table:table-cell>
          <table:table-cell table:formula="of:=IF([.B44] = 2; &quot;!!!&quot;; &quot;&quot;)">
            <text:p/>
          </table:table-cell>
          <table:table-cell table:formula="of:=IF(MOD([.A44]; 4) = 0; &quot;YES&quot;; &quot;&quot;)">
            <text:p/>
          </table:table-cell>
          <table:table-cell/>
          <table:table-cell table:formula="of:=IF([.F44] = 82; 89; IF(AND([.A44] &gt;= 24; MOD([.A44] - 24; 28) = 0); 90; [.F44]))" office:value-type="float" office:value="83" calcext:value-type="float">
            <text:p>83</text:p>
          </table:table-cell>
          <table:table-cell/>
          <table:table-cell table:formula="of:=IF([.L44] &lt;&gt; [.C44]; &quot;!!!&quot;; &quot;&quot;)">
            <text:p/>
          </table:table-cell>
          <table:table-cell/>
          <table:table-cell table:formula="of:=[.D44] - [.C44]" office:value-type="float" office:value="217" calcext:value-type="float">
            <text:p>217</text:p>
          </table:table-cell>
          <table:table-cell/>
          <table:table-cell table:formula="of:=IF([.A44] = 0; 6; MOD([.A44] - 1 + FLOOR(([.A44] + 3) / 4); 7))" office:value-type="float" office:value="1" calcext:value-type="float">
            <text:p>1</text:p>
          </table:table-cell>
          <table:table-cell table:formula="of:=85 + (6 - [.R44]) - IF(85 + (6 - [.R44]) - IF(MOD([.A44]; 4) = 0; 1; 0) &gt;= 90; 7; 0)" office:value-type="float" office:value="83" calcext:value-type="float">
            <text:p>83</text:p>
          </table:table-cell>
          <table:table-cell table:formula="of:=IF([.S44] + 217 + IF(MOD([.A44]; 4) &lt;&gt; 0; 1; 0) &gt; 304; [.S44] + 210; [.S44] + 217)" office:value-type="float" office:value="300" calcext:value-type="float">
            <text:p>300</text:p>
          </table:table-cell>
          <table:table-cell/>
          <table:table-cell table:formula="of:=IF([.S44] &lt;&gt; [.C44]; &quot;!!!&quot;; &quot;&quot;)">
            <text:p/>
          </table:table-cell>
          <table:table-cell table:formula="of:=IF([.T44] &lt;&gt; [.D4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4] - 1 - IF(MOD([.A44]; 4) = 0; 1; 0)" office:value-type="float" office:value="82" calcext:value-type="float">
            <text:p>82</text:p>
          </table:table-cell>
          <table:table-cell/>
          <table:table-cell table:formula="of:=IF([.F45] &lt;&gt; [.C45]; &quot;!!!&quot;; &quot;&quot;)" office:value-type="string" office:string-value="!!!" calcext:value-type="string">
            <text:p>!!!</text:p>
          </table:table-cell>
          <table:table-cell table:formula="of:=IF([.B45] = 2; &quot;!!!&quot;; &quot;&quot;)" office:value-type="string" office:string-value="!!!" calcext:value-type="string">
            <text:p>!!!</text:p>
          </table:table-cell>
          <table:table-cell table:formula="of:=IF(MOD([.A45]; 4) = 0; &quot;YES&quot;; &quot;&quot;)" office:value-type="string" office:string-value="YES" calcext:value-type="string">
            <text:p>YES</text:p>
          </table:table-cell>
          <table:table-cell/>
          <table:table-cell table:formula="of:=IF([.F45] = 82; 89; IF(AND([.A45] &gt;= 24; MOD([.A45] - 24; 28) = 0); 90; [.F45]))" office:value-type="float" office:value="89" calcext:value-type="float">
            <text:p>89</text:p>
          </table:table-cell>
          <table:table-cell/>
          <table:table-cell table:formula="of:=IF([.L45] &lt;&gt; [.C45]; &quot;!!!&quot;; &quot;&quot;)">
            <text:p/>
          </table:table-cell>
          <table:table-cell/>
          <table:table-cell table:formula="of:=[.D45] - [.C45]" office:value-type="float" office:value="210" calcext:value-type="float">
            <text:p>210</text:p>
          </table:table-cell>
          <table:table-cell/>
          <table:table-cell table:formula="of:=IF([.A45] = 0; 6; MOD([.A45] - 1 + FLOOR(([.A45] + 3) / 4); 7))" office:value-type="float" office:value="2" calcext:value-type="float">
            <text:p>2</text:p>
          </table:table-cell>
          <table:table-cell table:formula="of:=85 + (6 - [.R45]) - IF(85 + (6 - [.R45]) - IF(MOD([.A45]; 4) = 0; 1; 0) &gt;= 90; 7; 0)" office:value-type="float" office:value="89" calcext:value-type="float">
            <text:p>89</text:p>
          </table:table-cell>
          <table:table-cell table:formula="of:=IF([.S45] + 217 + IF(MOD([.A45]; 4) &lt;&gt; 0; 1; 0) &gt; 304; [.S45] + 210; [.S45] + 217)" office:value-type="float" office:value="299" calcext:value-type="float">
            <text:p>299</text:p>
          </table:table-cell>
          <table:table-cell/>
          <table:table-cell table:formula="of:=IF([.S45] &lt;&gt; [.C45]; &quot;!!!&quot;; &quot;&quot;)">
            <text:p/>
          </table:table-cell>
          <table:table-cell table:formula="of:=IF([.T45] &lt;&gt; [.D4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45] - 1 - IF(MOD([.A45]; 4) = 0; 1; 0)" office:value-type="float" office:value="87" calcext:value-type="float">
            <text:p>87</text:p>
          </table:table-cell>
          <table:table-cell/>
          <table:table-cell table:formula="of:=IF([.F46] &lt;&gt; [.C46]; &quot;!!!&quot;; &quot;&quot;)">
            <text:p/>
          </table:table-cell>
          <table:table-cell table:formula="of:=IF([.B46] = 2; &quot;!!!&quot;; &quot;&quot;)">
            <text:p/>
          </table:table-cell>
          <table:table-cell table:formula="of:=IF(MOD([.A46]; 4) = 0; &quot;YES&quot;; &quot;&quot;)">
            <text:p/>
          </table:table-cell>
          <table:table-cell/>
          <table:table-cell table:formula="of:=IF([.F46] = 82; 89; IF(AND([.A46] &gt;= 24; MOD([.A46] - 24; 28) = 0); 90; [.F46]))" office:value-type="float" office:value="87" calcext:value-type="float">
            <text:p>87</text:p>
          </table:table-cell>
          <table:table-cell/>
          <table:table-cell table:formula="of:=IF([.L46] &lt;&gt; [.C46]; &quot;!!!&quot;; &quot;&quot;)">
            <text:p/>
          </table:table-cell>
          <table:table-cell/>
          <table:table-cell table:formula="of:=[.D46] - [.C46]" office:value-type="float" office:value="210" calcext:value-type="float">
            <text:p>210</text:p>
          </table:table-cell>
          <table:table-cell/>
          <table:table-cell table:formula="of:=IF([.A46] = 0; 6; MOD([.A46] - 1 + FLOOR(([.A46] + 3) / 4); 7))" office:value-type="float" office:value="4" calcext:value-type="float">
            <text:p>4</text:p>
          </table:table-cell>
          <table:table-cell table:formula="of:=85 + (6 - [.R46]) - IF(85 + (6 - [.R46]) - IF(MOD([.A46]; 4) = 0; 1; 0) &gt;= 90; 7; 0)" office:value-type="float" office:value="87" calcext:value-type="float">
            <text:p>87</text:p>
          </table:table-cell>
          <table:table-cell table:formula="of:=IF([.S46] + 217 + IF(MOD([.A46]; 4) &lt;&gt; 0; 1; 0) &gt; 304; [.S46] + 210; [.S46] + 217)" office:value-type="float" office:value="297" calcext:value-type="float">
            <text:p>297</text:p>
          </table:table-cell>
          <table:table-cell/>
          <table:table-cell table:formula="of:=IF([.S46] &lt;&gt; [.C46]; &quot;!!!&quot;; &quot;&quot;)">
            <text:p/>
          </table:table-cell>
          <table:table-cell table:formula="of:=IF([.T46] &lt;&gt; [.D4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46] - 1 - IF(MOD([.A46]; 4) = 0; 1; 0)" office:value-type="float" office:value="86" calcext:value-type="float">
            <text:p>86</text:p>
          </table:table-cell>
          <table:table-cell/>
          <table:table-cell table:formula="of:=IF([.F47] &lt;&gt; [.C47]; &quot;!!!&quot;; &quot;&quot;)">
            <text:p/>
          </table:table-cell>
          <table:table-cell table:formula="of:=IF([.B47] = 2; &quot;!!!&quot;; &quot;&quot;)">
            <text:p/>
          </table:table-cell>
          <table:table-cell table:formula="of:=IF(MOD([.A47]; 4) = 0; &quot;YES&quot;; &quot;&quot;)">
            <text:p/>
          </table:table-cell>
          <table:table-cell/>
          <table:table-cell table:formula="of:=IF([.F47] = 82; 89; IF(AND([.A47] &gt;= 24; MOD([.A47] - 24; 28) = 0); 90; [.F47]))" office:value-type="float" office:value="86" calcext:value-type="float">
            <text:p>86</text:p>
          </table:table-cell>
          <table:table-cell/>
          <table:table-cell table:formula="of:=IF([.L47] &lt;&gt; [.C47]; &quot;!!!&quot;; &quot;&quot;)">
            <text:p/>
          </table:table-cell>
          <table:table-cell/>
          <table:table-cell table:formula="of:=[.D47] - [.C47]" office:value-type="float" office:value="217" calcext:value-type="float">
            <text:p>217</text:p>
          </table:table-cell>
          <table:table-cell/>
          <table:table-cell table:formula="of:=IF([.A47] = 0; 6; MOD([.A47] - 1 + FLOOR(([.A47] + 3) / 4); 7))" office:value-type="float" office:value="5" calcext:value-type="float">
            <text:p>5</text:p>
          </table:table-cell>
          <table:table-cell table:formula="of:=85 + (6 - [.R47]) - IF(85 + (6 - [.R47]) - IF(MOD([.A47]; 4) = 0; 1; 0) &gt;= 90; 7; 0)" office:value-type="float" office:value="86" calcext:value-type="float">
            <text:p>86</text:p>
          </table:table-cell>
          <table:table-cell table:formula="of:=IF([.S47] + 217 + IF(MOD([.A47]; 4) &lt;&gt; 0; 1; 0) &gt; 304; [.S47] + 210; [.S47] + 217)" office:value-type="float" office:value="303" calcext:value-type="float">
            <text:p>303</text:p>
          </table:table-cell>
          <table:table-cell/>
          <table:table-cell table:formula="of:=IF([.S47] &lt;&gt; [.C47]; &quot;!!!&quot;; &quot;&quot;)">
            <text:p/>
          </table:table-cell>
          <table:table-cell table:formula="of:=IF([.T47] &lt;&gt; [.D4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7] - 1 - IF(MOD([.A47]; 4) = 0; 1; 0)" office:value-type="float" office:value="85" calcext:value-type="float">
            <text:p>85</text:p>
          </table:table-cell>
          <table:table-cell/>
          <table:table-cell table:formula="of:=IF([.F48] &lt;&gt; [.C48]; &quot;!!!&quot;; &quot;&quot;)">
            <text:p/>
          </table:table-cell>
          <table:table-cell table:formula="of:=IF([.B48] = 2; &quot;!!!&quot;; &quot;&quot;)">
            <text:p/>
          </table:table-cell>
          <table:table-cell table:formula="of:=IF(MOD([.A48]; 4) = 0; &quot;YES&quot;; &quot;&quot;)">
            <text:p/>
          </table:table-cell>
          <table:table-cell/>
          <table:table-cell table:formula="of:=IF([.F48] = 82; 89; IF(AND([.A48] &gt;= 24; MOD([.A48] - 24; 28) = 0); 90; [.F48]))" office:value-type="float" office:value="85" calcext:value-type="float">
            <text:p>85</text:p>
          </table:table-cell>
          <table:table-cell/>
          <table:table-cell table:formula="of:=IF([.L48] &lt;&gt; [.C48]; &quot;!!!&quot;; &quot;&quot;)">
            <text:p/>
          </table:table-cell>
          <table:table-cell/>
          <table:table-cell table:formula="of:=[.D48] - [.C48]" office:value-type="float" office:value="217" calcext:value-type="float">
            <text:p>217</text:p>
          </table:table-cell>
          <table:table-cell/>
          <table:table-cell table:formula="of:=IF([.A48] = 0; 6; MOD([.A48] - 1 + FLOOR(([.A48] + 3) / 4); 7))" office:value-type="float" office:value="6" calcext:value-type="float">
            <text:p>6</text:p>
          </table:table-cell>
          <table:table-cell table:formula="of:=85 + (6 - [.R48]) - IF(85 + (6 - [.R48]) - IF(MOD([.A48]; 4) = 0; 1; 0) &gt;= 90; 7; 0)" office:value-type="float" office:value="85" calcext:value-type="float">
            <text:p>85</text:p>
          </table:table-cell>
          <table:table-cell table:formula="of:=IF([.S48] + 217 + IF(MOD([.A48]; 4) &lt;&gt; 0; 1; 0) &gt; 304; [.S48] + 210; [.S48] + 217)" office:value-type="float" office:value="302" calcext:value-type="float">
            <text:p>302</text:p>
          </table:table-cell>
          <table:table-cell/>
          <table:table-cell table:formula="of:=IF([.S48] &lt;&gt; [.C48]; &quot;!!!&quot;; &quot;&quot;)">
            <text:p/>
          </table:table-cell>
          <table:table-cell table:formula="of:=IF([.T48] &lt;&gt; [.D4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8] - 1 - IF(MOD([.A48]; 4) = 0; 1; 0)" office:value-type="float" office:value="84" calcext:value-type="float">
            <text:p>84</text:p>
          </table:table-cell>
          <table:table-cell/>
          <table:table-cell table:formula="of:=IF([.F49] &lt;&gt; [.C49]; &quot;!!!&quot;; &quot;&quot;)">
            <text:p/>
          </table:table-cell>
          <table:table-cell table:formula="of:=IF([.B49] = 2; &quot;!!!&quot;; &quot;&quot;)">
            <text:p/>
          </table:table-cell>
          <table:table-cell table:formula="of:=IF(MOD([.A49]; 4) = 0; &quot;YES&quot;; &quot;&quot;)" office:value-type="string" office:string-value="YES" calcext:value-type="string">
            <text:p>YES</text:p>
          </table:table-cell>
          <table:table-cell/>
          <table:table-cell table:formula="of:=IF([.F49] = 82; 89; IF(AND([.A49] &gt;= 24; MOD([.A49] - 24; 28) = 0); 90; [.F49]))" office:value-type="float" office:value="84" calcext:value-type="float">
            <text:p>84</text:p>
          </table:table-cell>
          <table:table-cell/>
          <table:table-cell table:formula="of:=IF([.L49] &lt;&gt; [.C49]; &quot;!!!&quot;; &quot;&quot;)">
            <text:p/>
          </table:table-cell>
          <table:table-cell/>
          <table:table-cell table:formula="of:=[.D49] - [.C49]" office:value-type="float" office:value="217" calcext:value-type="float">
            <text:p>217</text:p>
          </table:table-cell>
          <table:table-cell/>
          <table:table-cell table:formula="of:=IF([.A49] = 0; 6; MOD([.A49] - 1 + FLOOR(([.A49] + 3) / 4); 7))" office:value-type="float" office:value="0" calcext:value-type="float">
            <text:p>0</text:p>
          </table:table-cell>
          <table:table-cell table:formula="of:=85 + (6 - [.R49]) - IF(85 + (6 - [.R49]) - IF(MOD([.A49]; 4) = 0; 1; 0) &gt;= 90; 7; 0)" office:value-type="float" office:value="84" calcext:value-type="float">
            <text:p>84</text:p>
          </table:table-cell>
          <table:table-cell table:formula="of:=IF([.S49] + 217 + IF(MOD([.A49]; 4) &lt;&gt; 0; 1; 0) &gt; 304; [.S49] + 210; [.S49] + 217)" office:value-type="float" office:value="301" calcext:value-type="float">
            <text:p>301</text:p>
          </table:table-cell>
          <table:table-cell/>
          <table:table-cell table:formula="of:=IF([.S49] &lt;&gt; [.C49]; &quot;!!!&quot;; &quot;&quot;)">
            <text:p/>
          </table:table-cell>
          <table:table-cell table:formula="of:=IF([.T49] &lt;&gt; [.D4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9] - 1 - IF(MOD([.A49]; 4) = 0; 1; 0)" office:value-type="float" office:value="82" calcext:value-type="float">
            <text:p>82</text:p>
          </table:table-cell>
          <table:table-cell/>
          <table:table-cell table:formula="of:=IF([.F50] &lt;&gt; [.C50]; &quot;!!!&quot;; &quot;&quot;)" office:value-type="string" office:string-value="!!!" calcext:value-type="string">
            <text:p>!!!</text:p>
          </table:table-cell>
          <table:table-cell table:formula="of:=IF([.B50] = 2; &quot;!!!&quot;; &quot;&quot;)" office:value-type="string" office:string-value="!!!" calcext:value-type="string">
            <text:p>!!!</text:p>
          </table:table-cell>
          <table:table-cell table:formula="of:=IF(MOD([.A50]; 4) = 0; &quot;YES&quot;; &quot;&quot;)">
            <text:p/>
          </table:table-cell>
          <table:table-cell/>
          <table:table-cell table:formula="of:=IF([.F50] = 82; 89; IF(AND([.A50] &gt;= 24; MOD([.A50] - 24; 28) = 0); 90; [.F50]))" office:value-type="float" office:value="89" calcext:value-type="float">
            <text:p>89</text:p>
          </table:table-cell>
          <table:table-cell/>
          <table:table-cell table:formula="of:=IF([.L50] &lt;&gt; [.C50]; &quot;!!!&quot;; &quot;&quot;)">
            <text:p/>
          </table:table-cell>
          <table:table-cell/>
          <table:table-cell table:formula="of:=[.D50] - [.C50]" office:value-type="float" office:value="210" calcext:value-type="float">
            <text:p>210</text:p>
          </table:table-cell>
          <table:table-cell/>
          <table:table-cell table:formula="of:=IF([.A50] = 0; 6; MOD([.A50] - 1 + FLOOR(([.A50] + 3) / 4); 7))" office:value-type="float" office:value="2" calcext:value-type="float">
            <text:p>2</text:p>
          </table:table-cell>
          <table:table-cell table:formula="of:=85 + (6 - [.R50]) - IF(85 + (6 - [.R50]) - IF(MOD([.A50]; 4) = 0; 1; 0) &gt;= 90; 7; 0)" office:value-type="float" office:value="89" calcext:value-type="float">
            <text:p>89</text:p>
          </table:table-cell>
          <table:table-cell table:formula="of:=IF([.S50] + 217 + IF(MOD([.A50]; 4) &lt;&gt; 0; 1; 0) &gt; 304; [.S50] + 210; [.S50] + 217)" office:value-type="float" office:value="299" calcext:value-type="float">
            <text:p>299</text:p>
          </table:table-cell>
          <table:table-cell/>
          <table:table-cell table:formula="of:=IF([.S50] &lt;&gt; [.C50]; &quot;!!!&quot;; &quot;&quot;)">
            <text:p/>
          </table:table-cell>
          <table:table-cell table:formula="of:=IF([.T50] &lt;&gt; [.D5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0] - 1 - IF(MOD([.A50]; 4) = 0; 1; 0)" office:value-type="float" office:value="88" calcext:value-type="float">
            <text:p>88</text:p>
          </table:table-cell>
          <table:table-cell/>
          <table:table-cell table:formula="of:=IF([.F51] &lt;&gt; [.C51]; &quot;!!!&quot;; &quot;&quot;)">
            <text:p/>
          </table:table-cell>
          <table:table-cell table:formula="of:=IF([.B51] = 2; &quot;!!!&quot;; &quot;&quot;)">
            <text:p/>
          </table:table-cell>
          <table:table-cell table:formula="of:=IF(MOD([.A51]; 4) = 0; &quot;YES&quot;; &quot;&quot;)">
            <text:p/>
          </table:table-cell>
          <table:table-cell/>
          <table:table-cell table:formula="of:=IF([.F51] = 82; 89; IF(AND([.A51] &gt;= 24; MOD([.A51] - 24; 28) = 0); 90; [.F51]))" office:value-type="float" office:value="88" calcext:value-type="float">
            <text:p>88</text:p>
          </table:table-cell>
          <table:table-cell/>
          <table:table-cell table:formula="of:=IF([.L51] &lt;&gt; [.C51]; &quot;!!!&quot;; &quot;&quot;)">
            <text:p/>
          </table:table-cell>
          <table:table-cell/>
          <table:table-cell table:formula="of:=[.D51] - [.C51]" office:value-type="float" office:value="210" calcext:value-type="float">
            <text:p>210</text:p>
          </table:table-cell>
          <table:table-cell/>
          <table:table-cell table:formula="of:=IF([.A51] = 0; 6; MOD([.A51] - 1 + FLOOR(([.A51] + 3) / 4); 7))" office:value-type="float" office:value="3" calcext:value-type="float">
            <text:p>3</text:p>
          </table:table-cell>
          <table:table-cell table:formula="of:=85 + (6 - [.R51]) - IF(85 + (6 - [.R51]) - IF(MOD([.A51]; 4) = 0; 1; 0) &gt;= 90; 7; 0)" office:value-type="float" office:value="88" calcext:value-type="float">
            <text:p>88</text:p>
          </table:table-cell>
          <table:table-cell table:formula="of:=IF([.S51] + 217 + IF(MOD([.A51]; 4) &lt;&gt; 0; 1; 0) &gt; 304; [.S51] + 210; [.S51] + 217)" office:value-type="float" office:value="298" calcext:value-type="float">
            <text:p>298</text:p>
          </table:table-cell>
          <table:table-cell/>
          <table:table-cell table:formula="of:=IF([.S51] &lt;&gt; [.C51]; &quot;!!!&quot;; &quot;&quot;)">
            <text:p/>
          </table:table-cell>
          <table:table-cell table:formula="of:=IF([.T51] &lt;&gt; [.D5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51] - 1 - IF(MOD([.A51]; 4) = 0; 1; 0)" office:value-type="float" office:value="87" calcext:value-type="float">
            <text:p>87</text:p>
          </table:table-cell>
          <table:table-cell/>
          <table:table-cell table:formula="of:=IF([.F52] &lt;&gt; [.C52]; &quot;!!!&quot;; &quot;&quot;)">
            <text:p/>
          </table:table-cell>
          <table:table-cell table:formula="of:=IF([.B52] = 2; &quot;!!!&quot;; &quot;&quot;)">
            <text:p/>
          </table:table-cell>
          <table:table-cell table:formula="of:=IF(MOD([.A52]; 4) = 0; &quot;YES&quot;; &quot;&quot;)">
            <text:p/>
          </table:table-cell>
          <table:table-cell/>
          <table:table-cell table:formula="of:=IF([.F52] = 82; 89; IF(AND([.A52] &gt;= 24; MOD([.A52] - 24; 28) = 0); 90; [.F52]))" office:value-type="float" office:value="87" calcext:value-type="float">
            <text:p>87</text:p>
          </table:table-cell>
          <table:table-cell/>
          <table:table-cell table:formula="of:=IF([.L52] &lt;&gt; [.C52]; &quot;!!!&quot;; &quot;&quot;)">
            <text:p/>
          </table:table-cell>
          <table:table-cell/>
          <table:table-cell table:formula="of:=[.D52] - [.C52]" office:value-type="float" office:value="210" calcext:value-type="float">
            <text:p>210</text:p>
          </table:table-cell>
          <table:table-cell/>
          <table:table-cell table:formula="of:=IF([.A52] = 0; 6; MOD([.A52] - 1 + FLOOR(([.A52] + 3) / 4); 7))" office:value-type="float" office:value="4" calcext:value-type="float">
            <text:p>4</text:p>
          </table:table-cell>
          <table:table-cell table:formula="of:=85 + (6 - [.R52]) - IF(85 + (6 - [.R52]) - IF(MOD([.A52]; 4) = 0; 1; 0) &gt;= 90; 7; 0)" office:value-type="float" office:value="87" calcext:value-type="float">
            <text:p>87</text:p>
          </table:table-cell>
          <table:table-cell table:formula="of:=IF([.S52] + 217 + IF(MOD([.A52]; 4) &lt;&gt; 0; 1; 0) &gt; 304; [.S52] + 210; [.S52] + 217)" office:value-type="float" office:value="297" calcext:value-type="float">
            <text:p>297</text:p>
          </table:table-cell>
          <table:table-cell/>
          <table:table-cell table:formula="of:=IF([.S52] &lt;&gt; [.C52]; &quot;!!!&quot;; &quot;&quot;)">
            <text:p/>
          </table:table-cell>
          <table:table-cell table:formula="of:=IF([.T52] &lt;&gt; [.D5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2] - 1 - IF(MOD([.A52]; 4) = 0; 1; 0)" office:value-type="float" office:value="86" calcext:value-type="float">
            <text:p>86</text:p>
          </table:table-cell>
          <table:table-cell/>
          <table:table-cell table:formula="of:=IF([.F53] &lt;&gt; [.C53]; &quot;!!!&quot;; &quot;&quot;)">
            <text:p/>
          </table:table-cell>
          <table:table-cell table:formula="of:=IF([.B53] = 2; &quot;!!!&quot;; &quot;&quot;)">
            <text:p/>
          </table:table-cell>
          <table:table-cell table:formula="of:=IF(MOD([.A53]; 4) = 0; &quot;YES&quot;; &quot;&quot;)" office:value-type="string" office:string-value="YES" calcext:value-type="string">
            <text:p>YES</text:p>
          </table:table-cell>
          <table:table-cell/>
          <table:table-cell table:formula="of:=IF([.F53] = 82; 89; IF(AND([.A53] &gt;= 24; MOD([.A53] - 24; 28) = 0); 90; [.F53]))" office:value-type="float" office:value="86" calcext:value-type="float">
            <text:p>86</text:p>
          </table:table-cell>
          <table:table-cell/>
          <table:table-cell table:formula="of:=IF([.L53] &lt;&gt; [.C53]; &quot;!!!&quot;; &quot;&quot;)">
            <text:p/>
          </table:table-cell>
          <table:table-cell/>
          <table:table-cell table:formula="of:=[.D53] - [.C53]" office:value-type="float" office:value="217" calcext:value-type="float">
            <text:p>217</text:p>
          </table:table-cell>
          <table:table-cell/>
          <table:table-cell table:formula="of:=IF([.A53] = 0; 6; MOD([.A53] - 1 + FLOOR(([.A53] + 3) / 4); 7))" office:value-type="float" office:value="5" calcext:value-type="float">
            <text:p>5</text:p>
          </table:table-cell>
          <table:table-cell table:formula="of:=85 + (6 - [.R53]) - IF(85 + (6 - [.R53]) - IF(MOD([.A53]; 4) = 0; 1; 0) &gt;= 90; 7; 0)" office:value-type="float" office:value="86" calcext:value-type="float">
            <text:p>86</text:p>
          </table:table-cell>
          <table:table-cell table:formula="of:=IF([.S53] + 217 + IF(MOD([.A53]; 4) &lt;&gt; 0; 1; 0) &gt; 304; [.S53] + 210; [.S53] + 217)" office:value-type="float" office:value="303" calcext:value-type="float">
            <text:p>303</text:p>
          </table:table-cell>
          <table:table-cell/>
          <table:table-cell table:formula="of:=IF([.S53] &lt;&gt; [.C53]; &quot;!!!&quot;; &quot;&quot;)">
            <text:p/>
          </table:table-cell>
          <table:table-cell table:formula="of:=IF([.T53] &lt;&gt; [.D5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3] - 1 - IF(MOD([.A53]; 4) = 0; 1; 0)" office:value-type="float" office:value="84" calcext:value-type="float">
            <text:p>84</text:p>
          </table:table-cell>
          <table:table-cell/>
          <table:table-cell table:formula="of:=IF([.F54] &lt;&gt; [.C54]; &quot;!!!&quot;; &quot;&quot;)">
            <text:p/>
          </table:table-cell>
          <table:table-cell table:formula="of:=IF([.B54] = 2; &quot;!!!&quot;; &quot;&quot;)">
            <text:p/>
          </table:table-cell>
          <table:table-cell table:formula="of:=IF(MOD([.A54]; 4) = 0; &quot;YES&quot;; &quot;&quot;)">
            <text:p/>
          </table:table-cell>
          <table:table-cell/>
          <table:table-cell table:formula="of:=IF([.F54] = 82; 89; IF(AND([.A54] &gt;= 24; MOD([.A54] - 24; 28) = 0); 90; [.F54]))" office:value-type="float" office:value="84" calcext:value-type="float">
            <text:p>84</text:p>
          </table:table-cell>
          <table:table-cell/>
          <table:table-cell table:formula="of:=IF([.L54] &lt;&gt; [.C54]; &quot;!!!&quot;; &quot;&quot;)">
            <text:p/>
          </table:table-cell>
          <table:table-cell/>
          <table:table-cell table:formula="of:=[.D54] - [.C54]" office:value-type="float" office:value="217" calcext:value-type="float">
            <text:p>217</text:p>
          </table:table-cell>
          <table:table-cell/>
          <table:table-cell table:formula="of:=IF([.A54] = 0; 6; MOD([.A54] - 1 + FLOOR(([.A54] + 3) / 4); 7))" office:value-type="float" office:value="0" calcext:value-type="float">
            <text:p>0</text:p>
          </table:table-cell>
          <table:table-cell table:formula="of:=85 + (6 - [.R54]) - IF(85 + (6 - [.R54]) - IF(MOD([.A54]; 4) = 0; 1; 0) &gt;= 90; 7; 0)" office:value-type="float" office:value="84" calcext:value-type="float">
            <text:p>84</text:p>
          </table:table-cell>
          <table:table-cell table:formula="of:=IF([.S54] + 217 + IF(MOD([.A54]; 4) &lt;&gt; 0; 1; 0) &gt; 304; [.S54] + 210; [.S54] + 217)" office:value-type="float" office:value="301" calcext:value-type="float">
            <text:p>301</text:p>
          </table:table-cell>
          <table:table-cell/>
          <table:table-cell table:formula="of:=IF([.S54] &lt;&gt; [.C54]; &quot;!!!&quot;; &quot;&quot;)">
            <text:p/>
          </table:table-cell>
          <table:table-cell table:formula="of:=IF([.T54] &lt;&gt; [.D5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54] - 1 - IF(MOD([.A54]; 4) = 0; 1; 0)" office:value-type="float" office:value="83" calcext:value-type="float">
            <text:p>83</text:p>
          </table:table-cell>
          <table:table-cell/>
          <table:table-cell table:formula="of:=IF([.F55] &lt;&gt; [.C55]; &quot;!!!&quot;; &quot;&quot;)">
            <text:p/>
          </table:table-cell>
          <table:table-cell table:formula="of:=IF([.B55] = 2; &quot;!!!&quot;; &quot;&quot;)">
            <text:p/>
          </table:table-cell>
          <table:table-cell table:formula="of:=IF(MOD([.A55]; 4) = 0; &quot;YES&quot;; &quot;&quot;)">
            <text:p/>
          </table:table-cell>
          <table:table-cell/>
          <table:table-cell table:formula="of:=IF([.F55] = 82; 89; IF(AND([.A55] &gt;= 24; MOD([.A55] - 24; 28) = 0); 90; [.F55]))" office:value-type="float" office:value="83" calcext:value-type="float">
            <text:p>83</text:p>
          </table:table-cell>
          <table:table-cell/>
          <table:table-cell table:formula="of:=IF([.L55] &lt;&gt; [.C55]; &quot;!!!&quot;; &quot;&quot;)">
            <text:p/>
          </table:table-cell>
          <table:table-cell/>
          <table:table-cell table:formula="of:=[.D55] - [.C55]" office:value-type="float" office:value="217" calcext:value-type="float">
            <text:p>217</text:p>
          </table:table-cell>
          <table:table-cell/>
          <table:table-cell table:formula="of:=IF([.A55] = 0; 6; MOD([.A55] - 1 + FLOOR(([.A55] + 3) / 4); 7))" office:value-type="float" office:value="1" calcext:value-type="float">
            <text:p>1</text:p>
          </table:table-cell>
          <table:table-cell table:formula="of:=85 + (6 - [.R55]) - IF(85 + (6 - [.R55]) - IF(MOD([.A55]; 4) = 0; 1; 0) &gt;= 90; 7; 0)" office:value-type="float" office:value="83" calcext:value-type="float">
            <text:p>83</text:p>
          </table:table-cell>
          <table:table-cell table:formula="of:=IF([.S55] + 217 + IF(MOD([.A55]; 4) &lt;&gt; 0; 1; 0) &gt; 304; [.S55] + 210; [.S55] + 217)" office:value-type="float" office:value="300" calcext:value-type="float">
            <text:p>300</text:p>
          </table:table-cell>
          <table:table-cell/>
          <table:table-cell table:formula="of:=IF([.S55] &lt;&gt; [.C55]; &quot;!!!&quot;; &quot;&quot;)">
            <text:p/>
          </table:table-cell>
          <table:table-cell table:formula="of:=IF([.T55] &lt;&gt; [.D5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5] - 1 - IF(MOD([.A55]; 4) = 0; 1; 0)" office:value-type="float" office:value="82" calcext:value-type="float">
            <text:p>82</text:p>
          </table:table-cell>
          <table:table-cell/>
          <table:table-cell table:formula="of:=IF([.F56] &lt;&gt; [.C56]; &quot;!!!&quot;; &quot;&quot;)" office:value-type="string" office:string-value="!!!" calcext:value-type="string">
            <text:p>!!!</text:p>
          </table:table-cell>
          <table:table-cell table:formula="of:=IF([.B56] = 2; &quot;!!!&quot;; &quot;&quot;)" office:value-type="string" office:string-value="!!!" calcext:value-type="string">
            <text:p>!!!</text:p>
          </table:table-cell>
          <table:table-cell table:formula="of:=IF(MOD([.A56]; 4) = 0; &quot;YES&quot;; &quot;&quot;)">
            <text:p/>
          </table:table-cell>
          <table:table-cell/>
          <table:table-cell table:formula="of:=IF([.F56] = 82; 89; IF(AND([.A56] &gt;= 24; MOD([.A56] - 24; 28) = 0); 90; [.F56]))" office:value-type="float" office:value="89" calcext:value-type="float">
            <text:p>89</text:p>
          </table:table-cell>
          <table:table-cell/>
          <table:table-cell table:formula="of:=IF([.L56] &lt;&gt; [.C56]; &quot;!!!&quot;; &quot;&quot;)">
            <text:p/>
          </table:table-cell>
          <table:table-cell/>
          <table:table-cell table:formula="of:=[.D56] - [.C56]" office:value-type="float" office:value="210" calcext:value-type="float">
            <text:p>210</text:p>
          </table:table-cell>
          <table:table-cell/>
          <table:table-cell table:formula="of:=IF([.A56] = 0; 6; MOD([.A56] - 1 + FLOOR(([.A56] + 3) / 4); 7))" office:value-type="float" office:value="2" calcext:value-type="float">
            <text:p>2</text:p>
          </table:table-cell>
          <table:table-cell table:formula="of:=85 + (6 - [.R56]) - IF(85 + (6 - [.R56]) - IF(MOD([.A56]; 4) = 0; 1; 0) &gt;= 90; 7; 0)" office:value-type="float" office:value="89" calcext:value-type="float">
            <text:p>89</text:p>
          </table:table-cell>
          <table:table-cell table:formula="of:=IF([.S56] + 217 + IF(MOD([.A56]; 4) &lt;&gt; 0; 1; 0) &gt; 304; [.S56] + 210; [.S56] + 217)" office:value-type="float" office:value="299" calcext:value-type="float">
            <text:p>299</text:p>
          </table:table-cell>
          <table:table-cell/>
          <table:table-cell table:formula="of:=IF([.S56] &lt;&gt; [.C56]; &quot;!!!&quot;; &quot;&quot;)">
            <text:p/>
          </table:table-cell>
          <table:table-cell table:formula="of:=IF([.T56] &lt;&gt; [.D5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6] - 1 - IF(MOD([.A56]; 4) = 0; 1; 0)" office:value-type="float" office:value="88" calcext:value-type="float">
            <text:p>88</text:p>
          </table:table-cell>
          <table:table-cell/>
          <table:table-cell table:formula="of:=IF([.F57] &lt;&gt; [.C57]; &quot;!!!&quot;; &quot;&quot;)">
            <text:p/>
          </table:table-cell>
          <table:table-cell table:formula="of:=IF([.B57] = 2; &quot;!!!&quot;; &quot;&quot;)">
            <text:p/>
          </table:table-cell>
          <table:table-cell table:formula="of:=IF(MOD([.A57]; 4) = 0; &quot;YES&quot;; &quot;&quot;)" office:value-type="string" office:string-value="YES" calcext:value-type="string">
            <text:p>YES</text:p>
          </table:table-cell>
          <table:table-cell/>
          <table:table-cell table:formula="of:=IF([.F57] = 82; 89; IF(AND([.A57] &gt;= 24; MOD([.A57] - 24; 28) = 0); 90; [.F57]))" office:value-type="float" office:value="88" calcext:value-type="float">
            <text:p>88</text:p>
          </table:table-cell>
          <table:table-cell/>
          <table:table-cell table:formula="of:=IF([.L57] &lt;&gt; [.C57]; &quot;!!!&quot;; &quot;&quot;)">
            <text:p/>
          </table:table-cell>
          <table:table-cell/>
          <table:table-cell table:formula="of:=[.D57] - [.C57]" office:value-type="float" office:value="210" calcext:value-type="float">
            <text:p>210</text:p>
          </table:table-cell>
          <table:table-cell/>
          <table:table-cell table:formula="of:=IF([.A57] = 0; 6; MOD([.A57] - 1 + FLOOR(([.A57] + 3) / 4); 7))" office:value-type="float" office:value="3" calcext:value-type="float">
            <text:p>3</text:p>
          </table:table-cell>
          <table:table-cell table:formula="of:=85 + (6 - [.R57]) - IF(85 + (6 - [.R57]) - IF(MOD([.A57]; 4) = 0; 1; 0) &gt;= 90; 7; 0)" office:value-type="float" office:value="88" calcext:value-type="float">
            <text:p>88</text:p>
          </table:table-cell>
          <table:table-cell table:formula="of:=IF([.S57] + 217 + IF(MOD([.A57]; 4) &lt;&gt; 0; 1; 0) &gt; 304; [.S57] + 210; [.S57] + 217)" office:value-type="float" office:value="298" calcext:value-type="float">
            <text:p>298</text:p>
          </table:table-cell>
          <table:table-cell/>
          <table:table-cell table:formula="of:=IF([.S57] &lt;&gt; [.C57]; &quot;!!!&quot;; &quot;&quot;)">
            <text:p/>
          </table:table-cell>
          <table:table-cell table:formula="of:=IF([.T57] &lt;&gt; [.D5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7] - 1 - IF(MOD([.A57]; 4) = 0; 1; 0)" office:value-type="float" office:value="86" calcext:value-type="float">
            <text:p>86</text:p>
          </table:table-cell>
          <table:table-cell/>
          <table:table-cell table:formula="of:=IF([.F58] &lt;&gt; [.C58]; &quot;!!!&quot;; &quot;&quot;)">
            <text:p/>
          </table:table-cell>
          <table:table-cell table:formula="of:=IF([.B58] = 2; &quot;!!!&quot;; &quot;&quot;)">
            <text:p/>
          </table:table-cell>
          <table:table-cell table:formula="of:=IF(MOD([.A58]; 4) = 0; &quot;YES&quot;; &quot;&quot;)">
            <text:p/>
          </table:table-cell>
          <table:table-cell/>
          <table:table-cell table:formula="of:=IF([.F58] = 82; 89; IF(AND([.A58] &gt;= 24; MOD([.A58] - 24; 28) = 0); 90; [.F58]))" office:value-type="float" office:value="86" calcext:value-type="float">
            <text:p>86</text:p>
          </table:table-cell>
          <table:table-cell/>
          <table:table-cell table:formula="of:=IF([.L58] &lt;&gt; [.C58]; &quot;!!!&quot;; &quot;&quot;)">
            <text:p/>
          </table:table-cell>
          <table:table-cell/>
          <table:table-cell table:formula="of:=[.D58] - [.C58]" office:value-type="float" office:value="217" calcext:value-type="float">
            <text:p>217</text:p>
          </table:table-cell>
          <table:table-cell/>
          <table:table-cell table:formula="of:=IF([.A58] = 0; 6; MOD([.A58] - 1 + FLOOR(([.A58] + 3) / 4); 7))" office:value-type="float" office:value="5" calcext:value-type="float">
            <text:p>5</text:p>
          </table:table-cell>
          <table:table-cell table:formula="of:=85 + (6 - [.R58]) - IF(85 + (6 - [.R58]) - IF(MOD([.A58]; 4) = 0; 1; 0) &gt;= 90; 7; 0)" office:value-type="float" office:value="86" calcext:value-type="float">
            <text:p>86</text:p>
          </table:table-cell>
          <table:table-cell table:formula="of:=IF([.S58] + 217 + IF(MOD([.A58]; 4) &lt;&gt; 0; 1; 0) &gt; 304; [.S58] + 210; [.S58] + 217)" office:value-type="float" office:value="303" calcext:value-type="float">
            <text:p>303</text:p>
          </table:table-cell>
          <table:table-cell/>
          <table:table-cell table:formula="of:=IF([.S58] &lt;&gt; [.C58]; &quot;!!!&quot;; &quot;&quot;)">
            <text:p/>
          </table:table-cell>
          <table:table-cell table:formula="of:=IF([.T58] &lt;&gt; [.D5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58] - 1 - IF(MOD([.A58]; 4) = 0; 1; 0)" office:value-type="float" office:value="85" calcext:value-type="float">
            <text:p>85</text:p>
          </table:table-cell>
          <table:table-cell/>
          <table:table-cell table:formula="of:=IF([.F59] &lt;&gt; [.C59]; &quot;!!!&quot;; &quot;&quot;)">
            <text:p/>
          </table:table-cell>
          <table:table-cell table:formula="of:=IF([.B59] = 2; &quot;!!!&quot;; &quot;&quot;)">
            <text:p/>
          </table:table-cell>
          <table:table-cell table:formula="of:=IF(MOD([.A59]; 4) = 0; &quot;YES&quot;; &quot;&quot;)">
            <text:p/>
          </table:table-cell>
          <table:table-cell/>
          <table:table-cell table:formula="of:=IF([.F59] = 82; 89; IF(AND([.A59] &gt;= 24; MOD([.A59] - 24; 28) = 0); 90; [.F59]))" office:value-type="float" office:value="85" calcext:value-type="float">
            <text:p>85</text:p>
          </table:table-cell>
          <table:table-cell/>
          <table:table-cell table:formula="of:=IF([.L59] &lt;&gt; [.C59]; &quot;!!!&quot;; &quot;&quot;)">
            <text:p/>
          </table:table-cell>
          <table:table-cell/>
          <table:table-cell table:formula="of:=[.D59] - [.C59]" office:value-type="float" office:value="217" calcext:value-type="float">
            <text:p>217</text:p>
          </table:table-cell>
          <table:table-cell/>
          <table:table-cell table:formula="of:=IF([.A59] = 0; 6; MOD([.A59] - 1 + FLOOR(([.A59] + 3) / 4); 7))" office:value-type="float" office:value="6" calcext:value-type="float">
            <text:p>6</text:p>
          </table:table-cell>
          <table:table-cell table:formula="of:=85 + (6 - [.R59]) - IF(85 + (6 - [.R59]) - IF(MOD([.A59]; 4) = 0; 1; 0) &gt;= 90; 7; 0)" office:value-type="float" office:value="85" calcext:value-type="float">
            <text:p>85</text:p>
          </table:table-cell>
          <table:table-cell table:formula="of:=IF([.S59] + 217 + IF(MOD([.A59]; 4) &lt;&gt; 0; 1; 0) &gt; 304; [.S59] + 210; [.S59] + 217)" office:value-type="float" office:value="302" calcext:value-type="float">
            <text:p>302</text:p>
          </table:table-cell>
          <table:table-cell/>
          <table:table-cell table:formula="of:=IF([.S59] &lt;&gt; [.C59]; &quot;!!!&quot;; &quot;&quot;)">
            <text:p/>
          </table:table-cell>
          <table:table-cell table:formula="of:=IF([.T59] &lt;&gt; [.D5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9] - 1 - IF(MOD([.A59]; 4) = 0; 1; 0)" office:value-type="float" office:value="84" calcext:value-type="float">
            <text:p>84</text:p>
          </table:table-cell>
          <table:table-cell/>
          <table:table-cell table:formula="of:=IF([.F60] &lt;&gt; [.C60]; &quot;!!!&quot;; &quot;&quot;)">
            <text:p/>
          </table:table-cell>
          <table:table-cell table:formula="of:=IF([.B60] = 2; &quot;!!!&quot;; &quot;&quot;)">
            <text:p/>
          </table:table-cell>
          <table:table-cell table:formula="of:=IF(MOD([.A60]; 4) = 0; &quot;YES&quot;; &quot;&quot;)">
            <text:p/>
          </table:table-cell>
          <table:table-cell/>
          <table:table-cell table:formula="of:=IF([.F60] = 82; 89; IF(AND([.A60] &gt;= 24; MOD([.A60] - 24; 28) = 0); 90; [.F60]))" office:value-type="float" office:value="84" calcext:value-type="float">
            <text:p>84</text:p>
          </table:table-cell>
          <table:table-cell/>
          <table:table-cell table:formula="of:=IF([.L60] &lt;&gt; [.C60]; &quot;!!!&quot;; &quot;&quot;)">
            <text:p/>
          </table:table-cell>
          <table:table-cell/>
          <table:table-cell table:formula="of:=[.D60] - [.C60]" office:value-type="float" office:value="217" calcext:value-type="float">
            <text:p>217</text:p>
          </table:table-cell>
          <table:table-cell/>
          <table:table-cell table:formula="of:=IF([.A60] = 0; 6; MOD([.A60] - 1 + FLOOR(([.A60] + 3) / 4); 7))" office:value-type="float" office:value="0" calcext:value-type="float">
            <text:p>0</text:p>
          </table:table-cell>
          <table:table-cell table:formula="of:=85 + (6 - [.R60]) - IF(85 + (6 - [.R60]) - IF(MOD([.A60]; 4) = 0; 1; 0) &gt;= 90; 7; 0)" office:value-type="float" office:value="84" calcext:value-type="float">
            <text:p>84</text:p>
          </table:table-cell>
          <table:table-cell table:formula="of:=IF([.S60] + 217 + IF(MOD([.A60]; 4) &lt;&gt; 0; 1; 0) &gt; 304; [.S60] + 210; [.S60] + 217)" office:value-type="float" office:value="301" calcext:value-type="float">
            <text:p>301</text:p>
          </table:table-cell>
          <table:table-cell/>
          <table:table-cell table:formula="of:=IF([.S60] &lt;&gt; [.C60]; &quot;!!!&quot;; &quot;&quot;)">
            <text:p/>
          </table:table-cell>
          <table:table-cell table:formula="of:=IF([.T60] &lt;&gt; [.D6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0] - 1 - IF(MOD([.A60]; 4) = 0; 1; 0)" office:value-type="float" office:value="83" calcext:value-type="float">
            <text:p>83</text:p>
          </table:table-cell>
          <table:table-cell/>
          <table:table-cell table:formula="of:=IF([.F61] &lt;&gt; [.C61]; &quot;!!!&quot;; &quot;&quot;)" office:value-type="string" office:string-value="!!!" calcext:value-type="string">
            <text:p>!!!</text:p>
          </table:table-cell>
          <table:table-cell table:formula="of:=IF([.B61] = 2; &quot;!!!&quot;; &quot;&quot;)">
            <text:p/>
          </table:table-cell>
          <table:table-cell table:formula="of:=IF(MOD([.A61]; 4) = 0; &quot;YES&quot;; &quot;&quot;)" office:value-type="string" office:string-value="YES" calcext:value-type="string">
            <text:p>YES</text:p>
          </table:table-cell>
          <table:table-cell/>
          <table:table-cell table:formula="of:=IF([.F61] = 82; 89; IF(AND([.A61] &gt;= 24; MOD([.A61] - 24; 28) = 0); 90; [.F61]))" office:value-type="float" office:value="90" calcext:value-type="float">
            <text:p>90</text:p>
          </table:table-cell>
          <table:table-cell/>
          <table:table-cell table:formula="of:=IF([.L61] &lt;&gt; [.C61]; &quot;!!!&quot;; &quot;&quot;)">
            <text:p/>
          </table:table-cell>
          <table:table-cell/>
          <table:table-cell table:formula="of:=[.D61] - [.C61]" office:value-type="float" office:value="210" calcext:value-type="float">
            <text:p>210</text:p>
          </table:table-cell>
          <table:table-cell/>
          <table:table-cell table:formula="of:=IF([.A61] = 0; 6; MOD([.A61] - 1 + FLOOR(([.A61] + 3) / 4); 7))" office:value-type="float" office:value="1" calcext:value-type="float">
            <text:p>1</text:p>
          </table:table-cell>
          <table:table-cell table:formula="of:=85 + (6 - [.R61]) - IF(85 + (6 - [.R61]) - IF(MOD([.A61]; 4) = 0; 1; 0) &gt;= 90; 7; 0)" office:value-type="float" office:value="90" calcext:value-type="float">
            <text:p>90</text:p>
          </table:table-cell>
          <table:table-cell table:formula="of:=IF([.S61] + 217 + IF(MOD([.A61]; 4) &lt;&gt; 0; 1; 0) &gt; 304; [.S61] + 210; [.S61] + 217)" office:value-type="float" office:value="300" calcext:value-type="float">
            <text:p>300</text:p>
          </table:table-cell>
          <table:table-cell/>
          <table:table-cell table:formula="of:=IF([.S61] &lt;&gt; [.C61]; &quot;!!!&quot;; &quot;&quot;)">
            <text:p/>
          </table:table-cell>
          <table:table-cell table:formula="of:=IF([.T61] &lt;&gt; [.D6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1] - 1 - IF(MOD([.A61]; 4) = 0; 1; 0)" office:value-type="float" office:value="88" calcext:value-type="float">
            <text:p>88</text:p>
          </table:table-cell>
          <table:table-cell/>
          <table:table-cell table:formula="of:=IF([.F62] &lt;&gt; [.C62]; &quot;!!!&quot;; &quot;&quot;)">
            <text:p/>
          </table:table-cell>
          <table:table-cell table:formula="of:=IF([.B62] = 2; &quot;!!!&quot;; &quot;&quot;)">
            <text:p/>
          </table:table-cell>
          <table:table-cell table:formula="of:=IF(MOD([.A62]; 4) = 0; &quot;YES&quot;; &quot;&quot;)">
            <text:p/>
          </table:table-cell>
          <table:table-cell/>
          <table:table-cell table:formula="of:=IF([.F62] = 82; 89; IF(AND([.A62] &gt;= 24; MOD([.A62] - 24; 28) = 0); 90; [.F62]))" office:value-type="float" office:value="88" calcext:value-type="float">
            <text:p>88</text:p>
          </table:table-cell>
          <table:table-cell/>
          <table:table-cell table:formula="of:=IF([.L62] &lt;&gt; [.C62]; &quot;!!!&quot;; &quot;&quot;)">
            <text:p/>
          </table:table-cell>
          <table:table-cell/>
          <table:table-cell table:formula="of:=[.D62] - [.C62]" office:value-type="float" office:value="210" calcext:value-type="float">
            <text:p>210</text:p>
          </table:table-cell>
          <table:table-cell/>
          <table:table-cell table:formula="of:=IF([.A62] = 0; 6; MOD([.A62] - 1 + FLOOR(([.A62] + 3) / 4); 7))" office:value-type="float" office:value="3" calcext:value-type="float">
            <text:p>3</text:p>
          </table:table-cell>
          <table:table-cell table:formula="of:=85 + (6 - [.R62]) - IF(85 + (6 - [.R62]) - IF(MOD([.A62]; 4) = 0; 1; 0) &gt;= 90; 7; 0)" office:value-type="float" office:value="88" calcext:value-type="float">
            <text:p>88</text:p>
          </table:table-cell>
          <table:table-cell table:formula="of:=IF([.S62] + 217 + IF(MOD([.A62]; 4) &lt;&gt; 0; 1; 0) &gt; 304; [.S62] + 210; [.S62] + 217)" office:value-type="float" office:value="298" calcext:value-type="float">
            <text:p>298</text:p>
          </table:table-cell>
          <table:table-cell/>
          <table:table-cell table:formula="of:=IF([.S62] &lt;&gt; [.C62]; &quot;!!!&quot;; &quot;&quot;)">
            <text:p/>
          </table:table-cell>
          <table:table-cell table:formula="of:=IF([.T62] &lt;&gt; [.D6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62] - 1 - IF(MOD([.A62]; 4) = 0; 1; 0)" office:value-type="float" office:value="87" calcext:value-type="float">
            <text:p>87</text:p>
          </table:table-cell>
          <table:table-cell/>
          <table:table-cell table:formula="of:=IF([.F63] &lt;&gt; [.C63]; &quot;!!!&quot;; &quot;&quot;)">
            <text:p/>
          </table:table-cell>
          <table:table-cell table:formula="of:=IF([.B63] = 2; &quot;!!!&quot;; &quot;&quot;)">
            <text:p/>
          </table:table-cell>
          <table:table-cell table:formula="of:=IF(MOD([.A63]; 4) = 0; &quot;YES&quot;; &quot;&quot;)">
            <text:p/>
          </table:table-cell>
          <table:table-cell/>
          <table:table-cell table:formula="of:=IF([.F63] = 82; 89; IF(AND([.A63] &gt;= 24; MOD([.A63] - 24; 28) = 0); 90; [.F63]))" office:value-type="float" office:value="87" calcext:value-type="float">
            <text:p>87</text:p>
          </table:table-cell>
          <table:table-cell/>
          <table:table-cell table:formula="of:=IF([.L63] &lt;&gt; [.C63]; &quot;!!!&quot;; &quot;&quot;)">
            <text:p/>
          </table:table-cell>
          <table:table-cell/>
          <table:table-cell table:formula="of:=[.D63] - [.C63]" office:value-type="float" office:value="210" calcext:value-type="float">
            <text:p>210</text:p>
          </table:table-cell>
          <table:table-cell/>
          <table:table-cell table:formula="of:=IF([.A63] = 0; 6; MOD([.A63] - 1 + FLOOR(([.A63] + 3) / 4); 7))" office:value-type="float" office:value="4" calcext:value-type="float">
            <text:p>4</text:p>
          </table:table-cell>
          <table:table-cell table:formula="of:=85 + (6 - [.R63]) - IF(85 + (6 - [.R63]) - IF(MOD([.A63]; 4) = 0; 1; 0) &gt;= 90; 7; 0)" office:value-type="float" office:value="87" calcext:value-type="float">
            <text:p>87</text:p>
          </table:table-cell>
          <table:table-cell table:formula="of:=IF([.S63] + 217 + IF(MOD([.A63]; 4) &lt;&gt; 0; 1; 0) &gt; 304; [.S63] + 210; [.S63] + 217)" office:value-type="float" office:value="297" calcext:value-type="float">
            <text:p>297</text:p>
          </table:table-cell>
          <table:table-cell/>
          <table:table-cell table:formula="of:=IF([.S63] &lt;&gt; [.C63]; &quot;!!!&quot;; &quot;&quot;)">
            <text:p/>
          </table:table-cell>
          <table:table-cell table:formula="of:=IF([.T63] &lt;&gt; [.D6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63] - 1 - IF(MOD([.A63]; 4) = 0; 1; 0)" office:value-type="float" office:value="86" calcext:value-type="float">
            <text:p>86</text:p>
          </table:table-cell>
          <table:table-cell/>
          <table:table-cell table:formula="of:=IF([.F64] &lt;&gt; [.C64]; &quot;!!!&quot;; &quot;&quot;)">
            <text:p/>
          </table:table-cell>
          <table:table-cell table:formula="of:=IF([.B64] = 2; &quot;!!!&quot;; &quot;&quot;)">
            <text:p/>
          </table:table-cell>
          <table:table-cell table:formula="of:=IF(MOD([.A64]; 4) = 0; &quot;YES&quot;; &quot;&quot;)">
            <text:p/>
          </table:table-cell>
          <table:table-cell/>
          <table:table-cell table:formula="of:=IF([.F64] = 82; 89; IF(AND([.A64] &gt;= 24; MOD([.A64] - 24; 28) = 0); 90; [.F64]))" office:value-type="float" office:value="86" calcext:value-type="float">
            <text:p>86</text:p>
          </table:table-cell>
          <table:table-cell/>
          <table:table-cell table:formula="of:=IF([.L64] &lt;&gt; [.C64]; &quot;!!!&quot;; &quot;&quot;)">
            <text:p/>
          </table:table-cell>
          <table:table-cell/>
          <table:table-cell table:formula="of:=[.D64] - [.C64]" office:value-type="float" office:value="217" calcext:value-type="float">
            <text:p>217</text:p>
          </table:table-cell>
          <table:table-cell/>
          <table:table-cell table:formula="of:=IF([.A64] = 0; 6; MOD([.A64] - 1 + FLOOR(([.A64] + 3) / 4); 7))" office:value-type="float" office:value="5" calcext:value-type="float">
            <text:p>5</text:p>
          </table:table-cell>
          <table:table-cell table:formula="of:=85 + (6 - [.R64]) - IF(85 + (6 - [.R64]) - IF(MOD([.A64]; 4) = 0; 1; 0) &gt;= 90; 7; 0)" office:value-type="float" office:value="86" calcext:value-type="float">
            <text:p>86</text:p>
          </table:table-cell>
          <table:table-cell table:formula="of:=IF([.S64] + 217 + IF(MOD([.A64]; 4) &lt;&gt; 0; 1; 0) &gt; 304; [.S64] + 210; [.S64] + 217)" office:value-type="float" office:value="303" calcext:value-type="float">
            <text:p>303</text:p>
          </table:table-cell>
          <table:table-cell/>
          <table:table-cell table:formula="of:=IF([.S64] &lt;&gt; [.C64]; &quot;!!!&quot;; &quot;&quot;)">
            <text:p/>
          </table:table-cell>
          <table:table-cell table:formula="of:=IF([.T64] &lt;&gt; [.D6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4] - 1 - IF(MOD([.A64]; 4) = 0; 1; 0)" office:value-type="float" office:value="85" calcext:value-type="float">
            <text:p>85</text:p>
          </table:table-cell>
          <table:table-cell/>
          <table:table-cell table:formula="of:=IF([.F65] &lt;&gt; [.C65]; &quot;!!!&quot;; &quot;&quot;)">
            <text:p/>
          </table:table-cell>
          <table:table-cell table:formula="of:=IF([.B65] = 2; &quot;!!!&quot;; &quot;&quot;)">
            <text:p/>
          </table:table-cell>
          <table:table-cell table:formula="of:=IF(MOD([.A65]; 4) = 0; &quot;YES&quot;; &quot;&quot;)" office:value-type="string" office:string-value="YES" calcext:value-type="string">
            <text:p>YES</text:p>
          </table:table-cell>
          <table:table-cell/>
          <table:table-cell table:formula="of:=IF([.F65] = 82; 89; IF(AND([.A65] &gt;= 24; MOD([.A65] - 24; 28) = 0); 90; [.F65]))" office:value-type="float" office:value="85" calcext:value-type="float">
            <text:p>85</text:p>
          </table:table-cell>
          <table:table-cell/>
          <table:table-cell table:formula="of:=IF([.L65] &lt;&gt; [.C65]; &quot;!!!&quot;; &quot;&quot;)">
            <text:p/>
          </table:table-cell>
          <table:table-cell/>
          <table:table-cell table:formula="of:=[.D65] - [.C65]" office:value-type="float" office:value="217" calcext:value-type="float">
            <text:p>217</text:p>
          </table:table-cell>
          <table:table-cell/>
          <table:table-cell table:formula="of:=IF([.A65] = 0; 6; MOD([.A65] - 1 + FLOOR(([.A65] + 3) / 4); 7))" office:value-type="float" office:value="6" calcext:value-type="float">
            <text:p>6</text:p>
          </table:table-cell>
          <table:table-cell table:formula="of:=85 + (6 - [.R65]) - IF(85 + (6 - [.R65]) - IF(MOD([.A65]; 4) = 0; 1; 0) &gt;= 90; 7; 0)" office:value-type="float" office:value="85" calcext:value-type="float">
            <text:p>85</text:p>
          </table:table-cell>
          <table:table-cell table:formula="of:=IF([.S65] + 217 + IF(MOD([.A65]; 4) &lt;&gt; 0; 1; 0) &gt; 304; [.S65] + 210; [.S65] + 217)" office:value-type="float" office:value="302" calcext:value-type="float">
            <text:p>302</text:p>
          </table:table-cell>
          <table:table-cell/>
          <table:table-cell table:formula="of:=IF([.S65] &lt;&gt; [.C65]; &quot;!!!&quot;; &quot;&quot;)">
            <text:p/>
          </table:table-cell>
          <table:table-cell table:formula="of:=IF([.T65] &lt;&gt; [.D6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5] - 1 - IF(MOD([.A65]; 4) = 0; 1; 0)" office:value-type="float" office:value="83" calcext:value-type="float">
            <text:p>83</text:p>
          </table:table-cell>
          <table:table-cell/>
          <table:table-cell table:formula="of:=IF([.F66] &lt;&gt; [.C66]; &quot;!!!&quot;; &quot;&quot;)">
            <text:p/>
          </table:table-cell>
          <table:table-cell table:formula="of:=IF([.B66] = 2; &quot;!!!&quot;; &quot;&quot;)">
            <text:p/>
          </table:table-cell>
          <table:table-cell table:formula="of:=IF(MOD([.A66]; 4) = 0; &quot;YES&quot;; &quot;&quot;)">
            <text:p/>
          </table:table-cell>
          <table:table-cell/>
          <table:table-cell table:formula="of:=IF([.F66] = 82; 89; IF(AND([.A66] &gt;= 24; MOD([.A66] - 24; 28) = 0); 90; [.F66]))" office:value-type="float" office:value="83" calcext:value-type="float">
            <text:p>83</text:p>
          </table:table-cell>
          <table:table-cell/>
          <table:table-cell table:formula="of:=IF([.L66] &lt;&gt; [.C66]; &quot;!!!&quot;; &quot;&quot;)">
            <text:p/>
          </table:table-cell>
          <table:table-cell/>
          <table:table-cell table:formula="of:=[.D66] - [.C66]" office:value-type="float" office:value="217" calcext:value-type="float">
            <text:p>217</text:p>
          </table:table-cell>
          <table:table-cell/>
          <table:table-cell table:formula="of:=IF([.A66] = 0; 6; MOD([.A66] - 1 + FLOOR(([.A66] + 3) / 4); 7))" office:value-type="float" office:value="1" calcext:value-type="float">
            <text:p>1</text:p>
          </table:table-cell>
          <table:table-cell table:formula="of:=85 + (6 - [.R66]) - IF(85 + (6 - [.R66]) - IF(MOD([.A66]; 4) = 0; 1; 0) &gt;= 90; 7; 0)" office:value-type="float" office:value="83" calcext:value-type="float">
            <text:p>83</text:p>
          </table:table-cell>
          <table:table-cell table:formula="of:=IF([.S66] + 217 + IF(MOD([.A66]; 4) &lt;&gt; 0; 1; 0) &gt; 304; [.S66] + 210; [.S66] + 217)" office:value-type="float" office:value="300" calcext:value-type="float">
            <text:p>300</text:p>
          </table:table-cell>
          <table:table-cell/>
          <table:table-cell table:formula="of:=IF([.S66] &lt;&gt; [.C66]; &quot;!!!&quot;; &quot;&quot;)">
            <text:p/>
          </table:table-cell>
          <table:table-cell table:formula="of:=IF([.T66] &lt;&gt; [.D6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66] - 1 - IF(MOD([.A66]; 4) = 0; 1; 0)" office:value-type="float" office:value="82" calcext:value-type="float">
            <text:p>82</text:p>
          </table:table-cell>
          <table:table-cell/>
          <table:table-cell table:formula="of:=IF([.F67] &lt;&gt; [.C67]; &quot;!!!&quot;; &quot;&quot;)" office:value-type="string" office:string-value="!!!" calcext:value-type="string">
            <text:p>!!!</text:p>
          </table:table-cell>
          <table:table-cell table:formula="of:=IF([.B67] = 2; &quot;!!!&quot;; &quot;&quot;)" office:value-type="string" office:string-value="!!!" calcext:value-type="string">
            <text:p>!!!</text:p>
          </table:table-cell>
          <table:table-cell table:formula="of:=IF(MOD([.A67]; 4) = 0; &quot;YES&quot;; &quot;&quot;)">
            <text:p/>
          </table:table-cell>
          <table:table-cell/>
          <table:table-cell table:formula="of:=IF([.F67] = 82; 89; IF(AND([.A67] &gt;= 24; MOD([.A67] - 24; 28) = 0); 90; [.F67]))" office:value-type="float" office:value="89" calcext:value-type="float">
            <text:p>89</text:p>
          </table:table-cell>
          <table:table-cell/>
          <table:table-cell table:formula="of:=IF([.L67] &lt;&gt; [.C67]; &quot;!!!&quot;; &quot;&quot;)">
            <text:p/>
          </table:table-cell>
          <table:table-cell/>
          <table:table-cell table:formula="of:=[.D67] - [.C67]" office:value-type="float" office:value="210" calcext:value-type="float">
            <text:p>210</text:p>
          </table:table-cell>
          <table:table-cell/>
          <table:table-cell table:formula="of:=IF([.A67] = 0; 6; MOD([.A67] - 1 + FLOOR(([.A67] + 3) / 4); 7))" office:value-type="float" office:value="2" calcext:value-type="float">
            <text:p>2</text:p>
          </table:table-cell>
          <table:table-cell table:formula="of:=85 + (6 - [.R67]) - IF(85 + (6 - [.R67]) - IF(MOD([.A67]; 4) = 0; 1; 0) &gt;= 90; 7; 0)" office:value-type="float" office:value="89" calcext:value-type="float">
            <text:p>89</text:p>
          </table:table-cell>
          <table:table-cell table:formula="of:=IF([.S67] + 217 + IF(MOD([.A67]; 4) &lt;&gt; 0; 1; 0) &gt; 304; [.S67] + 210; [.S67] + 217)" office:value-type="float" office:value="299" calcext:value-type="float">
            <text:p>299</text:p>
          </table:table-cell>
          <table:table-cell/>
          <table:table-cell table:formula="of:=IF([.S67] &lt;&gt; [.C67]; &quot;!!!&quot;; &quot;&quot;)">
            <text:p/>
          </table:table-cell>
          <table:table-cell table:formula="of:=IF([.T67] &lt;&gt; [.D6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7] - 1 - IF(MOD([.A67]; 4) = 0; 1; 0)" office:value-type="float" office:value="88" calcext:value-type="float">
            <text:p>88</text:p>
          </table:table-cell>
          <table:table-cell/>
          <table:table-cell table:formula="of:=IF([.F68] &lt;&gt; [.C68]; &quot;!!!&quot;; &quot;&quot;)">
            <text:p/>
          </table:table-cell>
          <table:table-cell table:formula="of:=IF([.B68] = 2; &quot;!!!&quot;; &quot;&quot;)">
            <text:p/>
          </table:table-cell>
          <table:table-cell table:formula="of:=IF(MOD([.A68]; 4) = 0; &quot;YES&quot;; &quot;&quot;)">
            <text:p/>
          </table:table-cell>
          <table:table-cell/>
          <table:table-cell table:formula="of:=IF([.F68] = 82; 89; IF(AND([.A68] &gt;= 24; MOD([.A68] - 24; 28) = 0); 90; [.F68]))" office:value-type="float" office:value="88" calcext:value-type="float">
            <text:p>88</text:p>
          </table:table-cell>
          <table:table-cell/>
          <table:table-cell table:formula="of:=IF([.L68] &lt;&gt; [.C68]; &quot;!!!&quot;; &quot;&quot;)">
            <text:p/>
          </table:table-cell>
          <table:table-cell/>
          <table:table-cell table:formula="of:=[.D68] - [.C68]" office:value-type="float" office:value="210" calcext:value-type="float">
            <text:p>210</text:p>
          </table:table-cell>
          <table:table-cell/>
          <table:table-cell table:formula="of:=IF([.A68] = 0; 6; MOD([.A68] - 1 + FLOOR(([.A68] + 3) / 4); 7))" office:value-type="float" office:value="3" calcext:value-type="float">
            <text:p>3</text:p>
          </table:table-cell>
          <table:table-cell table:formula="of:=85 + (6 - [.R68]) - IF(85 + (6 - [.R68]) - IF(MOD([.A68]; 4) = 0; 1; 0) &gt;= 90; 7; 0)" office:value-type="float" office:value="88" calcext:value-type="float">
            <text:p>88</text:p>
          </table:table-cell>
          <table:table-cell table:formula="of:=IF([.S68] + 217 + IF(MOD([.A68]; 4) &lt;&gt; 0; 1; 0) &gt; 304; [.S68] + 210; [.S68] + 217)" office:value-type="float" office:value="298" calcext:value-type="float">
            <text:p>298</text:p>
          </table:table-cell>
          <table:table-cell/>
          <table:table-cell table:formula="of:=IF([.S68] &lt;&gt; [.C68]; &quot;!!!&quot;; &quot;&quot;)">
            <text:p/>
          </table:table-cell>
          <table:table-cell table:formula="of:=IF([.T68] &lt;&gt; [.D6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68] - 1 - IF(MOD([.A68]; 4) = 0; 1; 0)" office:value-type="float" office:value="87" calcext:value-type="float">
            <text:p>87</text:p>
          </table:table-cell>
          <table:table-cell/>
          <table:table-cell table:formula="of:=IF([.F69] &lt;&gt; [.C69]; &quot;!!!&quot;; &quot;&quot;)">
            <text:p/>
          </table:table-cell>
          <table:table-cell table:formula="of:=IF([.B69] = 2; &quot;!!!&quot;; &quot;&quot;)">
            <text:p/>
          </table:table-cell>
          <table:table-cell table:formula="of:=IF(MOD([.A69]; 4) = 0; &quot;YES&quot;; &quot;&quot;)" office:value-type="string" office:string-value="YES" calcext:value-type="string">
            <text:p>YES</text:p>
          </table:table-cell>
          <table:table-cell/>
          <table:table-cell table:formula="of:=IF([.F69] = 82; 89; IF(AND([.A69] &gt;= 24; MOD([.A69] - 24; 28) = 0); 90; [.F69]))" office:value-type="float" office:value="87" calcext:value-type="float">
            <text:p>87</text:p>
          </table:table-cell>
          <table:table-cell/>
          <table:table-cell table:formula="of:=IF([.L69] &lt;&gt; [.C69]; &quot;!!!&quot;; &quot;&quot;)">
            <text:p/>
          </table:table-cell>
          <table:table-cell/>
          <table:table-cell table:formula="of:=[.D69] - [.C69]" office:value-type="float" office:value="217" calcext:value-type="float">
            <text:p>217</text:p>
          </table:table-cell>
          <table:table-cell/>
          <table:table-cell table:formula="of:=IF([.A69] = 0; 6; MOD([.A69] - 1 + FLOOR(([.A69] + 3) / 4); 7))" office:value-type="float" office:value="4" calcext:value-type="float">
            <text:p>4</text:p>
          </table:table-cell>
          <table:table-cell table:formula="of:=85 + (6 - [.R69]) - IF(85 + (6 - [.R69]) - IF(MOD([.A69]; 4) = 0; 1; 0) &gt;= 90; 7; 0)" office:value-type="float" office:value="87" calcext:value-type="float">
            <text:p>87</text:p>
          </table:table-cell>
          <table:table-cell table:formula="of:=IF([.S69] + 217 + IF(MOD([.A69]; 4) &lt;&gt; 0; 1; 0) &gt; 304; [.S69] + 210; [.S69] + 217)" office:value-type="float" office:value="304" calcext:value-type="float">
            <text:p>304</text:p>
          </table:table-cell>
          <table:table-cell/>
          <table:table-cell table:formula="of:=IF([.S69] &lt;&gt; [.C69]; &quot;!!!&quot;; &quot;&quot;)">
            <text:p/>
          </table:table-cell>
          <table:table-cell table:formula="of:=IF([.T69] &lt;&gt; [.D6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9] - 1 - IF(MOD([.A69]; 4) = 0; 1; 0)" office:value-type="float" office:value="85" calcext:value-type="float">
            <text:p>85</text:p>
          </table:table-cell>
          <table:table-cell/>
          <table:table-cell table:formula="of:=IF([.F70] &lt;&gt; [.C70]; &quot;!!!&quot;; &quot;&quot;)">
            <text:p/>
          </table:table-cell>
          <table:table-cell table:formula="of:=IF([.B70] = 2; &quot;!!!&quot;; &quot;&quot;)">
            <text:p/>
          </table:table-cell>
          <table:table-cell table:formula="of:=IF(MOD([.A70]; 4) = 0; &quot;YES&quot;; &quot;&quot;)">
            <text:p/>
          </table:table-cell>
          <table:table-cell/>
          <table:table-cell table:formula="of:=IF([.F70] = 82; 89; IF(AND([.A70] &gt;= 24; MOD([.A70] - 24; 28) = 0); 90; [.F70]))" office:value-type="float" office:value="85" calcext:value-type="float">
            <text:p>85</text:p>
          </table:table-cell>
          <table:table-cell/>
          <table:table-cell table:formula="of:=IF([.L70] &lt;&gt; [.C70]; &quot;!!!&quot;; &quot;&quot;)">
            <text:p/>
          </table:table-cell>
          <table:table-cell/>
          <table:table-cell table:formula="of:=[.D70] - [.C70]" office:value-type="float" office:value="217" calcext:value-type="float">
            <text:p>217</text:p>
          </table:table-cell>
          <table:table-cell/>
          <table:table-cell table:formula="of:=IF([.A70] = 0; 6; MOD([.A70] - 1 + FLOOR(([.A70] + 3) / 4); 7))" office:value-type="float" office:value="6" calcext:value-type="float">
            <text:p>6</text:p>
          </table:table-cell>
          <table:table-cell table:formula="of:=85 + (6 - [.R70]) - IF(85 + (6 - [.R70]) - IF(MOD([.A70]; 4) = 0; 1; 0) &gt;= 90; 7; 0)" office:value-type="float" office:value="85" calcext:value-type="float">
            <text:p>85</text:p>
          </table:table-cell>
          <table:table-cell table:formula="of:=IF([.S70] + 217 + IF(MOD([.A70]; 4) &lt;&gt; 0; 1; 0) &gt; 304; [.S70] + 210; [.S70] + 217)" office:value-type="float" office:value="302" calcext:value-type="float">
            <text:p>302</text:p>
          </table:table-cell>
          <table:table-cell/>
          <table:table-cell table:formula="of:=IF([.S70] &lt;&gt; [.C70]; &quot;!!!&quot;; &quot;&quot;)">
            <text:p/>
          </table:table-cell>
          <table:table-cell table:formula="of:=IF([.T70] &lt;&gt; [.D7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0] - 1 - IF(MOD([.A70]; 4) = 0; 1; 0)" office:value-type="float" office:value="84" calcext:value-type="float">
            <text:p>84</text:p>
          </table:table-cell>
          <table:table-cell/>
          <table:table-cell table:formula="of:=IF([.F71] &lt;&gt; [.C71]; &quot;!!!&quot;; &quot;&quot;)">
            <text:p/>
          </table:table-cell>
          <table:table-cell table:formula="of:=IF([.B71] = 2; &quot;!!!&quot;; &quot;&quot;)">
            <text:p/>
          </table:table-cell>
          <table:table-cell table:formula="of:=IF(MOD([.A71]; 4) = 0; &quot;YES&quot;; &quot;&quot;)">
            <text:p/>
          </table:table-cell>
          <table:table-cell/>
          <table:table-cell table:formula="of:=IF([.F71] = 82; 89; IF(AND([.A71] &gt;= 24; MOD([.A71] - 24; 28) = 0); 90; [.F71]))" office:value-type="float" office:value="84" calcext:value-type="float">
            <text:p>84</text:p>
          </table:table-cell>
          <table:table-cell/>
          <table:table-cell table:formula="of:=IF([.L71] &lt;&gt; [.C71]; &quot;!!!&quot;; &quot;&quot;)">
            <text:p/>
          </table:table-cell>
          <table:table-cell/>
          <table:table-cell table:formula="of:=[.D71] - [.C71]" office:value-type="float" office:value="217" calcext:value-type="float">
            <text:p>217</text:p>
          </table:table-cell>
          <table:table-cell/>
          <table:table-cell table:formula="of:=IF([.A71] = 0; 6; MOD([.A71] - 1 + FLOOR(([.A71] + 3) / 4); 7))" office:value-type="float" office:value="0" calcext:value-type="float">
            <text:p>0</text:p>
          </table:table-cell>
          <table:table-cell table:formula="of:=85 + (6 - [.R71]) - IF(85 + (6 - [.R71]) - IF(MOD([.A71]; 4) = 0; 1; 0) &gt;= 90; 7; 0)" office:value-type="float" office:value="84" calcext:value-type="float">
            <text:p>84</text:p>
          </table:table-cell>
          <table:table-cell table:formula="of:=IF([.S71] + 217 + IF(MOD([.A71]; 4) &lt;&gt; 0; 1; 0) &gt; 304; [.S71] + 210; [.S71] + 217)" office:value-type="float" office:value="301" calcext:value-type="float">
            <text:p>301</text:p>
          </table:table-cell>
          <table:table-cell/>
          <table:table-cell table:formula="of:=IF([.S71] &lt;&gt; [.C71]; &quot;!!!&quot;; &quot;&quot;)">
            <text:p/>
          </table:table-cell>
          <table:table-cell table:formula="of:=IF([.T71] &lt;&gt; [.D7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71] - 1 - IF(MOD([.A71]; 4) = 0; 1; 0)" office:value-type="float" office:value="83" calcext:value-type="float">
            <text:p>83</text:p>
          </table:table-cell>
          <table:table-cell/>
          <table:table-cell table:formula="of:=IF([.F72] &lt;&gt; [.C72]; &quot;!!!&quot;; &quot;&quot;)">
            <text:p/>
          </table:table-cell>
          <table:table-cell table:formula="of:=IF([.B72] = 2; &quot;!!!&quot;; &quot;&quot;)">
            <text:p/>
          </table:table-cell>
          <table:table-cell table:formula="of:=IF(MOD([.A72]; 4) = 0; &quot;YES&quot;; &quot;&quot;)">
            <text:p/>
          </table:table-cell>
          <table:table-cell/>
          <table:table-cell table:formula="of:=IF([.F72] = 82; 89; IF(AND([.A72] &gt;= 24; MOD([.A72] - 24; 28) = 0); 90; [.F72]))" office:value-type="float" office:value="83" calcext:value-type="float">
            <text:p>83</text:p>
          </table:table-cell>
          <table:table-cell/>
          <table:table-cell table:formula="of:=IF([.L72] &lt;&gt; [.C72]; &quot;!!!&quot;; &quot;&quot;)">
            <text:p/>
          </table:table-cell>
          <table:table-cell/>
          <table:table-cell table:formula="of:=[.D72] - [.C72]" office:value-type="float" office:value="217" calcext:value-type="float">
            <text:p>217</text:p>
          </table:table-cell>
          <table:table-cell/>
          <table:table-cell table:formula="of:=IF([.A72] = 0; 6; MOD([.A72] - 1 + FLOOR(([.A72] + 3) / 4); 7))" office:value-type="float" office:value="1" calcext:value-type="float">
            <text:p>1</text:p>
          </table:table-cell>
          <table:table-cell table:formula="of:=85 + (6 - [.R72]) - IF(85 + (6 - [.R72]) - IF(MOD([.A72]; 4) = 0; 1; 0) &gt;= 90; 7; 0)" office:value-type="float" office:value="83" calcext:value-type="float">
            <text:p>83</text:p>
          </table:table-cell>
          <table:table-cell table:formula="of:=IF([.S72] + 217 + IF(MOD([.A72]; 4) &lt;&gt; 0; 1; 0) &gt; 304; [.S72] + 210; [.S72] + 217)" office:value-type="float" office:value="300" calcext:value-type="float">
            <text:p>300</text:p>
          </table:table-cell>
          <table:table-cell/>
          <table:table-cell table:formula="of:=IF([.S72] &lt;&gt; [.C72]; &quot;!!!&quot;; &quot;&quot;)">
            <text:p/>
          </table:table-cell>
          <table:table-cell table:formula="of:=IF([.T72] &lt;&gt; [.D7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2] - 1 - IF(MOD([.A72]; 4) = 0; 1; 0)" office:value-type="float" office:value="82" calcext:value-type="float">
            <text:p>82</text:p>
          </table:table-cell>
          <table:table-cell/>
          <table:table-cell table:formula="of:=IF([.F73] &lt;&gt; [.C73]; &quot;!!!&quot;; &quot;&quot;)" office:value-type="string" office:string-value="!!!" calcext:value-type="string">
            <text:p>!!!</text:p>
          </table:table-cell>
          <table:table-cell table:formula="of:=IF([.B73] = 2; &quot;!!!&quot;; &quot;&quot;)" office:value-type="string" office:string-value="!!!" calcext:value-type="string">
            <text:p>!!!</text:p>
          </table:table-cell>
          <table:table-cell table:formula="of:=IF(MOD([.A73]; 4) = 0; &quot;YES&quot;; &quot;&quot;)" office:value-type="string" office:string-value="YES" calcext:value-type="string">
            <text:p>YES</text:p>
          </table:table-cell>
          <table:table-cell/>
          <table:table-cell table:formula="of:=IF([.F73] = 82; 89; IF(AND([.A73] &gt;= 24; MOD([.A73] - 24; 28) = 0); 90; [.F73]))" office:value-type="float" office:value="89" calcext:value-type="float">
            <text:p>89</text:p>
          </table:table-cell>
          <table:table-cell/>
          <table:table-cell table:formula="of:=IF([.L73] &lt;&gt; [.C73]; &quot;!!!&quot;; &quot;&quot;)">
            <text:p/>
          </table:table-cell>
          <table:table-cell/>
          <table:table-cell table:formula="of:=[.D73] - [.C73]" office:value-type="float" office:value="210" calcext:value-type="float">
            <text:p>210</text:p>
          </table:table-cell>
          <table:table-cell/>
          <table:table-cell table:formula="of:=IF([.A73] = 0; 6; MOD([.A73] - 1 + FLOOR(([.A73] + 3) / 4); 7))" office:value-type="float" office:value="2" calcext:value-type="float">
            <text:p>2</text:p>
          </table:table-cell>
          <table:table-cell table:formula="of:=85 + (6 - [.R73]) - IF(85 + (6 - [.R73]) - IF(MOD([.A73]; 4) = 0; 1; 0) &gt;= 90; 7; 0)" office:value-type="float" office:value="89" calcext:value-type="float">
            <text:p>89</text:p>
          </table:table-cell>
          <table:table-cell table:formula="of:=IF([.S73] + 217 + IF(MOD([.A73]; 4) &lt;&gt; 0; 1; 0) &gt; 304; [.S73] + 210; [.S73] + 217)" office:value-type="float" office:value="299" calcext:value-type="float">
            <text:p>299</text:p>
          </table:table-cell>
          <table:table-cell/>
          <table:table-cell table:formula="of:=IF([.S73] &lt;&gt; [.C73]; &quot;!!!&quot;; &quot;&quot;)">
            <text:p/>
          </table:table-cell>
          <table:table-cell table:formula="of:=IF([.T73] &lt;&gt; [.D7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3] - 1 - IF(MOD([.A73]; 4) = 0; 1; 0)" office:value-type="float" office:value="87" calcext:value-type="float">
            <text:p>87</text:p>
          </table:table-cell>
          <table:table-cell/>
          <table:table-cell table:formula="of:=IF([.F74] &lt;&gt; [.C74]; &quot;!!!&quot;; &quot;&quot;)">
            <text:p/>
          </table:table-cell>
          <table:table-cell table:formula="of:=IF([.B74] = 2; &quot;!!!&quot;; &quot;&quot;)">
            <text:p/>
          </table:table-cell>
          <table:table-cell table:formula="of:=IF(MOD([.A74]; 4) = 0; &quot;YES&quot;; &quot;&quot;)">
            <text:p/>
          </table:table-cell>
          <table:table-cell/>
          <table:table-cell table:formula="of:=IF([.F74] = 82; 89; IF(AND([.A74] &gt;= 24; MOD([.A74] - 24; 28) = 0); 90; [.F74]))" office:value-type="float" office:value="87" calcext:value-type="float">
            <text:p>87</text:p>
          </table:table-cell>
          <table:table-cell/>
          <table:table-cell table:formula="of:=IF([.L74] &lt;&gt; [.C74]; &quot;!!!&quot;; &quot;&quot;)">
            <text:p/>
          </table:table-cell>
          <table:table-cell/>
          <table:table-cell table:formula="of:=[.D74] - [.C74]" office:value-type="float" office:value="210" calcext:value-type="float">
            <text:p>210</text:p>
          </table:table-cell>
          <table:table-cell/>
          <table:table-cell table:formula="of:=IF([.A74] = 0; 6; MOD([.A74] - 1 + FLOOR(([.A74] + 3) / 4); 7))" office:value-type="float" office:value="4" calcext:value-type="float">
            <text:p>4</text:p>
          </table:table-cell>
          <table:table-cell table:formula="of:=85 + (6 - [.R74]) - IF(85 + (6 - [.R74]) - IF(MOD([.A74]; 4) = 0; 1; 0) &gt;= 90; 7; 0)" office:value-type="float" office:value="87" calcext:value-type="float">
            <text:p>87</text:p>
          </table:table-cell>
          <table:table-cell table:formula="of:=IF([.S74] + 217 + IF(MOD([.A74]; 4) &lt;&gt; 0; 1; 0) &gt; 304; [.S74] + 210; [.S74] + 217)" office:value-type="float" office:value="297" calcext:value-type="float">
            <text:p>297</text:p>
          </table:table-cell>
          <table:table-cell/>
          <table:table-cell table:formula="of:=IF([.S74] &lt;&gt; [.C74]; &quot;!!!&quot;; &quot;&quot;)">
            <text:p/>
          </table:table-cell>
          <table:table-cell table:formula="of:=IF([.T74] &lt;&gt; [.D7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74] - 1 - IF(MOD([.A74]; 4) = 0; 1; 0)" office:value-type="float" office:value="86" calcext:value-type="float">
            <text:p>86</text:p>
          </table:table-cell>
          <table:table-cell/>
          <table:table-cell table:formula="of:=IF([.F75] &lt;&gt; [.C75]; &quot;!!!&quot;; &quot;&quot;)">
            <text:p/>
          </table:table-cell>
          <table:table-cell table:formula="of:=IF([.B75] = 2; &quot;!!!&quot;; &quot;&quot;)">
            <text:p/>
          </table:table-cell>
          <table:table-cell table:formula="of:=IF(MOD([.A75]; 4) = 0; &quot;YES&quot;; &quot;&quot;)">
            <text:p/>
          </table:table-cell>
          <table:table-cell/>
          <table:table-cell table:formula="of:=IF([.F75] = 82; 89; IF(AND([.A75] &gt;= 24; MOD([.A75] - 24; 28) = 0); 90; [.F75]))" office:value-type="float" office:value="86" calcext:value-type="float">
            <text:p>86</text:p>
          </table:table-cell>
          <table:table-cell/>
          <table:table-cell table:formula="of:=IF([.L75] &lt;&gt; [.C75]; &quot;!!!&quot;; &quot;&quot;)">
            <text:p/>
          </table:table-cell>
          <table:table-cell/>
          <table:table-cell table:formula="of:=[.D75] - [.C75]" office:value-type="float" office:value="217" calcext:value-type="float">
            <text:p>217</text:p>
          </table:table-cell>
          <table:table-cell/>
          <table:table-cell table:formula="of:=IF([.A75] = 0; 6; MOD([.A75] - 1 + FLOOR(([.A75] + 3) / 4); 7))" office:value-type="float" office:value="5" calcext:value-type="float">
            <text:p>5</text:p>
          </table:table-cell>
          <table:table-cell table:formula="of:=85 + (6 - [.R75]) - IF(85 + (6 - [.R75]) - IF(MOD([.A75]; 4) = 0; 1; 0) &gt;= 90; 7; 0)" office:value-type="float" office:value="86" calcext:value-type="float">
            <text:p>86</text:p>
          </table:table-cell>
          <table:table-cell table:formula="of:=IF([.S75] + 217 + IF(MOD([.A75]; 4) &lt;&gt; 0; 1; 0) &gt; 304; [.S75] + 210; [.S75] + 217)" office:value-type="float" office:value="303" calcext:value-type="float">
            <text:p>303</text:p>
          </table:table-cell>
          <table:table-cell/>
          <table:table-cell table:formula="of:=IF([.S75] &lt;&gt; [.C75]; &quot;!!!&quot;; &quot;&quot;)">
            <text:p/>
          </table:table-cell>
          <table:table-cell table:formula="of:=IF([.T75] &lt;&gt; [.D7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75] - 1 - IF(MOD([.A75]; 4) = 0; 1; 0)" office:value-type="float" office:value="85" calcext:value-type="float">
            <text:p>85</text:p>
          </table:table-cell>
          <table:table-cell/>
          <table:table-cell table:formula="of:=IF([.F76] &lt;&gt; [.C76]; &quot;!!!&quot;; &quot;&quot;)">
            <text:p/>
          </table:table-cell>
          <table:table-cell table:formula="of:=IF([.B76] = 2; &quot;!!!&quot;; &quot;&quot;)">
            <text:p/>
          </table:table-cell>
          <table:table-cell table:formula="of:=IF(MOD([.A76]; 4) = 0; &quot;YES&quot;; &quot;&quot;)">
            <text:p/>
          </table:table-cell>
          <table:table-cell/>
          <table:table-cell table:formula="of:=IF([.F76] = 82; 89; IF(AND([.A76] &gt;= 24; MOD([.A76] - 24; 28) = 0); 90; [.F76]))" office:value-type="float" office:value="85" calcext:value-type="float">
            <text:p>85</text:p>
          </table:table-cell>
          <table:table-cell/>
          <table:table-cell table:formula="of:=IF([.L76] &lt;&gt; [.C76]; &quot;!!!&quot;; &quot;&quot;)">
            <text:p/>
          </table:table-cell>
          <table:table-cell/>
          <table:table-cell table:formula="of:=[.D76] - [.C76]" office:value-type="float" office:value="217" calcext:value-type="float">
            <text:p>217</text:p>
          </table:table-cell>
          <table:table-cell/>
          <table:table-cell table:formula="of:=IF([.A76] = 0; 6; MOD([.A76] - 1 + FLOOR(([.A76] + 3) / 4); 7))" office:value-type="float" office:value="6" calcext:value-type="float">
            <text:p>6</text:p>
          </table:table-cell>
          <table:table-cell table:formula="of:=85 + (6 - [.R76]) - IF(85 + (6 - [.R76]) - IF(MOD([.A76]; 4) = 0; 1; 0) &gt;= 90; 7; 0)" office:value-type="float" office:value="85" calcext:value-type="float">
            <text:p>85</text:p>
          </table:table-cell>
          <table:table-cell table:formula="of:=IF([.S76] + 217 + IF(MOD([.A76]; 4) &lt;&gt; 0; 1; 0) &gt; 304; [.S76] + 210; [.S76] + 217)" office:value-type="float" office:value="302" calcext:value-type="float">
            <text:p>302</text:p>
          </table:table-cell>
          <table:table-cell/>
          <table:table-cell table:formula="of:=IF([.S76] &lt;&gt; [.C76]; &quot;!!!&quot;; &quot;&quot;)">
            <text:p/>
          </table:table-cell>
          <table:table-cell table:formula="of:=IF([.T76] &lt;&gt; [.D7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6] - 1 - IF(MOD([.A76]; 4) = 0; 1; 0)" office:value-type="float" office:value="84" calcext:value-type="float">
            <text:p>84</text:p>
          </table:table-cell>
          <table:table-cell/>
          <table:table-cell table:formula="of:=IF([.F77] &lt;&gt; [.C77]; &quot;!!!&quot;; &quot;&quot;)">
            <text:p/>
          </table:table-cell>
          <table:table-cell table:formula="of:=IF([.B77] = 2; &quot;!!!&quot;; &quot;&quot;)">
            <text:p/>
          </table:table-cell>
          <table:table-cell table:formula="of:=IF(MOD([.A77]; 4) = 0; &quot;YES&quot;; &quot;&quot;)" office:value-type="string" office:string-value="YES" calcext:value-type="string">
            <text:p>YES</text:p>
          </table:table-cell>
          <table:table-cell/>
          <table:table-cell table:formula="of:=IF([.F77] = 82; 89; IF(AND([.A77] &gt;= 24; MOD([.A77] - 24; 28) = 0); 90; [.F77]))" office:value-type="float" office:value="84" calcext:value-type="float">
            <text:p>84</text:p>
          </table:table-cell>
          <table:table-cell/>
          <table:table-cell table:formula="of:=IF([.L77] &lt;&gt; [.C77]; &quot;!!!&quot;; &quot;&quot;)">
            <text:p/>
          </table:table-cell>
          <table:table-cell/>
          <table:table-cell table:formula="of:=[.D77] - [.C77]" office:value-type="float" office:value="217" calcext:value-type="float">
            <text:p>217</text:p>
          </table:table-cell>
          <table:table-cell/>
          <table:table-cell table:formula="of:=IF([.A77] = 0; 6; MOD([.A77] - 1 + FLOOR(([.A77] + 3) / 4); 7))" office:value-type="float" office:value="0" calcext:value-type="float">
            <text:p>0</text:p>
          </table:table-cell>
          <table:table-cell table:formula="of:=85 + (6 - [.R77]) - IF(85 + (6 - [.R77]) - IF(MOD([.A77]; 4) = 0; 1; 0) &gt;= 90; 7; 0)" office:value-type="float" office:value="84" calcext:value-type="float">
            <text:p>84</text:p>
          </table:table-cell>
          <table:table-cell table:formula="of:=IF([.S77] + 217 + IF(MOD([.A77]; 4) &lt;&gt; 0; 1; 0) &gt; 304; [.S77] + 210; [.S77] + 217)" office:value-type="float" office:value="301" calcext:value-type="float">
            <text:p>301</text:p>
          </table:table-cell>
          <table:table-cell/>
          <table:table-cell table:formula="of:=IF([.S77] &lt;&gt; [.C77]; &quot;!!!&quot;; &quot;&quot;)">
            <text:p/>
          </table:table-cell>
          <table:table-cell table:formula="of:=IF([.T77] &lt;&gt; [.D7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7] - 1 - IF(MOD([.A77]; 4) = 0; 1; 0)" office:value-type="float" office:value="82" calcext:value-type="float">
            <text:p>82</text:p>
          </table:table-cell>
          <table:table-cell/>
          <table:table-cell table:formula="of:=IF([.F78] &lt;&gt; [.C78]; &quot;!!!&quot;; &quot;&quot;)" office:value-type="string" office:string-value="!!!" calcext:value-type="string">
            <text:p>!!!</text:p>
          </table:table-cell>
          <table:table-cell table:formula="of:=IF([.B78] = 2; &quot;!!!&quot;; &quot;&quot;)" office:value-type="string" office:string-value="!!!" calcext:value-type="string">
            <text:p>!!!</text:p>
          </table:table-cell>
          <table:table-cell table:formula="of:=IF(MOD([.A78]; 4) = 0; &quot;YES&quot;; &quot;&quot;)">
            <text:p/>
          </table:table-cell>
          <table:table-cell/>
          <table:table-cell table:formula="of:=IF([.F78] = 82; 89; IF(AND([.A78] &gt;= 24; MOD([.A78] - 24; 28) = 0); 90; [.F78]))" office:value-type="float" office:value="89" calcext:value-type="float">
            <text:p>89</text:p>
          </table:table-cell>
          <table:table-cell/>
          <table:table-cell table:formula="of:=IF([.L78] &lt;&gt; [.C78]; &quot;!!!&quot;; &quot;&quot;)">
            <text:p/>
          </table:table-cell>
          <table:table-cell/>
          <table:table-cell table:formula="of:=[.D78] - [.C78]" office:value-type="float" office:value="210" calcext:value-type="float">
            <text:p>210</text:p>
          </table:table-cell>
          <table:table-cell/>
          <table:table-cell table:formula="of:=IF([.A78] = 0; 6; MOD([.A78] - 1 + FLOOR(([.A78] + 3) / 4); 7))" office:value-type="float" office:value="2" calcext:value-type="float">
            <text:p>2</text:p>
          </table:table-cell>
          <table:table-cell table:formula="of:=85 + (6 - [.R78]) - IF(85 + (6 - [.R78]) - IF(MOD([.A78]; 4) = 0; 1; 0) &gt;= 90; 7; 0)" office:value-type="float" office:value="89" calcext:value-type="float">
            <text:p>89</text:p>
          </table:table-cell>
          <table:table-cell table:formula="of:=IF([.S78] + 217 + IF(MOD([.A78]; 4) &lt;&gt; 0; 1; 0) &gt; 304; [.S78] + 210; [.S78] + 217)" office:value-type="float" office:value="299" calcext:value-type="float">
            <text:p>299</text:p>
          </table:table-cell>
          <table:table-cell/>
          <table:table-cell table:formula="of:=IF([.S78] &lt;&gt; [.C78]; &quot;!!!&quot;; &quot;&quot;)">
            <text:p/>
          </table:table-cell>
          <table:table-cell table:formula="of:=IF([.T78] &lt;&gt; [.D7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78] - 1 - IF(MOD([.A78]; 4) = 0; 1; 0)" office:value-type="float" office:value="88" calcext:value-type="float">
            <text:p>88</text:p>
          </table:table-cell>
          <table:table-cell/>
          <table:table-cell table:formula="of:=IF([.F79] &lt;&gt; [.C79]; &quot;!!!&quot;; &quot;&quot;)">
            <text:p/>
          </table:table-cell>
          <table:table-cell table:formula="of:=IF([.B79] = 2; &quot;!!!&quot;; &quot;&quot;)">
            <text:p/>
          </table:table-cell>
          <table:table-cell table:formula="of:=IF(MOD([.A79]; 4) = 0; &quot;YES&quot;; &quot;&quot;)">
            <text:p/>
          </table:table-cell>
          <table:table-cell/>
          <table:table-cell table:formula="of:=IF([.F79] = 82; 89; IF(AND([.A79] &gt;= 24; MOD([.A79] - 24; 28) = 0); 90; [.F79]))" office:value-type="float" office:value="88" calcext:value-type="float">
            <text:p>88</text:p>
          </table:table-cell>
          <table:table-cell/>
          <table:table-cell table:formula="of:=IF([.L79] &lt;&gt; [.C79]; &quot;!!!&quot;; &quot;&quot;)">
            <text:p/>
          </table:table-cell>
          <table:table-cell/>
          <table:table-cell table:formula="of:=[.D79] - [.C79]" office:value-type="float" office:value="210" calcext:value-type="float">
            <text:p>210</text:p>
          </table:table-cell>
          <table:table-cell/>
          <table:table-cell table:formula="of:=IF([.A79] = 0; 6; MOD([.A79] - 1 + FLOOR(([.A79] + 3) / 4); 7))" office:value-type="float" office:value="3" calcext:value-type="float">
            <text:p>3</text:p>
          </table:table-cell>
          <table:table-cell table:formula="of:=85 + (6 - [.R79]) - IF(85 + (6 - [.R79]) - IF(MOD([.A79]; 4) = 0; 1; 0) &gt;= 90; 7; 0)" office:value-type="float" office:value="88" calcext:value-type="float">
            <text:p>88</text:p>
          </table:table-cell>
          <table:table-cell table:formula="of:=IF([.S79] + 217 + IF(MOD([.A79]; 4) &lt;&gt; 0; 1; 0) &gt; 304; [.S79] + 210; [.S79] + 217)" office:value-type="float" office:value="298" calcext:value-type="float">
            <text:p>298</text:p>
          </table:table-cell>
          <table:table-cell/>
          <table:table-cell table:formula="of:=IF([.S79] &lt;&gt; [.C79]; &quot;!!!&quot;; &quot;&quot;)">
            <text:p/>
          </table:table-cell>
          <table:table-cell table:formula="of:=IF([.T79] &lt;&gt; [.D7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9] - 1 - IF(MOD([.A79]; 4) = 0; 1; 0)" office:value-type="float" office:value="87" calcext:value-type="float">
            <text:p>87</text:p>
          </table:table-cell>
          <table:table-cell/>
          <table:table-cell table:formula="of:=IF([.F80] &lt;&gt; [.C80]; &quot;!!!&quot;; &quot;&quot;)">
            <text:p/>
          </table:table-cell>
          <table:table-cell table:formula="of:=IF([.B80] = 2; &quot;!!!&quot;; &quot;&quot;)">
            <text:p/>
          </table:table-cell>
          <table:table-cell table:formula="of:=IF(MOD([.A80]; 4) = 0; &quot;YES&quot;; &quot;&quot;)">
            <text:p/>
          </table:table-cell>
          <table:table-cell/>
          <table:table-cell table:formula="of:=IF([.F80] = 82; 89; IF(AND([.A80] &gt;= 24; MOD([.A80] - 24; 28) = 0); 90; [.F80]))" office:value-type="float" office:value="87" calcext:value-type="float">
            <text:p>87</text:p>
          </table:table-cell>
          <table:table-cell/>
          <table:table-cell table:formula="of:=IF([.L80] &lt;&gt; [.C80]; &quot;!!!&quot;; &quot;&quot;)">
            <text:p/>
          </table:table-cell>
          <table:table-cell/>
          <table:table-cell table:formula="of:=[.D80] - [.C80]" office:value-type="float" office:value="210" calcext:value-type="float">
            <text:p>210</text:p>
          </table:table-cell>
          <table:table-cell/>
          <table:table-cell table:formula="of:=IF([.A80] = 0; 6; MOD([.A80] - 1 + FLOOR(([.A80] + 3) / 4); 7))" office:value-type="float" office:value="4" calcext:value-type="float">
            <text:p>4</text:p>
          </table:table-cell>
          <table:table-cell table:formula="of:=85 + (6 - [.R80]) - IF(85 + (6 - [.R80]) - IF(MOD([.A80]; 4) = 0; 1; 0) &gt;= 90; 7; 0)" office:value-type="float" office:value="87" calcext:value-type="float">
            <text:p>87</text:p>
          </table:table-cell>
          <table:table-cell table:formula="of:=IF([.S80] + 217 + IF(MOD([.A80]; 4) &lt;&gt; 0; 1; 0) &gt; 304; [.S80] + 210; [.S80] + 217)" office:value-type="float" office:value="297" calcext:value-type="float">
            <text:p>297</text:p>
          </table:table-cell>
          <table:table-cell/>
          <table:table-cell table:formula="of:=IF([.S80] &lt;&gt; [.C80]; &quot;!!!&quot;; &quot;&quot;)">
            <text:p/>
          </table:table-cell>
          <table:table-cell table:formula="of:=IF([.T80] &lt;&gt; [.D8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0] - 1 - IF(MOD([.A80]; 4) = 0; 1; 0)" office:value-type="float" office:value="86" calcext:value-type="float">
            <text:p>86</text:p>
          </table:table-cell>
          <table:table-cell/>
          <table:table-cell table:formula="of:=IF([.F81] &lt;&gt; [.C81]; &quot;!!!&quot;; &quot;&quot;)">
            <text:p/>
          </table:table-cell>
          <table:table-cell table:formula="of:=IF([.B81] = 2; &quot;!!!&quot;; &quot;&quot;)">
            <text:p/>
          </table:table-cell>
          <table:table-cell table:formula="of:=IF(MOD([.A81]; 4) = 0; &quot;YES&quot;; &quot;&quot;)" office:value-type="string" office:string-value="YES" calcext:value-type="string">
            <text:p>YES</text:p>
          </table:table-cell>
          <table:table-cell/>
          <table:table-cell table:formula="of:=IF([.F81] = 82; 89; IF(AND([.A81] &gt;= 24; MOD([.A81] - 24; 28) = 0); 90; [.F81]))" office:value-type="float" office:value="86" calcext:value-type="float">
            <text:p>86</text:p>
          </table:table-cell>
          <table:table-cell/>
          <table:table-cell table:formula="of:=IF([.L81] &lt;&gt; [.C81]; &quot;!!!&quot;; &quot;&quot;)">
            <text:p/>
          </table:table-cell>
          <table:table-cell/>
          <table:table-cell table:formula="of:=[.D81] - [.C81]" office:value-type="float" office:value="217" calcext:value-type="float">
            <text:p>217</text:p>
          </table:table-cell>
          <table:table-cell/>
          <table:table-cell table:formula="of:=IF([.A81] = 0; 6; MOD([.A81] - 1 + FLOOR(([.A81] + 3) / 4); 7))" office:value-type="float" office:value="5" calcext:value-type="float">
            <text:p>5</text:p>
          </table:table-cell>
          <table:table-cell table:formula="of:=85 + (6 - [.R81]) - IF(85 + (6 - [.R81]) - IF(MOD([.A81]; 4) = 0; 1; 0) &gt;= 90; 7; 0)" office:value-type="float" office:value="86" calcext:value-type="float">
            <text:p>86</text:p>
          </table:table-cell>
          <table:table-cell table:formula="of:=IF([.S81] + 217 + IF(MOD([.A81]; 4) &lt;&gt; 0; 1; 0) &gt; 304; [.S81] + 210; [.S81] + 217)" office:value-type="float" office:value="303" calcext:value-type="float">
            <text:p>303</text:p>
          </table:table-cell>
          <table:table-cell/>
          <table:table-cell table:formula="of:=IF([.S81] &lt;&gt; [.C81]; &quot;!!!&quot;; &quot;&quot;)">
            <text:p/>
          </table:table-cell>
          <table:table-cell table:formula="of:=IF([.T81] &lt;&gt; [.D8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1] - 1 - IF(MOD([.A81]; 4) = 0; 1; 0)" office:value-type="float" office:value="84" calcext:value-type="float">
            <text:p>84</text:p>
          </table:table-cell>
          <table:table-cell/>
          <table:table-cell table:formula="of:=IF([.F82] &lt;&gt; [.C82]; &quot;!!!&quot;; &quot;&quot;)">
            <text:p/>
          </table:table-cell>
          <table:table-cell table:formula="of:=IF([.B82] = 2; &quot;!!!&quot;; &quot;&quot;)">
            <text:p/>
          </table:table-cell>
          <table:table-cell table:formula="of:=IF(MOD([.A82]; 4) = 0; &quot;YES&quot;; &quot;&quot;)">
            <text:p/>
          </table:table-cell>
          <table:table-cell/>
          <table:table-cell table:formula="of:=IF([.F82] = 82; 89; IF(AND([.A82] &gt;= 24; MOD([.A82] - 24; 28) = 0); 90; [.F82]))" office:value-type="float" office:value="84" calcext:value-type="float">
            <text:p>84</text:p>
          </table:table-cell>
          <table:table-cell/>
          <table:table-cell table:formula="of:=IF([.L82] &lt;&gt; [.C82]; &quot;!!!&quot;; &quot;&quot;)">
            <text:p/>
          </table:table-cell>
          <table:table-cell/>
          <table:table-cell table:formula="of:=[.D82] - [.C82]" office:value-type="float" office:value="217" calcext:value-type="float">
            <text:p>217</text:p>
          </table:table-cell>
          <table:table-cell/>
          <table:table-cell table:formula="of:=IF([.A82] = 0; 6; MOD([.A82] - 1 + FLOOR(([.A82] + 3) / 4); 7))" office:value-type="float" office:value="0" calcext:value-type="float">
            <text:p>0</text:p>
          </table:table-cell>
          <table:table-cell table:formula="of:=85 + (6 - [.R82]) - IF(85 + (6 - [.R82]) - IF(MOD([.A82]; 4) = 0; 1; 0) &gt;= 90; 7; 0)" office:value-type="float" office:value="84" calcext:value-type="float">
            <text:p>84</text:p>
          </table:table-cell>
          <table:table-cell table:formula="of:=IF([.S82] + 217 + IF(MOD([.A82]; 4) &lt;&gt; 0; 1; 0) &gt; 304; [.S82] + 210; [.S82] + 217)" office:value-type="float" office:value="301" calcext:value-type="float">
            <text:p>301</text:p>
          </table:table-cell>
          <table:table-cell/>
          <table:table-cell table:formula="of:=IF([.S82] &lt;&gt; [.C82]; &quot;!!!&quot;; &quot;&quot;)">
            <text:p/>
          </table:table-cell>
          <table:table-cell table:formula="of:=IF([.T82] &lt;&gt; [.D8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 - 1 - IF(MOD([.A82]; 4) = 0; 1; 0)" office:value-type="float" office:value="83" calcext:value-type="float">
            <text:p>83</text:p>
          </table:table-cell>
          <table:table-cell/>
          <table:table-cell table:formula="of:=IF([.F83] &lt;&gt; [.C83]; &quot;!!!&quot;; &quot;&quot;)">
            <text:p/>
          </table:table-cell>
          <table:table-cell table:formula="of:=IF([.B83] = 2; &quot;!!!&quot;; &quot;&quot;)">
            <text:p/>
          </table:table-cell>
          <table:table-cell table:formula="of:=IF(MOD([.A83]; 4) = 0; &quot;YES&quot;; &quot;&quot;)">
            <text:p/>
          </table:table-cell>
          <table:table-cell/>
          <table:table-cell table:formula="of:=IF([.F83] = 82; 89; IF(AND([.A83] &gt;= 24; MOD([.A83] - 24; 28) = 0); 90; [.F83]))" office:value-type="float" office:value="83" calcext:value-type="float">
            <text:p>83</text:p>
          </table:table-cell>
          <table:table-cell/>
          <table:table-cell table:formula="of:=IF([.L83] &lt;&gt; [.C83]; &quot;!!!&quot;; &quot;&quot;)">
            <text:p/>
          </table:table-cell>
          <table:table-cell/>
          <table:table-cell table:formula="of:=[.D83] - [.C83]" office:value-type="float" office:value="217" calcext:value-type="float">
            <text:p>217</text:p>
          </table:table-cell>
          <table:table-cell/>
          <table:table-cell table:formula="of:=IF([.A83] = 0; 6; MOD([.A83] - 1 + FLOOR(([.A83] + 3) / 4); 7))" office:value-type="float" office:value="1" calcext:value-type="float">
            <text:p>1</text:p>
          </table:table-cell>
          <table:table-cell table:formula="of:=85 + (6 - [.R83]) - IF(85 + (6 - [.R83]) - IF(MOD([.A83]; 4) = 0; 1; 0) &gt;= 90; 7; 0)" office:value-type="float" office:value="83" calcext:value-type="float">
            <text:p>83</text:p>
          </table:table-cell>
          <table:table-cell table:formula="of:=IF([.S83] + 217 + IF(MOD([.A83]; 4) &lt;&gt; 0; 1; 0) &gt; 304; [.S83] + 210; [.S83] + 217)" office:value-type="float" office:value="300" calcext:value-type="float">
            <text:p>300</text:p>
          </table:table-cell>
          <table:table-cell/>
          <table:table-cell table:formula="of:=IF([.S83] &lt;&gt; [.C83]; &quot;!!!&quot;; &quot;&quot;)">
            <text:p/>
          </table:table-cell>
          <table:table-cell table:formula="of:=IF([.T83] &lt;&gt; [.D8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83] - 1 - IF(MOD([.A83]; 4) = 0; 1; 0)" office:value-type="float" office:value="82" calcext:value-type="float">
            <text:p>82</text:p>
          </table:table-cell>
          <table:table-cell/>
          <table:table-cell table:formula="of:=IF([.F84] &lt;&gt; [.C84]; &quot;!!!&quot;; &quot;&quot;)" office:value-type="string" office:string-value="!!!" calcext:value-type="string">
            <text:p>!!!</text:p>
          </table:table-cell>
          <table:table-cell table:formula="of:=IF([.B84] = 2; &quot;!!!&quot;; &quot;&quot;)" office:value-type="string" office:string-value="!!!" calcext:value-type="string">
            <text:p>!!!</text:p>
          </table:table-cell>
          <table:table-cell table:formula="of:=IF(MOD([.A84]; 4) = 0; &quot;YES&quot;; &quot;&quot;)">
            <text:p/>
          </table:table-cell>
          <table:table-cell/>
          <table:table-cell table:formula="of:=IF([.F84] = 82; 89; IF(AND([.A84] &gt;= 24; MOD([.A84] - 24; 28) = 0); 90; [.F84]))" office:value-type="float" office:value="89" calcext:value-type="float">
            <text:p>89</text:p>
          </table:table-cell>
          <table:table-cell/>
          <table:table-cell table:formula="of:=IF([.L84] &lt;&gt; [.C84]; &quot;!!!&quot;; &quot;&quot;)">
            <text:p/>
          </table:table-cell>
          <table:table-cell/>
          <table:table-cell table:formula="of:=[.D84] - [.C84]" office:value-type="float" office:value="210" calcext:value-type="float">
            <text:p>210</text:p>
          </table:table-cell>
          <table:table-cell/>
          <table:table-cell table:formula="of:=IF([.A84] = 0; 6; MOD([.A84] - 1 + FLOOR(([.A84] + 3) / 4); 7))" office:value-type="float" office:value="2" calcext:value-type="float">
            <text:p>2</text:p>
          </table:table-cell>
          <table:table-cell table:formula="of:=85 + (6 - [.R84]) - IF(85 + (6 - [.R84]) - IF(MOD([.A84]; 4) = 0; 1; 0) &gt;= 90; 7; 0)" office:value-type="float" office:value="89" calcext:value-type="float">
            <text:p>89</text:p>
          </table:table-cell>
          <table:table-cell table:formula="of:=IF([.S84] + 217 + IF(MOD([.A84]; 4) &lt;&gt; 0; 1; 0) &gt; 304; [.S84] + 210; [.S84] + 217)" office:value-type="float" office:value="299" calcext:value-type="float">
            <text:p>299</text:p>
          </table:table-cell>
          <table:table-cell/>
          <table:table-cell table:formula="of:=IF([.S84] &lt;&gt; [.C84]; &quot;!!!&quot;; &quot;&quot;)">
            <text:p/>
          </table:table-cell>
          <table:table-cell table:formula="of:=IF([.T84] &lt;&gt; [.D8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4] - 1 - IF(MOD([.A84]; 4) = 0; 1; 0)" office:value-type="float" office:value="88" calcext:value-type="float">
            <text:p>88</text:p>
          </table:table-cell>
          <table:table-cell/>
          <table:table-cell table:formula="of:=IF([.F85] &lt;&gt; [.C85]; &quot;!!!&quot;; &quot;&quot;)">
            <text:p/>
          </table:table-cell>
          <table:table-cell table:formula="of:=IF([.B85] = 2; &quot;!!!&quot;; &quot;&quot;)">
            <text:p/>
          </table:table-cell>
          <table:table-cell table:formula="of:=IF(MOD([.A85]; 4) = 0; &quot;YES&quot;; &quot;&quot;)" office:value-type="string" office:string-value="YES" calcext:value-type="string">
            <text:p>YES</text:p>
          </table:table-cell>
          <table:table-cell/>
          <table:table-cell table:formula="of:=IF([.F85] = 82; 89; IF(AND([.A85] &gt;= 24; MOD([.A85] - 24; 28) = 0); 90; [.F85]))" office:value-type="float" office:value="88" calcext:value-type="float">
            <text:p>88</text:p>
          </table:table-cell>
          <table:table-cell/>
          <table:table-cell table:formula="of:=IF([.L85] &lt;&gt; [.C85]; &quot;!!!&quot;; &quot;&quot;)">
            <text:p/>
          </table:table-cell>
          <table:table-cell/>
          <table:table-cell table:formula="of:=[.D85] - [.C85]" office:value-type="float" office:value="210" calcext:value-type="float">
            <text:p>210</text:p>
          </table:table-cell>
          <table:table-cell/>
          <table:table-cell table:formula="of:=IF([.A85] = 0; 6; MOD([.A85] - 1 + FLOOR(([.A85] + 3) / 4); 7))" office:value-type="float" office:value="3" calcext:value-type="float">
            <text:p>3</text:p>
          </table:table-cell>
          <table:table-cell table:formula="of:=85 + (6 - [.R85]) - IF(85 + (6 - [.R85]) - IF(MOD([.A85]; 4) = 0; 1; 0) &gt;= 90; 7; 0)" office:value-type="float" office:value="88" calcext:value-type="float">
            <text:p>88</text:p>
          </table:table-cell>
          <table:table-cell table:formula="of:=IF([.S85] + 217 + IF(MOD([.A85]; 4) &lt;&gt; 0; 1; 0) &gt; 304; [.S85] + 210; [.S85] + 217)" office:value-type="float" office:value="298" calcext:value-type="float">
            <text:p>298</text:p>
          </table:table-cell>
          <table:table-cell/>
          <table:table-cell table:formula="of:=IF([.S85] &lt;&gt; [.C85]; &quot;!!!&quot;; &quot;&quot;)">
            <text:p/>
          </table:table-cell>
          <table:table-cell table:formula="of:=IF([.T85] &lt;&gt; [.D8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5] - 1 - IF(MOD([.A85]; 4) = 0; 1; 0)" office:value-type="float" office:value="86" calcext:value-type="float">
            <text:p>86</text:p>
          </table:table-cell>
          <table:table-cell/>
          <table:table-cell table:formula="of:=IF([.F86] &lt;&gt; [.C86]; &quot;!!!&quot;; &quot;&quot;)">
            <text:p/>
          </table:table-cell>
          <table:table-cell table:formula="of:=IF([.B86] = 2; &quot;!!!&quot;; &quot;&quot;)">
            <text:p/>
          </table:table-cell>
          <table:table-cell table:formula="of:=IF(MOD([.A86]; 4) = 0; &quot;YES&quot;; &quot;&quot;)">
            <text:p/>
          </table:table-cell>
          <table:table-cell/>
          <table:table-cell table:formula="of:=IF([.F86] = 82; 89; IF(AND([.A86] &gt;= 24; MOD([.A86] - 24; 28) = 0); 90; [.F86]))" office:value-type="float" office:value="86" calcext:value-type="float">
            <text:p>86</text:p>
          </table:table-cell>
          <table:table-cell/>
          <table:table-cell table:formula="of:=IF([.L86] &lt;&gt; [.C86]; &quot;!!!&quot;; &quot;&quot;)">
            <text:p/>
          </table:table-cell>
          <table:table-cell/>
          <table:table-cell table:formula="of:=[.D86] - [.C86]" office:value-type="float" office:value="217" calcext:value-type="float">
            <text:p>217</text:p>
          </table:table-cell>
          <table:table-cell/>
          <table:table-cell table:formula="of:=IF([.A86] = 0; 6; MOD([.A86] - 1 + FLOOR(([.A86] + 3) / 4); 7))" office:value-type="float" office:value="5" calcext:value-type="float">
            <text:p>5</text:p>
          </table:table-cell>
          <table:table-cell table:formula="of:=85 + (6 - [.R86]) - IF(85 + (6 - [.R86]) - IF(MOD([.A86]; 4) = 0; 1; 0) &gt;= 90; 7; 0)" office:value-type="float" office:value="86" calcext:value-type="float">
            <text:p>86</text:p>
          </table:table-cell>
          <table:table-cell table:formula="of:=IF([.S86] + 217 + IF(MOD([.A86]; 4) &lt;&gt; 0; 1; 0) &gt; 304; [.S86] + 210; [.S86] + 217)" office:value-type="float" office:value="303" calcext:value-type="float">
            <text:p>303</text:p>
          </table:table-cell>
          <table:table-cell/>
          <table:table-cell table:formula="of:=IF([.S86] &lt;&gt; [.C86]; &quot;!!!&quot;; &quot;&quot;)">
            <text:p/>
          </table:table-cell>
          <table:table-cell table:formula="of:=IF([.T86] &lt;&gt; [.D8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86] - 1 - IF(MOD([.A86]; 4) = 0; 1; 0)" office:value-type="float" office:value="85" calcext:value-type="float">
            <text:p>85</text:p>
          </table:table-cell>
          <table:table-cell/>
          <table:table-cell table:formula="of:=IF([.F87] &lt;&gt; [.C87]; &quot;!!!&quot;; &quot;&quot;)">
            <text:p/>
          </table:table-cell>
          <table:table-cell table:formula="of:=IF([.B87] = 2; &quot;!!!&quot;; &quot;&quot;)">
            <text:p/>
          </table:table-cell>
          <table:table-cell table:formula="of:=IF(MOD([.A87]; 4) = 0; &quot;YES&quot;; &quot;&quot;)">
            <text:p/>
          </table:table-cell>
          <table:table-cell/>
          <table:table-cell table:formula="of:=IF([.F87] = 82; 89; IF(AND([.A87] &gt;= 24; MOD([.A87] - 24; 28) = 0); 90; [.F87]))" office:value-type="float" office:value="85" calcext:value-type="float">
            <text:p>85</text:p>
          </table:table-cell>
          <table:table-cell/>
          <table:table-cell table:formula="of:=IF([.L87] &lt;&gt; [.C87]; &quot;!!!&quot;; &quot;&quot;)">
            <text:p/>
          </table:table-cell>
          <table:table-cell/>
          <table:table-cell table:formula="of:=[.D87] - [.C87]" office:value-type="float" office:value="217" calcext:value-type="float">
            <text:p>217</text:p>
          </table:table-cell>
          <table:table-cell/>
          <table:table-cell table:formula="of:=IF([.A87] = 0; 6; MOD([.A87] - 1 + FLOOR(([.A87] + 3) / 4); 7))" office:value-type="float" office:value="6" calcext:value-type="float">
            <text:p>6</text:p>
          </table:table-cell>
          <table:table-cell table:formula="of:=85 + (6 - [.R87]) - IF(85 + (6 - [.R87]) - IF(MOD([.A87]; 4) = 0; 1; 0) &gt;= 90; 7; 0)" office:value-type="float" office:value="85" calcext:value-type="float">
            <text:p>85</text:p>
          </table:table-cell>
          <table:table-cell table:formula="of:=IF([.S87] + 217 + IF(MOD([.A87]; 4) &lt;&gt; 0; 1; 0) &gt; 304; [.S87] + 210; [.S87] + 217)" office:value-type="float" office:value="302" calcext:value-type="float">
            <text:p>302</text:p>
          </table:table-cell>
          <table:table-cell/>
          <table:table-cell table:formula="of:=IF([.S87] &lt;&gt; [.C87]; &quot;!!!&quot;; &quot;&quot;)">
            <text:p/>
          </table:table-cell>
          <table:table-cell table:formula="of:=IF([.T87] &lt;&gt; [.D8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7] - 1 - IF(MOD([.A87]; 4) = 0; 1; 0)" office:value-type="float" office:value="84" calcext:value-type="float">
            <text:p>84</text:p>
          </table:table-cell>
          <table:table-cell/>
          <table:table-cell table:formula="of:=IF([.F88] &lt;&gt; [.C88]; &quot;!!!&quot;; &quot;&quot;)">
            <text:p/>
          </table:table-cell>
          <table:table-cell table:formula="of:=IF([.B88] = 2; &quot;!!!&quot;; &quot;&quot;)">
            <text:p/>
          </table:table-cell>
          <table:table-cell table:formula="of:=IF(MOD([.A88]; 4) = 0; &quot;YES&quot;; &quot;&quot;)">
            <text:p/>
          </table:table-cell>
          <table:table-cell/>
          <table:table-cell table:formula="of:=IF([.F88] = 82; 89; IF(AND([.A88] &gt;= 24; MOD([.A88] - 24; 28) = 0); 90; [.F88]))" office:value-type="float" office:value="84" calcext:value-type="float">
            <text:p>84</text:p>
          </table:table-cell>
          <table:table-cell/>
          <table:table-cell table:formula="of:=IF([.L88] &lt;&gt; [.C88]; &quot;!!!&quot;; &quot;&quot;)">
            <text:p/>
          </table:table-cell>
          <table:table-cell/>
          <table:table-cell table:formula="of:=[.D88] - [.C88]" office:value-type="float" office:value="217" calcext:value-type="float">
            <text:p>217</text:p>
          </table:table-cell>
          <table:table-cell/>
          <table:table-cell table:formula="of:=IF([.A88] = 0; 6; MOD([.A88] - 1 + FLOOR(([.A88] + 3) / 4); 7))" office:value-type="float" office:value="0" calcext:value-type="float">
            <text:p>0</text:p>
          </table:table-cell>
          <table:table-cell table:formula="of:=85 + (6 - [.R88]) - IF(85 + (6 - [.R88]) - IF(MOD([.A88]; 4) = 0; 1; 0) &gt;= 90; 7; 0)" office:value-type="float" office:value="84" calcext:value-type="float">
            <text:p>84</text:p>
          </table:table-cell>
          <table:table-cell table:formula="of:=IF([.S88] + 217 + IF(MOD([.A88]; 4) &lt;&gt; 0; 1; 0) &gt; 304; [.S88] + 210; [.S88] + 217)" office:value-type="float" office:value="301" calcext:value-type="float">
            <text:p>301</text:p>
          </table:table-cell>
          <table:table-cell/>
          <table:table-cell table:formula="of:=IF([.S88] &lt;&gt; [.C88]; &quot;!!!&quot;; &quot;&quot;)">
            <text:p/>
          </table:table-cell>
          <table:table-cell table:formula="of:=IF([.T88] &lt;&gt; [.D8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8] - 1 - IF(MOD([.A88]; 4) = 0; 1; 0)" office:value-type="float" office:value="83" calcext:value-type="float">
            <text:p>83</text:p>
          </table:table-cell>
          <table:table-cell/>
          <table:table-cell table:formula="of:=IF([.F89] &lt;&gt; [.C89]; &quot;!!!&quot;; &quot;&quot;)" office:value-type="string" office:string-value="!!!" calcext:value-type="string">
            <text:p>!!!</text:p>
          </table:table-cell>
          <table:table-cell table:formula="of:=IF([.B89] = 2; &quot;!!!&quot;; &quot;&quot;)">
            <text:p/>
          </table:table-cell>
          <table:table-cell table:formula="of:=IF(MOD([.A89]; 4) = 0; &quot;YES&quot;; &quot;&quot;)" office:value-type="string" office:string-value="YES" calcext:value-type="string">
            <text:p>YES</text:p>
          </table:table-cell>
          <table:table-cell/>
          <table:table-cell table:formula="of:=IF([.F89] = 82; 89; IF(AND([.A89] &gt;= 24; MOD([.A89] - 24; 28) = 0); 90; [.F89]))" office:value-type="float" office:value="90" calcext:value-type="float">
            <text:p>90</text:p>
          </table:table-cell>
          <table:table-cell/>
          <table:table-cell table:formula="of:=IF([.L89] &lt;&gt; [.C89]; &quot;!!!&quot;; &quot;&quot;)">
            <text:p/>
          </table:table-cell>
          <table:table-cell/>
          <table:table-cell table:formula="of:=[.D89] - [.C89]" office:value-type="float" office:value="210" calcext:value-type="float">
            <text:p>210</text:p>
          </table:table-cell>
          <table:table-cell/>
          <table:table-cell table:formula="of:=IF([.A89] = 0; 6; MOD([.A89] - 1 + FLOOR(([.A89] + 3) / 4); 7))" office:value-type="float" office:value="1" calcext:value-type="float">
            <text:p>1</text:p>
          </table:table-cell>
          <table:table-cell table:formula="of:=85 + (6 - [.R89]) - IF(85 + (6 - [.R89]) - IF(MOD([.A89]; 4) = 0; 1; 0) &gt;= 90; 7; 0)" office:value-type="float" office:value="90" calcext:value-type="float">
            <text:p>90</text:p>
          </table:table-cell>
          <table:table-cell table:formula="of:=IF([.S89] + 217 + IF(MOD([.A89]; 4) &lt;&gt; 0; 1; 0) &gt; 304; [.S89] + 210; [.S89] + 217)" office:value-type="float" office:value="300" calcext:value-type="float">
            <text:p>300</text:p>
          </table:table-cell>
          <table:table-cell/>
          <table:table-cell table:formula="of:=IF([.S89] &lt;&gt; [.C89]; &quot;!!!&quot;; &quot;&quot;)">
            <text:p/>
          </table:table-cell>
          <table:table-cell table:formula="of:=IF([.T89] &lt;&gt; [.D8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9] - 1 - IF(MOD([.A89]; 4) = 0; 1; 0)" office:value-type="float" office:value="88" calcext:value-type="float">
            <text:p>88</text:p>
          </table:table-cell>
          <table:table-cell/>
          <table:table-cell table:formula="of:=IF([.F90] &lt;&gt; [.C90]; &quot;!!!&quot;; &quot;&quot;)">
            <text:p/>
          </table:table-cell>
          <table:table-cell table:formula="of:=IF([.B90] = 2; &quot;!!!&quot;; &quot;&quot;)">
            <text:p/>
          </table:table-cell>
          <table:table-cell table:formula="of:=IF(MOD([.A90]; 4) = 0; &quot;YES&quot;; &quot;&quot;)">
            <text:p/>
          </table:table-cell>
          <table:table-cell/>
          <table:table-cell table:formula="of:=IF([.F90] = 82; 89; IF(AND([.A90] &gt;= 24; MOD([.A90] - 24; 28) = 0); 90; [.F90]))" office:value-type="float" office:value="88" calcext:value-type="float">
            <text:p>88</text:p>
          </table:table-cell>
          <table:table-cell/>
          <table:table-cell table:formula="of:=IF([.L90] &lt;&gt; [.C90]; &quot;!!!&quot;; &quot;&quot;)">
            <text:p/>
          </table:table-cell>
          <table:table-cell/>
          <table:table-cell table:formula="of:=[.D90] - [.C90]" office:value-type="float" office:value="210" calcext:value-type="float">
            <text:p>210</text:p>
          </table:table-cell>
          <table:table-cell/>
          <table:table-cell table:formula="of:=IF([.A90] = 0; 6; MOD([.A90] - 1 + FLOOR(([.A90] + 3) / 4); 7))" office:value-type="float" office:value="3" calcext:value-type="float">
            <text:p>3</text:p>
          </table:table-cell>
          <table:table-cell table:formula="of:=85 + (6 - [.R90]) - IF(85 + (6 - [.R90]) - IF(MOD([.A90]; 4) = 0; 1; 0) &gt;= 90; 7; 0)" office:value-type="float" office:value="88" calcext:value-type="float">
            <text:p>88</text:p>
          </table:table-cell>
          <table:table-cell table:formula="of:=IF([.S90] + 217 + IF(MOD([.A90]; 4) &lt;&gt; 0; 1; 0) &gt; 304; [.S90] + 210; [.S90] + 217)" office:value-type="float" office:value="298" calcext:value-type="float">
            <text:p>298</text:p>
          </table:table-cell>
          <table:table-cell/>
          <table:table-cell table:formula="of:=IF([.S90] &lt;&gt; [.C90]; &quot;!!!&quot;; &quot;&quot;)">
            <text:p/>
          </table:table-cell>
          <table:table-cell table:formula="of:=IF([.T90] &lt;&gt; [.D9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90] - 1 - IF(MOD([.A90]; 4) = 0; 1; 0)" office:value-type="float" office:value="87" calcext:value-type="float">
            <text:p>87</text:p>
          </table:table-cell>
          <table:table-cell/>
          <table:table-cell table:formula="of:=IF([.F91] &lt;&gt; [.C91]; &quot;!!!&quot;; &quot;&quot;)">
            <text:p/>
          </table:table-cell>
          <table:table-cell table:formula="of:=IF([.B91] = 2; &quot;!!!&quot;; &quot;&quot;)">
            <text:p/>
          </table:table-cell>
          <table:table-cell table:formula="of:=IF(MOD([.A91]; 4) = 0; &quot;YES&quot;; &quot;&quot;)">
            <text:p/>
          </table:table-cell>
          <table:table-cell/>
          <table:table-cell table:formula="of:=IF([.F91] = 82; 89; IF(AND([.A91] &gt;= 24; MOD([.A91] - 24; 28) = 0); 90; [.F91]))" office:value-type="float" office:value="87" calcext:value-type="float">
            <text:p>87</text:p>
          </table:table-cell>
          <table:table-cell/>
          <table:table-cell table:formula="of:=IF([.L91] &lt;&gt; [.C91]; &quot;!!!&quot;; &quot;&quot;)">
            <text:p/>
          </table:table-cell>
          <table:table-cell/>
          <table:table-cell table:formula="of:=[.D91] - [.C91]" office:value-type="float" office:value="210" calcext:value-type="float">
            <text:p>210</text:p>
          </table:table-cell>
          <table:table-cell/>
          <table:table-cell table:formula="of:=IF([.A91] = 0; 6; MOD([.A91] - 1 + FLOOR(([.A91] + 3) / 4); 7))" office:value-type="float" office:value="4" calcext:value-type="float">
            <text:p>4</text:p>
          </table:table-cell>
          <table:table-cell table:formula="of:=85 + (6 - [.R91]) - IF(85 + (6 - [.R91]) - IF(MOD([.A91]; 4) = 0; 1; 0) &gt;= 90; 7; 0)" office:value-type="float" office:value="87" calcext:value-type="float">
            <text:p>87</text:p>
          </table:table-cell>
          <table:table-cell table:formula="of:=IF([.S91] + 217 + IF(MOD([.A91]; 4) &lt;&gt; 0; 1; 0) &gt; 304; [.S91] + 210; [.S91] + 217)" office:value-type="float" office:value="297" calcext:value-type="float">
            <text:p>297</text:p>
          </table:table-cell>
          <table:table-cell/>
          <table:table-cell table:formula="of:=IF([.S91] &lt;&gt; [.C91]; &quot;!!!&quot;; &quot;&quot;)">
            <text:p/>
          </table:table-cell>
          <table:table-cell table:formula="of:=IF([.T91] &lt;&gt; [.D9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91] - 1 - IF(MOD([.A91]; 4) = 0; 1; 0)" office:value-type="float" office:value="86" calcext:value-type="float">
            <text:p>86</text:p>
          </table:table-cell>
          <table:table-cell/>
          <table:table-cell table:formula="of:=IF([.F92] &lt;&gt; [.C92]; &quot;!!!&quot;; &quot;&quot;)">
            <text:p/>
          </table:table-cell>
          <table:table-cell table:formula="of:=IF([.B92] = 2; &quot;!!!&quot;; &quot;&quot;)">
            <text:p/>
          </table:table-cell>
          <table:table-cell table:formula="of:=IF(MOD([.A92]; 4) = 0; &quot;YES&quot;; &quot;&quot;)">
            <text:p/>
          </table:table-cell>
          <table:table-cell/>
          <table:table-cell table:formula="of:=IF([.F92] = 82; 89; IF(AND([.A92] &gt;= 24; MOD([.A92] - 24; 28) = 0); 90; [.F92]))" office:value-type="float" office:value="86" calcext:value-type="float">
            <text:p>86</text:p>
          </table:table-cell>
          <table:table-cell/>
          <table:table-cell table:formula="of:=IF([.L92] &lt;&gt; [.C92]; &quot;!!!&quot;; &quot;&quot;)">
            <text:p/>
          </table:table-cell>
          <table:table-cell/>
          <table:table-cell table:formula="of:=[.D92] - [.C92]" office:value-type="float" office:value="217" calcext:value-type="float">
            <text:p>217</text:p>
          </table:table-cell>
          <table:table-cell/>
          <table:table-cell table:formula="of:=IF([.A92] = 0; 6; MOD([.A92] - 1 + FLOOR(([.A92] + 3) / 4); 7))" office:value-type="float" office:value="5" calcext:value-type="float">
            <text:p>5</text:p>
          </table:table-cell>
          <table:table-cell table:formula="of:=85 + (6 - [.R92]) - IF(85 + (6 - [.R92]) - IF(MOD([.A92]; 4) = 0; 1; 0) &gt;= 90; 7; 0)" office:value-type="float" office:value="86" calcext:value-type="float">
            <text:p>86</text:p>
          </table:table-cell>
          <table:table-cell table:formula="of:=IF([.S92] + 217 + IF(MOD([.A92]; 4) &lt;&gt; 0; 1; 0) &gt; 304; [.S92] + 210; [.S92] + 217)" office:value-type="float" office:value="303" calcext:value-type="float">
            <text:p>303</text:p>
          </table:table-cell>
          <table:table-cell/>
          <table:table-cell table:formula="of:=IF([.S92] &lt;&gt; [.C92]; &quot;!!!&quot;; &quot;&quot;)">
            <text:p/>
          </table:table-cell>
          <table:table-cell table:formula="of:=IF([.T92] &lt;&gt; [.D9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2] - 1 - IF(MOD([.A92]; 4) = 0; 1; 0)" office:value-type="float" office:value="85" calcext:value-type="float">
            <text:p>85</text:p>
          </table:table-cell>
          <table:table-cell/>
          <table:table-cell table:formula="of:=IF([.F93] &lt;&gt; [.C93]; &quot;!!!&quot;; &quot;&quot;)">
            <text:p/>
          </table:table-cell>
          <table:table-cell table:formula="of:=IF([.B93] = 2; &quot;!!!&quot;; &quot;&quot;)">
            <text:p/>
          </table:table-cell>
          <table:table-cell table:formula="of:=IF(MOD([.A93]; 4) = 0; &quot;YES&quot;; &quot;&quot;)" office:value-type="string" office:string-value="YES" calcext:value-type="string">
            <text:p>YES</text:p>
          </table:table-cell>
          <table:table-cell/>
          <table:table-cell table:formula="of:=IF([.F93] = 82; 89; IF(AND([.A93] &gt;= 24; MOD([.A93] - 24; 28) = 0); 90; [.F93]))" office:value-type="float" office:value="85" calcext:value-type="float">
            <text:p>85</text:p>
          </table:table-cell>
          <table:table-cell/>
          <table:table-cell table:formula="of:=IF([.L93] &lt;&gt; [.C93]; &quot;!!!&quot;; &quot;&quot;)">
            <text:p/>
          </table:table-cell>
          <table:table-cell/>
          <table:table-cell table:formula="of:=[.D93] - [.C93]" office:value-type="float" office:value="217" calcext:value-type="float">
            <text:p>217</text:p>
          </table:table-cell>
          <table:table-cell/>
          <table:table-cell table:formula="of:=IF([.A93] = 0; 6; MOD([.A93] - 1 + FLOOR(([.A93] + 3) / 4); 7))" office:value-type="float" office:value="6" calcext:value-type="float">
            <text:p>6</text:p>
          </table:table-cell>
          <table:table-cell table:formula="of:=85 + (6 - [.R93]) - IF(85 + (6 - [.R93]) - IF(MOD([.A93]; 4) = 0; 1; 0) &gt;= 90; 7; 0)" office:value-type="float" office:value="85" calcext:value-type="float">
            <text:p>85</text:p>
          </table:table-cell>
          <table:table-cell table:formula="of:=IF([.S93] + 217 + IF(MOD([.A93]; 4) &lt;&gt; 0; 1; 0) &gt; 304; [.S93] + 210; [.S93] + 217)" office:value-type="float" office:value="302" calcext:value-type="float">
            <text:p>302</text:p>
          </table:table-cell>
          <table:table-cell/>
          <table:table-cell table:formula="of:=IF([.S93] &lt;&gt; [.C93]; &quot;!!!&quot;; &quot;&quot;)">
            <text:p/>
          </table:table-cell>
          <table:table-cell table:formula="of:=IF([.T93] &lt;&gt; [.D9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3] - 1 - IF(MOD([.A93]; 4) = 0; 1; 0)" office:value-type="float" office:value="83" calcext:value-type="float">
            <text:p>83</text:p>
          </table:table-cell>
          <table:table-cell/>
          <table:table-cell table:formula="of:=IF([.F94] &lt;&gt; [.C94]; &quot;!!!&quot;; &quot;&quot;)">
            <text:p/>
          </table:table-cell>
          <table:table-cell table:formula="of:=IF([.B94] = 2; &quot;!!!&quot;; &quot;&quot;)">
            <text:p/>
          </table:table-cell>
          <table:table-cell table:formula="of:=IF(MOD([.A94]; 4) = 0; &quot;YES&quot;; &quot;&quot;)">
            <text:p/>
          </table:table-cell>
          <table:table-cell/>
          <table:table-cell table:formula="of:=IF([.F94] = 82; 89; IF(AND([.A94] &gt;= 24; MOD([.A94] - 24; 28) = 0); 90; [.F94]))" office:value-type="float" office:value="83" calcext:value-type="float">
            <text:p>83</text:p>
          </table:table-cell>
          <table:table-cell/>
          <table:table-cell table:formula="of:=IF([.L94] &lt;&gt; [.C94]; &quot;!!!&quot;; &quot;&quot;)">
            <text:p/>
          </table:table-cell>
          <table:table-cell/>
          <table:table-cell table:formula="of:=[.D94] - [.C94]" office:value-type="float" office:value="217" calcext:value-type="float">
            <text:p>217</text:p>
          </table:table-cell>
          <table:table-cell/>
          <table:table-cell table:formula="of:=IF([.A94] = 0; 6; MOD([.A94] - 1 + FLOOR(([.A94] + 3) / 4); 7))" office:value-type="float" office:value="1" calcext:value-type="float">
            <text:p>1</text:p>
          </table:table-cell>
          <table:table-cell table:formula="of:=85 + (6 - [.R94]) - IF(85 + (6 - [.R94]) - IF(MOD([.A94]; 4) = 0; 1; 0) &gt;= 90; 7; 0)" office:value-type="float" office:value="83" calcext:value-type="float">
            <text:p>83</text:p>
          </table:table-cell>
          <table:table-cell table:formula="of:=IF([.S94] + 217 + IF(MOD([.A94]; 4) &lt;&gt; 0; 1; 0) &gt; 304; [.S94] + 210; [.S94] + 217)" office:value-type="float" office:value="300" calcext:value-type="float">
            <text:p>300</text:p>
          </table:table-cell>
          <table:table-cell/>
          <table:table-cell table:formula="of:=IF([.S94] &lt;&gt; [.C94]; &quot;!!!&quot;; &quot;&quot;)">
            <text:p/>
          </table:table-cell>
          <table:table-cell table:formula="of:=IF([.T94] &lt;&gt; [.D9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94] - 1 - IF(MOD([.A94]; 4) = 0; 1; 0)" office:value-type="float" office:value="82" calcext:value-type="float">
            <text:p>82</text:p>
          </table:table-cell>
          <table:table-cell/>
          <table:table-cell table:formula="of:=IF([.F95] &lt;&gt; [.C95]; &quot;!!!&quot;; &quot;&quot;)" office:value-type="string" office:string-value="!!!" calcext:value-type="string">
            <text:p>!!!</text:p>
          </table:table-cell>
          <table:table-cell table:formula="of:=IF([.B95] = 2; &quot;!!!&quot;; &quot;&quot;)" office:value-type="string" office:string-value="!!!" calcext:value-type="string">
            <text:p>!!!</text:p>
          </table:table-cell>
          <table:table-cell table:formula="of:=IF(MOD([.A95]; 4) = 0; &quot;YES&quot;; &quot;&quot;)">
            <text:p/>
          </table:table-cell>
          <table:table-cell/>
          <table:table-cell table:formula="of:=IF([.F95] = 82; 89; IF(AND([.A95] &gt;= 24; MOD([.A95] - 24; 28) = 0); 90; [.F95]))" office:value-type="float" office:value="89" calcext:value-type="float">
            <text:p>89</text:p>
          </table:table-cell>
          <table:table-cell/>
          <table:table-cell table:formula="of:=IF([.L95] &lt;&gt; [.C95]; &quot;!!!&quot;; &quot;&quot;)">
            <text:p/>
          </table:table-cell>
          <table:table-cell/>
          <table:table-cell table:formula="of:=[.D95] - [.C95]" office:value-type="float" office:value="210" calcext:value-type="float">
            <text:p>210</text:p>
          </table:table-cell>
          <table:table-cell/>
          <table:table-cell table:formula="of:=IF([.A95] = 0; 6; MOD([.A95] - 1 + FLOOR(([.A95] + 3) / 4); 7))" office:value-type="float" office:value="2" calcext:value-type="float">
            <text:p>2</text:p>
          </table:table-cell>
          <table:table-cell table:formula="of:=85 + (6 - [.R95]) - IF(85 + (6 - [.R95]) - IF(MOD([.A95]; 4) = 0; 1; 0) &gt;= 90; 7; 0)" office:value-type="float" office:value="89" calcext:value-type="float">
            <text:p>89</text:p>
          </table:table-cell>
          <table:table-cell table:formula="of:=IF([.S95] + 217 + IF(MOD([.A95]; 4) &lt;&gt; 0; 1; 0) &gt; 304; [.S95] + 210; [.S95] + 217)" office:value-type="float" office:value="299" calcext:value-type="float">
            <text:p>299</text:p>
          </table:table-cell>
          <table:table-cell/>
          <table:table-cell table:formula="of:=IF([.S95] &lt;&gt; [.C95]; &quot;!!!&quot;; &quot;&quot;)">
            <text:p/>
          </table:table-cell>
          <table:table-cell table:formula="of:=IF([.T95] &lt;&gt; [.D9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95] - 1 - IF(MOD([.A95]; 4) = 0; 1; 0)" office:value-type="float" office:value="88" calcext:value-type="float">
            <text:p>88</text:p>
          </table:table-cell>
          <table:table-cell/>
          <table:table-cell table:formula="of:=IF([.F96] &lt;&gt; [.C96]; &quot;!!!&quot;; &quot;&quot;)">
            <text:p/>
          </table:table-cell>
          <table:table-cell table:formula="of:=IF([.B96] = 2; &quot;!!!&quot;; &quot;&quot;)">
            <text:p/>
          </table:table-cell>
          <table:table-cell table:formula="of:=IF(MOD([.A96]; 4) = 0; &quot;YES&quot;; &quot;&quot;)">
            <text:p/>
          </table:table-cell>
          <table:table-cell/>
          <table:table-cell table:formula="of:=IF([.F96] = 82; 89; IF(AND([.A96] &gt;= 24; MOD([.A96] - 24; 28) = 0); 90; [.F96]))" office:value-type="float" office:value="88" calcext:value-type="float">
            <text:p>88</text:p>
          </table:table-cell>
          <table:table-cell/>
          <table:table-cell table:formula="of:=IF([.L96] &lt;&gt; [.C96]; &quot;!!!&quot;; &quot;&quot;)">
            <text:p/>
          </table:table-cell>
          <table:table-cell/>
          <table:table-cell table:formula="of:=[.D96] - [.C96]" office:value-type="float" office:value="210" calcext:value-type="float">
            <text:p>210</text:p>
          </table:table-cell>
          <table:table-cell/>
          <table:table-cell table:formula="of:=IF([.A96] = 0; 6; MOD([.A96] - 1 + FLOOR(([.A96] + 3) / 4); 7))" office:value-type="float" office:value="3" calcext:value-type="float">
            <text:p>3</text:p>
          </table:table-cell>
          <table:table-cell table:formula="of:=85 + (6 - [.R96]) - IF(85 + (6 - [.R96]) - IF(MOD([.A96]; 4) = 0; 1; 0) &gt;= 90; 7; 0)" office:value-type="float" office:value="88" calcext:value-type="float">
            <text:p>88</text:p>
          </table:table-cell>
          <table:table-cell table:formula="of:=IF([.S96] + 217 + IF(MOD([.A96]; 4) &lt;&gt; 0; 1; 0) &gt; 304; [.S96] + 210; [.S96] + 217)" office:value-type="float" office:value="298" calcext:value-type="float">
            <text:p>298</text:p>
          </table:table-cell>
          <table:table-cell/>
          <table:table-cell table:formula="of:=IF([.S96] &lt;&gt; [.C96]; &quot;!!!&quot;; &quot;&quot;)">
            <text:p/>
          </table:table-cell>
          <table:table-cell table:formula="of:=IF([.T96] &lt;&gt; [.D9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96] - 1 - IF(MOD([.A96]; 4) = 0; 1; 0)" office:value-type="float" office:value="87" calcext:value-type="float">
            <text:p>87</text:p>
          </table:table-cell>
          <table:table-cell/>
          <table:table-cell table:formula="of:=IF([.F97] &lt;&gt; [.C97]; &quot;!!!&quot;; &quot;&quot;)">
            <text:p/>
          </table:table-cell>
          <table:table-cell table:formula="of:=IF([.B97] = 2; &quot;!!!&quot;; &quot;&quot;)">
            <text:p/>
          </table:table-cell>
          <table:table-cell table:formula="of:=IF(MOD([.A97]; 4) = 0; &quot;YES&quot;; &quot;&quot;)" office:value-type="string" office:string-value="YES" calcext:value-type="string">
            <text:p>YES</text:p>
          </table:table-cell>
          <table:table-cell/>
          <table:table-cell table:formula="of:=IF([.F97] = 82; 89; IF(AND([.A97] &gt;= 24; MOD([.A97] - 24; 28) = 0); 90; [.F97]))" office:value-type="float" office:value="87" calcext:value-type="float">
            <text:p>87</text:p>
          </table:table-cell>
          <table:table-cell/>
          <table:table-cell table:formula="of:=IF([.L97] &lt;&gt; [.C97]; &quot;!!!&quot;; &quot;&quot;)">
            <text:p/>
          </table:table-cell>
          <table:table-cell/>
          <table:table-cell table:formula="of:=[.D97] - [.C97]" office:value-type="float" office:value="217" calcext:value-type="float">
            <text:p>217</text:p>
          </table:table-cell>
          <table:table-cell/>
          <table:table-cell table:formula="of:=IF([.A97] = 0; 6; MOD([.A97] - 1 + FLOOR(([.A97] + 3) / 4); 7))" office:value-type="float" office:value="4" calcext:value-type="float">
            <text:p>4</text:p>
          </table:table-cell>
          <table:table-cell table:formula="of:=85 + (6 - [.R97]) - IF(85 + (6 - [.R97]) - IF(MOD([.A97]; 4) = 0; 1; 0) &gt;= 90; 7; 0)" office:value-type="float" office:value="87" calcext:value-type="float">
            <text:p>87</text:p>
          </table:table-cell>
          <table:table-cell table:formula="of:=IF([.S97] + 217 + IF(MOD([.A97]; 4) &lt;&gt; 0; 1; 0) &gt; 304; [.S97] + 210; [.S97] + 217)" office:value-type="float" office:value="304" calcext:value-type="float">
            <text:p>304</text:p>
          </table:table-cell>
          <table:table-cell/>
          <table:table-cell table:formula="of:=IF([.S97] &lt;&gt; [.C97]; &quot;!!!&quot;; &quot;&quot;)">
            <text:p/>
          </table:table-cell>
          <table:table-cell table:formula="of:=IF([.T97] &lt;&gt; [.D9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7] - 1 - IF(MOD([.A97]; 4) = 0; 1; 0)" office:value-type="float" office:value="85" calcext:value-type="float">
            <text:p>85</text:p>
          </table:table-cell>
          <table:table-cell/>
          <table:table-cell table:formula="of:=IF([.F98] &lt;&gt; [.C98]; &quot;!!!&quot;; &quot;&quot;)">
            <text:p/>
          </table:table-cell>
          <table:table-cell table:formula="of:=IF([.B98] = 2; &quot;!!!&quot;; &quot;&quot;)">
            <text:p/>
          </table:table-cell>
          <table:table-cell table:formula="of:=IF(MOD([.A98]; 4) = 0; &quot;YES&quot;; &quot;&quot;)">
            <text:p/>
          </table:table-cell>
          <table:table-cell/>
          <table:table-cell table:formula="of:=IF([.F98] = 82; 89; IF(AND([.A98] &gt;= 24; MOD([.A98] - 24; 28) = 0); 90; [.F98]))" office:value-type="float" office:value="85" calcext:value-type="float">
            <text:p>85</text:p>
          </table:table-cell>
          <table:table-cell/>
          <table:table-cell table:formula="of:=IF([.L98] &lt;&gt; [.C98]; &quot;!!!&quot;; &quot;&quot;)">
            <text:p/>
          </table:table-cell>
          <table:table-cell/>
          <table:table-cell table:formula="of:=[.D98] - [.C98]" office:value-type="float" office:value="217" calcext:value-type="float">
            <text:p>217</text:p>
          </table:table-cell>
          <table:table-cell/>
          <table:table-cell table:formula="of:=IF([.A98] = 0; 6; MOD([.A98] - 1 + FLOOR(([.A98] + 3) / 4); 7))" office:value-type="float" office:value="6" calcext:value-type="float">
            <text:p>6</text:p>
          </table:table-cell>
          <table:table-cell table:formula="of:=85 + (6 - [.R98]) - IF(85 + (6 - [.R98]) - IF(MOD([.A98]; 4) = 0; 1; 0) &gt;= 90; 7; 0)" office:value-type="float" office:value="85" calcext:value-type="float">
            <text:p>85</text:p>
          </table:table-cell>
          <table:table-cell table:formula="of:=IF([.S98] + 217 + IF(MOD([.A98]; 4) &lt;&gt; 0; 1; 0) &gt; 304; [.S98] + 210; [.S98] + 217)" office:value-type="float" office:value="302" calcext:value-type="float">
            <text:p>302</text:p>
          </table:table-cell>
          <table:table-cell/>
          <table:table-cell table:formula="of:=IF([.S98] &lt;&gt; [.C98]; &quot;!!!&quot;; &quot;&quot;)">
            <text:p/>
          </table:table-cell>
          <table:table-cell table:formula="of:=IF([.T98] &lt;&gt; [.D98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98] - 1 - IF(MOD([.A98]; 4) = 0; 1; 0)" office:value-type="float" office:value="84" calcext:value-type="float">
            <text:p>84</text:p>
          </table:table-cell>
          <table:table-cell/>
          <table:table-cell table:formula="of:=IF([.F99] &lt;&gt; [.C99]; &quot;!!!&quot;; &quot;&quot;)">
            <text:p/>
          </table:table-cell>
          <table:table-cell table:formula="of:=IF([.B99] = 2; &quot;!!!&quot;; &quot;&quot;)">
            <text:p/>
          </table:table-cell>
          <table:table-cell table:formula="of:=IF(MOD([.A99]; 4) = 0; &quot;YES&quot;; &quot;&quot;)">
            <text:p/>
          </table:table-cell>
          <table:table-cell/>
          <table:table-cell table:formula="of:=IF([.F99] = 82; 89; IF(AND([.A99] &gt;= 24; MOD([.A99] - 24; 28) = 0); 90; [.F99]))" office:value-type="float" office:value="84" calcext:value-type="float">
            <text:p>84</text:p>
          </table:table-cell>
          <table:table-cell/>
          <table:table-cell table:formula="of:=IF([.L99] &lt;&gt; [.C99]; &quot;!!!&quot;; &quot;&quot;)">
            <text:p/>
          </table:table-cell>
          <table:table-cell/>
          <table:table-cell table:formula="of:=[.D99] - [.C99]" office:value-type="float" office:value="217" calcext:value-type="float">
            <text:p>217</text:p>
          </table:table-cell>
          <table:table-cell/>
          <table:table-cell table:formula="of:=IF([.A99] = 0; 6; MOD([.A99] - 1 + FLOOR(([.A99] + 3) / 4); 7))" office:value-type="float" office:value="0" calcext:value-type="float">
            <text:p>0</text:p>
          </table:table-cell>
          <table:table-cell table:formula="of:=85 + (6 - [.R99]) - IF(85 + (6 - [.R99]) - IF(MOD([.A99]; 4) = 0; 1; 0) &gt;= 90; 7; 0)" office:value-type="float" office:value="84" calcext:value-type="float">
            <text:p>84</text:p>
          </table:table-cell>
          <table:table-cell table:formula="of:=IF([.S99] + 217 + IF(MOD([.A99]; 4) &lt;&gt; 0; 1; 0) &gt; 304; [.S99] + 210; [.S99] + 217)" office:value-type="float" office:value="301" calcext:value-type="float">
            <text:p>301</text:p>
          </table:table-cell>
          <table:table-cell/>
          <table:table-cell table:formula="of:=IF([.S99] &lt;&gt; [.C99]; &quot;!!!&quot;; &quot;&quot;)">
            <text:p/>
          </table:table-cell>
          <table:table-cell table:formula="of:=IF([.T99] &lt;&gt; [.D99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9] - 1 - IF(MOD([.A99]; 4) = 0; 1; 0)" office:value-type="float" office:value="83" calcext:value-type="float">
            <text:p>83</text:p>
          </table:table-cell>
          <table:table-cell/>
          <table:table-cell table:formula="of:=IF([.F100] &lt;&gt; [.C100]; &quot;!!!&quot;; &quot;&quot;)">
            <text:p/>
          </table:table-cell>
          <table:table-cell table:formula="of:=IF([.B100] = 2; &quot;!!!&quot;; &quot;&quot;)">
            <text:p/>
          </table:table-cell>
          <table:table-cell table:formula="of:=IF(MOD([.A100]; 4) = 0; &quot;YES&quot;; &quot;&quot;)">
            <text:p/>
          </table:table-cell>
          <table:table-cell/>
          <table:table-cell table:formula="of:=IF([.F100] = 82; 89; IF(AND([.A100] &gt;= 24; MOD([.A100] - 24; 28) = 0); 90; [.F100]))" office:value-type="float" office:value="83" calcext:value-type="float">
            <text:p>83</text:p>
          </table:table-cell>
          <table:table-cell/>
          <table:table-cell table:formula="of:=IF([.L100] &lt;&gt; [.C100]; &quot;!!!&quot;; &quot;&quot;)">
            <text:p/>
          </table:table-cell>
          <table:table-cell/>
          <table:table-cell table:formula="of:=[.D100] - [.C100]" office:value-type="float" office:value="217" calcext:value-type="float">
            <text:p>217</text:p>
          </table:table-cell>
          <table:table-cell/>
          <table:table-cell table:formula="of:=IF([.A100] = 0; 6; MOD([.A100] - 1 + FLOOR(([.A100] + 3) / 4); 7))" office:value-type="float" office:value="1" calcext:value-type="float">
            <text:p>1</text:p>
          </table:table-cell>
          <table:table-cell table:formula="of:=85 + (6 - [.R100]) - IF(85 + (6 - [.R100]) - IF(MOD([.A100]; 4) = 0; 1; 0) &gt;= 90; 7; 0)" office:value-type="float" office:value="83" calcext:value-type="float">
            <text:p>83</text:p>
          </table:table-cell>
          <table:table-cell table:formula="of:=IF([.S100] + 217 + IF(MOD([.A100]; 4) &lt;&gt; 0; 1; 0) &gt; 304; [.S100] + 210; [.S100] + 217)" office:value-type="float" office:value="300" calcext:value-type="float">
            <text:p>300</text:p>
          </table:table-cell>
          <table:table-cell/>
          <table:table-cell table:formula="of:=IF([.S100] &lt;&gt; [.C100]; &quot;!!!&quot;; &quot;&quot;)">
            <text:p/>
          </table:table-cell>
          <table:table-cell table:formula="of:=IF([.T100] &lt;&gt; [.D100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0] - 1 - IF(MOD([.A100]; 4) = 0; 1; 0)" office:value-type="float" office:value="82" calcext:value-type="float">
            <text:p>82</text:p>
          </table:table-cell>
          <table:table-cell/>
          <table:table-cell table:formula="of:=IF([.F101] &lt;&gt; [.C101]; &quot;!!!&quot;; &quot;&quot;)" office:value-type="string" office:string-value="!!!" calcext:value-type="string">
            <text:p>!!!</text:p>
          </table:table-cell>
          <table:table-cell table:formula="of:=IF([.B101] = 2; &quot;!!!&quot;; &quot;&quot;)" office:value-type="string" office:string-value="!!!" calcext:value-type="string">
            <text:p>!!!</text:p>
          </table:table-cell>
          <table:table-cell table:formula="of:=IF(MOD([.A101]; 4) = 0; &quot;YES&quot;; &quot;&quot;)" office:value-type="string" office:string-value="YES" calcext:value-type="string">
            <text:p>YES</text:p>
          </table:table-cell>
          <table:table-cell/>
          <table:table-cell table:formula="of:=IF([.F101] = 82; 89; IF(AND([.A101] &gt;= 24; MOD([.A101] - 24; 28) = 0); 90; [.F101]))" office:value-type="float" office:value="89" calcext:value-type="float">
            <text:p>89</text:p>
          </table:table-cell>
          <table:table-cell/>
          <table:table-cell table:formula="of:=IF([.L101] &lt;&gt; [.C101]; &quot;!!!&quot;; &quot;&quot;)">
            <text:p/>
          </table:table-cell>
          <table:table-cell/>
          <table:table-cell table:formula="of:=[.D101] - [.C101]" office:value-type="float" office:value="210" calcext:value-type="float">
            <text:p>210</text:p>
          </table:table-cell>
          <table:table-cell/>
          <table:table-cell table:formula="of:=IF([.A101] = 0; 6; MOD([.A101] - 1 + FLOOR(([.A101] + 3) / 4); 7))" office:value-type="float" office:value="2" calcext:value-type="float">
            <text:p>2</text:p>
          </table:table-cell>
          <table:table-cell table:formula="of:=85 + (6 - [.R101]) - IF(85 + (6 - [.R101]) - IF(MOD([.A101]; 4) = 0; 1; 0) &gt;= 90; 7; 0)" office:value-type="float" office:value="89" calcext:value-type="float">
            <text:p>89</text:p>
          </table:table-cell>
          <table:table-cell table:formula="of:=IF([.S101] + 217 + IF(MOD([.A101]; 4) &lt;&gt; 0; 1; 0) &gt; 304; [.S101] + 210; [.S101] + 217)" office:value-type="float" office:value="299" calcext:value-type="float">
            <text:p>299</text:p>
          </table:table-cell>
          <table:table-cell/>
          <table:table-cell table:formula="of:=IF([.S101] &lt;&gt; [.C101]; &quot;!!!&quot;; &quot;&quot;)">
            <text:p/>
          </table:table-cell>
          <table:table-cell table:formula="of:=IF([.T101] &lt;&gt; [.D101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1] - 1 - IF(MOD([.A101]; 4) = 0; 1; 0)" office:value-type="float" office:value="87" calcext:value-type="float">
            <text:p>87</text:p>
          </table:table-cell>
          <table:table-cell/>
          <table:table-cell table:formula="of:=IF([.F102] &lt;&gt; [.C102]; &quot;!!!&quot;; &quot;&quot;)">
            <text:p/>
          </table:table-cell>
          <table:table-cell table:formula="of:=IF([.B102] = 2; &quot;!!!&quot;; &quot;&quot;)">
            <text:p/>
          </table:table-cell>
          <table:table-cell table:formula="of:=IF(MOD([.A102]; 4) = 0; &quot;YES&quot;; &quot;&quot;)">
            <text:p/>
          </table:table-cell>
          <table:table-cell/>
          <table:table-cell table:formula="of:=IF([.F102] = 82; 89; IF(AND([.A102] &gt;= 24; MOD([.A102] - 24; 28) = 0); 90; [.F102]))" office:value-type="float" office:value="87" calcext:value-type="float">
            <text:p>87</text:p>
          </table:table-cell>
          <table:table-cell/>
          <table:table-cell table:formula="of:=IF([.L102] &lt;&gt; [.C102]; &quot;!!!&quot;; &quot;&quot;)">
            <text:p/>
          </table:table-cell>
          <table:table-cell/>
          <table:table-cell table:formula="of:=[.D102] - [.C102]" office:value-type="float" office:value="210" calcext:value-type="float">
            <text:p>210</text:p>
          </table:table-cell>
          <table:table-cell/>
          <table:table-cell table:formula="of:=IF([.A102] = 0; 6; MOD([.A102] - 1 + FLOOR(([.A102] + 3) / 4); 7))" office:value-type="float" office:value="4" calcext:value-type="float">
            <text:p>4</text:p>
          </table:table-cell>
          <table:table-cell table:formula="of:=85 + (6 - [.R102]) - IF(85 + (6 - [.R102]) - IF(MOD([.A102]; 4) = 0; 1; 0) &gt;= 90; 7; 0)" office:value-type="float" office:value="87" calcext:value-type="float">
            <text:p>87</text:p>
          </table:table-cell>
          <table:table-cell table:formula="of:=IF([.S102] + 217 + IF(MOD([.A102]; 4) &lt;&gt; 0; 1; 0) &gt; 304; [.S102] + 210; [.S102] + 217)" office:value-type="float" office:value="297" calcext:value-type="float">
            <text:p>297</text:p>
          </table:table-cell>
          <table:table-cell/>
          <table:table-cell table:formula="of:=IF([.S102] &lt;&gt; [.C102]; &quot;!!!&quot;; &quot;&quot;)">
            <text:p/>
          </table:table-cell>
          <table:table-cell table:formula="of:=IF([.T102] &lt;&gt; [.D102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02] - 1 - IF(MOD([.A102]; 4) = 0; 1; 0)" office:value-type="float" office:value="86" calcext:value-type="float">
            <text:p>86</text:p>
          </table:table-cell>
          <table:table-cell/>
          <table:table-cell table:formula="of:=IF([.F103] &lt;&gt; [.C103]; &quot;!!!&quot;; &quot;&quot;)">
            <text:p/>
          </table:table-cell>
          <table:table-cell table:formula="of:=IF([.B103] = 2; &quot;!!!&quot;; &quot;&quot;)">
            <text:p/>
          </table:table-cell>
          <table:table-cell table:formula="of:=IF(MOD([.A103]; 4) = 0; &quot;YES&quot;; &quot;&quot;)">
            <text:p/>
          </table:table-cell>
          <table:table-cell/>
          <table:table-cell table:formula="of:=IF([.F103] = 82; 89; IF(AND([.A103] &gt;= 24; MOD([.A103] - 24; 28) = 0); 90; [.F103]))" office:value-type="float" office:value="86" calcext:value-type="float">
            <text:p>86</text:p>
          </table:table-cell>
          <table:table-cell/>
          <table:table-cell table:formula="of:=IF([.L103] &lt;&gt; [.C103]; &quot;!!!&quot;; &quot;&quot;)">
            <text:p/>
          </table:table-cell>
          <table:table-cell/>
          <table:table-cell table:formula="of:=[.D103] - [.C103]" office:value-type="float" office:value="217" calcext:value-type="float">
            <text:p>217</text:p>
          </table:table-cell>
          <table:table-cell/>
          <table:table-cell table:formula="of:=IF([.A103] = 0; 6; MOD([.A103] - 1 + FLOOR(([.A103] + 3) / 4); 7))" office:value-type="float" office:value="5" calcext:value-type="float">
            <text:p>5</text:p>
          </table:table-cell>
          <table:table-cell table:formula="of:=85 + (6 - [.R103]) - IF(85 + (6 - [.R103]) - IF(MOD([.A103]; 4) = 0; 1; 0) &gt;= 90; 7; 0)" office:value-type="float" office:value="86" calcext:value-type="float">
            <text:p>86</text:p>
          </table:table-cell>
          <table:table-cell table:formula="of:=IF([.S103] + 217 + IF(MOD([.A103]; 4) &lt;&gt; 0; 1; 0) &gt; 304; [.S103] + 210; [.S103] + 217)" office:value-type="float" office:value="303" calcext:value-type="float">
            <text:p>303</text:p>
          </table:table-cell>
          <table:table-cell/>
          <table:table-cell table:formula="of:=IF([.S103] &lt;&gt; [.C103]; &quot;!!!&quot;; &quot;&quot;)">
            <text:p/>
          </table:table-cell>
          <table:table-cell table:formula="of:=IF([.T103] &lt;&gt; [.D103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03] - 1 - IF(MOD([.A103]; 4) = 0; 1; 0)" office:value-type="float" office:value="85" calcext:value-type="float">
            <text:p>85</text:p>
          </table:table-cell>
          <table:table-cell/>
          <table:table-cell table:formula="of:=IF([.F104] &lt;&gt; [.C104]; &quot;!!!&quot;; &quot;&quot;)">
            <text:p/>
          </table:table-cell>
          <table:table-cell table:formula="of:=IF([.B104] = 2; &quot;!!!&quot;; &quot;&quot;)">
            <text:p/>
          </table:table-cell>
          <table:table-cell table:formula="of:=IF(MOD([.A104]; 4) = 0; &quot;YES&quot;; &quot;&quot;)">
            <text:p/>
          </table:table-cell>
          <table:table-cell/>
          <table:table-cell table:formula="of:=IF([.F104] = 82; 89; IF(AND([.A104] &gt;= 24; MOD([.A104] - 24; 28) = 0); 90; [.F104]))" office:value-type="float" office:value="85" calcext:value-type="float">
            <text:p>85</text:p>
          </table:table-cell>
          <table:table-cell/>
          <table:table-cell table:formula="of:=IF([.L104] &lt;&gt; [.C104]; &quot;!!!&quot;; &quot;&quot;)">
            <text:p/>
          </table:table-cell>
          <table:table-cell/>
          <table:table-cell table:formula="of:=[.D104] - [.C104]" office:value-type="float" office:value="217" calcext:value-type="float">
            <text:p>217</text:p>
          </table:table-cell>
          <table:table-cell/>
          <table:table-cell table:formula="of:=IF([.A104] = 0; 6; MOD([.A104] - 1 + FLOOR(([.A104] + 3) / 4); 7))" office:value-type="float" office:value="6" calcext:value-type="float">
            <text:p>6</text:p>
          </table:table-cell>
          <table:table-cell table:formula="of:=85 + (6 - [.R104]) - IF(85 + (6 - [.R104]) - IF(MOD([.A104]; 4) = 0; 1; 0) &gt;= 90; 7; 0)" office:value-type="float" office:value="85" calcext:value-type="float">
            <text:p>85</text:p>
          </table:table-cell>
          <table:table-cell table:formula="of:=IF([.S104] + 217 + IF(MOD([.A104]; 4) &lt;&gt; 0; 1; 0) &gt; 304; [.S104] + 210; [.S104] + 217)" office:value-type="float" office:value="302" calcext:value-type="float">
            <text:p>302</text:p>
          </table:table-cell>
          <table:table-cell/>
          <table:table-cell table:formula="of:=IF([.S104] &lt;&gt; [.C104]; &quot;!!!&quot;; &quot;&quot;)">
            <text:p/>
          </table:table-cell>
          <table:table-cell table:formula="of:=IF([.T104] &lt;&gt; [.D104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04] - 1 - IF(MOD([.A104]; 4) = 0; 1; 0)" office:value-type="float" office:value="84" calcext:value-type="float">
            <text:p>84</text:p>
          </table:table-cell>
          <table:table-cell/>
          <table:table-cell table:formula="of:=IF([.F105] &lt;&gt; [.C105]; &quot;!!!&quot;; &quot;&quot;)">
            <text:p/>
          </table:table-cell>
          <table:table-cell table:formula="of:=IF([.B105] = 2; &quot;!!!&quot;; &quot;&quot;)">
            <text:p/>
          </table:table-cell>
          <table:table-cell table:formula="of:=IF(MOD([.A105]; 4) = 0; &quot;YES&quot;; &quot;&quot;)" office:value-type="string" office:string-value="YES" calcext:value-type="string">
            <text:p>YES</text:p>
          </table:table-cell>
          <table:table-cell/>
          <table:table-cell table:formula="of:=IF([.F105] = 82; 89; IF(AND([.A105] &gt;= 24; MOD([.A105] - 24; 28) = 0); 90; [.F105]))" office:value-type="float" office:value="84" calcext:value-type="float">
            <text:p>84</text:p>
          </table:table-cell>
          <table:table-cell/>
          <table:table-cell table:formula="of:=IF([.L105] &lt;&gt; [.C105]; &quot;!!!&quot;; &quot;&quot;)">
            <text:p/>
          </table:table-cell>
          <table:table-cell/>
          <table:table-cell table:formula="of:=[.D105] - [.C105]" office:value-type="float" office:value="217" calcext:value-type="float">
            <text:p>217</text:p>
          </table:table-cell>
          <table:table-cell/>
          <table:table-cell table:formula="of:=IF([.A105] = 0; 6; MOD([.A105] - 1 + FLOOR(([.A105] + 3) / 4); 7))" office:value-type="float" office:value="0" calcext:value-type="float">
            <text:p>0</text:p>
          </table:table-cell>
          <table:table-cell table:formula="of:=85 + (6 - [.R105]) - IF(85 + (6 - [.R105]) - IF(MOD([.A105]; 4) = 0; 1; 0) &gt;= 90; 7; 0)" office:value-type="float" office:value="84" calcext:value-type="float">
            <text:p>84</text:p>
          </table:table-cell>
          <table:table-cell table:formula="of:=IF([.S105] + 217 + IF(MOD([.A105]; 4) &lt;&gt; 0; 1; 0) &gt; 304; [.S105] + 210; [.S105] + 217)" office:value-type="float" office:value="301" calcext:value-type="float">
            <text:p>301</text:p>
          </table:table-cell>
          <table:table-cell/>
          <table:table-cell table:formula="of:=IF([.S105] &lt;&gt; [.C105]; &quot;!!!&quot;; &quot;&quot;)">
            <text:p/>
          </table:table-cell>
          <table:table-cell table:formula="of:=IF([.T105] &lt;&gt; [.D105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5] - 1 - IF(MOD([.A105]; 4) = 0; 1; 0)" office:value-type="float" office:value="82" calcext:value-type="float">
            <text:p>82</text:p>
          </table:table-cell>
          <table:table-cell/>
          <table:table-cell table:formula="of:=IF([.F106] &lt;&gt; [.C106]; &quot;!!!&quot;; &quot;&quot;)" office:value-type="string" office:string-value="!!!" calcext:value-type="string">
            <text:p>!!!</text:p>
          </table:table-cell>
          <table:table-cell table:formula="of:=IF([.B106] = 2; &quot;!!!&quot;; &quot;&quot;)" office:value-type="string" office:string-value="!!!" calcext:value-type="string">
            <text:p>!!!</text:p>
          </table:table-cell>
          <table:table-cell table:formula="of:=IF(MOD([.A106]; 4) = 0; &quot;YES&quot;; &quot;&quot;)">
            <text:p/>
          </table:table-cell>
          <table:table-cell/>
          <table:table-cell table:formula="of:=IF([.F106] = 82; 89; IF(AND([.A106] &gt;= 24; MOD([.A106] - 24; 28) = 0); 90; [.F106]))" office:value-type="float" office:value="89" calcext:value-type="float">
            <text:p>89</text:p>
          </table:table-cell>
          <table:table-cell/>
          <table:table-cell table:formula="of:=IF([.L106] &lt;&gt; [.C106]; &quot;!!!&quot;; &quot;&quot;)">
            <text:p/>
          </table:table-cell>
          <table:table-cell/>
          <table:table-cell table:formula="of:=[.D106] - [.C106]" office:value-type="float" office:value="210" calcext:value-type="float">
            <text:p>210</text:p>
          </table:table-cell>
          <table:table-cell/>
          <table:table-cell table:formula="of:=IF([.A106] = 0; 6; MOD([.A106] - 1 + FLOOR(([.A106] + 3) / 4); 7))" office:value-type="float" office:value="2" calcext:value-type="float">
            <text:p>2</text:p>
          </table:table-cell>
          <table:table-cell table:formula="of:=85 + (6 - [.R106]) - IF(85 + (6 - [.R106]) - IF(MOD([.A106]; 4) = 0; 1; 0) &gt;= 90; 7; 0)" office:value-type="float" office:value="89" calcext:value-type="float">
            <text:p>89</text:p>
          </table:table-cell>
          <table:table-cell table:formula="of:=IF([.S106] + 217 + IF(MOD([.A106]; 4) &lt;&gt; 0; 1; 0) &gt; 304; [.S106] + 210; [.S106] + 217)" office:value-type="float" office:value="299" calcext:value-type="float">
            <text:p>299</text:p>
          </table:table-cell>
          <table:table-cell/>
          <table:table-cell table:formula="of:=IF([.S106] &lt;&gt; [.C106]; &quot;!!!&quot;; &quot;&quot;)">
            <text:p/>
          </table:table-cell>
          <table:table-cell table:formula="of:=IF([.T106] &lt;&gt; [.D106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06] - 1 - IF(MOD([.A106]; 4) = 0; 1; 0)" office:value-type="float" office:value="88" calcext:value-type="float">
            <text:p>88</text:p>
          </table:table-cell>
          <table:table-cell/>
          <table:table-cell table:formula="of:=IF([.F107] &lt;&gt; [.C107]; &quot;!!!&quot;; &quot;&quot;)">
            <text:p/>
          </table:table-cell>
          <table:table-cell table:formula="of:=IF([.B107] = 2; &quot;!!!&quot;; &quot;&quot;)">
            <text:p/>
          </table:table-cell>
          <table:table-cell table:formula="of:=IF(MOD([.A107]; 4) = 0; &quot;YES&quot;; &quot;&quot;)">
            <text:p/>
          </table:table-cell>
          <table:table-cell/>
          <table:table-cell table:formula="of:=IF([.F107] = 82; 89; IF(AND([.A107] &gt;= 24; MOD([.A107] - 24; 28) = 0); 90; [.F107]))" office:value-type="float" office:value="88" calcext:value-type="float">
            <text:p>88</text:p>
          </table:table-cell>
          <table:table-cell/>
          <table:table-cell table:formula="of:=IF([.L107] &lt;&gt; [.C107]; &quot;!!!&quot;; &quot;&quot;)">
            <text:p/>
          </table:table-cell>
          <table:table-cell/>
          <table:table-cell table:formula="of:=[.D107] - [.C107]" office:value-type="float" office:value="210" calcext:value-type="float">
            <text:p>210</text:p>
          </table:table-cell>
          <table:table-cell/>
          <table:table-cell table:formula="of:=IF([.A107] = 0; 6; MOD([.A107] - 1 + FLOOR(([.A107] + 3) / 4); 7))" office:value-type="float" office:value="3" calcext:value-type="float">
            <text:p>3</text:p>
          </table:table-cell>
          <table:table-cell table:formula="of:=85 + (6 - [.R107]) - IF(85 + (6 - [.R107]) - IF(MOD([.A107]; 4) = 0; 1; 0) &gt;= 90; 7; 0)" office:value-type="float" office:value="88" calcext:value-type="float">
            <text:p>88</text:p>
          </table:table-cell>
          <table:table-cell table:formula="of:=IF([.S107] + 217 + IF(MOD([.A107]; 4) &lt;&gt; 0; 1; 0) &gt; 304; [.S107] + 210; [.S107] + 217)" office:value-type="float" office:value="298" calcext:value-type="float">
            <text:p>298</text:p>
          </table:table-cell>
          <table:table-cell/>
          <table:table-cell table:formula="of:=IF([.S107] &lt;&gt; [.C107]; &quot;!!!&quot;; &quot;&quot;)">
            <text:p/>
          </table:table-cell>
          <table:table-cell table:formula="of:=IF([.T107] &lt;&gt; [.D107]; &quot;!!!&quot;; &quot;&quot;)">
            <text:p/>
          </table:table-cell>
          <table:table-cell table:number-columns-repeated="100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7] - 1 - IF(MOD([.A107]; 4) = 0; 1; 0)" office:value-type="float" office:value="87" calcext:value-type="float">
            <text:p>87</text:p>
          </table:table-cell>
          <table:table-cell/>
          <table:table-cell table:formula="of:=IF([.F108] &lt;&gt; [.C108]; &quot;!!!&quot;; &quot;&quot;)">
            <text:p/>
          </table:table-cell>
          <table:table-cell table:formula="of:=IF([.B108] = 2; &quot;!!!&quot;; &quot;&quot;)">
            <text:p/>
          </table:table-cell>
          <table:table-cell table:formula="of:=IF(MOD([.A108]; 4) = 0; &quot;YES&quot;; &quot;&quot;)">
            <text:p/>
          </table:table-cell>
          <table:table-cell/>
          <table:table-cell table:formula="of:=IF([.F108] = 82; 89; IF(AND([.A108] &gt;= 24; MOD([.A108] - 24; 28) = 0); 90; [.F108]))" office:value-type="float" office:value="87" calcext:value-type="float">
            <text:p>87</text:p>
          </table:table-cell>
          <table:table-cell/>
          <table:table-cell table:formula="of:=IF([.L108] &lt;&gt; [.C108]; &quot;!!!&quot;; &quot;&quot;)">
            <text:p/>
          </table:table-cell>
          <table:table-cell/>
          <table:table-cell table:formula="of:=[.D108] - [.C108]" office:value-type="float" office:value="210" calcext:value-type="float">
            <text:p>210</text:p>
          </table:table-cell>
          <table:table-cell/>
          <table:table-cell table:formula="of:=IF([.A108] = 0; 6; MOD([.A108] - 1 + FLOOR(([.A108] + 3) / 4); 7))" office:value-type="float" office:value="4" calcext:value-type="float">
            <text:p>4</text:p>
          </table:table-cell>
          <table:table-cell table:formula="of:=85 + (6 - [.R108]) - IF(85 + (6 - [.R108]) - IF(MOD([.A108]; 4) = 0; 1; 0) &gt;= 90; 7; 0)" office:value-type="float" office:value="87" calcext:value-type="float">
            <text:p>87</text:p>
          </table:table-cell>
          <table:table-cell table:formula="of:=IF([.S108] + 217 + IF(MOD([.A108]; 4) &lt;&gt; 0; 1; 0) &gt; 304; [.S108] + 210; [.S108] + 217)" office:value-type="float" office:value="297" calcext:value-type="float">
            <text:p>29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MIN([.C9:.C108])" office:value-type="float" office:value="83" calcext:value-type="float">
            <text:p>83</text:p>
          </table:table-cell>
          <table:table-cell table:formula="of:=MIN([.D9:.D108])" office:value-type="float" office:value="297" calcext:value-type="float">
            <text:p>29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MAX([.C9:.C108])" office:value-type="float" office:value="90" calcext:value-type="float">
            <text:p>90</text:p>
          </table:table-cell>
          <table:table-cell table:formula="of:=MAX([.D9:.D108])" office:value-type="float" office:value="304" calcext:value-type="float">
            <text:p>304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9:24:57.794142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16-06-10T18:09:58</meta:creation-date>
    <dc:date>2021-11-15T20:11:28.758429271</dc:date>
    <dc:creator>Pete Restall</dc:creator>
    <meta:editing-duration>P6DT9H53M18S</meta:editing-duration>
    <meta:editing-cycles>489</meta:editing-cycles>
    <meta:generator>LibreOffice/7.1.7.2$Linux_X86_64 LibreOffice_project/10$Build-2</meta:generator>
    <meta:document-statistic meta:table-count="10" meta:cell-count="34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7.981cm" svg:y="0.36cm" chart:style-name="ch2">
          <text:p>Sunrise and Sunset</text:p>
        </chart:title>
        <chart:legend chart:legend-position="end" svg:x="17.088cm" svg:y="4.558cm" style:legend-expansion="high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363cm" svg:width="15.279cm" svg:height="8.64cm">
          <chart:coordinate-region svg:x="2.137cm" svg:y="1.562cm" svg:width="14.365cm" svg:height="7.794cm"/>
          <chart:axis chart:dimension="x" chart:name="primary-x" chart:style-name="ch5" chartooo:axis-type="auto">
            <chart:title svg:x="8.542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315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1">
                <text:p>1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342414862922125">
                <text:p>0.342414862922125</text:p>
                <draw:g>
                  <svg:desc>SunriseSunset.M65:SunriseSunset.M76</svg:desc>
                </draw:g>
              </table:table-cell>
              <table:table-cell office:value-type="float" office:value="0.662947816709005">
                <text:p>0.662947816709005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">
                <text:p>2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3602878188514">
                <text:p>0.323602878188514</text:p>
              </table:table-cell>
              <table:table-cell office:value-type="float" office:value="0.696276938133639">
                <text:p>0.696276938133639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">
                <text:p>3</text:p>
              </table:table-cell>
              <table:table-cell office:value-type="float" office:value="0.28125">
                <text:p>0.28125</text:p>
              </table:table-cell>
              <table:table-cell office:value-type="float" office:value="0.285144683878333">
                <text:p>0.285144683878333</text:p>
              </table:table-cell>
              <table:table-cell office:value-type="float" office:value="0.733181406445922">
                <text:p>0.733181406445922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">
                <text:p>4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6633176263995">
                <text:p>0.236633176263995</text:p>
              </table:table-cell>
              <table:table-cell office:value-type="float" office:value="0.770002786875608">
                <text:p>0.770002786875608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">
                <text:p>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2940729003109">
                <text:p>0.192940729003109</text:p>
              </table:table-cell>
              <table:table-cell office:value-type="float" office:value="0.804336982576683">
                <text:p>0.804336982576683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">
                <text:p>6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63561749414736">
                <text:p>0.163561749414736</text:p>
              </table:table-cell>
              <table:table-cell office:value-type="float" office:value="0.834547001511683">
                <text:p>0.834547001511683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7">
                <text:p>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2927941641596">
                <text:p>0.162927941641596</text:p>
              </table:table-cell>
              <table:table-cell office:value-type="float" office:value="0.842905060671978">
                <text:p>0.842905060671978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">
                <text:p>8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87955643709978">
                <text:p>0.187955643709978</text:p>
              </table:table-cell>
              <table:table-cell office:value-type="float" office:value="0.820765856564894">
                <text:p>0.82076585656489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9">
                <text:p>9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221427502430623">
                <text:p>0.221427502430623</text:p>
              </table:table-cell>
              <table:table-cell office:value-type="float" office:value="0.778320096152492">
                <text:p>0.778320096152492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0">
                <text:p>1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54752271973245">
                <text:p>0.254752271973245</text:p>
              </table:table-cell>
              <table:table-cell office:value-type="float" office:value="0.730746873093383">
                <text:p>0.73074687309338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">
                <text:p>11</text:p>
              </table:table-cell>
              <table:table-cell office:value-type="float" office:value="0.2875">
                <text:p>0.2875</text:p>
              </table:table-cell>
              <table:table-cell office:value-type="float" office:value="0.291855034003678">
                <text:p>0.291855034003678</text:p>
              </table:table-cell>
              <table:table-cell office:value-type="float" office:value="0.685508838475628">
                <text:p>0.685508838475628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">
                <text:p>12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26964783012111">
                <text:p>0.326964783012111</text:p>
              </table:table-cell>
              <table:table-cell office:value-type="float" office:value="0.658427681520189">
                <text:p>0.658427681520189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